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9" style:family="table-column">
      <style:table-column-properties fo:break-before="auto" style:column-width="2.8945in"/>
    </style:style>
    <style:style style:name="co70" style:family="table-column">
      <style:table-column-properties fo:break-before="auto" style:column-width="0.5882in"/>
    </style:style>
    <style:style style:name="co72" style:family="table-column">
      <style:table-column-properties fo:break-before="auto" style:column-width="0.8189in"/>
    </style:style>
    <style:style style:name="co73" style:family="table-column">
      <style:table-column-properties fo:break-before="auto" style:column-width="0.4181in"/>
    </style:style>
    <style:style style:name="co10" style:family="table-column">
      <style:table-column-properties fo:break-before="auto" style:column-width="0.8925in"/>
    </style:style>
    <style:style style:name="co74" style:family="table-column">
      <style:table-column-properties fo:break-before="auto" style:column-width="0.6728in"/>
    </style:style>
    <style:style style:name="co75" style:family="table-column">
      <style:table-column-properties fo:break-before="auto" style:column-width="0.8673in"/>
    </style:style>
    <style:style style:name="co76" style:family="table-column">
      <style:table-column-properties fo:break-before="auto" style:column-width="3.8047in"/>
    </style:style>
    <style:style style:name="co77" style:family="table-column">
      <style:table-column-properties fo:break-before="auto" style:column-width="0.4543in"/>
    </style:style>
    <style:style style:name="co78" style:family="table-column">
      <style:table-column-properties fo:break-before="auto" style:column-width="0.6in"/>
    </style:style>
    <style:style style:name="co79" style:family="table-column">
      <style:table-column-properties fo:break-before="auto" style:column-width="0.5272in"/>
    </style:style>
    <style:style style:name="co80" style:family="table-column">
      <style:table-column-properties fo:break-before="auto" style:column-width="0.2118in"/>
    </style:style>
    <style:style style:name="co44" style:family="table-column">
      <style:table-column-properties fo:break-before="auto" style:column-width="0.5937in"/>
    </style:style>
    <style:style style:name="co45" style:family="table-column">
      <style:table-column-properties fo:break-before="auto" style:column-width="0.3335in"/>
    </style:style>
    <style:style style:name="co46" style:family="table-column">
      <style:table-column-properties fo:break-before="auto" style:column-width="0.448in"/>
    </style:style>
    <style:style style:name="co43" style:family="table-column">
      <style:table-column-properties fo:break-before="auto" style:column-width="0.4374in"/>
    </style:style>
    <style:style style:name="co47" style:family="table-column">
      <style:table-column-properties fo:break-before="auto" style:column-width="0.302in"/>
    </style:style>
    <style:style style:name="co37" style:family="table-column">
      <style:table-column-properties fo:break-before="auto" style:column-width="0.6665in"/>
    </style:style>
    <style:style style:name="co48" style:family="table-column">
      <style:table-column-properties fo:break-before="auto" style:column-width="0.8646in"/>
    </style:style>
    <style:style style:name="co49" style:family="table-column">
      <style:table-column-properties fo:break-before="auto" style:column-width="0.5102in"/>
    </style:style>
    <style:style style:name="co50" style:family="table-column">
      <style:table-column-properties fo:break-before="auto" style:column-width="0.5728in"/>
    </style:style>
    <style:style style:name="co25" style:family="table-column">
      <style:table-column-properties fo:break-before="auto" style:column-width="0.7602in"/>
    </style:style>
    <style:style style:name="co51" style:family="table-column">
      <style:table-column-properties fo:break-before="auto" style:column-width="5.5937in"/>
    </style:style>
    <style:style style:name="co120" style:family="table-column">
      <style:table-column-properties fo:break-before="auto" style:column-width="1.2465in"/>
    </style:style>
    <style:style style:name="co121" style:family="table-column">
      <style:table-column-properties fo:break-before="auto" style:column-width="0.6953in"/>
    </style:style>
    <style:style style:name="co122" style:family="table-column">
      <style:table-column-properties fo:break-before="auto" style:column-width="1.0937in"/>
    </style:style>
    <style:style style:name="co123" style:family="table-column">
      <style:table-column-properties fo:break-before="auto" style:column-width="1.2602in"/>
    </style:style>
    <style:style style:name="co124" style:family="table-column">
      <style:table-column-properties fo:break-before="auto" style:column-width="0.9138in"/>
    </style:style>
    <style:style style:name="co125" style:family="table-column">
      <style:table-column-properties fo:break-before="auto" style:column-width="0.6819in"/>
    </style:style>
    <style:style style:name="co126" style:family="table-column">
      <style:table-column-properties fo:break-before="auto" style:column-width="5.939in"/>
    </style:style>
    <style:style style:name="co87" style:family="table-column">
      <style:table-column-properties fo:break-before="auto" style:column-width="0.7291in"/>
    </style:style>
    <style:style style:name="co88" style:family="table-column">
      <style:table-column-properties fo:break-before="auto" style:column-width="0.2398in"/>
    </style:style>
    <style:style style:name="co89" style:family="table-column">
      <style:table-column-properties fo:break-before="auto" style:column-width="0.7335in"/>
    </style:style>
    <style:style style:name="co90" style:family="table-column">
      <style:table-column-properties fo:break-before="auto" style:column-width="0.6146in"/>
    </style:style>
    <style:style style:name="co92" style:family="table-column">
      <style:table-column-properties fo:break-before="auto" style:column-width="0.1252in"/>
    </style:style>
    <style:style style:name="co94" style:family="table-column">
      <style:table-column-properties fo:break-before="auto" style:column-width="0.4165in"/>
    </style:style>
    <style:style style:name="co95" style:family="table-column">
      <style:table-column-properties fo:break-before="auto" style:column-width="0.5in"/>
    </style:style>
    <style:style style:name="co96" style:family="table-column">
      <style:table-column-properties fo:break-before="auto" style:column-width="0.6563in"/>
    </style:style>
    <style:style style:name="co97" style:family="table-column">
      <style:table-column-properties fo:break-before="auto" style:column-width="0.198in"/>
    </style:style>
    <style:style style:name="co30" style:family="table-column">
      <style:table-column-properties fo:break-before="auto" style:column-width="0.8102in"/>
    </style:style>
    <style:style style:name="co71" style:family="table-column">
      <style:table-column-properties fo:break-before="auto" style:column-width="0.6354in"/>
    </style:style>
    <style:style style:name="co98" style:family="table-column">
      <style:table-column-properties fo:break-before="auto" style:column-width="0.798in"/>
    </style:style>
    <style:style style:name="co99" style:family="table-column">
      <style:table-column-properties fo:break-before="auto" style:column-width="0.5791in"/>
    </style:style>
    <style:style style:name="co109" style:family="table-column">
      <style:table-column-properties fo:break-before="auto" style:column-width="0.3854in"/>
    </style:style>
    <style:style style:name="co110" style:family="table-column">
      <style:table-column-properties fo:break-before="auto" style:column-width="0.3437in"/>
    </style:style>
    <style:style style:name="co111" style:family="table-column">
      <style:table-column-properties fo:break-before="auto" style:column-width="1.0728in"/>
    </style:style>
    <style:style style:name="co112" style:family="table-column">
      <style:table-column-properties fo:break-before="auto" style:column-width="0.4063in"/>
    </style:style>
    <style:style style:name="co93" style:family="table-column">
      <style:table-column-properties fo:break-before="auto" style:column-width="0.9689in"/>
    </style:style>
    <style:style style:name="co81" style:family="table-column">
      <style:table-column-properties fo:break-before="auto" style:column-width="1.25in"/>
    </style:style>
    <style:style style:name="co86" style:family="table-column">
      <style:table-column-properties fo:break-before="auto" style:column-width="1.302in"/>
    </style:style>
    <style:style style:name="co91" style:family="table-column">
      <style:table-column-properties fo:break-before="auto" style:column-width="1.6043in"/>
    </style:style>
    <style:style style:name="co64" style:family="table-column">
      <style:table-column-properties fo:break-before="auto" style:column-width="0.6693in"/>
    </style:style>
    <style:style style:name="co65" style:family="table-column">
      <style:table-column-properties fo:break-before="auto" style:column-width="0.4126in"/>
    </style:style>
    <style:style style:name="co66" style:family="table-column">
      <style:table-column-properties fo:break-before="auto" style:column-width="0.4508in"/>
    </style:style>
    <style:style style:name="co67" style:family="table-column">
      <style:table-column-properties fo:break-before="auto" style:column-width="0.6047in"/>
    </style:style>
    <style:style style:name="co68" style:family="table-column">
      <style:table-column-properties fo:break-before="auto" style:column-width="0.502in"/>
    </style:style>
    <style:style style:name="co82" style:family="table-column">
      <style:table-column-properties fo:break-before="auto" style:column-width="0.4382in"/>
    </style:style>
    <style:style style:name="co83" style:family="table-column">
      <style:table-column-properties fo:break-before="auto" style:column-width="0.6307in"/>
    </style:style>
    <style:style style:name="co84" style:family="table-column">
      <style:table-column-properties fo:break-before="auto" style:column-width="0.4764in"/>
    </style:style>
    <style:style style:name="co85" style:family="table-column">
      <style:table-column-properties fo:break-before="auto" style:column-width="0.7209in"/>
    </style:style>
    <style:style style:name="co100" style:family="table-column">
      <style:table-column-properties fo:break-before="auto" style:column-width="6.7362in"/>
    </style:style>
    <style:style style:name="co101" style:family="table-column">
      <style:table-column-properties fo:break-before="auto" style:column-width="1.4063in"/>
    </style:style>
    <style:style style:name="co102" style:family="table-column">
      <style:table-column-properties fo:break-before="auto" style:column-width="0.3543in"/>
    </style:style>
    <style:style style:name="co103" style:family="table-column">
      <style:table-column-properties fo:break-before="auto" style:column-width="0.6252in"/>
    </style:style>
    <style:style style:name="co104" style:family="table-column">
      <style:table-column-properties fo:break-before="auto" style:column-width="0.552in"/>
    </style:style>
    <style:style style:name="co105" style:family="table-column">
      <style:table-column-properties fo:break-before="auto" style:column-width="0.5417in"/>
    </style:style>
    <style:style style:name="co106" style:family="table-column">
      <style:table-column-properties fo:break-before="auto" style:column-width="0.7398in"/>
    </style:style>
    <style:style style:name="co107" style:family="table-column">
      <style:table-column-properties fo:break-before="auto" style:column-width="1.222in"/>
    </style:style>
    <style:style style:name="co108" style:family="table-column">
      <style:table-column-properties fo:break-before="auto" style:column-width="1.3374in"/>
    </style:style>
    <style:style style:name="co113" style:family="table-column">
      <style:table-column-properties fo:break-before="auto" style:column-width="1.3764in"/>
    </style:style>
    <style:style style:name="co114" style:family="table-column">
      <style:table-column-properties fo:break-before="auto" style:column-width="1.6846in"/>
    </style:style>
    <style:style style:name="co115" style:family="table-column">
      <style:table-column-properties fo:break-before="auto" style:column-width="0.4638in"/>
    </style:style>
    <style:style style:name="co116" style:family="table-column">
      <style:table-column-properties fo:break-before="auto" style:column-width="0.8366in"/>
    </style:style>
    <style:style style:name="co117" style:family="table-column">
      <style:table-column-properties fo:break-before="auto" style:column-width="0.8882in"/>
    </style:style>
    <style:style style:name="co118" style:family="table-column">
      <style:table-column-properties fo:break-before="auto" style:column-width="1.0807in"/>
    </style:style>
    <style:style style:name="co119" style:family="table-column">
      <style:table-column-properties fo:break-before="auto" style:column-width="0.5008in"/>
    </style:style>
    <style:style style:name="ro6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1665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00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7" style:family="table-cell" style:parent-style-name="Default" style:data-style-name="N0">
      <style:table-cell-properties fo:border-bottom="0.0008in solid #000000" fo:border-left="none" fo:border-right="none" fo:border-top="none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order-bottom="0.0008in solid #000000" fo:background-color="transparent" fo:border-left="none" fo:border-right="none" fo:border-top="none"/>
    </style:style>
    <style:style style:name="ce22" style:family="table-cell" style:parent-style-name="Default" style:data-style-name="N0">
      <style:table-cell-properties fo:background-color="transparent"/>
    </style:style>
    <style:style style:name="ce99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padding-bottom="0.0138in" fo:padding-left="0.0138in" fo:padding-right="0in" fo:padding-top="0.0138in" fo:border-right="none" fo:border-top="none" style:vertical-align="automatic"/>
      <style:paragraph-properties fo:text-align="end"/>
    </style:style>
    <style:style style:name="ce26" style:family="table-cell" style:parent-style-name="Comma" style:data-style-name="N120">
      <style:table-cell-properties fo:border-bottom="0.0008in solid #000000" fo:border-left="none" fo:border-right="none" fo:border-top="none"/>
    </style:style>
    <style:style style:name="ce27" style:family="table-cell" style:parent-style-name="Comma" style:data-style-name="N120"/>
    <style:style style:name="ce32" style:family="table-cell" style:parent-style-name="Comma" style:data-style-name="N123"/>
    <style:style style:name="ce33" style:family="table-cell" style:parent-style-name="Comma" style:data-style-name="N120">
      <style:table-cell-properties fo:border-bottom="0.0008in solid #000000" fo:background-color="transparent" fo:border-left="none" fo:border-right="none" fo:border-top="none"/>
    </style:style>
    <style:style style:name="ce34" style:family="table-cell" style:parent-style-name="Comma" style:data-style-name="N0"/>
    <style:style style:name="ce69" style:family="table-cell" style:parent-style-name="Default" style:data-style-name="N0">
      <style:table-cell-properties fo:border-bottom="0.0008in solid #000000" fo:border-left="none" fo:border-right="none" fo:border-top="none"/>
      <style:text-properties style:use-window-font-color="true" style:font-name="Arial" fo:font-size="10pt" style:font-size-asian="10pt" style:font-size-complex="10pt"/>
    </style:style>
    <style:style style:name="ce70" style:family="table-cell" style:parent-style-name="Default" style:data-style-name="N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71" style:family="table-cell" style:parent-style-name="Default" style:data-style-name="N0">
      <style:text-properties style:use-window-font-color="true" style:font-name="Arial" fo:font-size="10pt" style:font-size-asian="10pt" style:font-size-complex="10pt"/>
    </style:style>
    <style:style style:name="ce72" style:family="table-cell" style:parent-style-name="Comma" style:data-style-name="N123">
      <style:table-cell-properties fo:border-bottom="0.0008in solid #000000" fo:border-left="none" fo:border-right="none" fo:border-top="none"/>
      <style:text-properties style:use-window-font-color="true" style:font-name="Arial" fo:font-size="10pt" style:font-size-asian="10pt" style:font-size-complex="10pt"/>
    </style:style>
    <style:style style:name="ce73" style:family="table-cell" style:parent-style-name="Comma" style:data-style-name="N3">
      <style:text-properties style:use-window-font-color="true" style:font-name="Arial" fo:font-size="10pt" style:font-size-asian="10pt" style:font-size-complex="10pt"/>
    </style:style>
    <style:style style:name="ce90" style:family="table-cell" style:parent-style-name="Comma" style:data-style-name="N3"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ce91" style:family="table-cell" style:parent-style-name="Comma" style:data-style-name="N123">
      <style:text-properties style:use-window-font-color="true" style:font-name="Arial" fo:font-size="10pt" style:font-size-asian="10pt" style:font-size-complex="10pt"/>
    </style:style>
    <style:style style:name="ce92" style:family="table-cell" style:parent-style-name="Comma" style:data-style-name="N3">
      <style:table-cell-properties fo:border-bottom="none" fo:border-left="none" fo:border-right="0.0008in solid #000000" fo:border-top="none"/>
      <style:text-properties style:use-window-font-color="true" style:font-name="Arial" fo:font-size="10pt" style:font-size-asian="10pt" style:font-size-complex="10pt"/>
    </style:style>
    <style:style style:name="ce93" style:family="table-cell" style:parent-style-name="Comma" style:data-style-name="N123">
      <style:table-cell-properties fo:border-bottom="0.0008in solid #000000" fo:border-left="0.0008in solid #000000" fo:border-right="none" fo:border-top="none"/>
      <style:text-properties style:use-window-font-color="true" style:font-name="Arial" fo:font-size="10pt" style:font-size-asian="10pt" style:font-size-complex="10pt"/>
    </style:style>
    <style:style style:name="ce94" style:family="table-cell" style:parent-style-name="Comma" style:data-style-name="N3">
      <style:table-cell-properties fo:border-bottom="none" fo:border-left="0.0008in solid #000000" fo:border-right="none" fo:border-top="none"/>
      <style:text-properties style:use-window-font-color="true" style:font-name="Arial" fo:font-size="10pt" style:font-size-asian="10pt" style:font-size-complex="10pt"/>
    </style:style>
    <style:style style:name="ce96" style:family="table-cell" style:parent-style-name="Comma" style:data-style-name="N0">
      <style:table-cell-properties fo:border-bottom="0.0008in solid #000000" fo:border-left="none" fo:border-right="none" fo:border-top="none"/>
      <style:text-properties style:use-window-font-color="true" style:font-name="Arial" fo:font-size="10pt" style:font-size-asian="10pt" style:font-size-complex="10pt"/>
    </style:style>
    <style:style style:name="ce97" style:family="table-cell" style:parent-style-name="Comma" style:data-style-name="N0">
      <style:text-properties style:use-window-font-color="true" style:font-name="Arial" fo:font-size="10pt" style:font-size-asian="10pt" style:font-size-complex="10pt"/>
    </style:style>
    <style:style style:name="ce74" style:family="table-cell" style:parent-style-name="Default" style:data-style-name="N0">
      <style:table-cell-properties fo:border-bottom="0.0008in solid #000000" fo:border-left="none" fo:border-right="0.0008in solid #000000" fo:border-top="0.0008in solid #000000"/>
    </style:style>
    <style:style style:name="ce75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6" style:family="table-cell" style:parent-style-name="Default" style:data-style-name="N0">
      <style:table-cell-properties fo:border-bottom="0.0008in solid #000000" fo:border-left="none" fo:border-right="0.0008in solid #000000" fo:border-top="none"/>
    </style:style>
    <style:style style:name="ce7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Comma" style:data-style-name="N123">
      <style:table-cell-properties fo:background-color="transparent"/>
      <style:text-properties fo:font-weight="bold" style:font-weight-asian="bold" style:font-weight-complex="bold"/>
    </style:style>
    <style:style style:name="ce80" style:family="table-cell" style:parent-style-name="Comma" style:data-style-name="N123">
      <style:text-properties fo:font-weight="bold" style:font-weight-asian="bold" style:font-weight-complex="bold"/>
    </style:style>
    <style:style style:name="ce81" style:family="table-cell" style:parent-style-name="Comma" style:data-style-name="N136">
      <style:table-cell-properties fo:border-bottom="0.0008in solid #000000" fo:border-left="none" fo:border-right="none" fo:border-top="none"/>
    </style:style>
    <style:style style:name="ce82" style:family="table-cell" style:parent-style-name="Comma" style:data-style-name="N136"/>
    <style:style style:name="ce83" style:family="table-cell" style:parent-style-name="Comma" style:data-style-name="N136">
      <style:table-cell-properties fo:background-color="transparent"/>
    </style:style>
    <style:style style:name="ce84" style:family="table-cell" style:parent-style-name="Comma" style:data-style-name="N126"/>
    <style:style style:name="ce85" style:family="table-cell" style:parent-style-name="Comma" style:data-style-name="N126">
      <style:table-cell-properties fo:border-bottom="0.0008in solid #000000" fo:border-left="none" fo:border-right="none" fo:border-top="none"/>
    </style:style>
    <style:style style:name="ce86" style:family="table-cell" style:parent-style-name="Default" style:data-style-name="N136"/>
    <style:style style:name="ce87" style:family="table-cell" style:parent-style-name="Default" style:data-style-name="N136">
      <style:table-cell-properties fo:border-bottom="0.0008in solid #000000" fo:border-left="none" fo:border-right="none" fo:border-top="none"/>
    </style:style>
    <style:style style:name="ce88" style:family="table-cell" style:parent-style-name="Default" style:data-style-name="N126"/>
    <style:style style:name="ce89" style:family="table-cell" style:parent-style-name="Default" style:data-style-name="N136">
      <style:table-cell-properties fo:background-color="transparent"/>
    </style:style>
    <style:style style:name="ce102" style:family="table-cell" style:parent-style-name="Default" style:data-style-name="N0">
      <style:table-cell-properties fo:background-color="#ccffff"/>
    </style:style>
    <style:style style:name="ce103" style:family="table-cell" style:parent-style-name="Comma" style:data-style-name="N123">
      <style:table-cell-properties fo:background-color="#ccffcc"/>
      <style:text-properties fo:font-size="8pt" style:font-size-asian="8pt" style:font-size-complex="8pt"/>
    </style:style>
    <style:style style:name="ce104" style:family="table-cell" style:parent-style-name="Comma" style:data-style-name="N123">
      <style:table-cell-properties fo:background-color="#ccffff"/>
      <style:text-properties fo:font-size="8pt" style:font-size-asian="8pt" style:font-size-complex="8pt"/>
    </style:style>
    <style:style style:name="ce105" style:family="table-cell" style:parent-style-name="Comma" style:data-style-name="N0"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fo:background-color="#ccffcc"/>
    </style:style>
    <style:style style:name="ce54" style:family="table-cell" style:parent-style-name="Comma" style:data-style-name="N123">
      <style:text-properties style:font-name="Arial" fo:font-size="10pt" style:font-size-asian="10pt" style:font-size-complex="10pt"/>
    </style:style>
    <style:style style:name="ce55" style:family="table-cell" style:parent-style-name="Comma" style:data-style-name="N0">
      <style:text-properties style:font-name="Arial" fo:font-size="10pt" style:font-size-asian="10pt" style:font-size-complex="10pt"/>
    </style:style>
    <style:style style:name="ce56" style:family="table-cell" style:parent-style-name="Comma" style:data-style-name="N120">
      <style:text-properties style:font-name="Arial" fo:font-size="10pt" style:font-size-asian="10pt" style:font-size-complex="10pt"/>
    </style:style>
    <style:style style:name="ce57" style:family="table-cell" style:parent-style-name="Default" style:data-style-name="N0">
      <style:text-properties style:font-name="Arial" fo:font-size="10pt" style:font-size-asian="10pt" style:font-size-complex="10pt"/>
    </style:style>
    <style:style style:name="ce58" style:family="table-cell" style:parent-style-name="Comma" style:data-style-name="N0">
      <style:table-cell-properties fo:background-color="transparent"/>
      <style:text-properties style:font-name="Arial" fo:font-size="10pt" style:font-size-asian="10pt" style:font-size-complex="10pt"/>
    </style:style>
    <style:style style:name="ce59" style:family="table-cell" style:parent-style-name="Default" style:data-style-name="N0">
      <style:table-cell-properties fo:background-color="transparent"/>
      <style:text-properties style:font-name="Arial" fo:font-size="10pt" style:font-size-asian="10pt" style:font-size-complex="10pt"/>
    </style:style>
    <style:style style:name="ce60" style:family="table-cell" style:parent-style-name="Comma" style:data-style-name="N3">
      <style:text-properties style:font-name="Arial" fo:font-size="10pt" style:font-size-asian="10pt" style:font-size-complex="10pt"/>
    </style:style>
    <style:style style:name="ce61" style:family="table-cell" style:parent-style-name="Comma" style:data-style-name="N4">
      <style:text-properties style:font-name="Arial" fo:font-size="10pt" style:font-size-asian="10pt" style:font-size-complex="10pt"/>
    </style:style>
    <style:style style:name="ce62" style:family="table-cell" style:parent-style-name="Comma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63" style:family="table-cell" style:parent-style-name="Comma" style:data-style-name="N3">
      <style:table-cell-properties fo:background-color="transparent"/>
      <style:text-properties style:font-name="Arial" fo:font-size="10pt" style:font-size-asian="10pt" style:font-size-complex="10pt"/>
    </style:style>
    <style:style style:name="ce64" style:family="table-cell" style:parent-style-name="Default" style:data-style-name="N3">
      <style:table-cell-properties fo:border-bottom="none" fo:border-left="0.0008in solid #000000" fo:border-right="none" fo:border-top="none"/>
      <style:text-properties style:font-name="Arial" fo:font-size="10pt" style:font-size-asian="10pt" style:font-size-complex="10pt"/>
    </style:style>
    <style:style style:name="ce65" style:family="table-cell" style:parent-style-name="Default" style:data-style-name="N3">
      <style:table-cell-properties fo:border-bottom="none" fo:background-color="transparent" fo:border-left="0.0008in solid #000000" fo:border-right="none" fo:border-top="none"/>
      <style:text-properties style:font-name="Arial" fo:font-size="10pt" style:font-size-asian="10pt" style:font-size-complex="10pt"/>
    </style:style>
    <style:style style:name="ce66" style:family="table-cell" style:parent-style-name="Default" style:data-style-name="N3">
      <style:text-properties style:font-name="Arial" fo:font-size="10pt" style:font-size-asian="10pt" style:font-size-complex="10pt"/>
    </style:style>
    <style:style style:name="ce67" style:family="table-cell" style:parent-style-name="Percent" style:data-style-name="N10">
      <style:text-properties style:font-name="Arial" fo:font-size="10pt" style:font-size-asian="10pt" style:font-size-complex="10pt"/>
    </style:style>
    <style:style style:name="ce68" style:family="table-cell" style:parent-style-name="Percent" style:data-style-name="N10">
      <style:table-cell-properties fo:background-color="transparent"/>
      <style:text-properties style:font-name="Arial" fo:font-size="10pt" style:font-size-asian="10pt" style:font-size-complex="10pt"/>
    </style:style>
    <style:style style:name="ce98" style:family="table-cell" style:parent-style-name="Default" style:data-style-name="N11">
      <style:text-properties style:font-name="Arial" fo:font-size="10pt" style:font-size-asian="10pt" style:font-size-complex="10pt"/>
    </style:style>
    <style:style style:name="ce101" style:family="table-cell" style:parent-style-name="Default" style:data-style-name="N0">
      <style:text-properties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Comma" style:data-style-name="N0">
      <style:text-properties style:font-name="Arial"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120">
      <style:text-properties style:font-name="Arial" fo:font-size="10pt" style:font-size-asian="10pt" style:font-size-complex="10pt"/>
    </style:style>
    <style:style style:name="ce108" style:family="table-cell" style:parent-style-name="Default" style:data-style-name="N0">
      <style:table-cell-properties fo:background-color="#ffffcc"/>
    </style:style>
    <style:style style:name="ce109" style:family="table-cell" style:parent-style-name="Default" style:data-style-name="N0">
      <style:table-cell-properties fo:background-color="#dc2300"/>
    </style:style>
    <style:style style:name="ce110" style:family="table-cell" style:parent-style-name="Default" style:data-style-name="N0">
      <style:table-cell-properties fo:border-bottom="0.0154in double #000000" style:border-line-width-bottom="0.0008in 0.0138in 0.0008in" fo:border-left="none" fo:border-right="none" fo:border-top="none"/>
    </style:style>
    <style:style style:name="ce111" style:family="table-cell" style:parent-style-name="Comma" style:data-style-name="N120">
      <style:table-cell-properties fo:background-color="transparent"/>
    </style:style>
    <style:style style:name="ce11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13" style:family="table-cell" style:parent-style-name="Default" style:data-style-name="N0">
      <style:table-cell-properties fo:border-bottom="0.0008in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114" style:family="table-cell" style:parent-style-name="Default" style:data-style-name="N0">
      <style:table-cell-properties fo:background-color="#ffff99"/>
    </style:style>
    <style:style style:name="ce115" style:family="table-cell" style:parent-style-name="Default" style:data-style-name="N3"/>
  </office:automatic-styles>
  <office:body>
    <office:spreadsheet>
      <table:calculation-settings table:case-sensitive="false" table:search-criteria-must-apply-to-whole-cell="false"/>
      <table:table table:name="notes" table:style-name="ta1">
        <table:table-column table:style-name="co64" table:default-cell-style-name="ce54"/>
        <table:table-column table:style-name="co30" table:default-cell-style-name="ce57"/>
        <table:table-column table:style-name="co65" table:default-cell-style-name="ce60"/>
        <table:table-column table:style-name="co66" table:default-cell-style-name="ce61"/>
        <table:table-column table:style-name="co67" table:default-cell-style-name="ce60"/>
        <table:table-column table:style-name="co68" table:default-cell-style-name="ce60"/>
        <table:table-column table:style-name="co82" table:default-cell-style-name="ce60"/>
        <table:table-column table:style-name="co83" table:default-cell-style-name="ce66"/>
        <table:table-column table:style-name="co68" table:default-cell-style-name="ce60"/>
        <table:table-column table:style-name="co84" table:default-cell-style-name="ce60"/>
        <table:table-column table:style-name="co85" table:default-cell-style-name="ce56"/>
        <table:table-column table:style-name="co10" table:number-columns-repeated="2" table:default-cell-style-name="ce57"/>
        <table:table-column table:style-name="co100" table:default-cell-style-name="ce55"/>
        <table:table-column table:style-name="co10" table:number-columns-repeated="1010" table:default-cell-style-name="ce57"/>
        <table:table-row table:style-name="ro3">
          <table:table-cell table:number-columns-repeated="7"/>
          <table:table-cell table:style-name="ce64" office:value-type="string">
            <text:p>Cume</text:p>
          </table:table-cell>
          <table:table-cell table:number-columns-repeated="5"/>
          <table:table-cell table:style-name="ce101" office:value-type="string">
            <text:p>Findings:</text:p>
          </table:table-cell>
          <table:table-cell table:number-columns-repeated="1010"/>
        </table:table-row>
        <table:table-row table:style-name="ro3">
          <table:table-cell table:style-name="ce55" office:value-type="string">
            <text:p>Form Lvl</text:p>
          </table:table-cell>
          <table:table-cell office:value-type="string">
            <text:p>Title</text:p>
          </table:table-cell>
          <table:table-cell office:value-type="string">
            <text:p>Rate</text:p>
          </table:table-cell>
          <table:table-cell office:value-type="string">
            <text:p>Delta</text:p>
          </table:table-cell>
          <table:table-cell office:value-type="string">
            <text:p>Rounds</text:p>
          </table:table-cell>
          <table:table-cell office:value-type="string">
            <text:p>Hours</text:p>
          </table:table-cell>
          <table:table-cell office:value-type="string">
            <text:p>Mins</text:p>
          </table:table-cell>
          <table:table-cell table:style-name="ce64" office:value-type="string">
            <text:p>Rounds</text:p>
          </table:table-cell>
          <table:table-cell office:value-type="string">
            <text:p>Hours</text:p>
          </table:table-cell>
          <table:table-cell office:value-type="string">
            <text:p>Mins</text:p>
          </table:table-cell>
          <table:table-cell table:style-name="ce55" office:value-type="string">
            <text:p>potential?</text:p>
          </table:table-cell>
          <table:table-cell office:value-type="string">
            <text:p>% Complete</text:p>
          </table:table-cell>
          <table:table-cell/>
          <table:table-cell table:style-name="ce57" office:value-type="string">
            <text:p>stamina regen is consistent across forms along with protoplasm</text:p>
          </table:table-cell>
          <table:table-cell table:number-columns-repeated="1010"/>
        </table:table-row>
        <table:table-row table:style-name="ro3">
          <table:table-cell office:value-type="float" office:value="0">
            <text:p><text:s/>-00 </text:p>
          </table:table-cell>
          <table:table-cell table:style-name="ce55" office:value-type="string">
            <text:p>New-Born</text:p>
          </table:table-cell>
          <table:table-cell table:style-name="ce61"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100/[.C3]"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style-name="ce64" table:formula="of:=[.E3]" office:value-type="float" office:value="50">
            <text:p>50</text:p>
          </table:table-cell>
          <table:table-cell table:formula="of:=([.H3]*2)/(60*60)" office:value-type="float" office:value="0.0277777777777778">
            <text:p>0</text:p>
          </table:table-cell>
          <table:table-cell table:formula="of:=([.H3]*2)/60" office:value-type="float" office:value="1.66666666666667">
            <text:p>2</text:p>
          </table:table-cell>
          <table:table-cell table:style-name="ce67" office:value-type="percentage" office:value="0.1">
            <text:p>10%</text:p>
          </table:table-cell>
          <table:table-cell table:style-name="ce98" table:formula="of:=[.H3]/[.$H$33]" office:value-type="percentage" office:value="0.00038441615014677">
            <text:p>0.04%</text:p>
          </table:table-cell>
          <table:table-cell/>
          <table:table-cell table:style-name="ce57"/>
          <table:table-cell table:number-columns-repeated="1010"/>
        </table:table-row>
        <table:table-row table:style-name="ro3">
          <table:table-cell office:value-type="float" office:value="1">
            <text:p>1 </text:p>
          </table:table-cell>
          <table:table-cell table:style-name="ce55" office:value-type="string">
            <text:p>New-Born</text:p>
          </table:table-cell>
          <table:table-cell table:style-name="ce61" office:value-type="float" office:value="0.5">
            <text:p>0.50</text:p>
          </table:table-cell>
          <table:table-cell table:formula="of:=[.C4]-[.C3]" office:value-type="float" office:value="-1.5">
            <text:p>-1.50</text:p>
          </table:table-cell>
          <table:table-cell table:formula="of:=100/[.C4]" office:value-type="float" office:value="200">
            <text:p>200</text:p>
          </table:table-cell>
          <table:table-cell table:formula="of:=([.E4]*2)/(60*60)" office:value-type="float" office:value="0.111111111111111">
            <text:p>0</text:p>
          </table:table-cell>
          <table:table-cell table:formula="of:=([.E4]*2)/60" office:value-type="float" office:value="6.66666666666667">
            <text:p>7</text:p>
          </table:table-cell>
          <table:table-cell table:style-name="ce64" table:formula="of:=[.E4]+[.H3]" office:value-type="float" office:value="250">
            <text:p>250</text:p>
          </table:table-cell>
          <table:table-cell table:formula="of:=([.H4]*2)/(60*60)" office:value-type="float" office:value="0.138888888888889">
            <text:p>0</text:p>
          </table:table-cell>
          <table:table-cell table:formula="of:=([.H4]*2)/60" office:value-type="float" office:value="8.33333333333333">
            <text:p>8</text:p>
          </table:table-cell>
          <table:table-cell table:style-name="ce67" table:formula="of:=[.K3]+0.03" office:value-type="percentage" office:value="0.13">
            <text:p>13%</text:p>
          </table:table-cell>
          <table:table-cell table:style-name="ce98" table:formula="of:=[.H4]/[.$H$33]" office:value-type="percentage" office:value="0.00192208075073385">
            <text:p>0.19%</text:p>
          </table:table-cell>
          <table:table-cell/>
          <table:table-cell table:style-name="ce57" office:value-type="string">
            <text:p>stamina drain depends on form level, possibly dmg done? Hitters cost more</text:p>
          </table:table-cell>
          <table:table-cell table:number-columns-repeated="1010"/>
        </table:table-row>
        <table:table-row table:style-name="ro3">
          <table:table-cell office:value-type="float" office:value="2">
            <text:p>2 </text:p>
          </table:table-cell>
          <table:table-cell table:style-name="ce55" office:value-type="string">
            <text:p>New-Born</text:p>
          </table:table-cell>
          <table:table-cell table:style-name="ce61" office:value-type="float" office:value="0.4">
            <text:p>0.40</text:p>
          </table:table-cell>
          <table:table-cell table:formula="of:=[.C5]-[.C4]" office:value-type="float" office:value="-0.1">
            <text:p>-0.10</text:p>
          </table:table-cell>
          <table:table-cell table:formula="of:=100/[.C5]" office:value-type="float" office:value="250">
            <text:p>250</text:p>
          </table:table-cell>
          <table:table-cell table:formula="of:=([.E5]*2)/(60*60)" office:value-type="float" office:value="0.138888888888889">
            <text:p>0</text:p>
          </table:table-cell>
          <table:table-cell table:formula="of:=([.E5]*2)/60" office:value-type="float" office:value="8.33333333333333">
            <text:p>8</text:p>
          </table:table-cell>
          <table:table-cell table:style-name="ce64" table:formula="of:=[.E5]+[.H4]" office:value-type="float" office:value="500">
            <text:p>500</text:p>
          </table:table-cell>
          <table:table-cell table:formula="of:=([.H5]*2)/(60*60)" office:value-type="float" office:value="0.277777777777778">
            <text:p>0</text:p>
          </table:table-cell>
          <table:table-cell table:formula="of:=([.H5]*2)/60" office:value-type="float" office:value="16.6666666666667">
            <text:p>17</text:p>
          </table:table-cell>
          <table:table-cell table:style-name="ce67" table:formula="of:=[.K4]+0.03" office:value-type="percentage" office:value="0.16">
            <text:p>16%</text:p>
          </table:table-cell>
          <table:table-cell table:style-name="ce98" table:formula="of:=[.H5]/[.$H$33]" office:value-type="percentage" office:value="0.0038441615014677">
            <text:p>0.38%</text:p>
          </table:table-cell>
          <table:table-cell/>
          <table:table-cell table:style-name="ce57"/>
          <table:table-cell table:number-columns-repeated="1010"/>
        </table:table-row>
        <table:table-row table:style-name="ro3">
          <table:table-cell office:value-type="float" office:value="3">
            <text:p>3 </text:p>
          </table:table-cell>
          <table:table-cell table:style-name="ce55" office:value-type="string">
            <text:p>New-Born</text:p>
          </table:table-cell>
          <table:table-cell table:style-name="ce61" office:value-type="float" office:value="0.4">
            <text:p>0.40</text:p>
          </table:table-cell>
          <table:table-cell table:formula="of:=[.C6]-[.C5]" office:value-type="float" office:value="0">
            <text:p>0.00</text:p>
          </table:table-cell>
          <table:table-cell table:formula="of:=100/[.C6]" office:value-type="float" office:value="250">
            <text:p>250</text:p>
          </table:table-cell>
          <table:table-cell table:formula="of:=([.E6]*2)/(60*60)" office:value-type="float" office:value="0.138888888888889">
            <text:p>0</text:p>
          </table:table-cell>
          <table:table-cell table:formula="of:=([.E6]*2)/60" office:value-type="float" office:value="8.33333333333333">
            <text:p>8</text:p>
          </table:table-cell>
          <table:table-cell table:style-name="ce64" table:formula="of:=[.E6]+[.H5]" office:value-type="float" office:value="750">
            <text:p>750</text:p>
          </table:table-cell>
          <table:table-cell table:formula="of:=([.H6]*2)/(60*60)" office:value-type="float" office:value="0.416666666666667">
            <text:p>0</text:p>
          </table:table-cell>
          <table:table-cell table:formula="of:=([.H6]*2)/60" office:value-type="float" office:value="25">
            <text:p>25</text:p>
          </table:table-cell>
          <table:table-cell table:style-name="ce67" table:formula="of:=[.K5]+0.03" office:value-type="percentage" office:value="0.19">
            <text:p>19%</text:p>
          </table:table-cell>
          <table:table-cell table:style-name="ce98" table:formula="of:=[.H6]/[.$H$33]" office:value-type="percentage" office:value="0.00576624225220155">
            <text:p>0.58%</text:p>
          </table:table-cell>
          <table:table-cell/>
          <table:table-cell table:style-name="ce57" office:value-type="string">
            <text:p>protoplasm regen should only depend on mitosis level and stamina</text:p>
          </table:table-cell>
          <table:table-cell table:number-columns-repeated="1010"/>
        </table:table-row>
        <table:table-row table:style-name="ro3">
          <table:table-cell office:value-type="float" office:value="4">
            <text:p>4 </text:p>
          </table:table-cell>
          <table:table-cell table:style-name="ce55" office:value-type="string">
            <text:p>New-Born</text:p>
          </table:table-cell>
          <table:table-cell table:style-name="ce61" office:value-type="float" office:value="0.4">
            <text:p>0.40</text:p>
          </table:table-cell>
          <table:table-cell table:formula="of:=[.C7]-[.C6]" office:value-type="float" office:value="0">
            <text:p>0.00</text:p>
          </table:table-cell>
          <table:table-cell table:formula="of:=100/[.C7]" office:value-type="float" office:value="250">
            <text:p>250</text:p>
          </table:table-cell>
          <table:table-cell table:formula="of:=([.E7]*2)/(60*60)" office:value-type="float" office:value="0.138888888888889">
            <text:p>0</text:p>
          </table:table-cell>
          <table:table-cell table:formula="of:=([.E7]*2)/60" office:value-type="float" office:value="8.33333333333333">
            <text:p>8</text:p>
          </table:table-cell>
          <table:table-cell table:style-name="ce64" table:formula="of:=[.E7]+[.H6]" office:value-type="float" office:value="1000">
            <text:p>1,000</text:p>
          </table:table-cell>
          <table:table-cell table:formula="of:=([.H7]*2)/(60*60)" office:value-type="float" office:value="0.555555555555556">
            <text:p>1</text:p>
          </table:table-cell>
          <table:table-cell table:formula="of:=([.H7]*2)/60" office:value-type="float" office:value="33.3333333333333">
            <text:p>33</text:p>
          </table:table-cell>
          <table:table-cell table:style-name="ce67" table:formula="of:=[.K6]+0.03" office:value-type="percentage" office:value="0.22">
            <text:p>22%</text:p>
          </table:table-cell>
          <table:table-cell table:style-name="ce98" table:formula="of:=[.H7]/[.$H$33]" office:value-type="percentage" office:value="0.00768832300293541">
            <text:p>0.77%</text:p>
          </table:table-cell>
          <table:table-cell/>
          <table:table-cell table:style-name="ce57"/>
          <table:table-cell table:number-columns-repeated="1010"/>
        </table:table-row>
        <table:table-row table:style-name="ro3">
          <table:table-cell office:value-type="float" office:value="5">
            <text:p>5 </text:p>
          </table:table-cell>
          <table:table-cell table:style-name="ce55" office:value-type="string">
            <text:p>Feeble</text:p>
          </table:table-cell>
          <table:table-cell table:style-name="ce61" office:value-type="float" office:value="0.07">
            <text:p>0.07</text:p>
          </table:table-cell>
          <table:table-cell table:formula="of:=[.C8]-[.C7]" office:value-type="float" office:value="-0.33">
            <text:p>-0.33</text:p>
          </table:table-cell>
          <table:table-cell table:formula="of:=100/[.C8]" office:value-type="float" office:value="1428.57142857143">
            <text:p>1,429</text:p>
          </table:table-cell>
          <table:table-cell table:formula="of:=([.E8]*2)/(60*60)" office:value-type="float" office:value="0.793650793650794">
            <text:p>1</text:p>
          </table:table-cell>
          <table:table-cell table:formula="of:=([.E8]*2)/60" office:value-type="float" office:value="47.6190476190476">
            <text:p>48</text:p>
          </table:table-cell>
          <table:table-cell table:style-name="ce64" table:formula="of:=[.E8]+[.H7]" office:value-type="float" office:value="2428.57142857143">
            <text:p>2,429</text:p>
          </table:table-cell>
          <table:table-cell table:formula="of:=([.H8]*2)/(60*60)" office:value-type="float" office:value="1.34920634920635">
            <text:p>1</text:p>
          </table:table-cell>
          <table:table-cell table:formula="of:=([.H8]*2)/60" office:value-type="float" office:value="80.952380952381">
            <text:p>81</text:p>
          </table:table-cell>
          <table:table-cell table:style-name="ce67" table:formula="of:=[.K7]+0.03" office:value-type="percentage" office:value="0.25">
            <text:p>25%</text:p>
          </table:table-cell>
          <table:table-cell table:style-name="ce98" table:formula="of:=[.H8]/[.$H$33]" office:value-type="percentage" office:value="0.0186716415785574">
            <text:p>1.87%</text:p>
          </table:table-cell>
          <table:table-cell/>
          <table:table-cell table:style-name="ce57" office:value-type="string">
            <text:p>Chaos has an effect on regen - stamina and protoplasm regen rates go up or down</text:p>
          </table:table-cell>
          <table:table-cell table:number-columns-repeated="1010"/>
        </table:table-row>
        <table:table-row table:style-name="ro3">
          <table:table-cell office:value-type="float" office:value="6">
            <text:p>6 </text:p>
          </table:table-cell>
          <table:table-cell table:style-name="ce58" office:value-type="string">
            <text:p>Feeble</text:p>
          </table:table-cell>
          <table:table-cell table:style-name="ce62" office:value-type="float" office:value="0.053">
            <text:p>0.05</text:p>
          </table:table-cell>
          <table:table-cell table:formula="of:=[.C9]-[.C8]" office:value-type="float" office:value="-0.017">
            <text:p>-0.02</text:p>
          </table:table-cell>
          <table:table-cell table:style-name="ce63" table:formula="of:=100/[.C9]" office:value-type="float" office:value="1886.79245283019">
            <text:p>1,887</text:p>
          </table:table-cell>
          <table:table-cell table:formula="of:=([.E9]*2)/(60*60)" office:value-type="float" office:value="1.0482180293501">
            <text:p>1</text:p>
          </table:table-cell>
          <table:table-cell table:formula="of:=([.E9]*2)/60" office:value-type="float" office:value="62.8930817610063">
            <text:p>63</text:p>
          </table:table-cell>
          <table:table-cell table:style-name="ce64" table:formula="of:=[.E9]+[.H8]" office:value-type="float" office:value="4315.36388140162">
            <text:p>4,315</text:p>
          </table:table-cell>
          <table:table-cell table:formula="of:=([.H9]*2)/(60*60)" office:value-type="float" office:value="2.39742437855645">
            <text:p>2</text:p>
          </table:table-cell>
          <table:table-cell table:formula="of:=([.H9]*2)/60" office:value-type="float" office:value="143.845462713387">
            <text:p>144</text:p>
          </table:table-cell>
          <table:table-cell table:style-name="ce67" table:formula="of:=[.K8]+0.03" office:value-type="percentage" office:value="0.28">
            <text:p>28%</text:p>
          </table:table-cell>
          <table:table-cell table:style-name="ce98" table:formula="of:=[.H9]/[.$H$33]" office:value-type="percentage" office:value="0.0331779113954167">
            <text:p>3.32%</text:p>
          </table:table-cell>
          <table:table-cell/>
          <table:table-cell table:style-name="ce57" office:value-type="string">
            <text:p>Chaos doesn't seem to help combat costs - stamina and proto costs in combat remain same</text:p>
          </table:table-cell>
          <table:table-cell table:number-columns-repeated="1010"/>
        </table:table-row>
        <table:table-row table:style-name="ro3">
          <table:table-cell office:value-type="float" office:value="7">
            <text:p>7 </text:p>
          </table:table-cell>
          <table:table-cell table:style-name="ce58" office:value-type="string">
            <text:p>Feeble</text:p>
          </table:table-cell>
          <table:table-cell table:style-name="ce62" office:value-type="float" office:value="0.053">
            <text:p>0.05</text:p>
          </table:table-cell>
          <table:table-cell table:formula="of:=[.C10]-[.C9]" office:value-type="float" office:value="0">
            <text:p>0.00</text:p>
          </table:table-cell>
          <table:table-cell table:style-name="ce63" table:formula="of:=100/[.C10]" office:value-type="float" office:value="1886.79245283019">
            <text:p>1,887</text:p>
          </table:table-cell>
          <table:table-cell table:formula="of:=([.E10]*2)/(60*60)" office:value-type="float" office:value="1.0482180293501">
            <text:p>1</text:p>
          </table:table-cell>
          <table:table-cell table:formula="of:=([.E10]*2)/60" office:value-type="float" office:value="62.8930817610063">
            <text:p>63</text:p>
          </table:table-cell>
          <table:table-cell table:style-name="ce64" table:formula="of:=[.E10]+[.H9]" office:value-type="float" office:value="6202.15633423181">
            <text:p>6,202</text:p>
          </table:table-cell>
          <table:table-cell table:formula="of:=([.H10]*2)/(60*60)" office:value-type="float" office:value="3.44564240790656">
            <text:p>3</text:p>
          </table:table-cell>
          <table:table-cell table:formula="of:=([.H10]*2)/60" office:value-type="float" office:value="206.738544474394">
            <text:p>207</text:p>
          </table:table-cell>
          <table:table-cell table:style-name="ce67" table:formula="of:=[.K9]+0.03" office:value-type="percentage" office:value="0.31">
            <text:p>31%</text:p>
          </table:table-cell>
          <table:table-cell table:style-name="ce98" table:formula="of:=[.H10]/[.$H$33]" office:value-type="percentage" office:value="0.0476841812122759">
            <text:p>4.77%</text:p>
          </table:table-cell>
          <table:table-cell/>
          <table:table-cell table:style-name="ce57" office:value-type="string">
            <text:p>Chaos flux also has an effect on healing</text:p>
          </table:table-cell>
          <table:table-cell table:number-columns-repeated="1010"/>
        </table:table-row>
        <table:table-row table:style-name="ro3">
          <table:table-cell office:value-type="float" office:value="8">
            <text:p>8 </text:p>
          </table:table-cell>
          <table:table-cell table:style-name="ce58" office:value-type="string">
            <text:p>Feeble</text:p>
          </table:table-cell>
          <table:table-cell table:style-name="ce62" office:value-type="float" office:value="0.053">
            <text:p>0.05</text:p>
          </table:table-cell>
          <table:table-cell table:formula="of:=[.C11]-[.C10]" office:value-type="float" office:value="0">
            <text:p>0.00</text:p>
          </table:table-cell>
          <table:table-cell table:style-name="ce63" table:formula="of:=100/[.C11]" office:value-type="float" office:value="1886.79245283019">
            <text:p>1,887</text:p>
          </table:table-cell>
          <table:table-cell table:formula="of:=([.E11]*2)/(60*60)" office:value-type="float" office:value="1.0482180293501">
            <text:p>1</text:p>
          </table:table-cell>
          <table:table-cell table:formula="of:=([.E11]*2)/60" office:value-type="float" office:value="62.8930817610063">
            <text:p>63</text:p>
          </table:table-cell>
          <table:table-cell table:style-name="ce64" table:formula="of:=[.E11]+[.H10]" office:value-type="float" office:value="8088.94878706199">
            <text:p>8,089</text:p>
          </table:table-cell>
          <table:table-cell table:formula="of:=([.H11]*2)/(60*60)" office:value-type="float" office:value="4.49386043725666">
            <text:p>4</text:p>
          </table:table-cell>
          <table:table-cell table:formula="of:=([.H11]*2)/60" office:value-type="float" office:value="269.6316262354">
            <text:p>270</text:p>
          </table:table-cell>
          <table:table-cell table:style-name="ce67" table:formula="of:=[.K10]+0.03" office:value-type="percentage" office:value="0.34">
            <text:p>34%</text:p>
          </table:table-cell>
          <table:table-cell table:style-name="ce98" table:formula="of:=[.H11]/[.$H$33]" office:value-type="percentage" office:value="0.0621904510291352">
            <text:p>6.22%</text:p>
          </table:table-cell>
          <table:table-cell/>
          <table:table-cell table:style-name="ce57"/>
          <table:table-cell table:number-columns-repeated="1010"/>
        </table:table-row>
        <table:table-row table:style-name="ro3">
          <table:table-cell office:value-type="float" office:value="9">
            <text:p>9 </text:p>
          </table:table-cell>
          <table:table-cell table:style-name="ce58" office:value-type="string">
            <text:p>Able</text:p>
          </table:table-cell>
          <table:table-cell table:style-name="ce62" office:value-type="float" office:value="0.053">
            <text:p>0.05</text:p>
          </table:table-cell>
          <table:table-cell table:formula="of:=[.C12]-[.C11]" office:value-type="float" office:value="0">
            <text:p>0.00</text:p>
          </table:table-cell>
          <table:table-cell table:style-name="ce63" table:formula="of:=100/[.C12]" office:value-type="float" office:value="1886.79245283019">
            <text:p>1,887</text:p>
          </table:table-cell>
          <table:table-cell table:formula="of:=([.E12]*2)/(60*60)" office:value-type="float" office:value="1.0482180293501">
            <text:p>1</text:p>
          </table:table-cell>
          <table:table-cell table:formula="of:=([.E12]*2)/60" office:value-type="float" office:value="62.8930817610063">
            <text:p>63</text:p>
          </table:table-cell>
          <table:table-cell table:style-name="ce64" table:formula="of:=[.E12]+[.H11]" office:value-type="float" office:value="9975.74123989218">
            <text:p>9,976</text:p>
          </table:table-cell>
          <table:table-cell table:formula="of:=([.H12]*2)/(60*60)" office:value-type="float" office:value="5.54207846660677">
            <text:p>6</text:p>
          </table:table-cell>
          <table:table-cell table:formula="of:=([.H12]*2)/60" office:value-type="float" office:value="332.524707996406">
            <text:p>333</text:p>
          </table:table-cell>
          <table:table-cell table:style-name="ce67" table:formula="of:=[.K11]+0.03" office:value-type="percentage" office:value="0.37">
            <text:p>37%</text:p>
          </table:table-cell>
          <table:table-cell table:style-name="ce98" table:formula="of:=[.H12]/[.$H$33]" office:value-type="percentage" office:value="0.0766967208459944">
            <text:p>7.67%</text:p>
          </table:table-cell>
          <table:table-cell/>
          <table:table-cell table:style-name="ce57" office:value-type="string">
            <text:p>Homeostasis does not seem to raise stamina regen</text:p>
          </table:table-cell>
          <table:table-cell table:number-columns-repeated="1010"/>
        </table:table-row>
        <table:table-row table:style-name="ro3">
          <table:table-cell office:value-type="float" office:value="10">
            <text:p>10 </text:p>
          </table:table-cell>
          <table:table-cell table:style-name="ce55" office:value-type="string">
            <text:p>Able</text:p>
          </table:table-cell>
          <table:table-cell table:style-name="ce61" office:value-type="float" office:value="0.033">
            <text:p>0.03</text:p>
          </table:table-cell>
          <table:table-cell table:formula="of:=[.C13]-[.C12]" office:value-type="float" office:value="-0.02">
            <text:p>-0.02</text:p>
          </table:table-cell>
          <table:table-cell table:formula="of:=100/[.C13]" office:value-type="float" office:value="3030.30303030303">
            <text:p>3,030</text:p>
          </table:table-cell>
          <table:table-cell table:formula="of:=([.E13]*2)/(60*60)" office:value-type="float" office:value="1.68350168350168">
            <text:p>2</text:p>
          </table:table-cell>
          <table:table-cell table:formula="of:=([.E13]*2)/60" office:value-type="float" office:value="101.010101010101">
            <text:p>101</text:p>
          </table:table-cell>
          <table:table-cell table:style-name="ce64" table:formula="of:=[.E13]+[.H12]" office:value-type="float" office:value="13006.0442701952">
            <text:p>13,006</text:p>
          </table:table-cell>
          <table:table-cell table:formula="of:=([.H13]*2)/(60*60)" office:value-type="float" office:value="7.22558015010845">
            <text:p>7</text:p>
          </table:table-cell>
          <table:table-cell table:formula="of:=([.H13]*2)/60" office:value-type="float" office:value="433.534809006507">
            <text:p>434</text:p>
          </table:table-cell>
          <table:table-cell table:style-name="ce67" table:formula="of:=[.K12]+0.03" office:value-type="percentage" office:value="0.4">
            <text:p>40%</text:p>
          </table:table-cell>
          <table:table-cell table:style-name="ce98" table:formula="of:=[.H13]/[.$H$33]" office:value-type="percentage" office:value="0.0999946693397381">
            <text:p>10.00%</text:p>
          </table:table-cell>
          <table:table-cell/>
          <table:table-cell table:style-name="ce57" office:value-type="string">
            <text:p>Homeostasis might help with absorb and bioplasts</text:p>
          </table:table-cell>
          <table:table-cell table:number-columns-repeated="1010"/>
        </table:table-row>
        <table:table-row table:style-name="ro3">
          <table:table-cell office:value-type="float" office:value="11">
            <text:p>11 </text:p>
          </table:table-cell>
          <table:table-cell table:style-name="ce55" office:value-type="string">
            <text:p>Able</text:p>
          </table:table-cell>
          <table:table-cell table:style-name="ce61" office:value-type="float" office:value="0.033">
            <text:p>0.03</text:p>
          </table:table-cell>
          <table:table-cell table:formula="of:=[.C14]-[.C13]" office:value-type="float" office:value="0">
            <text:p>0.00</text:p>
          </table:table-cell>
          <table:table-cell table:formula="of:=100/[.C14]" office:value-type="float" office:value="3030.30303030303">
            <text:p>3,030</text:p>
          </table:table-cell>
          <table:table-cell table:formula="of:=([.E14]*2)/(60*60)" office:value-type="float" office:value="1.68350168350168">
            <text:p>2</text:p>
          </table:table-cell>
          <table:table-cell table:formula="of:=([.E14]*2)/60" office:value-type="float" office:value="101.010101010101">
            <text:p>101</text:p>
          </table:table-cell>
          <table:table-cell table:style-name="ce64" table:formula="of:=[.E14]+[.H13]" office:value-type="float" office:value="16036.3473004982">
            <text:p>16,036</text:p>
          </table:table-cell>
          <table:table-cell table:formula="of:=([.H14]*2)/(60*60)" office:value-type="float" office:value="8.90908183361013">
            <text:p>9</text:p>
          </table:table-cell>
          <table:table-cell table:formula="of:=([.H14]*2)/60" office:value-type="float" office:value="534.544910016608">
            <text:p>535</text:p>
          </table:table-cell>
          <table:table-cell table:style-name="ce67" table:formula="of:=[.K13]+0.03" office:value-type="percentage" office:value="0.43">
            <text:p>43%</text:p>
          </table:table-cell>
          <table:table-cell table:style-name="ce98" table:formula="of:=[.H14]/[.$H$33]" office:value-type="percentage" office:value="0.123292617833482">
            <text:p>12.33%</text:p>
          </table:table-cell>
          <table:table-cell/>
          <table:table-cell table:style-name="ce57"/>
          <table:table-cell table:number-columns-repeated="1010"/>
        </table:table-row>
        <table:table-row table:style-name="ro3">
          <table:table-cell office:value-type="float" office:value="12">
            <text:p>12 </text:p>
          </table:table-cell>
          <table:table-cell table:style-name="ce55" office:value-type="string">
            <text:p>Strong</text:p>
          </table:table-cell>
          <table:table-cell table:style-name="ce61" office:value-type="float" office:value="0.033">
            <text:p>0.03</text:p>
          </table:table-cell>
          <table:table-cell table:formula="of:=[.C15]-[.C14]" office:value-type="float" office:value="0">
            <text:p>0.00</text:p>
          </table:table-cell>
          <table:table-cell table:formula="of:=100/[.C15]" office:value-type="float" office:value="3030.30303030303">
            <text:p>3,030</text:p>
          </table:table-cell>
          <table:table-cell table:formula="of:=([.E15]*2)/(60*60)" office:value-type="float" office:value="1.68350168350168">
            <text:p>2</text:p>
          </table:table-cell>
          <table:table-cell table:formula="of:=([.E15]*2)/60" office:value-type="float" office:value="101.010101010101">
            <text:p>101</text:p>
          </table:table-cell>
          <table:table-cell table:style-name="ce64" table:formula="of:=[.E15]+[.H14]" office:value-type="float" office:value="19066.6503308013">
            <text:p>19,067</text:p>
          </table:table-cell>
          <table:table-cell table:formula="of:=([.H15]*2)/(60*60)" office:value-type="float" office:value="10.5925835171118">
            <text:p>11</text:p>
          </table:table-cell>
          <table:table-cell table:formula="of:=([.H15]*2)/60" office:value-type="float" office:value="635.555011026709">
            <text:p>636</text:p>
          </table:table-cell>
          <table:table-cell table:style-name="ce67" table:formula="of:=[.K14]+0.03" office:value-type="percentage" office:value="0.46">
            <text:p>46%</text:p>
          </table:table-cell>
          <table:table-cell table:style-name="ce98" table:formula="of:=[.H15]/[.$H$33]" office:value-type="percentage" office:value="0.146590566327225">
            <text:p>14.66%</text:p>
          </table:table-cell>
          <table:table-cell/>
          <table:table-cell table:style-name="ce57" office:value-type="string">
            <text:p>Ingest will "aid in the mastery of the energies around you" - regen, absorb/bioplasts?</text:p>
          </table:table-cell>
          <table:table-cell table:number-columns-repeated="1010"/>
        </table:table-row>
        <table:table-row table:style-name="ro3">
          <table:table-cell office:value-type="float" office:value="13">
            <text:p>13 </text:p>
          </table:table-cell>
          <table:table-cell table:style-name="ce55" office:value-type="string">
            <text:p>Strong</text:p>
          </table:table-cell>
          <table:table-cell table:style-name="ce61" office:value-type="float" office:value="0.033">
            <text:p>0.03</text:p>
          </table:table-cell>
          <table:table-cell table:formula="of:=[.C16]-[.C15]" office:value-type="float" office:value="0">
            <text:p>0.00</text:p>
          </table:table-cell>
          <table:table-cell table:formula="of:=100/[.C16]" office:value-type="float" office:value="3030.30303030303">
            <text:p>3,030</text:p>
          </table:table-cell>
          <table:table-cell table:formula="of:=([.E16]*2)/(60*60)" office:value-type="float" office:value="1.68350168350168">
            <text:p>2</text:p>
          </table:table-cell>
          <table:table-cell table:formula="of:=([.E16]*2)/60" office:value-type="float" office:value="101.010101010101">
            <text:p>101</text:p>
          </table:table-cell>
          <table:table-cell table:style-name="ce64" table:formula="of:=[.E16]+[.H15]" office:value-type="float" office:value="22096.9533611043">
            <text:p>22,097</text:p>
          </table:table-cell>
          <table:table-cell table:formula="of:=([.H16]*2)/(60*60)" office:value-type="float" office:value="12.2760852006135">
            <text:p>12</text:p>
          </table:table-cell>
          <table:table-cell table:formula="of:=([.H16]*2)/60" office:value-type="float" office:value="736.56511203681">
            <text:p>737</text:p>
          </table:table-cell>
          <table:table-cell table:style-name="ce67" table:formula="of:=[.K15]+0.03" office:value-type="percentage" office:value="0.49">
            <text:p>49%</text:p>
          </table:table-cell>
          <table:table-cell table:style-name="ce98" table:formula="of:=[.H16]/[.$H$33]" office:value-type="percentage" office:value="0.169888514820969">
            <text:p>16.99%</text:p>
          </table:table-cell>
          <table:table-cell table:number-columns-repeated="1012"/>
        </table:table-row>
        <table:table-row table:style-name="ro3">
          <table:table-cell office:value-type="float" office:value="14">
            <text:p>14 </text:p>
          </table:table-cell>
          <table:table-cell table:style-name="ce55" office:value-type="string">
            <text:p>Strong</text:p>
          </table:table-cell>
          <table:table-cell table:style-name="ce61" office:value-type="float" office:value="0.033">
            <text:p>0.03</text:p>
          </table:table-cell>
          <table:table-cell table:formula="of:=[.C17]-[.C16]" office:value-type="float" office:value="0">
            <text:p>0.00</text:p>
          </table:table-cell>
          <table:table-cell table:formula="of:=100/[.C17]" office:value-type="float" office:value="3030.30303030303">
            <text:p>3,030</text:p>
          </table:table-cell>
          <table:table-cell table:formula="of:=([.E17]*2)/(60*60)" office:value-type="float" office:value="1.68350168350168">
            <text:p>2</text:p>
          </table:table-cell>
          <table:table-cell table:formula="of:=([.E17]*2)/60" office:value-type="float" office:value="101.010101010101">
            <text:p>101</text:p>
          </table:table-cell>
          <table:table-cell table:style-name="ce64" table:formula="of:=[.E17]+[.H16]" office:value-type="float" office:value="25127.2563914073">
            <text:p>25,127</text:p>
          </table:table-cell>
          <table:table-cell table:formula="of:=([.H17]*2)/(60*60)" office:value-type="float" office:value="13.9595868841152">
            <text:p>14</text:p>
          </table:table-cell>
          <table:table-cell table:formula="of:=([.H17]*2)/60" office:value-type="float" office:value="837.575213046911">
            <text:p>838</text:p>
          </table:table-cell>
          <table:table-cell table:style-name="ce67" table:formula="of:=[.K16]+0.03" office:value-type="percentage" office:value="0.52">
            <text:p>52%</text:p>
          </table:table-cell>
          <table:table-cell table:style-name="ce98" table:formula="of:=[.H17]/[.$H$33]" office:value-type="percentage" office:value="0.193186463314713">
            <text:p>19.32%</text:p>
          </table:table-cell>
          <table:table-cell/>
          <table:table-cell office:value-type="string">
            <text:p>instinct will fire per hit if you set it to morph</text:p>
          </table:table-cell>
          <table:table-cell table:number-columns-repeated="1010"/>
        </table:table-row>
        <table:table-row table:style-name="ro3">
          <table:table-cell office:value-type="float" office:value="15">
            <text:p>15 </text:p>
          </table:table-cell>
          <table:table-cell table:style-name="ce55" office:value-type="string">
            <text:p>Fierce</text:p>
          </table:table-cell>
          <table:table-cell table:style-name="ce61" office:value-type="float" office:value="0.02">
            <text:p>0.02</text:p>
          </table:table-cell>
          <table:table-cell table:formula="of:=[.C18]-[.C17]" office:value-type="float" office:value="-0.013">
            <text:p>-0.01</text:p>
          </table:table-cell>
          <table:table-cell table:formula="of:=100/[.C18]" office:value-type="float" office:value="5000">
            <text:p>5,000</text:p>
          </table:table-cell>
          <table:table-cell table:formula="of:=([.E18]*2)/(60*60)" office:value-type="float" office:value="2.77777777777778">
            <text:p>3</text:p>
          </table:table-cell>
          <table:table-cell table:formula="of:=([.E18]*2)/60" office:value-type="float" office:value="166.666666666667">
            <text:p>167</text:p>
          </table:table-cell>
          <table:table-cell table:style-name="ce64" table:formula="of:=[.E18]+[.H17]" office:value-type="float" office:value="30127.2563914073">
            <text:p>30,127</text:p>
          </table:table-cell>
          <table:table-cell table:formula="of:=([.H18]*2)/(60*60)" office:value-type="float" office:value="16.737364661893">
            <text:p>17</text:p>
          </table:table-cell>
          <table:table-cell table:formula="of:=([.H18]*2)/60" office:value-type="float" office:value="1004.24187971358">
            <text:p>1,004</text:p>
          </table:table-cell>
          <table:table-cell table:style-name="ce67" table:formula="of:=[.K17]+0.03" office:value-type="percentage" office:value="0.55">
            <text:p>55%</text:p>
          </table:table-cell>
          <table:table-cell table:style-name="ce98" table:formula="of:=[.H18]/[.$H$33]" office:value-type="percentage" office:value="0.23162807832939">
            <text:p>23.16%</text:p>
          </table:table-cell>
          <table:table-cell table:number-columns-repeated="1012"/>
        </table:table-row>
        <table:table-row table:style-name="ro3">
          <table:table-cell office:value-type="float" office:value="16">
            <text:p>16 </text:p>
          </table:table-cell>
          <table:table-cell table:style-name="ce55" office:value-type="string">
            <text:p>Fierce</text:p>
          </table:table-cell>
          <table:table-cell table:style-name="ce61" office:value-type="float" office:value="0.02">
            <text:p>0.02</text:p>
          </table:table-cell>
          <table:table-cell table:formula="of:=[.C19]-[.C18]" office:value-type="float" office:value="0">
            <text:p>0.00</text:p>
          </table:table-cell>
          <table:table-cell table:formula="of:=100/[.C19]" office:value-type="float" office:value="5000">
            <text:p>5,000</text:p>
          </table:table-cell>
          <table:table-cell table:formula="of:=([.E19]*2)/(60*60)" office:value-type="float" office:value="2.77777777777778">
            <text:p>3</text:p>
          </table:table-cell>
          <table:table-cell table:formula="of:=([.E19]*2)/60" office:value-type="float" office:value="166.666666666667">
            <text:p>167</text:p>
          </table:table-cell>
          <table:table-cell table:style-name="ce64" table:formula="of:=[.E19]+[.H18]" office:value-type="float" office:value="35127.2563914073">
            <text:p>35,127</text:p>
          </table:table-cell>
          <table:table-cell table:formula="of:=([.H19]*2)/(60*60)" office:value-type="float" office:value="19.5151424396707">
            <text:p>20</text:p>
          </table:table-cell>
          <table:table-cell table:formula="of:=([.H19]*2)/60" office:value-type="float" office:value="1170.90854638024">
            <text:p>1,171</text:p>
          </table:table-cell>
          <table:table-cell table:style-name="ce67" table:formula="of:=[.K18]+0.03" office:value-type="percentage" office:value="0.58">
            <text:p>58%</text:p>
          </table:table-cell>
          <table:table-cell table:style-name="ce98" table:formula="of:=[.H19]/[.$H$33]" office:value-type="percentage" office:value="0.270069693344067">
            <text:p>27.01%</text:p>
          </table:table-cell>
          <table:table-cell/>
          <table:table-cell table:style-name="ce106" office:value-type="string">
            <text:p>Form Notes:</text:p>
          </table:table-cell>
          <table:table-cell table:number-columns-repeated="1010"/>
        </table:table-row>
        <table:table-row table:style-name="ro3">
          <table:table-cell office:value-type="float" office:value="17">
            <text:p>17 </text:p>
          </table:table-cell>
          <table:table-cell table:style-name="ce59" office:value-type="string">
            <text:p>Fierce</text:p>
          </table:table-cell>
          <table:table-cell table:style-name="ce61" office:value-type="float" office:value="0.02">
            <text:p>0.02</text:p>
          </table:table-cell>
          <table:table-cell table:formula="of:=[.C20]-[.C19]" office:value-type="float" office:value="0">
            <text:p>0.00</text:p>
          </table:table-cell>
          <table:table-cell table:formula="of:=100/[.C20]" office:value-type="float" office:value="5000">
            <text:p>5,000</text:p>
          </table:table-cell>
          <table:table-cell table:formula="of:=([.E20]*2)/(60*60)" office:value-type="float" office:value="2.77777777777778">
            <text:p>3</text:p>
          </table:table-cell>
          <table:table-cell table:formula="of:=([.E20]*2)/60" office:value-type="float" office:value="166.666666666667">
            <text:p>167</text:p>
          </table:table-cell>
          <table:table-cell table:style-name="ce64" table:formula="of:=[.E20]+[.H19]" office:value-type="float" office:value="40127.2563914073">
            <text:p>40,127</text:p>
          </table:table-cell>
          <table:table-cell table:formula="of:=([.H20]*2)/(60*60)" office:value-type="float" office:value="22.2929202174485">
            <text:p>22</text:p>
          </table:table-cell>
          <table:table-cell table:formula="of:=([.H20]*2)/60" office:value-type="float" office:value="1337.57521304691">
            <text:p>1,338</text:p>
          </table:table-cell>
          <table:table-cell table:style-name="ce67" table:formula="of:=[.K19]+0.03" office:value-type="percentage" office:value="0.61">
            <text:p>61%</text:p>
          </table:table-cell>
          <table:table-cell table:style-name="ce98" table:formula="of:=[.H20]/[.$H$33]" office:value-type="percentage" office:value="0.308511308358744">
            <text:p>30.85%</text:p>
          </table:table-cell>
          <table:table-cell/>
          <table:table-cell office:value-type="string">
            <text:p>forms get 3 adjectives, only 2 are shown, the third is an average of both (theory…, confirmed with others)</text:p>
          </table:table-cell>
          <table:table-cell table:number-columns-repeated="1010"/>
        </table:table-row>
        <table:table-row table:style-name="ro3">
          <table:table-cell office:value-type="float" office:value="18">
            <text:p>18 </text:p>
          </table:table-cell>
          <table:table-cell table:style-name="ce58" office:value-type="string">
            <text:p>Vicious</text:p>
          </table:table-cell>
          <table:table-cell table:style-name="ce61" office:value-type="float" office:value="0.02">
            <text:p>0.02</text:p>
          </table:table-cell>
          <table:table-cell table:formula="of:=[.C21]-[.C20]" office:value-type="float" office:value="0">
            <text:p>0.00</text:p>
          </table:table-cell>
          <table:table-cell table:formula="of:=100/[.C21]" office:value-type="float" office:value="5000">
            <text:p>5,000</text:p>
          </table:table-cell>
          <table:table-cell table:formula="of:=([.E21]*2)/(60*60)" office:value-type="float" office:value="2.77777777777778">
            <text:p>3</text:p>
          </table:table-cell>
          <table:table-cell table:formula="of:=([.E21]*2)/60" office:value-type="float" office:value="166.666666666667">
            <text:p>167</text:p>
          </table:table-cell>
          <table:table-cell table:style-name="ce64" table:formula="of:=[.E21]+[.H20]" office:value-type="float" office:value="45127.2563914073">
            <text:p>45,127</text:p>
          </table:table-cell>
          <table:table-cell table:formula="of:=([.H21]*2)/(60*60)" office:value-type="float" office:value="25.0706979952263">
            <text:p>25</text:p>
          </table:table-cell>
          <table:table-cell table:formula="of:=([.H21]*2)/60" office:value-type="float" office:value="1504.24187971358">
            <text:p>1,504</text:p>
          </table:table-cell>
          <table:table-cell table:style-name="ce67" table:formula="of:=[.K20]+0.03" office:value-type="percentage" office:value="0.64">
            <text:p>64%</text:p>
          </table:table-cell>
          <table:table-cell table:style-name="ce98" table:formula="of:=[.H21]/[.$H$33]" office:value-type="percentage" office:value="0.346952923373421">
            <text:p>34.70%</text:p>
          </table:table-cell>
          <table:table-cell table:number-columns-repeated="1012"/>
        </table:table-row>
        <table:table-row table:style-name="ro3">
          <table:table-cell office:value-type="float" office:value="19">
            <text:p>19 </text:p>
          </table:table-cell>
          <table:table-cell table:style-name="ce58" office:value-type="string">
            <text:p>Vicious</text:p>
          </table:table-cell>
          <table:table-cell table:style-name="ce61" office:value-type="float" office:value="0.02">
            <text:p>0.02</text:p>
          </table:table-cell>
          <table:table-cell table:formula="of:=[.C22]-[.C21]" office:value-type="float" office:value="0">
            <text:p>0.00</text:p>
          </table:table-cell>
          <table:table-cell table:formula="of:=100/[.C22]" office:value-type="float" office:value="5000">
            <text:p>5,000</text:p>
          </table:table-cell>
          <table:table-cell table:formula="of:=([.E22]*2)/(60*60)" office:value-type="float" office:value="2.77777777777778">
            <text:p>3</text:p>
          </table:table-cell>
          <table:table-cell table:formula="of:=([.E22]*2)/60" office:value-type="float" office:value="166.666666666667">
            <text:p>167</text:p>
          </table:table-cell>
          <table:table-cell table:style-name="ce64" table:formula="of:=[.E22]+[.H21]" office:value-type="float" office:value="50127.2563914073">
            <text:p>50,127</text:p>
          </table:table-cell>
          <table:table-cell table:formula="of:=([.H22]*2)/(60*60)" office:value-type="float" office:value="27.8484757730041">
            <text:p>28</text:p>
          </table:table-cell>
          <table:table-cell table:formula="of:=([.H22]*2)/60" office:value-type="float" office:value="1670.90854638024">
            <text:p>1,671</text:p>
          </table:table-cell>
          <table:table-cell table:style-name="ce67" table:formula="of:=[.K21]+0.03" office:value-type="percentage" office:value="0.67">
            <text:p>67%</text:p>
          </table:table-cell>
          <table:table-cell table:style-name="ce98" table:formula="of:=[.H22]/[.$H$33]" office:value-type="percentage" office:value="0.385394538388098">
            <text:p>38.54%</text:p>
          </table:table-cell>
          <table:table-cell/>
          <table:table-cell office:value-type="string">
            <text:p>each form seems to have its own healing rate…</text:p>
          </table:table-cell>
          <table:table-cell table:number-columns-repeated="1010"/>
        </table:table-row>
        <table:table-row table:style-name="ro3">
          <table:table-cell office:value-type="float" office:value="20">
            <text:p>20 </text:p>
          </table:table-cell>
          <table:table-cell table:style-name="ce58" office:value-type="string">
            <text:p>Vicious</text:p>
          </table:table-cell>
          <table:table-cell table:style-name="ce62" office:value-type="float" office:value="0.0167">
            <text:p>0.02</text:p>
          </table:table-cell>
          <table:table-cell table:formula="of:=[.C23]-[.C22]" office:value-type="float" office:value="-0.0033">
            <text:p>0.00</text:p>
          </table:table-cell>
          <table:table-cell table:style-name="ce63" table:formula="of:=100/[.C23]" office:value-type="float" office:value="5988.02395209581">
            <text:p>5,988</text:p>
          </table:table-cell>
          <table:table-cell table:style-name="ce63" table:formula="of:=([.E23]*2)/(60*60)" office:value-type="float" office:value="3.32667997338656">
            <text:p>3</text:p>
          </table:table-cell>
          <table:table-cell table:style-name="ce63" table:formula="of:=([.E23]*2)/60" office:value-type="float" office:value="199.600798403194">
            <text:p>200</text:p>
          </table:table-cell>
          <table:table-cell table:style-name="ce64" table:formula="of:=[.E23]+[.H22]" office:value-type="float" office:value="56115.2803435031">
            <text:p>56,115</text:p>
          </table:table-cell>
          <table:table-cell table:formula="of:=([.H23]*2)/(60*60)" office:value-type="float" office:value="31.1751557463906">
            <text:p>31</text:p>
          </table:table-cell>
          <table:table-cell table:formula="of:=([.H23]*2)/60" office:value-type="float" office:value="1870.50934478344">
            <text:p>1,871</text:p>
          </table:table-cell>
          <table:table-cell table:style-name="ce67" table:formula="of:=[.K22]+0.03" office:value-type="percentage" office:value="0.7">
            <text:p>70%</text:p>
          </table:table-cell>
          <table:table-cell table:style-name="ce98" table:formula="of:=[.H23]/[.$H$33]" office:value-type="percentage" office:value="0.431432400681124">
            <text:p>43.14%</text:p>
          </table:table-cell>
          <table:table-cell table:number-columns-repeated="1012"/>
        </table:table-row>
        <table:table-row table:style-name="ro3">
          <table:table-cell office:value-type="float" office:value="21">
            <text:p>21 </text:p>
          </table:table-cell>
          <table:table-cell table:style-name="ce59" office:value-type="string">
            <text:p>Ferocious</text:p>
          </table:table-cell>
          <table:table-cell table:style-name="ce62" office:value-type="float" office:value="0.0167">
            <text:p>0.02</text:p>
          </table:table-cell>
          <table:table-cell table:formula="of:=[.C24]-[.C23]" office:value-type="float" office:value="0">
            <text:p>0.00</text:p>
          </table:table-cell>
          <table:table-cell table:style-name="ce63" table:formula="of:=100/[.C24]" office:value-type="float" office:value="5988.02395209581">
            <text:p>5,988</text:p>
          </table:table-cell>
          <table:table-cell table:style-name="ce63" table:formula="of:=([.E24]*2)/(60*60)" office:value-type="float" office:value="3.32667997338656">
            <text:p>3</text:p>
          </table:table-cell>
          <table:table-cell table:style-name="ce63" table:formula="of:=([.E24]*2)/60" office:value-type="float" office:value="199.600798403194">
            <text:p>200</text:p>
          </table:table-cell>
          <table:table-cell table:style-name="ce64" table:formula="of:=[.E24]+[.H23]" office:value-type="float" office:value="62103.3042955989">
            <text:p>62,103</text:p>
          </table:table-cell>
          <table:table-cell table:formula="of:=([.H24]*2)/(60*60)" office:value-type="float" office:value="34.5018357197772">
            <text:p>35</text:p>
          </table:table-cell>
          <table:table-cell table:formula="of:=([.H24]*2)/60" office:value-type="float" office:value="2070.11014318663">
            <text:p>2,070</text:p>
          </table:table-cell>
          <table:table-cell table:style-name="ce67" table:formula="of:=[.K23]+0.03" office:value-type="percentage" office:value="0.73">
            <text:p>73%</text:p>
          </table:table-cell>
          <table:table-cell table:style-name="ce98" table:formula="of:=[.H24]/[.$H$33]" office:value-type="percentage" office:value="0.477470262974151">
            <text:p>47.75%</text:p>
          </table:table-cell>
          <table:table-cell/>
          <table:table-cell office:value-type="string">
            <text:p>I think a forms 'toughness' dictates how well persistance and dissipate work with it</text:p>
          </table:table-cell>
          <table:table-cell table:number-columns-repeated="2"/>
          <table:table-cell table:style-name="ce107"/>
          <table:table-cell table:number-columns-repeated="1007"/>
        </table:table-row>
        <table:table-row table:style-name="ro3">
          <table:table-cell office:value-type="float" office:value="22">
            <text:p>22 </text:p>
          </table:table-cell>
          <table:table-cell table:style-name="ce59" office:value-type="string">
            <text:p>Ferocious</text:p>
          </table:table-cell>
          <table:table-cell table:style-name="ce62" office:value-type="float" office:value="0.0167">
            <text:p>0.02</text:p>
          </table:table-cell>
          <table:table-cell table:formula="of:=[.C25]-[.C24]" office:value-type="float" office:value="0">
            <text:p>0.00</text:p>
          </table:table-cell>
          <table:table-cell table:style-name="ce63" table:formula="of:=100/[.C25]" office:value-type="float" office:value="5988.02395209581">
            <text:p>5,988</text:p>
          </table:table-cell>
          <table:table-cell table:style-name="ce63" table:formula="of:=([.E25]*2)/(60*60)" office:value-type="float" office:value="3.32667997338656">
            <text:p>3</text:p>
          </table:table-cell>
          <table:table-cell table:style-name="ce63" table:formula="of:=([.E25]*2)/60" office:value-type="float" office:value="199.600798403194">
            <text:p>200</text:p>
          </table:table-cell>
          <table:table-cell table:style-name="ce64" table:formula="of:=[.E25]+[.H24]" office:value-type="float" office:value="68091.3282476948">
            <text:p>68,091</text:p>
          </table:table-cell>
          <table:table-cell table:formula="of:=([.H25]*2)/(60*60)" office:value-type="float" office:value="37.8285156931638">
            <text:p>38</text:p>
          </table:table-cell>
          <table:table-cell table:formula="of:=([.H25]*2)/60" office:value-type="float" office:value="2269.71094158982">
            <text:p>2,270</text:p>
          </table:table-cell>
          <table:table-cell table:style-name="ce67" table:formula="of:=[.K24]+0.03" office:value-type="percentage" office:value="0.76">
            <text:p>76%</text:p>
          </table:table-cell>
          <table:table-cell table:style-name="ce98" table:formula="of:=[.H25]/[.$H$33]" office:value-type="percentage" office:value="0.523508125267177">
            <text:p>52.35%</text:p>
          </table:table-cell>
          <table:table-cell table:number-columns-repeated="1012"/>
        </table:table-row>
        <table:table-row table:style-name="ro3">
          <table:table-cell office:value-type="float" office:value="23">
            <text:p>23 </text:p>
          </table:table-cell>
          <table:table-cell table:style-name="ce59" office:value-type="string">
            <text:p>Ferocious</text:p>
          </table:table-cell>
          <table:table-cell table:style-name="ce62" office:value-type="float" office:value="0.0167">
            <text:p>0.02</text:p>
          </table:table-cell>
          <table:table-cell table:style-name="ce62" table:formula="of:=[.C26]-[.C25]" office:value-type="float" office:value="0">
            <text:p>0.00</text:p>
          </table:table-cell>
          <table:table-cell table:style-name="ce63" table:formula="of:=100/[.C26]" office:value-type="float" office:value="5988.02395209581">
            <text:p>5,988</text:p>
          </table:table-cell>
          <table:table-cell table:style-name="ce63" table:formula="of:=([.E26]*2)/(60*60)" office:value-type="float" office:value="3.32667997338656">
            <text:p>3</text:p>
          </table:table-cell>
          <table:table-cell table:style-name="ce63" table:formula="of:=([.E26]*2)/60" office:value-type="float" office:value="199.600798403194">
            <text:p>200</text:p>
          </table:table-cell>
          <table:table-cell table:style-name="ce65" table:formula="of:=[.E26]+[.H25]" office:value-type="float" office:value="74079.3521997906">
            <text:p>74,079</text:p>
          </table:table-cell>
          <table:table-cell table:style-name="ce63" table:formula="of:=([.H26]*2)/(60*60)" office:value-type="float" office:value="41.1551956665503">
            <text:p>41</text:p>
          </table:table-cell>
          <table:table-cell table:style-name="ce63" table:formula="of:=([.H26]*2)/60" office:value-type="float" office:value="2469.31173999302">
            <text:p>2,469</text:p>
          </table:table-cell>
          <table:table-cell table:style-name="ce67" table:formula="of:=[.K25]+0.03" office:value-type="percentage" office:value="0.790000000000001">
            <text:p>79%</text:p>
          </table:table-cell>
          <table:table-cell table:style-name="ce98" table:formula="of:=[.H26]/[.$H$33]" office:value-type="percentage" office:value="0.569545987560203">
            <text:p>56.95%</text:p>
          </table:table-cell>
          <table:table-cell/>
          <table:table-cell office:value-type="string">
            <text:p>the higher the dmg adjective of a form the more stamina it consumes</text:p>
          </table:table-cell>
          <table:table-cell table:number-columns-repeated="1010"/>
        </table:table-row>
        <table:table-row table:style-name="ro3">
          <table:table-cell office:value-type="float" office:value="24">
            <text:p>24 </text:p>
          </table:table-cell>
          <table:table-cell table:style-name="ce55" office:value-type="string">
            <text:p>Powerful</text:p>
          </table:table-cell>
          <table:table-cell table:style-name="ce62" office:value-type="float" office:value="0.0167">
            <text:p>0.02</text:p>
          </table:table-cell>
          <table:table-cell table:style-name="ce62" table:formula="of:=[.C27]-[.C26]" office:value-type="float" office:value="0">
            <text:p>0.00</text:p>
          </table:table-cell>
          <table:table-cell table:style-name="ce63" table:formula="of:=100/[.C27]" office:value-type="float" office:value="5988.02395209581">
            <text:p>5,988</text:p>
          </table:table-cell>
          <table:table-cell table:style-name="ce63" table:formula="of:=([.E27]*2)/(60*60)" office:value-type="float" office:value="3.32667997338656">
            <text:p>3</text:p>
          </table:table-cell>
          <table:table-cell table:style-name="ce63" table:formula="of:=([.E27]*2)/60" office:value-type="float" office:value="199.600798403194">
            <text:p>200</text:p>
          </table:table-cell>
          <table:table-cell table:style-name="ce65" table:formula="of:=[.E27]+[.H26]" office:value-type="float" office:value="80067.3761518864">
            <text:p>80,067</text:p>
          </table:table-cell>
          <table:table-cell table:style-name="ce63" table:formula="of:=([.H27]*2)/(60*60)" office:value-type="float" office:value="44.4818756399369">
            <text:p>44</text:p>
          </table:table-cell>
          <table:table-cell table:style-name="ce63" table:formula="of:=([.H27]*2)/60" office:value-type="float" office:value="2668.91253839621">
            <text:p>2,669</text:p>
          </table:table-cell>
          <table:table-cell table:style-name="ce67" table:formula="of:=[.K26]+0.03" office:value-type="percentage" office:value="0.82">
            <text:p>82%</text:p>
          </table:table-cell>
          <table:table-cell table:style-name="ce98" table:formula="of:=[.H27]/[.$H$33]" office:value-type="percentage" office:value="0.61558384985323">
            <text:p>61.56%</text:p>
          </table:table-cell>
          <table:table-cell/>
          <table:table-cell office:value-type="string">
            <text:p>** but look at slime compared to wasp, wasp costs more a but isn't as aggressive</text:p>
          </table:table-cell>
          <table:table-cell table:number-columns-repeated="1010"/>
        </table:table-row>
        <table:table-row table:style-name="ro3">
          <table:table-cell office:value-type="float" office:value="25">
            <text:p>25 </text:p>
          </table:table-cell>
          <table:table-cell table:style-name="ce55" office:value-type="string">
            <text:p>Powerful</text:p>
          </table:table-cell>
          <table:table-cell table:style-name="ce62" office:value-type="float" office:value="0.01">
            <text:p>0.01</text:p>
          </table:table-cell>
          <table:table-cell table:style-name="ce62" table:formula="of:=[.C28]-[.C27]" office:value-type="float" office:value="-0.0067">
            <text:p>-0.01</text:p>
          </table:table-cell>
          <table:table-cell table:style-name="ce63" table:formula="of:=100/[.C28]" office:value-type="float" office:value="10000">
            <text:p>10,000</text:p>
          </table:table-cell>
          <table:table-cell table:style-name="ce63" table:formula="of:=([.E28]*2)/(60*60)" office:value-type="float" office:value="5.55555555555556">
            <text:p>6</text:p>
          </table:table-cell>
          <table:table-cell table:style-name="ce63" table:formula="of:=([.E28]*2)/60" office:value-type="float" office:value="333.333333333333">
            <text:p>333</text:p>
          </table:table-cell>
          <table:table-cell table:style-name="ce65" table:formula="of:=[.E28]+[.H27]" office:value-type="float" office:value="90067.3761518864">
            <text:p>90,067</text:p>
          </table:table-cell>
          <table:table-cell table:style-name="ce63" table:formula="of:=([.H28]*2)/(60*60)" office:value-type="float" office:value="50.0374311954924">
            <text:p>50</text:p>
          </table:table-cell>
          <table:table-cell table:style-name="ce63" table:formula="of:=([.H28]*2)/60" office:value-type="float" office:value="3002.24587172955">
            <text:p>3,002</text:p>
          </table:table-cell>
          <table:table-cell table:style-name="ce68" table:formula="of:=[.K27]+0.03" office:value-type="percentage" office:value="0.850000000000001">
            <text:p>85%</text:p>
          </table:table-cell>
          <table:table-cell table:style-name="ce98" table:formula="of:=[.H28]/[.$H$33]" office:value-type="percentage" office:value="0.692467079882584">
            <text:p>69.25%</text:p>
          </table:table-cell>
          <table:table-cell/>
          <table:table-cell office:value-type="string">
            <text:p>** dodge should also be a cost factor then. <text:s/>Check eagle costs for high dodge/dmg forms</text:p>
          </table:table-cell>
          <table:table-cell table:number-columns-repeated="1010"/>
        </table:table-row>
        <table:table-row table:style-name="ro3">
          <table:table-cell office:value-type="float" office:value="26">
            <text:p>26 </text:p>
          </table:table-cell>
          <table:table-cell table:style-name="ce55" office:value-type="string">
            <text:p>Powerful</text:p>
          </table:table-cell>
          <table:table-cell table:style-name="ce62" office:value-type="float" office:value="0.01">
            <text:p>0.01</text:p>
          </table:table-cell>
          <table:table-cell table:style-name="ce62" table:formula="of:=[.C29]-[.C28]" office:value-type="float" office:value="0">
            <text:p>0.00</text:p>
          </table:table-cell>
          <table:table-cell table:style-name="ce63" table:formula="of:=100/[.C29]" office:value-type="float" office:value="10000">
            <text:p>10,000</text:p>
          </table:table-cell>
          <table:table-cell table:style-name="ce63" table:formula="of:=([.E29]*2)/(60*60)" office:value-type="float" office:value="5.55555555555556">
            <text:p>6</text:p>
          </table:table-cell>
          <table:table-cell table:style-name="ce63" table:formula="of:=([.E29]*2)/60" office:value-type="float" office:value="333.333333333333">
            <text:p>333</text:p>
          </table:table-cell>
          <table:table-cell table:style-name="ce65" table:formula="of:=[.E29]+[.H28]" office:value-type="float" office:value="100067.376151886">
            <text:p>100,067</text:p>
          </table:table-cell>
          <table:table-cell table:style-name="ce63" table:formula="of:=([.H29]*2)/(60*60)" office:value-type="float" office:value="55.592986751048">
            <text:p>56</text:p>
          </table:table-cell>
          <table:table-cell table:style-name="ce63" table:formula="of:=([.H29]*2)/60" office:value-type="float" office:value="3335.57920506288">
            <text:p>3,336</text:p>
          </table:table-cell>
          <table:table-cell table:style-name="ce68" table:formula="of:=[.K28]+0.03" office:value-type="percentage" office:value="0.88">
            <text:p>88%</text:p>
          </table:table-cell>
          <table:table-cell table:style-name="ce98" table:formula="of:=[.H29]/[.$H$33]" office:value-type="percentage" office:value="0.769350309911938">
            <text:p>76.94%</text:p>
          </table:table-cell>
          <table:table-cell table:number-columns-repeated="1012"/>
        </table:table-row>
        <table:table-row table:style-name="ro3">
          <table:table-cell office:value-type="float" office:value="27">
            <text:p>27 </text:p>
          </table:table-cell>
          <table:table-cell table:style-name="ce59" office:value-type="string">
            <text:p>Dangerous</text:p>
          </table:table-cell>
          <table:table-cell table:style-name="ce62" office:value-type="float" office:value="0.01">
            <text:p>0.01</text:p>
          </table:table-cell>
          <table:table-cell table:style-name="ce62" table:formula="of:=[.C30]-[.C29]" office:value-type="float" office:value="0">
            <text:p>0.00</text:p>
          </table:table-cell>
          <table:table-cell table:style-name="ce63" table:formula="of:=100/[.C30]" office:value-type="float" office:value="10000">
            <text:p>10,000</text:p>
          </table:table-cell>
          <table:table-cell table:style-name="ce63" table:formula="of:=([.E30]*2)/(60*60)" office:value-type="float" office:value="5.55555555555556">
            <text:p>6</text:p>
          </table:table-cell>
          <table:table-cell table:style-name="ce63" table:formula="of:=([.E30]*2)/60" office:value-type="float" office:value="333.333333333333">
            <text:p>333</text:p>
          </table:table-cell>
          <table:table-cell table:style-name="ce65" table:formula="of:=[.E30]+[.H29]" office:value-type="float" office:value="110067.376151886">
            <text:p>110,067</text:p>
          </table:table-cell>
          <table:table-cell table:style-name="ce63" table:formula="of:=([.H30]*2)/(60*60)" office:value-type="float" office:value="61.1485423066035">
            <text:p>61</text:p>
          </table:table-cell>
          <table:table-cell table:style-name="ce63" table:formula="of:=([.H30]*2)/60" office:value-type="float" office:value="3668.91253839621">
            <text:p>3,669</text:p>
          </table:table-cell>
          <table:table-cell table:style-name="ce68" table:formula="of:=[.K29]+0.03" office:value-type="percentage" office:value="0.910000000000001">
            <text:p>91%</text:p>
          </table:table-cell>
          <table:table-cell table:style-name="ce98" table:formula="of:=[.H30]/[.$H$33]" office:value-type="percentage" office:value="0.846233539941292">
            <text:p>84.62%</text:p>
          </table:table-cell>
          <table:table-cell table:number-columns-repeated="1012"/>
        </table:table-row>
        <table:table-row table:style-name="ro3">
          <table:table-cell office:value-type="float" office:value="28">
            <text:p>28 </text:p>
          </table:table-cell>
          <table:table-cell table:style-name="ce59" office:value-type="string">
            <text:p>Dangerous</text:p>
          </table:table-cell>
          <table:table-cell table:style-name="ce62" office:value-type="float" office:value="0.01">
            <text:p>0.01</text:p>
          </table:table-cell>
          <table:table-cell table:style-name="ce62" table:formula="of:=[.C31]-[.C30]" office:value-type="float" office:value="0">
            <text:p>0.00</text:p>
          </table:table-cell>
          <table:table-cell table:style-name="ce63" table:formula="of:=100/[.C31]" office:value-type="float" office:value="10000">
            <text:p>10,000</text:p>
          </table:table-cell>
          <table:table-cell table:style-name="ce63" table:formula="of:=([.E31]*2)/(60*60)" office:value-type="float" office:value="5.55555555555556">
            <text:p>6</text:p>
          </table:table-cell>
          <table:table-cell table:style-name="ce63" table:formula="of:=([.E31]*2)/60" office:value-type="float" office:value="333.333333333333">
            <text:p>333</text:p>
          </table:table-cell>
          <table:table-cell table:style-name="ce65" table:formula="of:=[.E31]+[.H30]" office:value-type="float" office:value="120067.376151886">
            <text:p>120,067</text:p>
          </table:table-cell>
          <table:table-cell table:style-name="ce63" table:formula="of:=([.H31]*2)/(60*60)" office:value-type="float" office:value="66.7040978621591">
            <text:p>67</text:p>
          </table:table-cell>
          <table:table-cell table:style-name="ce63" table:formula="of:=([.H31]*2)/60" office:value-type="float" office:value="4002.24587172955">
            <text:p>4,002</text:p>
          </table:table-cell>
          <table:table-cell table:style-name="ce67" table:formula="of:=[.K30]+0.03" office:value-type="percentage" office:value="0.940000000000001">
            <text:p>94%</text:p>
          </table:table-cell>
          <table:table-cell table:style-name="ce98" table:formula="of:=[.H31]/[.$H$33]" office:value-type="percentage" office:value="0.923116769970646">
            <text:p>92.31%</text:p>
          </table:table-cell>
          <table:table-cell/>
          <table:table-cell office:value-type="string">
            <text:p>dmg types forms can do:</text:p>
          </table:table-cell>
          <table:table-cell table:number-columns-repeated="1010"/>
        </table:table-row>
        <table:table-row table:style-name="ro3">
          <table:table-cell office:value-type="float" office:value="29">
            <text:p>29 </text:p>
          </table:table-cell>
          <table:table-cell table:style-name="ce59" office:value-type="string">
            <text:p>Dangerous</text:p>
          </table:table-cell>
          <table:table-cell table:style-name="ce62" office:value-type="float" office:value="0.01">
            <text:p>0.01</text:p>
          </table:table-cell>
          <table:table-cell table:style-name="ce62" table:formula="of:=[.C32]-[.C31]" office:value-type="float" office:value="0">
            <text:p>0.00</text:p>
          </table:table-cell>
          <table:table-cell table:style-name="ce63" table:formula="of:=100/[.C32]" office:value-type="float" office:value="10000">
            <text:p>10,000</text:p>
          </table:table-cell>
          <table:table-cell table:style-name="ce63" table:formula="of:=([.E32]*2)/(60*60)" office:value-type="float" office:value="5.55555555555556">
            <text:p>6</text:p>
          </table:table-cell>
          <table:table-cell table:style-name="ce63" table:formula="of:=([.E32]*2)/60" office:value-type="float" office:value="333.333333333333">
            <text:p>333</text:p>
          </table:table-cell>
          <table:table-cell table:style-name="ce65" table:formula="of:=[.E32]+[.H31]" office:value-type="float" office:value="130067.376151886">
            <text:p>130,067</text:p>
          </table:table-cell>
          <table:table-cell table:style-name="ce63" table:formula="of:=([.H32]*2)/(60*60)" office:value-type="float" office:value="72.2596534177147">
            <text:p>72</text:p>
          </table:table-cell>
          <table:table-cell table:style-name="ce63" table:formula="of:=([.H32]*2)/60" office:value-type="float" office:value="4335.57920506288">
            <text:p>4,336</text:p>
          </table:table-cell>
          <table:table-cell table:style-name="ce67" table:formula="of:=[.K31]+0.03" office:value-type="percentage" office:value="0.970000000000001">
            <text:p>97%</text:p>
          </table:table-cell>
          <table:table-cell table:style-name="ce98" table:formula="of:=[.H32]/[.$H$33]" office:value-type="percentage" office:value="1">
            <text:p>100.00%</text:p>
          </table:table-cell>
          <table:table-cell/>
          <table:table-cell office:value-type="string">
            <text:p>edged, blunt, [fire], [ice], poison, mind, [radiation]</text:p>
          </table:table-cell>
          <table:table-cell table:number-columns-repeated="1010"/>
        </table:table-row>
        <table:table-row table:style-name="ro3">
          <table:table-cell office:value-type="float" office:value="30">
            <text:p>30 </text:p>
          </table:table-cell>
          <table:table-cell table:style-name="ce59" office:value-type="string">
            <text:p>Deadly</text:p>
          </table:table-cell>
          <table:table-cell table:style-name="ce62" office:value-type="float" office:value="0">
            <text:p>0.00</text:p>
          </table:table-cell>
          <table:table-cell table:style-name="ce62"/>
          <table:table-cell office:value-type="float" office:value="0">
            <text:p>0</text:p>
          </table:table-cell>
          <table:table-cell table:formula="of:=([.E33]*2)/(60*60)" office:value-type="float" office:value="0">
            <text:p>0</text:p>
          </table:table-cell>
          <table:table-cell table:formula="of:=([.E33]*2)/60" office:value-type="float" office:value="0">
            <text:p>0</text:p>
          </table:table-cell>
          <table:table-cell table:style-name="ce64" table:formula="of:=[.E33]+[.H32]" office:value-type="float" office:value="130067.376151886">
            <text:p>130,067</text:p>
          </table:table-cell>
          <table:table-cell table:formula="of:=([.H33]*2)/(60*60)" office:value-type="float" office:value="72.2596534177147">
            <text:p>72</text:p>
          </table:table-cell>
          <table:table-cell table:formula="of:=([.H33]*2)/60" office:value-type="float" office:value="4335.57920506288">
            <text:p>4,336</text:p>
          </table:table-cell>
          <table:table-cell table:style-name="ce67" table:formula="of:=[.K32]+0.03" office:value-type="percentage" office:value="1">
            <text:p>100%</text:p>
          </table:table-cell>
          <table:table-cell table:style-name="ce98" table:formula="of:=[.H33]/[.$H$33]" office:value-type="percentage" office:value="1">
            <text:p>100.00%</text:p>
          </table:table-cell>
          <table:table-cell/>
          <table:table-cell office:value-type="string">
            <text:p>[] denotes intrinsic or relinquish</text:p>
          </table:table-cell>
          <table:table-cell table:number-columns-repeated="1010"/>
        </table:table-row>
        <table:table-row table:style-name="ro3">
          <table:table-cell/>
          <table:table-cell table:style-name="ce55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56"/>
          <table:table-cell table:number-columns-repeated="1023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abels" table:style-name="ta2">
        <table:table-column table:style-name="co69" table:default-cell-style-name="ce18"/>
        <table:table-column table:style-name="co70" table:default-cell-style-name="ce18"/>
        <table:table-column table:style-name="co72" table:default-cell-style-name="ce18"/>
        <table:table-column table:style-name="co73" table:default-cell-style-name="ce18"/>
        <table:table-column table:style-name="co10" table:default-cell-style-name="ce18"/>
        <table:table-column table:style-name="co73" table:default-cell-style-name="ce18"/>
        <table:table-column table:style-name="co74" table:default-cell-style-name="ce100"/>
        <table:table-column table:style-name="co10" table:default-cell-style-name="ce18"/>
        <table:table-column table:style-name="co75" table:default-cell-style-name="ce18"/>
        <table:table-column table:style-name="co76" table:default-cell-style-name="ce18"/>
        <table:table-column table:style-name="co77" table:default-cell-style-name="ce18"/>
        <table:table-column table:style-name="co78" table:default-cell-style-name="ce18"/>
        <table:table-column table:style-name="co79" table:default-cell-style-name="ce18"/>
        <table:table-column table:style-name="co80" table:default-cell-style-name="ce18"/>
        <table:table-column table:style-name="co10" table:number-columns-repeated="1009" table:default-cell-style-name="ce18"/>
        <table:table-row table:style-name="ro6">
          <table:table-cell table:style-name="ce17" office:value-type="string">
            <text:p>emote</text:p>
          </table:table-cell>
          <table:table-cell table:style-name="ce17" office:value-type="string">
            <text:p>dmg</text:p>
          </table:table-cell>
          <table:table-cell table:style-name="ce17" office:value-type="string">
            <text:p>attack type</text:p>
          </table:table-cell>
          <table:table-cell table:style-name="ce17" office:value-type="string">
            <text:p>rank</text:p>
          </table:table-cell>
          <table:table-cell/>
          <table:table-cell table:style-name="ce19" office:value-type="string">
            <text:p>rank</text:p>
          </table:table-cell>
          <table:table-cell table:style-name="ce99" office:value-type="string">
            <text:p>value</text:p>
          </table:table-cell>
          <table:table-cell table:style-name="ce22"/>
          <table:table-cell table:style-name="ce17" office:value-type="string">
            <text:p>bioplasts</text:p>
          </table:table-cell>
          <table:table-cell table:number-columns-repeated="1014"/>
        </table:table-row>
        <table:table-row table:style-name="ro3">
          <table:table-cell office:value-type="string">
            <text:p>mouthful of air but little else</text:p>
          </table:table-cell>
          <table:table-cell office:value-type="string">
            <text:p>edged</text:p>
          </table:table-cell>
          <table:table-cell office:value-type="string">
            <text:p>beak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string">
            <text:p>dark</text:p>
          </table:table-cell>
          <table:table-cell table:number-columns-repeated="1014"/>
        </table:table-row>
        <table:table-row table:style-name="ro6">
          <table:table-cell office:value-type="string">
            <text:p>bite glacningly and cause minor scratches</text:p>
          </table:table-cell>
          <table:table-cell office:value-type="string">
            <text:p>edged</text:p>
          </table:table-cell>
          <table:table-cell office:value-type="string">
            <text:p>bea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0-25</text:p>
          </table:table-cell>
          <table:table-cell/>
          <table:table-cell office:value-type="string">
            <text:p>murky</text:p>
          </table:table-cell>
          <table:table-cell table:number-columns-repeated="1014"/>
        </table:table-row>
        <table:table-row table:style-name="ro3">
          <table:table-cell office:value-type="string">
            <text:p>bite causes &lt;mob&gt; to bleed slightly</text:p>
          </table:table-cell>
          <table:table-cell office:value-type="string">
            <text:p>edged</text:p>
          </table:table-cell>
          <table:table-cell office:value-type="string">
            <text:p>beak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25-50</text:p>
          </table:table-cell>
          <table:table-cell/>
          <table:table-cell office:value-type="string">
            <text:p>turbid</text:p>
          </table:table-cell>
          <table:table-cell table:number-columns-repeated="1014"/>
        </table:table-row>
        <table:table-row table:style-name="ro3">
          <table:table-cell office:value-type="string">
            <text:p>bite hard and draw some blood!</text:p>
          </table:table-cell>
          <table:table-cell office:value-type="string">
            <text:p>edged</text:p>
          </table:table-cell>
          <table:table-cell office:value-type="string">
            <text:p>beak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50-100</text:p>
          </table:table-cell>
          <table:table-cell/>
          <table:table-cell table:style-name="ce22" office:value-type="string">
            <text:p>opaque</text:p>
          </table:table-cell>
          <table:table-cell table:number-columns-repeated="1014"/>
        </table:table-row>
        <table:table-row table:style-name="ro3">
          <table:table-cell office:value-type="string">
            <text:p>scratch slightly</text:p>
          </table:table-cell>
          <table:table-cell office:value-type="string">
            <text:p>edged</text:p>
          </table:table-cell>
          <table:table-cell office:value-type="string">
            <text:p>talon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string">
            <text:p>100-150</text:p>
          </table:table-cell>
          <table:table-cell/>
          <table:table-cell table:style-name="ce22" office:value-type="string">
            <text:p>cloudy</text:p>
          </table:table-cell>
          <table:table-cell table:number-columns-repeated="1014"/>
        </table:table-row>
        <table:table-row table:style-name="ro3">
          <table:table-cell office:value-type="string">
            <text:p>scratch deeply</text:p>
          </table:table-cell>
          <table:table-cell office:value-type="string">
            <text:p>edged</text:p>
          </table:table-cell>
          <table:table-cell office:value-type="string">
            <text:p>talon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string">
            <text:p>150-200</text:p>
          </table:table-cell>
          <table:table-cell/>
          <table:table-cell table:style-name="ce22" office:value-type="string">
            <text:p>milky</text:p>
          </table:table-cell>
          <table:table-cell table:number-columns-repeated="1014"/>
        </table:table-row>
        <table:table-row table:style-name="ro3">
          <table:table-cell office:value-type="string">
            <text:p>open a large gash</text:p>
          </table:table-cell>
          <table:table-cell office:value-type="string">
            <text:p>edged</text:p>
          </table:table-cell>
          <table:table-cell office:value-type="string">
            <text:p>talon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2" office:value-type="string">
            <text:p>translucent</text:p>
          </table:table-cell>
          <table:table-cell table:number-columns-repeated="1014"/>
        </table:table-row>
        <table:table-row table:style-name="ro3">
          <table:table-cell office:value-type="string">
            <text:p>knock hard in the face</text:p>
          </table:table-cell>
          <table:table-cell office:value-type="string">
            <text:p>blunt</text:p>
          </table:table-cell>
          <table:table-cell office:value-type="string">
            <text:p>wing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stinger hits nothing but air</text:p>
          </table:table-cell>
          <table:table-cell office:value-type="string">
            <text:p>poison</text:p>
          </table:table-cell>
          <table:table-cell office:value-type="string">
            <text:p>stinger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office:value-type="string">
            <text:p>sting brushes</text:p>
          </table:table-cell>
          <table:table-cell office:value-type="string">
            <text:p>poison</text:p>
          </table:table-cell>
          <table:table-cell office:value-type="string">
            <text:p>sting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ting lightly</text:p>
          </table:table-cell>
          <table:table-cell office:value-type="string">
            <text:p>poison</text:p>
          </table:table-cell>
          <table:table-cell office:value-type="string">
            <text:p>stinge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winces slightly</text:p>
          </table:table-cell>
          <table:table-cell office:value-type="string">
            <text:p>poison</text:p>
          </table:table-cell>
          <table:table-cell office:value-type="string">
            <text:p>stinge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causes to fall back in pain</text:p>
          </table:table-cell>
          <table:table-cell office:value-type="string">
            <text:p>poison</text:p>
          </table:table-cell>
          <table:table-cell office:value-type="string">
            <text:p>stinger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3">
          <table:table-cell office:value-type="string">
            <text:p>staggers as you sting it viciously</text:p>
          </table:table-cell>
          <table:table-cell office:value-type="string">
            <text:p>poison</text:p>
          </table:table-cell>
          <table:table-cell office:value-type="string">
            <text:p>stinger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mouthful of air but little else</text:p>
          </table:table-cell>
          <table:table-cell office:value-type="string">
            <text:p>edged</text:p>
          </table:table-cell>
          <table:table-cell office:value-type="string">
            <text:p>bite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ke in the ribs with a finger</text:p>
          </table:table-cell>
          <table:table-cell office:value-type="string">
            <text:p>blunt</text:p>
          </table:table-cell>
          <table:table-cell office:value-type="string">
            <text:p>human</text:p>
          </table:table-cell>
          <table:table-cell office:value-type="string">
            <text:p>hand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3">
          <table:table-cell office:value-type="string">
            <text:p>bite causes minor abrasions</text:p>
          </table:table-cell>
          <table:table-cell office:value-type="string">
            <text:p>edged</text:p>
          </table:table-cell>
          <table:table-cell office:value-type="string">
            <text:p>bite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bounce elbow off sternum with a dull thud</text:p>
          </table:table-cell>
          <table:table-cell office:value-type="string">
            <text:p>blunt</text:p>
          </table:table-cell>
          <table:table-cell office:value-type="string">
            <text:p>human</text:p>
          </table:table-cell>
          <table:table-cell office:value-type="string">
            <text:p>elbow</text:p>
          </table:table-cell>
          <table:table-cell table:number-columns-repeated="1010"/>
        </table:table-row>
        <table:table-row table:style-name="ro3">
          <table:table-cell office:value-type="string">
            <text:p>bite causes to bleed slightly</text:p>
          </table:table-cell>
          <table:table-cell office:value-type="string">
            <text:p>edged</text:p>
          </table:table-cell>
          <table:table-cell office:value-type="string">
            <text:p>bite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smash your foot hard and draw blood</text:p>
          </table:table-cell>
          <table:table-cell office:value-type="string">
            <text:p>blunt</text:p>
          </table:table-cell>
          <table:table-cell office:value-type="string">
            <text:p>human</text:p>
          </table:table-cell>
          <table:table-cell office:value-type="string">
            <text:p>foot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3">
          <table:table-cell office:value-type="string">
            <text:p>bite causes to bleed profusely</text:p>
          </table:table-cell>
          <table:table-cell office:value-type="string">
            <text:p>edged</text:p>
          </table:table-cell>
          <table:table-cell office:value-type="string">
            <text:p>bite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land a light kick with your foot</text:p>
          </table:table-cell>
          <table:table-cell office:value-type="string">
            <text:p>blunt</text:p>
          </table:table-cell>
          <table:table-cell office:value-type="string">
            <text:p>human</text:p>
          </table:table-cell>
          <table:table-cell office:value-type="string">
            <text:p>foot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3">
          <table:table-cell office:value-type="string">
            <text:p>bite cracks bones!</text:p>
          </table:table-cell>
          <table:table-cell office:value-type="string">
            <text:p>edged</text:p>
          </table:table-cell>
          <table:table-cell office:value-type="string">
            <text:p>bit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open hand lightly slaps in the face</text:p>
          </table:table-cell>
          <table:table-cell office:value-type="string">
            <text:p>blunt</text:p>
          </table:table-cell>
          <table:table-cell office:value-type="string">
            <text:p>human</text:p>
          </table:table-cell>
          <table:table-cell office:value-type="string">
            <text:p>hand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6">
          <table:table-cell office:value-type="string">
            <text:p>scratch slightly</text:p>
          </table:table-cell>
          <table:table-cell office:value-type="string">
            <text:p>edged</text:p>
          </table:table-cell>
          <table:table-cell office:value-type="string">
            <text:p>claw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blood tricles from nose after swift jab</text:p>
          </table:table-cell>
          <table:table-cell office:value-type="string">
            <text:p>blunt</text:p>
          </table:table-cell>
          <table:table-cell office:value-type="string">
            <text:p>human</text:p>
          </table:table-cell>
          <table:table-cell office:value-type="string">
            <text:p>hand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3">
          <table:table-cell office:value-type="string">
            <text:p>scratch deeply</text:p>
          </table:table-cell>
          <table:table-cell office:value-type="string">
            <text:p>edged</text:p>
          </table:table-cell>
          <table:table-cell office:value-type="string">
            <text:p>claw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merely glance with your foot</text:p>
          </table:table-cell>
          <table:table-cell office:value-type="string">
            <text:p>blunt</text:p>
          </table:table-cell>
          <table:table-cell office:value-type="string">
            <text:p>human</text:p>
          </table:table-cell>
          <table:table-cell office:value-type="string">
            <text:p>foot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3">
          <table:table-cell office:value-type="string">
            <text:p>open a large gash</text:p>
          </table:table-cell>
          <table:table-cell office:value-type="string">
            <text:p>edged</text:p>
          </table:table-cell>
          <table:table-cell office:value-type="string">
            <text:p>claw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you pull your punch and only graze</text:p>
          </table:table-cell>
          <table:table-cell office:value-type="string">
            <text:p>blunt</text:p>
          </table:table-cell>
          <table:table-cell office:value-type="string">
            <text:p>human</text:p>
          </table:table-cell>
          <table:table-cell office:value-type="string">
            <text:p>hand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3">
          <table:table-cell office:value-type="string">
            <text:p>you tear small patches of flesh</text:p>
          </table:table-cell>
          <table:table-cell office:value-type="string">
            <text:p>edged</text:p>
          </table:table-cell>
          <table:table-cell office:value-type="string">
            <text:p>claw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3">
          <table:table-cell office:value-type="string">
            <text:p>you swat but hit nothing but air</text:p>
          </table:table-cell>
          <table:table-cell office:value-type="string">
            <text:p>blunt</text:p>
          </table:table-cell>
          <table:table-cell office:value-type="string">
            <text:p>paws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6">
          <table:table-cell office:value-type="string">
            <text:p>paw glancingly</text:p>
          </table:table-cell>
          <table:table-cell office:value-type="string">
            <text:p>blunt</text:p>
          </table:table-cell>
          <table:table-cell office:value-type="string">
            <text:p>pa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leave some ugly bruises as you pound!</text:p>
          </table:table-cell>
          <table:table-cell office:value-type="string">
            <text:p>blunt</text:p>
          </table:table-cell>
          <table:table-cell office:value-type="string">
            <text:p>paws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17" office:value-type="string">
            <text:p>Notes</text:p>
          </table:table-cell>
          <table:table-cell table:number-columns-repeated="1013"/>
        </table:table-row>
        <table:table-row table:style-name="ro6">
          <table:table-cell office:value-type="string">
            <text:p>smash paws hard and draw blood!</text:p>
          </table:table-cell>
          <table:table-cell office:value-type="string">
            <text:p>blunt</text:p>
          </table:table-cell>
          <table:table-cell office:value-type="string">
            <text:p>paws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mammal claws seem to hit the hardest of the 3 dmg types</text:p>
          </table:table-cell>
          <table:table-cell table:number-columns-repeated="1013"/>
        </table:table-row>
        <table:table-row table:style-name="ro3">
          <table:table-cell office:value-type="string">
            <text:p>you hear bones smash as you pound</text:p>
          </table:table-cell>
          <table:table-cell office:value-type="string">
            <text:p>blunt</text:p>
          </table:table-cell>
          <table:table-cell office:value-type="string">
            <text:p>paws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**same for avian talons</text:p>
          </table:table-cell>
          <table:table-cell table:number-columns-repeated="1013"/>
        </table:table-row>
        <table:table-row table:style-name="ro3">
          <table:table-cell office:value-type="string">
            <text:p>swipe a tentacle but miss</text:p>
          </table:table-cell>
          <table:table-cell office:value-type="string">
            <text:p>blunt</text:p>
          </table:table-cell>
          <table:table-cell office:value-type="string">
            <text:p>tentacle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office:value-type="string">
            <text:p>merely slap lightly</text:p>
          </table:table-cell>
          <table:table-cell office:value-type="string">
            <text:p>blunt</text:p>
          </table:table-cell>
          <table:table-cell office:value-type="string">
            <text:p>tentac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whack a slimey tentacle firmly</text:p>
          </table:table-cell>
          <table:table-cell office:value-type="string">
            <text:p>blunt</text:p>
          </table:table-cell>
          <table:table-cell office:value-type="string">
            <text:p>tentacl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hear a satisfying thud as you smack firmly</text:p>
          </table:table-cell>
          <table:table-cell office:value-type="string">
            <text:p>blunt</text:p>
          </table:table-cell>
          <table:table-cell office:value-type="string">
            <text:p>tentac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you hear bones smash as you pound</text:p>
          </table:table-cell>
          <table:table-cell office:value-type="string">
            <text:p>blunt</text:p>
          </table:table-cell>
          <table:table-cell office:value-type="string">
            <text:p>tentacle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6">
          <table:table-cell office:value-type="string">
            <text:p>you leave a large dent with a vicous blow</text:p>
          </table:table-cell>
          <table:table-cell office:value-type="string">
            <text:p>blunt</text:p>
          </table:table-cell>
          <table:table-cell office:value-type="string">
            <text:p>tentac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is completely unaffected</text:p>
          </table:table-cell>
          <table:table-cell office:value-type="string">
            <text:p>mind</text:p>
          </table:table-cell>
          <table:table-cell office:value-type="string">
            <text:p>toxin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office:value-type="string">
            <text:p>gets a mild headache</text:p>
          </table:table-cell>
          <table:table-cell office:value-type="string">
            <text:p>mind</text:p>
          </table:table-cell>
          <table:table-cell office:value-type="string">
            <text:p>tox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ets a severe migraine</text:p>
          </table:table-cell>
          <table:table-cell office:value-type="string">
            <text:p>mind</text:p>
          </table:table-cell>
          <table:table-cell office:value-type="string">
            <text:p>toxin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holds his head and cowers in pain</text:p>
          </table:table-cell>
          <table:table-cell office:value-type="string">
            <text:p>mind</text:p>
          </table:table-cell>
          <table:table-cell office:value-type="string">
            <text:p>toxin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horn grazes</text:p>
          </table:table-cell>
          <table:table-cell office:value-type="string">
            <text:p>edged</text:p>
          </table:table-cell>
          <table:table-cell office:value-type="string">
            <text:p>horn</text:p>
          </table:table-cell>
          <table:table-cell table:number-columns-repeated="1020"/>
        </table:table-row>
        <table:table-row table:style-name="ro3">
          <table:table-cell office:value-type="string">
            <text:p>horn thuds knocking the wind out of</text:p>
          </table:table-cell>
          <table:table-cell office:value-type="string">
            <text:p>edged</text:p>
          </table:table-cell>
          <table:table-cell office:value-type="string">
            <text:p>horn</text:p>
          </table:table-cell>
          <table:table-cell table:number-columns-repeated="1020"/>
        </table:table-row>
        <table:table-row table:style-name="ro3" table:number-rows-repeated="104853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forms" table:style-name="ta1">
        <table:table-column table:style-name="co101" table:default-cell-style-name="ce18"/>
        <table:table-column table:style-name="co25" table:default-cell-style-name="ce18"/>
        <table:table-column table:style-name="co81" table:default-cell-style-name="ce18"/>
        <table:table-column table:style-name="co99" table:default-cell-style-name="ce18"/>
        <table:table-column table:style-name="co86" table:default-cell-style-name="ce18"/>
        <table:table-column table:style-name="co102" table:default-cell-style-name="ce18"/>
        <table:table-column table:style-name="co91" table:default-cell-style-name="ce18"/>
        <table:table-column table:style-name="co102" table:default-cell-style-name="ce18"/>
        <table:table-column table:style-name="co103" table:default-cell-style-name="ce27"/>
        <table:table-column table:style-name="co71" table:default-cell-style-name="ce27"/>
        <table:table-column table:style-name="co93" table:default-cell-style-name="ce18"/>
        <table:table-column table:style-name="co104" table:default-cell-style-name="ce18"/>
        <table:table-column table:style-name="co105" table:default-cell-style-name="ce18"/>
        <table:table-column table:style-name="co106" table:default-cell-style-name="ce18"/>
        <table:table-column table:style-name="co84" table:default-cell-style-name="ce18"/>
        <table:table-column table:style-name="co91" table:default-cell-style-name="ce18"/>
        <table:table-column table:style-name="co37" table:number-columns-repeated="1008" table:default-cell-style-name="ce18"/>
        <table:table-row table:style-name="ro8">
          <table:table-cell table:style-name="ce95" office:value-type="string">
            <text:p>a guess</text:p>
          </table:table-cell>
          <table:table-cell/>
          <table:table-cell table:style-name="ce17" office:value-type="string">
            <text:p>Tank</text:p>
          </table:table-cell>
          <table:table-cell table:style-name="ce17"/>
          <table:table-cell table:style-name="ce17" office:value-type="string">
            <text:p>Damage</text:p>
          </table:table-cell>
          <table:table-cell table:style-name="ce17"/>
          <table:table-cell table:style-name="ce17" office:value-type="string">
            <text:p>Dodge</text:p>
          </table:table-cell>
          <table:table-cell table:style-name="ce17"/>
          <table:table-cell table:style-name="ce26"/>
          <table:table-cell table:number-columns-repeated="1015"/>
        </table:table-row>
        <table:table-row table:style-name="ro8">
          <table:table-cell table:style-name="ce108" office:value-type="string">
            <text:p>has a special</text:p>
          </table:table-cell>
          <table:table-cell/>
          <table:table-cell office:value-type="string">
            <text:p>extremely tough</text:p>
          </table:table-cell>
          <table:table-cell/>
          <table:table-cell office:value-type="string">
            <text:p>extremely vicious</text:p>
          </table:table-cell>
          <table:table-cell/>
          <table:table-cell office:value-type="string">
            <text:p>extremely swift and agile</text:p>
          </table:table-cell>
          <table:table-cell/>
          <table:table-cell office:value-type="float" office:value="9">
            <text:p>9.00 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string">
            <text:p>very tough</text:p>
          </table:table-cell>
          <table:table-cell/>
          <table:table-cell office:value-type="string">
            <text:p>vicious</text:p>
          </table:table-cell>
          <table:table-cell/>
          <table:table-cell office:value-type="string">
            <text:p>very swift and agile</text:p>
          </table:table-cell>
          <table:table-cell/>
          <table:table-cell office:value-type="float" office:value="8">
            <text:p>8.00 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string">
            <text:p>tough</text:p>
          </table:table-cell>
          <table:table-cell/>
          <table:table-cell office:value-type="string">
            <text:p>very aggressive</text:p>
          </table:table-cell>
          <table:table-cell/>
          <table:table-cell office:value-type="string">
            <text:p>swift and agile</text:p>
          </table:table-cell>
          <table:table-cell/>
          <table:table-cell office:value-type="float" office:value="7">
            <text:p>7.00 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string">
            <text:p>robust</text:p>
          </table:table-cell>
          <table:table-cell/>
          <table:table-cell office:value-type="string">
            <text:p>aggressive</text:p>
          </table:table-cell>
          <table:table-cell/>
          <table:table-cell office:value-type="string">
            <text:p>agile</text:p>
          </table:table-cell>
          <table:table-cell/>
          <table:table-cell office:value-type="float" office:value="6">
            <text:p>6.00 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string">
            <text:p>average toughness</text:p>
          </table:table-cell>
          <table:table-cell/>
          <table:table-cell office:value-type="string">
            <text:p>average aggression</text:p>
          </table:table-cell>
          <table:table-cell/>
          <table:table-cell office:value-type="string">
            <text:p>average agility</text:p>
          </table:table-cell>
          <table:table-cell/>
          <table:table-cell office:value-type="float" office:value="5">
            <text:p>5.00 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string">
            <text:p>somewhat tough</text:p>
          </table:table-cell>
          <table:table-cell/>
          <table:table-cell office:value-type="string">
            <text:p>lacks aggression</text:p>
          </table:table-cell>
          <table:table-cell/>
          <table:table-cell office:value-type="string">
            <text:p>somewhat sluggish</text:p>
          </table:table-cell>
          <table:table-cell/>
          <table:table-cell office:value-type="float" office:value="4">
            <text:p>4.00 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string">
            <text:p>frail</text:p>
          </table:table-cell>
          <table:table-cell/>
          <table:table-cell office:value-type="string">
            <text:p>docile</text:p>
          </table:table-cell>
          <table:table-cell/>
          <table:table-cell office:value-type="string">
            <text:p>slow</text:p>
          </table:table-cell>
          <table:table-cell/>
          <table:table-cell office:value-type="float" office:value="3">
            <text:p>3.00 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string">
            <text:p>very frail</text:p>
          </table:table-cell>
          <table:table-cell/>
          <table:table-cell office:value-type="string">
            <text:p>very docile</text:p>
          </table:table-cell>
          <table:table-cell/>
          <table:table-cell office:value-type="string">
            <text:p>very slow</text:p>
          </table:table-cell>
          <table:table-cell/>
          <table:table-cell office:value-type="float" office:value="2">
            <text:p>2.00 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string">
            <text:p>extremely frail</text:p>
          </table:table-cell>
          <table:table-cell/>
          <table:table-cell office:value-type="string">
            <text:p>extremely docile</text:p>
          </table:table-cell>
          <table:table-cell/>
          <table:table-cell office:value-type="string">
            <text:p>extremely slow</text:p>
          </table:table-cell>
          <table:table-cell/>
          <table:table-cell office:value-type="float" office:value="1">
            <text:p>1.00 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Form</text:p>
          </table:table-cell>
          <table:table-cell office:value-type="string">
            <text:p>Type</text:p>
          </table:table-cell>
          <table:table-cell table:style-name="ce110" office:value-type="string">
            <text:p>Tank</text:p>
          </table:table-cell>
          <table:table-cell office:value-type="string">
            <text:p>#</text:p>
          </table:table-cell>
          <table:table-cell table:style-name="ce110" office:value-type="string">
            <text:p>Damage</text:p>
          </table:table-cell>
          <table:table-cell office:value-type="string">
            <text:p>#</text:p>
          </table:table-cell>
          <table:table-cell table:style-name="ce110" office:value-type="string">
            <text:p>Dodge</text:p>
          </table:table-cell>
          <table:table-cell table:style-name="ce22" office:value-type="string">
            <text:p>#</text:p>
          </table:table-cell>
          <table:table-cell table:style-name="ce111" office:value-type="string" office:string-value="Avg">
            <text:p>Avg </text:p>
          </table:table-cell>
          <table:table-cell table:style-name="ce111" office:value-type="string" office:string-value="Sum">
            <text:p>Sum </text:p>
          </table:table-cell>
          <table:table-cell office:value-type="string">
            <text:p>Area</text:p>
          </table:table-cell>
          <table:table-cell office:value-type="string">
            <text:p>Time</text:p>
          </table:table-cell>
          <table:table-cell office:value-type="string">
            <text:p>Dmg</text:p>
          </table:table-cell>
          <table:table-cell office:value-type="string">
            <text:p>Special</text:p>
          </table:table-cell>
          <table:table-cell office:value-type="string">
            <text:p>notes</text:p>
          </table:table-cell>
          <table:table-cell table:number-columns-repeated="1009"/>
        </table:table-row>
        <table:table-row table:style-name="ro8" table:visibility="filter">
          <table:table-cell office:value-type="string">
            <text:p>Aardvark</text:p>
          </table:table-cell>
          <table:table-cell office:value-type="string">
            <text:p>mammal</text:p>
          </table:table-cell>
          <table:table-cell office:value-type="string">
            <text:p>tough</text:p>
          </table:table-cell>
          <table:table-cell table:formula="of:=VLOOKUP(CONCATENATE(&quot;^&quot;;[.C13];&quot;$&quot;);[.$C$2:.$I$10];7;0)" office:value-type="float" office:value="7">
            <text:p>7</text:p>
          </table:table-cell>
          <table:table-cell table:style-name="ce95" office:value-type="string">
            <text:p>aggressive</text:p>
          </table:table-cell>
          <table:table-cell table:formula="of:=VLOOKUP(CONCATENATE(&quot;^&quot;;[.E13];&quot;$&quot;);[.$E$2:.$I$10];5;0)" office:value-type="float" office:value="6">
            <text:p>6</text:p>
          </table:table-cell>
          <table:table-cell office:value-type="string">
            <text:p>very slow</text:p>
          </table:table-cell>
          <table:table-cell table:formula="of:=VLOOKUP(CONCATENATE(&quot;^&quot;;[.G13];&quot;$&quot;);[.$G$2:.$I$10];3;0)" office:value-type="float" office:value="2">
            <text:p>2</text:p>
          </table:table-cell>
          <table:table-cell table:formula="of:=AVERAGE([.H13];[.F13];[.D13])" office:value-type="float" office:value="5">
            <text:p>5.00 </text:p>
          </table:table-cell>
          <table:table-cell table:formula="of:=SUM([.H13]+[.F13]+[.D13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Acrocanthosaurus</text:p>
          </table:table-cell>
          <table:table-cell office:value-type="string">
            <text:p>reptile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14];&quot;$&quot;);[.$C$2:.$I$10];7;0)" office:value-type="float" office:value="5">
            <text:p>5</text:p>
          </table:table-cell>
          <table:table-cell office:value-type="string">
            <text:p>extremely vicious</text:p>
          </table:table-cell>
          <table:table-cell table:formula="of:=VLOOKUP(CONCATENATE(&quot;^&quot;;[.E14];&quot;$&quot;);[.$E$2:.$I$10];5;0)" office:value-type="float" office:value="9">
            <text:p>9</text:p>
          </table:table-cell>
          <table:table-cell office:value-type="string">
            <text:p>extremely slow</text:p>
          </table:table-cell>
          <table:table-cell table:formula="of:=VLOOKUP(CONCATENATE(&quot;^&quot;;[.G14];&quot;$&quot;);[.$G$2:.$I$10];3;0)" office:value-type="float" office:value="1">
            <text:p>1</text:p>
          </table:table-cell>
          <table:table-cell table:formula="of:=AVERAGE([.H14];[.F14];[.D14])" office:value-type="float" office:value="5">
            <text:p>5.00 </text:p>
          </table:table-cell>
          <table:table-cell table:formula="of:=SUM([.H14]+[.F14]+[.D14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Alligator</text:p>
          </table:table-cell>
          <table:table-cell office:value-type="string">
            <text:p>reptile</text:p>
          </table:table-cell>
          <table:table-cell table:style-name="ce95" office:value-type="string">
            <text:p>tough</text:p>
          </table:table-cell>
          <table:table-cell table:formula="of:=VLOOKUP(CONCATENATE(&quot;^&quot;;[.C15];&quot;$&quot;);[.$C$2:.$I$10];7;0)" office:value-type="float" office:value="7">
            <text:p>7</text:p>
          </table:table-cell>
          <table:table-cell office:value-type="string">
            <text:p>aggressive</text:p>
          </table:table-cell>
          <table:table-cell table:formula="of:=VLOOKUP(CONCATENATE(&quot;^&quot;;[.E15];&quot;$&quot;);[.$E$2:.$I$10];5;0)" office:value-type="float" office:value="6">
            <text:p>6</text:p>
          </table:table-cell>
          <table:table-cell office:value-type="string">
            <text:p>very slow</text:p>
          </table:table-cell>
          <table:table-cell table:formula="of:=VLOOKUP(CONCATENATE(&quot;^&quot;;[.G15];&quot;$&quot;);[.$G$2:.$I$10];3;0)" office:value-type="float" office:value="2">
            <text:p>2</text:p>
          </table:table-cell>
          <table:table-cell table:formula="of:=AVERAGE([.H15];[.F15];[.D15])" office:value-type="float" office:value="5">
            <text:p>5.00 </text:p>
          </table:table-cell>
          <table:table-cell table:formula="of:=SUM([.H15]+[.F15]+[.D15])" office:value-type="float" office:value="15">
            <text:p>15.00 </text:p>
          </table:table-cell>
          <table:table-cell office:value-type="string">
            <text:p>river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Anaconda</text:p>
          </table:table-cell>
          <table:table-cell office:value-type="string">
            <text:p>reptile</text:p>
          </table:table-cell>
          <table:table-cell table:style-name="ce95" office:value-type="string">
            <text:p>frail</text:p>
          </table:table-cell>
          <table:table-cell table:formula="of:=VLOOKUP(CONCATENATE(&quot;^&quot;;[.C16];&quot;$&quot;);[.$C$2:.$I$10];7;0)" office:value-type="float" office:value="3">
            <text:p>3</text:p>
          </table:table-cell>
          <table:table-cell office:value-type="string">
            <text:p>vicious</text:p>
          </table:table-cell>
          <table:table-cell table:formula="of:=VLOOKUP(CONCATENATE(&quot;^&quot;;[.E16];&quot;$&quot;);[.$E$2:.$I$10];5;0)" office:value-type="float" office:value="8">
            <text:p>8</text:p>
          </table:table-cell>
          <table:table-cell office:value-type="string">
            <text:p>somewhat sluggish</text:p>
          </table:table-cell>
          <table:table-cell table:formula="of:=VLOOKUP(CONCATENATE(&quot;^&quot;;[.G16];&quot;$&quot;);[.$G$2:.$I$10];3;0)" office:value-type="float" office:value="4">
            <text:p>4</text:p>
          </table:table-cell>
          <table:table-cell table:formula="of:=AVERAGE([.H16];[.F16];[.D16])" office:value-type="float" office:value="5">
            <text:p>5.00 </text:p>
          </table:table-cell>
          <table:table-cell table:formula="of:=SUM([.H16]+[.F16]+[.D16])" office:value-type="float" office:value="15">
            <text:p>15.00 </text:p>
          </table:table-cell>
          <table:table-cell office:value-type="string">
            <text:p>jungle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Ankylosaurus</text:p>
          </table:table-cell>
          <table:table-cell office:value-type="string">
            <text:p>reptile</text:p>
          </table:table-cell>
          <table:table-cell office:value-type="string">
            <text:p>extremely tough</text:p>
          </table:table-cell>
          <table:table-cell table:formula="of:=VLOOKUP(CONCATENATE(&quot;^&quot;;[.C17];&quot;$&quot;);[.$C$2:.$I$10];7;0)" office:value-type="float" office:value="9">
            <text:p>9</text:p>
          </table:table-cell>
          <table:table-cell table:style-name="ce95" office:value-type="string">
            <text:p>average aggression</text:p>
          </table:table-cell>
          <table:table-cell table:formula="of:=VLOOKUP(CONCATENATE(&quot;^&quot;;[.E17];&quot;$&quot;);[.$E$2:.$I$10];5;0)" office:value-type="float" office:value="5">
            <text:p>5</text:p>
          </table:table-cell>
          <table:table-cell office:value-type="string">
            <text:p>extremely slow</text:p>
          </table:table-cell>
          <table:table-cell table:formula="of:=VLOOKUP(CONCATENATE(&quot;^&quot;;[.G17];&quot;$&quot;);[.$G$2:.$I$10];3;0)" office:value-type="float" office:value="1">
            <text:p>1</text:p>
          </table:table-cell>
          <table:table-cell table:formula="of:=AVERAGE([.H17];[.F17];[.D17])" office:value-type="float" office:value="5">
            <text:p>5.00 </text:p>
          </table:table-cell>
          <table:table-cell table:formula="of:=SUM([.H17]+[.F17]+[.D17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Anole</text:p>
          </table:table-cell>
          <table:table-cell office:value-type="string">
            <text:p>reptile</text:p>
          </table:table-cell>
          <table:table-cell office:value-type="string">
            <text:p>frail</text:p>
          </table:table-cell>
          <table:table-cell table:formula="of:=VLOOKUP(CONCATENATE(&quot;^&quot;;[.C18];&quot;$&quot;);[.$C$2:.$I$10];7;0)" office:value-type="float" office:value="3">
            <text:p>3</text:p>
          </table:table-cell>
          <table:table-cell table:style-name="ce95" office:value-type="string">
            <text:p>aggressive</text:p>
          </table:table-cell>
          <table:table-cell table:formula="of:=VLOOKUP(CONCATENATE(&quot;^&quot;;[.E18];&quot;$&quot;);[.$E$2:.$I$10];5;0)" office:value-type="float" office:value="6">
            <text:p>6</text:p>
          </table:table-cell>
          <table:table-cell office:value-type="string">
            <text:p>agile</text:p>
          </table:table-cell>
          <table:table-cell table:formula="of:=VLOOKUP(CONCATENATE(&quot;^&quot;;[.G18];&quot;$&quot;);[.$G$2:.$I$10];3;0)" office:value-type="float" office:value="6">
            <text:p>6</text:p>
          </table:table-cell>
          <table:table-cell table:formula="of:=AVERAGE([.H18];[.F18];[.D18])" office:value-type="float" office:value="5">
            <text:p>5.00 </text:p>
          </table:table-cell>
          <table:table-cell table:formula="of:=SUM([.H18]+[.F18]+[.D18])" office:value-type="float" office:value="15">
            <text:p>15.00 </text:p>
          </table:table-cell>
          <table:table-cell office:value-type="string">
            <text:p>mountain base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Anteater</text:p>
          </table:table-cell>
          <table:table-cell office:value-type="string">
            <text:p>mammal</text:p>
          </table:table-cell>
          <table:table-cell office:value-type="string">
            <text:p>tough</text:p>
          </table:table-cell>
          <table:table-cell table:formula="of:=VLOOKUP(CONCATENATE(&quot;^&quot;;[.C19];&quot;$&quot;);[.$C$2:.$I$10];7;0)" office:value-type="float" office:value="7">
            <text:p>7</text:p>
          </table:table-cell>
          <table:table-cell table:style-name="ce95" office:value-type="string">
            <text:p>very aggressive</text:p>
          </table:table-cell>
          <table:table-cell table:formula="of:=VLOOKUP(CONCATENATE(&quot;^&quot;;[.E19];&quot;$&quot;);[.$E$2:.$I$10];5;0)" office:value-type="float" office:value="7">
            <text:p>7</text:p>
          </table:table-cell>
          <table:table-cell office:value-type="string">
            <text:p>extremely slow</text:p>
          </table:table-cell>
          <table:table-cell table:formula="of:=VLOOKUP(CONCATENATE(&quot;^&quot;;[.G19];&quot;$&quot;);[.$G$2:.$I$10];3;0)" office:value-type="float" office:value="1">
            <text:p>1</text:p>
          </table:table-cell>
          <table:table-cell table:formula="of:=AVERAGE([.H19];[.F19];[.D19])" office:value-type="float" office:value="5">
            <text:p>5.00 </text:p>
          </table:table-cell>
          <table:table-cell table:formula="of:=SUM([.H19]+[.F19]+[.D19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Archaeopteryx</text:p>
          </table:table-cell>
          <table:table-cell office:value-type="string">
            <text:p>avian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20];&quot;$&quot;);[.$C$2:.$I$10];7;0)" office:value-type="float" office:value="5">
            <text:p>5</text:p>
          </table:table-cell>
          <table:table-cell office:value-type="string">
            <text:p>lacks aggression</text:p>
          </table:table-cell>
          <table:table-cell table:formula="of:=VLOOKUP(CONCATENATE(&quot;^&quot;;[.E20];&quot;$&quot;);[.$E$2:.$I$10];5;0)" office:value-type="float" office:value="4">
            <text:p>4</text:p>
          </table:table-cell>
          <table:table-cell office:value-type="string">
            <text:p>agile</text:p>
          </table:table-cell>
          <table:table-cell table:formula="of:=VLOOKUP(CONCATENATE(&quot;^&quot;;[.G20];&quot;$&quot;);[.$G$2:.$I$10];3;0)" office:value-type="float" office:value="6">
            <text:p>6</text:p>
          </table:table-cell>
          <table:table-cell table:formula="of:=AVERAGE([.H20];[.F20];[.D20])" office:value-type="float" office:value="5">
            <text:p>5.00 </text:p>
          </table:table-cell>
          <table:table-cell table:formula="of:=SUM([.H20]+[.F20]+[.D20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Armadillo</text:p>
          </table:table-cell>
          <table:table-cell office:value-type="string">
            <text:p>mammal</text:p>
          </table:table-cell>
          <table:table-cell office:value-type="string">
            <text:p>robust</text:p>
          </table:table-cell>
          <table:table-cell table:formula="of:=VLOOKUP(CONCATENATE(&quot;^&quot;;[.C21];&quot;$&quot;);[.$C$2:.$I$10];7;0)" office:value-type="float" office:value="6">
            <text:p>6</text:p>
          </table:table-cell>
          <table:table-cell office:value-type="string">
            <text:p>extremely docile</text:p>
          </table:table-cell>
          <table:table-cell table:formula="of:=VLOOKUP(CONCATENATE(&quot;^&quot;;[.E21];&quot;$&quot;);[.$E$2:.$I$10];5;0)" office:value-type="float" office:value="1">
            <text:p>1</text:p>
          </table:table-cell>
          <table:table-cell table:style-name="ce95" office:value-type="string">
            <text:p>very swift and agile</text:p>
          </table:table-cell>
          <table:table-cell table:formula="of:=VLOOKUP(CONCATENATE(&quot;^&quot;;[.G21];&quot;$&quot;);[.$G$2:.$I$10];3;0)" office:value-type="float" office:value="8">
            <text:p>8</text:p>
          </table:table-cell>
          <table:table-cell table:formula="of:=AVERAGE([.H21];[.F21];[.D21])" office:value-type="float" office:value="5">
            <text:p>5.00 </text:p>
          </table:table-cell>
          <table:table-cell table:formula="of:=SUM([.H21]+[.F21]+[.D21])" office:value-type="float" office:value="15">
            <text:p>15.00 </text:p>
          </table:table-cell>
          <table:table-cell office:value-type="string">
            <text:p>river</text:p>
          </table:table-cell>
          <table:table-cell office:value-type="string">
            <text:p>night</text:p>
          </table:table-cell>
          <table:table-cell table:number-columns-repeated="2"/>
          <table:table-cell office:value-type="string">
            <text:p>dodgy but more tanky</text:p>
          </table:table-cell>
          <table:table-cell table:number-columns-repeated="1009"/>
        </table:table-row>
        <table:table-row table:style-name="ro8" table:visibility="filter">
          <table:table-cell office:value-type="string">
            <text:p>Asp Caterpillar</text:p>
          </table:table-cell>
          <table:table-cell office:value-type="string">
            <text:p>insect</text:p>
          </table:table-cell>
          <table:table-cell office:value-type="string">
            <text:p>extremely tough</text:p>
          </table:table-cell>
          <table:table-cell table:formula="of:=VLOOKUP(CONCATENATE(&quot;^&quot;;[.C22];&quot;$&quot;);[.$C$2:.$I$10];7;0)" office:value-type="float" office:value="9">
            <text:p>9</text:p>
          </table:table-cell>
          <table:table-cell table:style-name="ce95" office:value-type="string">
            <text:p>average aggression</text:p>
          </table:table-cell>
          <table:table-cell table:formula="of:=VLOOKUP(CONCATENATE(&quot;^&quot;;[.E22];&quot;$&quot;);[.$E$2:.$I$10];5;0)" office:value-type="float" office:value="5">
            <text:p>5</text:p>
          </table:table-cell>
          <table:table-cell office:value-type="string">
            <text:p>extremely slow</text:p>
          </table:table-cell>
          <table:table-cell table:formula="of:=VLOOKUP(CONCATENATE(&quot;^&quot;;[.G22];&quot;$&quot;);[.$G$2:.$I$10];3;0)" office:value-type="float" office:value="1">
            <text:p>1</text:p>
          </table:table-cell>
          <table:table-cell table:formula="of:=AVERAGE([.H22];[.F22];[.D22])" office:value-type="float" office:value="5">
            <text:p>5.00 </text:p>
          </table:table-cell>
          <table:table-cell table:formula="of:=SUM([.H22]+[.F22]+[.D22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y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8" table:visibility="filter">
          <table:table-cell office:value-type="string">
            <text:p>Badger</text:p>
          </table:table-cell>
          <table:table-cell office:value-type="string">
            <text:p>mammal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23];&quot;$&quot;);[.$C$2:.$I$10];7;0)" office:value-type="float" office:value="5">
            <text:p>5</text:p>
          </table:table-cell>
          <table:table-cell office:value-type="string">
            <text:p>lacks aggression</text:p>
          </table:table-cell>
          <table:table-cell table:formula="of:=VLOOKUP(CONCATENATE(&quot;^&quot;;[.E23];&quot;$&quot;);[.$E$2:.$I$10];5;0)" office:value-type="float" office:value="4">
            <text:p>4</text:p>
          </table:table-cell>
          <table:table-cell office:value-type="string">
            <text:p>agile</text:p>
          </table:table-cell>
          <table:table-cell table:formula="of:=VLOOKUP(CONCATENATE(&quot;^&quot;;[.G23];&quot;$&quot;);[.$G$2:.$I$10];3;0)" office:value-type="float" office:value="6">
            <text:p>6</text:p>
          </table:table-cell>
          <table:table-cell table:formula="of:=AVERAGE([.H23];[.F23];[.D23])" office:value-type="float" office:value="5">
            <text:p>5.00 </text:p>
          </table:table-cell>
          <table:table-cell table:formula="of:=SUM([.H23]+[.F23]+[.D23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Bear</text:p>
          </table:table-cell>
          <table:table-cell office:value-type="string">
            <text:p>mammal</text:p>
          </table:table-cell>
          <table:table-cell table:style-name="ce95" office:value-type="string">
            <text:p>tough</text:p>
          </table:table-cell>
          <table:table-cell table:formula="of:=VLOOKUP(CONCATENATE(&quot;^&quot;;[.C24];&quot;$&quot;);[.$C$2:.$I$10];7;0)" office:value-type="float" office:value="7">
            <text:p>7</text:p>
          </table:table-cell>
          <table:table-cell office:value-type="string">
            <text:p>very aggressive</text:p>
          </table:table-cell>
          <table:table-cell table:formula="of:=VLOOKUP(CONCATENATE(&quot;^&quot;;[.E24];&quot;$&quot;);[.$E$2:.$I$10];5;0)" office:value-type="float" office:value="7">
            <text:p>7</text:p>
          </table:table-cell>
          <table:table-cell office:value-type="string">
            <text:p>extremely slow</text:p>
          </table:table-cell>
          <table:table-cell table:formula="of:=VLOOKUP(CONCATENATE(&quot;^&quot;;[.G24];&quot;$&quot;);[.$G$2:.$I$10];3;0)" office:value-type="float" office:value="1">
            <text:p>1</text:p>
          </table:table-cell>
          <table:table-cell table:formula="of:=AVERAGE([.H24];[.F24];[.D24])" office:value-type="float" office:value="5">
            <text:p>5.00 </text:p>
          </table:table-cell>
          <table:table-cell table:formula="of:=SUM([.H24]+[.F24]+[.D24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y</text:p>
          </table:table-cell>
          <table:table-cell table:number-columns-repeated="2"/>
          <table:table-cell office:value-type="string">
            <text:p>tank/dmg balance</text:p>
          </table:table-cell>
          <table:table-cell table:number-columns-repeated="1009"/>
        </table:table-row>
        <table:table-row table:style-name="ro8" table:visibility="filter">
          <table:table-cell office:value-type="string">
            <text:p>Beaver</text:p>
          </table:table-cell>
          <table:table-cell office:value-type="string">
            <text:p>mammal</text:p>
          </table:table-cell>
          <table:table-cell table:style-name="ce95" office:value-type="string">
            <text:p>robust</text:p>
          </table:table-cell>
          <table:table-cell table:formula="of:=VLOOKUP(CONCATENATE(&quot;^&quot;;[.C25];&quot;$&quot;);[.$C$2:.$I$10];7;0)" office:value-type="float" office:value="6">
            <text:p>6</text:p>
          </table:table-cell>
          <table:table-cell office:value-type="string">
            <text:p>very aggressive</text:p>
          </table:table-cell>
          <table:table-cell table:formula="of:=VLOOKUP(CONCATENATE(&quot;^&quot;;[.E25];&quot;$&quot;);[.$E$2:.$I$10];5;0)" office:value-type="float" office:value="7">
            <text:p>7</text:p>
          </table:table-cell>
          <table:table-cell office:value-type="string">
            <text:p>very slow</text:p>
          </table:table-cell>
          <table:table-cell table:formula="of:=VLOOKUP(CONCATENATE(&quot;^&quot;;[.G25];&quot;$&quot;);[.$G$2:.$I$10];3;0)" office:value-type="float" office:value="2">
            <text:p>2</text:p>
          </table:table-cell>
          <table:table-cell table:formula="of:=AVERAGE([.H25];[.F25];[.D25])" office:value-type="float" office:value="5">
            <text:p>5.00 </text:p>
          </table:table-cell>
          <table:table-cell table:formula="of:=SUM([.H25]+[.F25]+[.D25])" office:value-type="float" office:value="15">
            <text:p>15.00 </text:p>
          </table:table-cell>
          <table:table-cell office:value-type="string">
            <text:p>river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Bee</text:p>
          </table:table-cell>
          <table:table-cell office:value-type="string">
            <text:p>insect</text:p>
          </table:table-cell>
          <table:table-cell office:value-type="string">
            <text:p>extremely frail</text:p>
          </table:table-cell>
          <table:table-cell table:formula="of:=VLOOKUP(CONCATENATE(&quot;^&quot;;[.C26];&quot;$&quot;);[.$C$2:.$I$10];7;0)" office:value-type="float" office:value="1">
            <text:p>1</text:p>
          </table:table-cell>
          <table:table-cell table:style-name="ce95" office:value-type="string">
            <text:p>aggressive</text:p>
          </table:table-cell>
          <table:table-cell table:formula="of:=VLOOKUP(CONCATENATE(&quot;^&quot;;[.E26];&quot;$&quot;);[.$E$2:.$I$10];5;0)" office:value-type="float" office:value="6">
            <text:p>6</text:p>
          </table:table-cell>
          <table:table-cell office:value-type="string">
            <text:p>very swift and agile</text:p>
          </table:table-cell>
          <table:table-cell table:formula="of:=VLOOKUP(CONCATENATE(&quot;^&quot;;[.G26];&quot;$&quot;);[.$G$2:.$I$10];3;0)" office:value-type="float" office:value="8">
            <text:p>8</text:p>
          </table:table-cell>
          <table:table-cell table:formula="of:=AVERAGE([.H26];[.F26];[.D26])" office:value-type="float" office:value="5">
            <text:p>5.00 </text:p>
          </table:table-cell>
          <table:table-cell table:formula="of:=SUM([.H26]+[.F26]+[.D26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y</text:p>
          </table:table-cell>
          <table:table-cell table:number-columns-repeated="2"/>
          <table:table-cell office:value-type="string">
            <text:p>dodgy with hitting</text:p>
          </table:table-cell>
          <table:table-cell table:number-columns-repeated="1009"/>
        </table:table-row>
        <table:table-row table:style-name="ro8" table:visibility="filter">
          <table:table-cell office:value-type="string">
            <text:p>Beetle</text:p>
          </table:table-cell>
          <table:table-cell office:value-type="string">
            <text:p>insect</text:p>
          </table:table-cell>
          <table:table-cell office:value-type="string">
            <text:p>tough</text:p>
          </table:table-cell>
          <table:table-cell table:formula="of:=VLOOKUP(CONCATENATE(&quot;^&quot;;[.C27];&quot;$&quot;);[.$C$2:.$I$10];7;0)" office:value-type="float" office:value="7">
            <text:p>7</text:p>
          </table:table-cell>
          <table:table-cell table:style-name="ce95" office:value-type="string">
            <text:p>aggressive</text:p>
          </table:table-cell>
          <table:table-cell table:formula="of:=VLOOKUP(CONCATENATE(&quot;^&quot;;[.E27];&quot;$&quot;);[.$E$2:.$I$10];5;0)" office:value-type="float" office:value="6">
            <text:p>6</text:p>
          </table:table-cell>
          <table:table-cell office:value-type="string">
            <text:p>very slow</text:p>
          </table:table-cell>
          <table:table-cell table:formula="of:=VLOOKUP(CONCATENATE(&quot;^&quot;;[.G27];&quot;$&quot;);[.$G$2:.$I$10];3;0)" office:value-type="float" office:value="2">
            <text:p>2</text:p>
          </table:table-cell>
          <table:table-cell table:formula="of:=AVERAGE([.H27];[.F27];[.D27])" office:value-type="float" office:value="5">
            <text:p>5.00 </text:p>
          </table:table-cell>
          <table:table-cell table:formula="of:=SUM([.H27]+[.F27]+[.D27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>
          <table:table-cell office:value-type="string">
            <text:p>Blue-Footed Booby</text:p>
          </table:table-cell>
          <table:table-cell office:value-type="string">
            <text:p>avian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28];&quot;$&quot;);[.$C$2:.$I$10];7;0)" office:value-type="float" office:value="5">
            <text:p>5</text:p>
          </table:table-cell>
          <table:table-cell office:value-type="string">
            <text:p>extremely docile</text:p>
          </table:table-cell>
          <table:table-cell table:formula="of:=VLOOKUP(CONCATENATE(&quot;^&quot;;[.E28];&quot;$&quot;);[.$E$2:.$I$10];5;0)" office:value-type="float" office:value="1">
            <text:p>1</text:p>
          </table:table-cell>
          <table:table-cell office:value-type="string">
            <text:p>extremely swift and agile</text:p>
          </table:table-cell>
          <table:table-cell table:formula="of:=VLOOKUP(CONCATENATE(&quot;^&quot;;[.G28];&quot;$&quot;);[.$G$2:.$I$10];3;0)" office:value-type="float" office:value="9">
            <text:p>9</text:p>
          </table:table-cell>
          <table:table-cell table:formula="of:=AVERAGE([.H28];[.F28];[.D28])" office:value-type="float" office:value="5">
            <text:p>5.00 </text:p>
          </table:table-cell>
          <table:table-cell table:formula="of:=SUM([.H28]+[.F28]+[.D28])" office:value-type="float" office:value="15">
            <text:p>15.00 </text:p>
          </table:table-cell>
          <table:table-cell office:value-type="string">
            <text:p>dense forest</text:p>
          </table:table-cell>
          <table:table-cell office:value-type="string">
            <text:p>dusk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Boa Constrictor</text:p>
          </table:table-cell>
          <table:table-cell office:value-type="string">
            <text:p>reptile</text:p>
          </table:table-cell>
          <table:table-cell table:style-name="ce95" office:value-type="string">
            <text:p>tough</text:p>
          </table:table-cell>
          <table:table-cell table:formula="of:=VLOOKUP(CONCATENATE(&quot;^&quot;;[.C29];&quot;$&quot;);[.$C$2:.$I$10];7;0)" office:value-type="float" office:value="7">
            <text:p>7</text:p>
          </table:table-cell>
          <table:table-cell office:value-type="string">
            <text:p>very aggressive</text:p>
          </table:table-cell>
          <table:table-cell table:formula="of:=VLOOKUP(CONCATENATE(&quot;^&quot;;[.E29];&quot;$&quot;);[.$E$2:.$I$10];5;0)" office:value-type="float" office:value="7">
            <text:p>7</text:p>
          </table:table-cell>
          <table:table-cell office:value-type="string">
            <text:p>extremely slow</text:p>
          </table:table-cell>
          <table:table-cell table:formula="of:=VLOOKUP(CONCATENATE(&quot;^&quot;;[.G29];&quot;$&quot;);[.$G$2:.$I$10];3;0)" office:value-type="float" office:value="1">
            <text:p>1</text:p>
          </table:table-cell>
          <table:table-cell table:formula="of:=AVERAGE([.H29];[.F29];[.D29])" office:value-type="float" office:value="5">
            <text:p>5.00 </text:p>
          </table:table-cell>
          <table:table-cell table:formula="of:=SUM([.H29]+[.F29]+[.D29])" office:value-type="float" office:value="15">
            <text:p>15.00 </text:p>
          </table:table-cell>
          <table:table-cell office:value-type="string">
            <text:p>swamp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Boomer</text:p>
          </table:table-cell>
          <table:table-cell office:value-type="string">
            <text:p>mammal</text:p>
          </table:table-cell>
          <table:table-cell office:value-type="string">
            <text:p>average toughness</text:p>
          </table:table-cell>
          <table:table-cell table:formula="of:=VLOOKUP(CONCATENATE(&quot;^&quot;;[.C30];&quot;$&quot;);[.$C$2:.$I$10];7;0)" office:value-type="float" office:value="5">
            <text:p>5</text:p>
          </table:table-cell>
          <table:table-cell office:value-type="string">
            <text:p>lacks aggression</text:p>
          </table:table-cell>
          <table:table-cell table:formula="of:=VLOOKUP(CONCATENATE(&quot;^&quot;;[.E30];&quot;$&quot;);[.$E$2:.$I$10];5;0)" office:value-type="float" office:value="4">
            <text:p>4</text:p>
          </table:table-cell>
          <table:table-cell office:value-type="string">
            <text:p>agile</text:p>
          </table:table-cell>
          <table:table-cell table:formula="of:=VLOOKUP(CONCATENATE(&quot;^&quot;;[.G30];&quot;$&quot;);[.$G$2:.$I$10];3;0)" office:value-type="float" office:value="6">
            <text:p>6</text:p>
          </table:table-cell>
          <table:table-cell table:formula="of:=AVERAGE([.H30];[.F30];[.D30])" office:value-type="float" office:value="5">
            <text:p>5.00 </text:p>
          </table:table-cell>
          <table:table-cell table:formula="of:=SUM([.H30]+[.F30]+[.D30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Brachiosaurus</text:p>
          </table:table-cell>
          <table:table-cell office:value-type="string">
            <text:p>reptile</text:p>
          </table:table-cell>
          <table:table-cell office:value-type="string">
            <text:p>very tough</text:p>
          </table:table-cell>
          <table:table-cell table:formula="of:=VLOOKUP(CONCATENATE(&quot;^&quot;;[.C31];&quot;$&quot;);[.$C$2:.$I$10];7;0)" office:value-type="float" office:value="8">
            <text:p>8</text:p>
          </table:table-cell>
          <table:table-cell table:style-name="ce95" office:value-type="string">
            <text:p>aggressive</text:p>
          </table:table-cell>
          <table:table-cell table:formula="of:=VLOOKUP(CONCATENATE(&quot;^&quot;;[.E31];&quot;$&quot;);[.$E$2:.$I$10];5;0)" office:value-type="float" office:value="6">
            <text:p>6</text:p>
          </table:table-cell>
          <table:table-cell office:value-type="string">
            <text:p>extremely slow</text:p>
          </table:table-cell>
          <table:table-cell table:formula="of:=VLOOKUP(CONCATENATE(&quot;^&quot;;[.G31];&quot;$&quot;);[.$G$2:.$I$10];3;0)" office:value-type="float" office:value="1">
            <text:p>1</text:p>
          </table:table-cell>
          <table:table-cell table:formula="of:=AVERAGE([.H31];[.F31];[.D31])" office:value-type="float" office:value="5">
            <text:p>5.00 </text:p>
          </table:table-cell>
          <table:table-cell table:formula="of:=SUM([.H31]+[.F31]+[.D31])" office:value-type="float" office:value="15">
            <text:p>15.00 </text:p>
          </table:table-cell>
          <table:table-cell office:value-type="string">
            <text:p>swamp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Budgie</text:p>
          </table:table-cell>
          <table:table-cell office:value-type="string">
            <text:p>avian</text:p>
          </table:table-cell>
          <table:table-cell office:value-type="string">
            <text:p>extremely frail</text:p>
          </table:table-cell>
          <table:table-cell table:formula="of:=VLOOKUP(CONCATENATE(&quot;^&quot;;[.C32];&quot;$&quot;);[.$C$2:.$I$10];7;0)" office:value-type="float" office:value="1">
            <text:p>1</text:p>
          </table:table-cell>
          <table:table-cell table:style-name="ce95" office:value-type="string">
            <text:p>average aggression</text:p>
          </table:table-cell>
          <table:table-cell table:formula="of:=VLOOKUP(CONCATENATE(&quot;^&quot;;[.E32];&quot;$&quot;);[.$E$2:.$I$10];5;0)" office:value-type="float" office:value="5">
            <text:p>5</text:p>
          </table:table-cell>
          <table:table-cell office:value-type="string">
            <text:p>extremely swift and agile</text:p>
          </table:table-cell>
          <table:table-cell table:formula="of:=VLOOKUP(CONCATENATE(&quot;^&quot;;[.G32];&quot;$&quot;);[.$G$2:.$I$10];3;0)" office:value-type="float" office:value="9">
            <text:p>9</text:p>
          </table:table-cell>
          <table:table-cell table:formula="of:=AVERAGE([.H32];[.F32];[.D32])" office:value-type="float" office:value="5">
            <text:p>5.00 </text:p>
          </table:table-cell>
          <table:table-cell table:formula="of:=SUM([.H32]+[.F32]+[.D32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Bull</text:p>
          </table:table-cell>
          <table:table-cell office:value-type="string">
            <text:p>mammal</text:p>
          </table:table-cell>
          <table:table-cell office:value-type="string">
            <text:p>very tough</text:p>
          </table:table-cell>
          <table:table-cell table:formula="of:=VLOOKUP(CONCATENATE(&quot;^&quot;;[.C33];&quot;$&quot;);[.$C$2:.$I$10];7;0)" office:value-type="float" office:value="8">
            <text:p>8</text:p>
          </table:table-cell>
          <table:table-cell table:style-name="ce95" office:value-type="string">
            <text:p>aggressive</text:p>
          </table:table-cell>
          <table:table-cell table:formula="of:=VLOOKUP(CONCATENATE(&quot;^&quot;;[.E33];&quot;$&quot;);[.$E$2:.$I$10];5;0)" office:value-type="float" office:value="6">
            <text:p>6</text:p>
          </table:table-cell>
          <table:table-cell office:value-type="string">
            <text:p>extremely slow</text:p>
          </table:table-cell>
          <table:table-cell table:formula="of:=VLOOKUP(CONCATENATE(&quot;^&quot;;[.G33];&quot;$&quot;);[.$G$2:.$I$10];3;0)" office:value-type="float" office:value="1">
            <text:p>1</text:p>
          </table:table-cell>
          <table:table-cell table:formula="of:=AVERAGE([.H33];[.F33];[.D33])" office:value-type="float" office:value="5">
            <text:p>5.00 </text:p>
          </table:table-cell>
          <table:table-cell table:formula="of:=SUM([.H33]+[.F33]+[.D33])" office:value-type="float" office:value="15">
            <text:p>15.00 </text:p>
          </table:table-cell>
          <table:table-cell office:value-type="string">
            <text:p>wood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Butterfly</text:p>
          </table:table-cell>
          <table:table-cell office:value-type="string">
            <text:p>insect</text:p>
          </table:table-cell>
          <table:table-cell office:value-type="string">
            <text:p>extremely frail</text:p>
          </table:table-cell>
          <table:table-cell table:formula="of:=VLOOKUP(CONCATENATE(&quot;^&quot;;[.C34];&quot;$&quot;);[.$C$2:.$I$10];7;0)" office:value-type="float" office:value="1">
            <text:p>1</text:p>
          </table:table-cell>
          <table:table-cell table:style-name="ce95" office:value-type="string">
            <text:p>average aggression</text:p>
          </table:table-cell>
          <table:table-cell table:formula="of:=VLOOKUP(CONCATENATE(&quot;^&quot;;[.E34];&quot;$&quot;);[.$E$2:.$I$10];5;0)" office:value-type="float" office:value="5">
            <text:p>5</text:p>
          </table:table-cell>
          <table:table-cell office:value-type="string">
            <text:p>extremely swift and agile</text:p>
          </table:table-cell>
          <table:table-cell table:formula="of:=VLOOKUP(CONCATENATE(&quot;^&quot;;[.G34];&quot;$&quot;);[.$G$2:.$I$10];3;0)" office:value-type="float" office:value="9">
            <text:p>9</text:p>
          </table:table-cell>
          <table:table-cell table:formula="of:=AVERAGE([.H34];[.F34];[.D34])" office:value-type="float" office:value="5">
            <text:p>5.00 </text:p>
          </table:table-cell>
          <table:table-cell table:formula="of:=SUM([.H34]+[.F34]+[.D34])" office:value-type="float" office:value="15">
            <text:p>15.00 </text:p>
          </table:table-cell>
          <table:table-cell office:value-type="string">
            <text:p>savanah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Caiman</text:p>
          </table:table-cell>
          <table:table-cell office:value-type="string">
            <text:p>reptile</text:p>
          </table:table-cell>
          <table:table-cell table:style-name="ce95" office:value-type="string">
            <text:p>robust</text:p>
          </table:table-cell>
          <table:table-cell table:formula="of:=VLOOKUP(CONCATENATE(&quot;^&quot;;[.C35];&quot;$&quot;);[.$C$2:.$I$10];7;0)" office:value-type="float" office:value="6">
            <text:p>6</text:p>
          </table:table-cell>
          <table:table-cell office:value-type="string">
            <text:p>vicious</text:p>
          </table:table-cell>
          <table:table-cell table:formula="of:=VLOOKUP(CONCATENATE(&quot;^&quot;;[.E35];&quot;$&quot;);[.$E$2:.$I$10];5;0)" office:value-type="float" office:value="8">
            <text:p>8</text:p>
          </table:table-cell>
          <table:table-cell office:value-type="string">
            <text:p>extremely slow</text:p>
          </table:table-cell>
          <table:table-cell table:formula="of:=VLOOKUP(CONCATENATE(&quot;^&quot;;[.G35];&quot;$&quot;);[.$G$2:.$I$10];3;0)" office:value-type="float" office:value="1">
            <text:p>1</text:p>
          </table:table-cell>
          <table:table-cell table:formula="of:=AVERAGE([.H35];[.F35];[.D35])" office:value-type="float" office:value="5">
            <text:p>5.00 </text:p>
          </table:table-cell>
          <table:table-cell table:formula="of:=SUM([.H35]+[.F35]+[.D35])" office:value-type="float" office:value="15">
            <text:p>15.00 </text:p>
          </table:table-cell>
          <table:table-cell office:value-type="string">
            <text:p>river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Camel</text:p>
          </table:table-cell>
          <table:table-cell office:value-type="string">
            <text:p>mammal</text:p>
          </table:table-cell>
          <table:table-cell office:value-type="string">
            <text:p>tough</text:p>
          </table:table-cell>
          <table:table-cell table:formula="of:=VLOOKUP(CONCATENATE(&quot;^&quot;;[.C36];&quot;$&quot;);[.$C$2:.$I$10];7;0)" office:value-type="float" office:value="7">
            <text:p>7</text:p>
          </table:table-cell>
          <table:table-cell table:style-name="ce95" office:value-type="string">
            <text:p>aggressive</text:p>
          </table:table-cell>
          <table:table-cell table:formula="of:=VLOOKUP(CONCATENATE(&quot;^&quot;;[.E36];&quot;$&quot;);[.$E$2:.$I$10];5;0)" office:value-type="float" office:value="6">
            <text:p>6</text:p>
          </table:table-cell>
          <table:table-cell office:value-type="string">
            <text:p>very slow</text:p>
          </table:table-cell>
          <table:table-cell table:formula="of:=VLOOKUP(CONCATENATE(&quot;^&quot;;[.G36];&quot;$&quot;);[.$G$2:.$I$10];3;0)" office:value-type="float" office:value="2">
            <text:p>2</text:p>
          </table:table-cell>
          <table:table-cell table:formula="of:=AVERAGE([.H36];[.F36];[.D36])" office:value-type="float" office:value="5">
            <text:p>5.00 </text:p>
          </table:table-cell>
          <table:table-cell table:formula="of:=SUM([.H36]+[.F36]+[.D36])" office:value-type="float" office:value="15">
            <text:p>15.00 </text:p>
          </table:table-cell>
          <table:table-cell office:value-type="string">
            <text:p>desert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Cape Buffalo</text:p>
          </table:table-cell>
          <table:table-cell office:value-type="string">
            <text:p>mammal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37];&quot;$&quot;);[.$C$2:.$I$10];7;0)" office:value-type="float" office:value="5">
            <text:p>5</text:p>
          </table:table-cell>
          <table:table-cell office:value-type="string">
            <text:p>extremely vicious</text:p>
          </table:table-cell>
          <table:table-cell table:formula="of:=VLOOKUP(CONCATENATE(&quot;^&quot;;[.E37];&quot;$&quot;);[.$E$2:.$I$10];5;0)" office:value-type="float" office:value="9">
            <text:p>9</text:p>
          </table:table-cell>
          <table:table-cell office:value-type="string">
            <text:p>extremely slow</text:p>
          </table:table-cell>
          <table:table-cell table:formula="of:=VLOOKUP(CONCATENATE(&quot;^&quot;;[.G37];&quot;$&quot;);[.$G$2:.$I$10];3;0)" office:value-type="float" office:value="1">
            <text:p>1</text:p>
          </table:table-cell>
          <table:table-cell table:formula="of:=AVERAGE([.H37];[.F37];[.D37])" office:value-type="float" office:value="5">
            <text:p>5.00 </text:p>
          </table:table-cell>
          <table:table-cell table:formula="of:=SUM([.H37]+[.F37]+[.D37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Capybara</text:p>
          </table:table-cell>
          <table:table-cell office:value-type="string">
            <text:p>mammal</text:p>
          </table:table-cell>
          <table:table-cell office:value-type="string">
            <text:p>very tough</text:p>
          </table:table-cell>
          <table:table-cell table:formula="of:=VLOOKUP(CONCATENATE(&quot;^&quot;;[.C38];&quot;$&quot;);[.$C$2:.$I$10];7;0)" office:value-type="float" office:value="8">
            <text:p>8</text:p>
          </table:table-cell>
          <table:table-cell office:value-type="string">
            <text:p>docile</text:p>
          </table:table-cell>
          <table:table-cell table:formula="of:=VLOOKUP(CONCATENATE(&quot;^&quot;;[.E38];&quot;$&quot;);[.$E$2:.$I$10];5;0)" office:value-type="float" office:value="3">
            <text:p>3</text:p>
          </table:table-cell>
          <table:table-cell table:style-name="ce95" office:value-type="string">
            <text:p>somewhat sluggish</text:p>
          </table:table-cell>
          <table:table-cell table:formula="of:=VLOOKUP(CONCATENATE(&quot;^&quot;;[.G38];&quot;$&quot;);[.$G$2:.$I$10];3;0)" office:value-type="float" office:value="4">
            <text:p>4</text:p>
          </table:table-cell>
          <table:table-cell table:formula="of:=AVERAGE([.H38];[.F38];[.D38])" office:value-type="float" office:value="5">
            <text:p>5.00 </text:p>
          </table:table-cell>
          <table:table-cell table:formula="of:=SUM([.H38]+[.F38]+[.D38])" office:value-type="float" office:value="15">
            <text:p>15.00 </text:p>
          </table:table-cell>
          <table:table-cell office:value-type="string">
            <text:p>river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Carcharodontosaurus</text:p>
          </table:table-cell>
          <table:table-cell office:value-type="string">
            <text:p>reptile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39];&quot;$&quot;);[.$C$2:.$I$10];7;0)" office:value-type="float" office:value="5">
            <text:p>5</text:p>
          </table:table-cell>
          <table:table-cell office:value-type="string">
            <text:p>extremely vicious</text:p>
          </table:table-cell>
          <table:table-cell table:formula="of:=VLOOKUP(CONCATENATE(&quot;^&quot;;[.E39];&quot;$&quot;);[.$E$2:.$I$10];5;0)" office:value-type="float" office:value="9">
            <text:p>9</text:p>
          </table:table-cell>
          <table:table-cell office:value-type="string">
            <text:p>extremely slow</text:p>
          </table:table-cell>
          <table:table-cell table:formula="of:=VLOOKUP(CONCATENATE(&quot;^&quot;;[.G39];&quot;$&quot;);[.$G$2:.$I$10];3;0)" office:value-type="float" office:value="1">
            <text:p>1</text:p>
          </table:table-cell>
          <table:table-cell table:formula="of:=AVERAGE([.H39];[.F39];[.D39])" office:value-type="float" office:value="5">
            <text:p>5.00 </text:p>
          </table:table-cell>
          <table:table-cell table:formula="of:=SUM([.H39]+[.F39]+[.D39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Cat</text:p>
          </table:table-cell>
          <table:table-cell office:value-type="string">
            <text:p>mammal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40];&quot;$&quot;);[.$C$2:.$I$10];7;0)" office:value-type="float" office:value="5">
            <text:p>5</text:p>
          </table:table-cell>
          <table:table-cell office:value-type="string">
            <text:p>average aggression</text:p>
          </table:table-cell>
          <table:table-cell table:formula="of:=VLOOKUP(CONCATENATE(&quot;^&quot;;[.E40];&quot;$&quot;);[.$E$2:.$I$10];5;0)" office:value-type="float" office:value="5">
            <text:p>5</text:p>
          </table:table-cell>
          <table:table-cell office:value-type="string">
            <text:p>average agility</text:p>
          </table:table-cell>
          <table:table-cell table:formula="of:=VLOOKUP(CONCATENATE(&quot;^&quot;;[.G40];&quot;$&quot;);[.$G$2:.$I$10];3;0)" office:value-type="float" office:value="5">
            <text:p>5</text:p>
          </table:table-cell>
          <table:table-cell table:formula="of:=AVERAGE([.H40];[.F40];[.D40])" office:value-type="float" office:value="5">
            <text:p>5.00 </text:p>
          </table:table-cell>
          <table:table-cell table:formula="of:=SUM([.H40]+[.F40]+[.D40])" office:value-type="float" office:value="15">
            <text:p>15.00 </text:p>
          </table:table-cell>
          <table:table-cell office:value-type="string">
            <text:p>rainforest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table:style-name="ce108" office:value-type="string">
            <text:p>Chameleon</text:p>
          </table:table-cell>
          <table:table-cell office:value-type="string">
            <text:p>reptile</text:p>
          </table:table-cell>
          <table:table-cell office:value-type="string">
            <text:p>robust</text:p>
          </table:table-cell>
          <table:table-cell table:formula="of:=VLOOKUP(CONCATENATE(&quot;^&quot;;[.C41];&quot;$&quot;);[.$C$2:.$I$10];7;0)" office:value-type="float" office:value="6">
            <text:p>6</text:p>
          </table:table-cell>
          <table:table-cell table:style-name="ce95" office:value-type="string">
            <text:p>average aggression</text:p>
          </table:table-cell>
          <table:table-cell table:formula="of:=VLOOKUP(CONCATENATE(&quot;^&quot;;[.E41];&quot;$&quot;);[.$E$2:.$I$10];5;0)" office:value-type="float" office:value="5">
            <text:p>5</text:p>
          </table:table-cell>
          <table:table-cell office:value-type="string">
            <text:p>somewhat sluggish</text:p>
          </table:table-cell>
          <table:table-cell table:formula="of:=VLOOKUP(CONCATENATE(&quot;^&quot;;[.G41];&quot;$&quot;);[.$G$2:.$I$10];3;0)" office:value-type="float" office:value="4">
            <text:p>4</text:p>
          </table:table-cell>
          <table:table-cell table:formula="of:=AVERAGE([.H41];[.F41];[.D41])" office:value-type="float" office:value="5">
            <text:p>5.00 </text:p>
          </table:table-cell>
          <table:table-cell table:formula="of:=SUM([.H41]+[.F41]+[.D41])" office:value-type="float" office:value="15">
            <text:p>15.00 </text:p>
          </table:table-cell>
          <table:table-cell office:value-type="string">
            <text:p>mountain base</text:p>
          </table:table-cell>
          <table:table-cell office:value-type="string">
            <text:p>day</text:p>
          </table:table-cell>
          <table:table-cell office:value-type="string">
            <text:p>ed</text:p>
          </table:table-cell>
          <table:table-cell office:value-type="string">
            <text:p>blend</text:p>
          </table:table-cell>
          <table:table-cell office:value-type="string">
            <text:p>when on you invis in one round; not when moving/fighting</text:p>
          </table:table-cell>
          <table:table-cell table:number-columns-repeated="1009"/>
        </table:table-row>
        <table:table-row table:style-name="ro8" table:visibility="filter">
          <table:table-cell office:value-type="string">
            <text:p>Cheetah</text:p>
          </table:table-cell>
          <table:table-cell office:value-type="string">
            <text:p>mammal</text:p>
          </table:table-cell>
          <table:table-cell office:value-type="string">
            <text:p>average toughness</text:p>
          </table:table-cell>
          <table:table-cell table:formula="of:=VLOOKUP(CONCATENATE(&quot;^&quot;;[.C42];&quot;$&quot;);[.$C$2:.$I$10];7;0)" office:value-type="float" office:value="5">
            <text:p>5</text:p>
          </table:table-cell>
          <table:table-cell office:value-type="string">
            <text:p>average aggression</text:p>
          </table:table-cell>
          <table:table-cell table:formula="of:=VLOOKUP(CONCATENATE(&quot;^&quot;;[.E42];&quot;$&quot;);[.$E$2:.$I$10];5;0)" office:value-type="float" office:value="5">
            <text:p>5</text:p>
          </table:table-cell>
          <table:table-cell table:style-name="ce95" office:value-type="string">
            <text:p>average agility</text:p>
          </table:table-cell>
          <table:table-cell table:formula="of:=VLOOKUP(CONCATENATE(&quot;^&quot;;[.G42];&quot;$&quot;);[.$G$2:.$I$10];3;0)" office:value-type="float" office:value="5">
            <text:p>5</text:p>
          </table:table-cell>
          <table:table-cell table:formula="of:=AVERAGE([.H42];[.F42];[.D42])" office:value-type="float" office:value="5">
            <text:p>5.00 </text:p>
          </table:table-cell>
          <table:table-cell table:formula="of:=SUM([.H42]+[.F42]+[.D42])" office:value-type="float" office:value="15">
            <text:p>15.00 </text:p>
          </table:table-cell>
          <table:table-cell office:value-type="string">
            <text:p>savanah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Chihuahua</text:p>
          </table:table-cell>
          <table:table-cell office:value-type="string">
            <text:p>mammal</text:p>
          </table:table-cell>
          <table:table-cell office:value-type="string">
            <text:p>very frail</text:p>
          </table:table-cell>
          <table:table-cell table:formula="of:=VLOOKUP(CONCATENATE(&quot;^&quot;;[.C43];&quot;$&quot;);[.$C$2:.$I$10];7;0)" office:value-type="float" office:value="2">
            <text:p>2</text:p>
          </table:table-cell>
          <table:table-cell table:style-name="ce95" office:value-type="string">
            <text:p>average aggression</text:p>
          </table:table-cell>
          <table:table-cell table:formula="of:=VLOOKUP(CONCATENATE(&quot;^&quot;;[.E43];&quot;$&quot;);[.$E$2:.$I$10];5;0)" office:value-type="float" office:value="5">
            <text:p>5</text:p>
          </table:table-cell>
          <table:table-cell office:value-type="string">
            <text:p>very swift and agile</text:p>
          </table:table-cell>
          <table:table-cell table:formula="of:=VLOOKUP(CONCATENATE(&quot;^&quot;;[.G43];&quot;$&quot;);[.$G$2:.$I$10];3;0)" office:value-type="float" office:value="8">
            <text:p>8</text:p>
          </table:table-cell>
          <table:table-cell table:formula="of:=AVERAGE([.H43];[.F43];[.D43])" office:value-type="float" office:value="5">
            <text:p>5.00 </text:p>
          </table:table-cell>
          <table:table-cell table:formula="of:=SUM([.H43]+[.F43]+[.D43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Chinchilla</text:p>
          </table:table-cell>
          <table:table-cell office:value-type="string">
            <text:p>mammal</text:p>
          </table:table-cell>
          <table:table-cell office:value-type="string">
            <text:p>very frail</text:p>
          </table:table-cell>
          <table:table-cell table:formula="of:=VLOOKUP(CONCATENATE(&quot;^&quot;;[.C44];&quot;$&quot;);[.$C$2:.$I$10];7;0)" office:value-type="float" office:value="2">
            <text:p>2</text:p>
          </table:table-cell>
          <table:table-cell table:style-name="ce95" office:value-type="string">
            <text:p>average aggression</text:p>
          </table:table-cell>
          <table:table-cell table:formula="of:=VLOOKUP(CONCATENATE(&quot;^&quot;;[.E44];&quot;$&quot;);[.$E$2:.$I$10];5;0)" office:value-type="float" office:value="5">
            <text:p>5</text:p>
          </table:table-cell>
          <table:table-cell office:value-type="string">
            <text:p>very swift and agile</text:p>
          </table:table-cell>
          <table:table-cell table:formula="of:=VLOOKUP(CONCATENATE(&quot;^&quot;;[.G44];&quot;$&quot;);[.$G$2:.$I$10];3;0)" office:value-type="float" office:value="8">
            <text:p>8</text:p>
          </table:table-cell>
          <table:table-cell table:formula="of:=AVERAGE([.H44];[.F44];[.D44])" office:value-type="float" office:value="5">
            <text:p>5.00 </text:p>
          </table:table-cell>
          <table:table-cell table:formula="of:=SUM([.H44]+[.F44]+[.D44])" office:value-type="float" office:value="15">
            <text:p>15.00 </text:p>
          </table:table-cell>
          <table:table-cell office:value-type="string">
            <text:p>mountain base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Cobra</text:p>
          </table:table-cell>
          <table:table-cell office:value-type="string">
            <text:p>reptile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45];&quot;$&quot;);[.$C$2:.$I$10];7;0)" office:value-type="float" office:value="5">
            <text:p>5</text:p>
          </table:table-cell>
          <table:table-cell office:value-type="string">
            <text:p>average aggression</text:p>
          </table:table-cell>
          <table:table-cell table:formula="of:=VLOOKUP(CONCATENATE(&quot;^&quot;;[.E45];&quot;$&quot;);[.$E$2:.$I$10];5;0)" office:value-type="float" office:value="5">
            <text:p>5</text:p>
          </table:table-cell>
          <table:table-cell office:value-type="string">
            <text:p>average agility</text:p>
          </table:table-cell>
          <table:table-cell table:formula="of:=VLOOKUP(CONCATENATE(&quot;^&quot;;[.G45];&quot;$&quot;);[.$G$2:.$I$10];3;0)" office:value-type="float" office:value="5">
            <text:p>5</text:p>
          </table:table-cell>
          <table:table-cell table:formula="of:=AVERAGE([.H45];[.F45];[.D45])" office:value-type="float" office:value="5">
            <text:p>5.00 </text:p>
          </table:table-cell>
          <table:table-cell table:formula="of:=SUM([.H45]+[.F45]+[.D45])" office:value-type="float" office:value="15">
            <text:p>15.00 </text:p>
          </table:table-cell>
          <table:table-cell office:value-type="string">
            <text:p>swamp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Cockatoo</text:p>
          </table:table-cell>
          <table:table-cell office:value-type="string">
            <text:p>avian</text:p>
          </table:table-cell>
          <table:table-cell office:value-type="string">
            <text:p>tough</text:p>
          </table:table-cell>
          <table:table-cell table:formula="of:=VLOOKUP(CONCATENATE(&quot;^&quot;;[.C46];&quot;$&quot;);[.$C$2:.$I$10];7;0)" office:value-type="float" office:value="7">
            <text:p>7</text:p>
          </table:table-cell>
          <table:table-cell table:style-name="ce95" office:value-type="string">
            <text:p>aggressive</text:p>
          </table:table-cell>
          <table:table-cell table:formula="of:=VLOOKUP(CONCATENATE(&quot;^&quot;;[.E46];&quot;$&quot;);[.$E$2:.$I$10];5;0)" office:value-type="float" office:value="6">
            <text:p>6</text:p>
          </table:table-cell>
          <table:table-cell office:value-type="string">
            <text:p>very slow</text:p>
          </table:table-cell>
          <table:table-cell table:formula="of:=VLOOKUP(CONCATENATE(&quot;^&quot;;[.G46];&quot;$&quot;);[.$G$2:.$I$10];3;0)" office:value-type="float" office:value="2">
            <text:p>2</text:p>
          </table:table-cell>
          <table:table-cell table:formula="of:=AVERAGE([.H46];[.F46];[.D46])" office:value-type="float" office:value="5">
            <text:p>5.00 </text:p>
          </table:table-cell>
          <table:table-cell table:formula="of:=SUM([.H46]+[.F46]+[.D46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Cockroach</text:p>
          </table:table-cell>
          <table:table-cell office:value-type="string">
            <text:p>insect</text:p>
          </table:table-cell>
          <table:table-cell office:value-type="string">
            <text:p>tough</text:p>
          </table:table-cell>
          <table:table-cell table:formula="of:=VLOOKUP(CONCATENATE(&quot;^&quot;;[.C47];&quot;$&quot;);[.$C$2:.$I$10];7;0)" office:value-type="float" office:value="7">
            <text:p>7</text:p>
          </table:table-cell>
          <table:table-cell office:value-type="string">
            <text:p>docile</text:p>
          </table:table-cell>
          <table:table-cell table:formula="of:=VLOOKUP(CONCATENATE(&quot;^&quot;;[.E47];&quot;$&quot;);[.$E$2:.$I$10];5;0)" office:value-type="float" office:value="3">
            <text:p>3</text:p>
          </table:table-cell>
          <table:table-cell table:style-name="ce95" office:value-type="string">
            <text:p>average agility</text:p>
          </table:table-cell>
          <table:table-cell table:formula="of:=VLOOKUP(CONCATENATE(&quot;^&quot;;[.G47];&quot;$&quot;);[.$G$2:.$I$10];3;0)" office:value-type="float" office:value="5">
            <text:p>5</text:p>
          </table:table-cell>
          <table:table-cell table:formula="of:=AVERAGE([.H47];[.F47];[.D47])" office:value-type="float" office:value="5">
            <text:p>5.00 </text:p>
          </table:table-cell>
          <table:table-cell table:formula="of:=SUM([.H47]+[.F47]+[.D47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Compsognathus</text:p>
          </table:table-cell>
          <table:table-cell office:value-type="string">
            <text:p>reptile</text:p>
          </table:table-cell>
          <table:table-cell office:value-type="string">
            <text:p>extremely frail</text:p>
          </table:table-cell>
          <table:table-cell table:formula="of:=VLOOKUP(CONCATENATE(&quot;^&quot;;[.C48];&quot;$&quot;);[.$C$2:.$I$10];7;0)" office:value-type="float" office:value="1">
            <text:p>1</text:p>
          </table:table-cell>
          <table:table-cell table:style-name="ce95" office:value-type="string">
            <text:p>average aggression</text:p>
          </table:table-cell>
          <table:table-cell table:formula="of:=VLOOKUP(CONCATENATE(&quot;^&quot;;[.E48];&quot;$&quot;);[.$E$2:.$I$10];5;0)" office:value-type="float" office:value="5">
            <text:p>5</text:p>
          </table:table-cell>
          <table:table-cell office:value-type="string">
            <text:p>extremely swift and agile</text:p>
          </table:table-cell>
          <table:table-cell table:formula="of:=VLOOKUP(CONCATENATE(&quot;^&quot;;[.G48];&quot;$&quot;);[.$G$2:.$I$10];3;0)" office:value-type="float" office:value="9">
            <text:p>9</text:p>
          </table:table-cell>
          <table:table-cell table:formula="of:=AVERAGE([.H48];[.F48];[.D48])" office:value-type="float" office:value="5">
            <text:p>5.00 </text:p>
          </table:table-cell>
          <table:table-cell table:formula="of:=SUM([.H48]+[.F48]+[.D48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Condor</text:p>
          </table:table-cell>
          <table:table-cell office:value-type="string">
            <text:p>avian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49];&quot;$&quot;);[.$C$2:.$I$10];7;0)" office:value-type="float" office:value="5">
            <text:p>5</text:p>
          </table:table-cell>
          <table:table-cell office:value-type="string">
            <text:p>vicious</text:p>
          </table:table-cell>
          <table:table-cell table:formula="of:=VLOOKUP(CONCATENATE(&quot;^&quot;;[.E49];&quot;$&quot;);[.$E$2:.$I$10];5;0)" office:value-type="float" office:value="8">
            <text:p>8</text:p>
          </table:table-cell>
          <table:table-cell office:value-type="string">
            <text:p>very slow</text:p>
          </table:table-cell>
          <table:table-cell table:formula="of:=VLOOKUP(CONCATENATE(&quot;^&quot;;[.G49];&quot;$&quot;);[.$G$2:.$I$10];3;0)" office:value-type="float" office:value="2">
            <text:p>2</text:p>
          </table:table-cell>
          <table:table-cell table:formula="of:=AVERAGE([.H49];[.F49];[.D49])" office:value-type="float" office:value="5">
            <text:p>5.00 </text:p>
          </table:table-cell>
          <table:table-cell table:formula="of:=SUM([.H49]+[.F49]+[.D49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Coot</text:p>
          </table:table-cell>
          <table:table-cell office:value-type="string">
            <text:p>avian</text:p>
          </table:table-cell>
          <table:table-cell office:value-type="string">
            <text:p>robust</text:p>
          </table:table-cell>
          <table:table-cell table:formula="of:=VLOOKUP(CONCATENATE(&quot;^&quot;;[.C50];&quot;$&quot;);[.$C$2:.$I$10];7;0)" office:value-type="float" office:value="6">
            <text:p>6</text:p>
          </table:table-cell>
          <table:table-cell table:style-name="ce95" office:value-type="string">
            <text:p>lacks aggression</text:p>
          </table:table-cell>
          <table:table-cell table:formula="of:=VLOOKUP(CONCATENATE(&quot;^&quot;;[.E50];&quot;$&quot;);[.$E$2:.$I$10];5;0)" office:value-type="float" office:value="4">
            <text:p>4</text:p>
          </table:table-cell>
          <table:table-cell office:value-type="string">
            <text:p>average agility</text:p>
          </table:table-cell>
          <table:table-cell table:formula="of:=VLOOKUP(CONCATENATE(&quot;^&quot;;[.G50];&quot;$&quot;);[.$G$2:.$I$10];3;0)" office:value-type="float" office:value="5">
            <text:p>5</text:p>
          </table:table-cell>
          <table:table-cell table:formula="of:=AVERAGE([.H50];[.F50];[.D50])" office:value-type="float" office:value="5">
            <text:p>5.00 </text:p>
          </table:table-cell>
          <table:table-cell table:formula="of:=SUM([.H50]+[.F50]+[.D50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Coyote</text:p>
          </table:table-cell>
          <table:table-cell office:value-type="string">
            <text:p>mammal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51];&quot;$&quot;);[.$C$2:.$I$10];7;0)" office:value-type="float" office:value="5">
            <text:p>5</text:p>
          </table:table-cell>
          <table:table-cell office:value-type="string">
            <text:p>average aggression</text:p>
          </table:table-cell>
          <table:table-cell table:formula="of:=VLOOKUP(CONCATENATE(&quot;^&quot;;[.E51];&quot;$&quot;);[.$E$2:.$I$10];5;0)" office:value-type="float" office:value="5">
            <text:p>5</text:p>
          </table:table-cell>
          <table:table-cell office:value-type="string">
            <text:p>average agility</text:p>
          </table:table-cell>
          <table:table-cell table:formula="of:=VLOOKUP(CONCATENATE(&quot;^&quot;;[.G51];&quot;$&quot;);[.$G$2:.$I$10];3;0)" office:value-type="float" office:value="5">
            <text:p>5</text:p>
          </table:table-cell>
          <table:table-cell table:formula="of:=AVERAGE([.H51];[.F51];[.D51])" office:value-type="float" office:value="5">
            <text:p>5.00 </text:p>
          </table:table-cell>
          <table:table-cell table:formula="of:=SUM([.H51]+[.F51]+[.D51])" office:value-type="float" office:value="15">
            <text:p>15.00 </text:p>
          </table:table-cell>
          <table:table-cell office:value-type="string">
            <text:p>desert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table:style-name="ce22" office:value-type="string">
            <text:p>Crab</text:p>
          </table:table-cell>
          <table:table-cell office:value-type="string">
            <text:p>crustacean</text:p>
          </table:table-cell>
          <table:table-cell office:value-type="string">
            <text:p>tough</text:p>
          </table:table-cell>
          <table:table-cell table:formula="of:=VLOOKUP(CONCATENATE(&quot;^&quot;;[.C52];&quot;$&quot;);[.$C$2:.$I$10];7;0)" office:value-type="float" office:value="7">
            <text:p>7</text:p>
          </table:table-cell>
          <table:table-cell table:style-name="ce95" office:value-type="string">
            <text:p>very aggressive</text:p>
          </table:table-cell>
          <table:table-cell table:formula="of:=VLOOKUP(CONCATENATE(&quot;^&quot;;[.E52];&quot;$&quot;);[.$E$2:.$I$10];5;0)" office:value-type="float" office:value="7">
            <text:p>7</text:p>
          </table:table-cell>
          <table:table-cell office:value-type="string">
            <text:p>extremely slow</text:p>
          </table:table-cell>
          <table:table-cell table:formula="of:=VLOOKUP(CONCATENATE(&quot;^&quot;;[.G52];&quot;$&quot;);[.$G$2:.$I$10];3;0)" office:value-type="float" office:value="1">
            <text:p>1</text:p>
          </table:table-cell>
          <table:table-cell table:formula="of:=AVERAGE([.H52];[.F52];[.D52])" office:value-type="float" office:value="5">
            <text:p>5.00 </text:p>
          </table:table-cell>
          <table:table-cell table:formula="of:=SUM([.H52]+[.F52]+[.D52])" office:value-type="float" office:value="15">
            <text:p>15.00 </text:p>
          </table:table-cell>
          <table:table-cell office:value-type="string">
            <text:p>sandy beach</text:p>
          </table:table-cell>
          <table:table-cell office:value-type="string">
            <text:p>dawn</text:p>
          </table:table-cell>
          <table:table-cell table:number-columns-repeated="2"/>
          <table:table-cell office:value-type="string">
            <text:p>tank/dmg balance</text:p>
          </table:table-cell>
          <table:table-cell table:number-columns-repeated="1009"/>
        </table:table-row>
        <table:table-row table:style-name="ro8" table:visibility="filter">
          <table:table-cell office:value-type="string">
            <text:p>Crane</text:p>
          </table:table-cell>
          <table:table-cell office:value-type="string">
            <text:p>avian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53];&quot;$&quot;);[.$C$2:.$I$10];7;0)" office:value-type="float" office:value="5">
            <text:p>5</text:p>
          </table:table-cell>
          <table:table-cell office:value-type="string">
            <text:p>average aggression</text:p>
          </table:table-cell>
          <table:table-cell table:formula="of:=VLOOKUP(CONCATENATE(&quot;^&quot;;[.E53];&quot;$&quot;);[.$E$2:.$I$10];5;0)" office:value-type="float" office:value="5">
            <text:p>5</text:p>
          </table:table-cell>
          <table:table-cell office:value-type="string">
            <text:p>average agility</text:p>
          </table:table-cell>
          <table:table-cell table:formula="of:=VLOOKUP(CONCATENATE(&quot;^&quot;;[.G53];&quot;$&quot;);[.$G$2:.$I$10];3;0)" office:value-type="float" office:value="5">
            <text:p>5</text:p>
          </table:table-cell>
          <table:table-cell table:formula="of:=AVERAGE([.H53];[.F53];[.D53])" office:value-type="float" office:value="5">
            <text:p>5.00 </text:p>
          </table:table-cell>
          <table:table-cell table:formula="of:=SUM([.H53]+[.F53]+[.D53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Crocodile</text:p>
          </table:table-cell>
          <table:table-cell office:value-type="string">
            <text:p>reptile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54];&quot;$&quot;);[.$C$2:.$I$10];7;0)" office:value-type="float" office:value="5">
            <text:p>5</text:p>
          </table:table-cell>
          <table:table-cell office:value-type="string">
            <text:p>extremely vicious</text:p>
          </table:table-cell>
          <table:table-cell table:formula="of:=VLOOKUP(CONCATENATE(&quot;^&quot;;[.E54];&quot;$&quot;);[.$E$2:.$I$10];5;0)" office:value-type="float" office:value="9">
            <text:p>9</text:p>
          </table:table-cell>
          <table:table-cell office:value-type="string">
            <text:p>extremely slow</text:p>
          </table:table-cell>
          <table:table-cell table:formula="of:=VLOOKUP(CONCATENATE(&quot;^&quot;;[.G54];&quot;$&quot;);[.$G$2:.$I$10];3;0)" office:value-type="float" office:value="1">
            <text:p>1</text:p>
          </table:table-cell>
          <table:table-cell table:formula="of:=AVERAGE([.H54];[.F54];[.D54])" office:value-type="float" office:value="5">
            <text:p>5.00 </text:p>
          </table:table-cell>
          <table:table-cell table:formula="of:=SUM([.H54]+[.F54]+[.D54])" office:value-type="float" office:value="15">
            <text:p>15.00 </text:p>
          </table:table-cell>
          <table:table-cell office:value-type="string">
            <text:p>river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Crow</text:p>
          </table:table-cell>
          <table:table-cell office:value-type="string">
            <text:p>avian</text:p>
          </table:table-cell>
          <table:table-cell office:value-type="string">
            <text:p>average toughness</text:p>
          </table:table-cell>
          <table:table-cell table:formula="of:=VLOOKUP(CONCATENATE(&quot;^&quot;;[.C55];&quot;$&quot;);[.$C$2:.$I$10];7;0)" office:value-type="float" office:value="5">
            <text:p>5</text:p>
          </table:table-cell>
          <table:table-cell office:value-type="string">
            <text:p>average aggression</text:p>
          </table:table-cell>
          <table:table-cell table:formula="of:=VLOOKUP(CONCATENATE(&quot;^&quot;;[.E55];&quot;$&quot;);[.$E$2:.$I$10];5;0)" office:value-type="float" office:value="5">
            <text:p>5</text:p>
          </table:table-cell>
          <table:table-cell office:value-type="string">
            <text:p>average agility</text:p>
          </table:table-cell>
          <table:table-cell table:formula="of:=VLOOKUP(CONCATENATE(&quot;^&quot;;[.G55];&quot;$&quot;);[.$G$2:.$I$10];3;0)" office:value-type="float" office:value="5">
            <text:p>5</text:p>
          </table:table-cell>
          <table:table-cell table:formula="of:=AVERAGE([.H55];[.F55];[.D55])" office:value-type="float" office:value="5">
            <text:p>5.00 </text:p>
          </table:table-cell>
          <table:table-cell table:formula="of:=SUM([.H55]+[.F55]+[.D55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Cuscus</text:p>
          </table:table-cell>
          <table:table-cell office:value-type="string">
            <text:p>mammal</text:p>
          </table:table-cell>
          <table:table-cell office:value-type="string">
            <text:p>very tough</text:p>
          </table:table-cell>
          <table:table-cell table:formula="of:=VLOOKUP(CONCATENATE(&quot;^&quot;;[.C56];&quot;$&quot;);[.$C$2:.$I$10];7;0)" office:value-type="float" office:value="8">
            <text:p>8</text:p>
          </table:table-cell>
          <table:table-cell office:value-type="string">
            <text:p>aggressive</text:p>
          </table:table-cell>
          <table:table-cell table:formula="of:=VLOOKUP(CONCATENATE(&quot;^&quot;;[.E56];&quot;$&quot;);[.$E$2:.$I$10];5;0)" office:value-type="float" office:value="6">
            <text:p>6</text:p>
          </table:table-cell>
          <table:table-cell office:value-type="string">
            <text:p>extremely slow</text:p>
          </table:table-cell>
          <table:table-cell table:formula="of:=VLOOKUP(CONCATENATE(&quot;^&quot;;[.G56];&quot;$&quot;);[.$G$2:.$I$10];3;0)" office:value-type="float" office:value="1">
            <text:p>1</text:p>
          </table:table-cell>
          <table:table-cell table:formula="of:=AVERAGE([.H56];[.F56];[.D56])" office:value-type="float" office:value="5">
            <text:p>5.00 </text:p>
          </table:table-cell>
          <table:table-cell table:formula="of:=SUM([.H56]+[.F56]+[.D56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Decollate Snail</text:p>
          </table:table-cell>
          <table:table-cell office:value-type="string">
            <text:p>mollusc</text:p>
          </table:table-cell>
          <table:table-cell office:value-type="string">
            <text:p>extremely tough</text:p>
          </table:table-cell>
          <table:table-cell table:formula="of:=VLOOKUP(CONCATENATE(&quot;^&quot;;[.C57];&quot;$&quot;);[.$C$2:.$I$10];7;0)" office:value-type="float" office:value="9">
            <text:p>9</text:p>
          </table:table-cell>
          <table:table-cell office:value-type="string">
            <text:p>extremely docile</text:p>
          </table:table-cell>
          <table:table-cell table:formula="of:=VLOOKUP(CONCATENATE(&quot;^&quot;;[.E57];&quot;$&quot;);[.$E$2:.$I$10];5;0)" office:value-type="float" office:value="1">
            <text:p>1</text:p>
          </table:table-cell>
          <table:table-cell table:style-name="ce95" office:value-type="string">
            <text:p>average agility</text:p>
          </table:table-cell>
          <table:table-cell table:formula="of:=VLOOKUP(CONCATENATE(&quot;^&quot;;[.G57];&quot;$&quot;);[.$G$2:.$I$10];3;0)" office:value-type="float" office:value="5">
            <text:p>5</text:p>
          </table:table-cell>
          <table:table-cell table:formula="of:=AVERAGE([.H57];[.F57];[.D57])" office:value-type="float" office:value="5">
            <text:p>5.00 </text:p>
          </table:table-cell>
          <table:table-cell table:formula="of:=SUM([.H57]+[.F57]+[.D57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Deer</text:p>
          </table:table-cell>
          <table:table-cell office:value-type="string">
            <text:p>mammal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58];&quot;$&quot;);[.$C$2:.$I$10];7;0)" office:value-type="float" office:value="5">
            <text:p>5</text:p>
          </table:table-cell>
          <table:table-cell office:value-type="string">
            <text:p>lacks aggression</text:p>
          </table:table-cell>
          <table:table-cell table:formula="of:=VLOOKUP(CONCATENATE(&quot;^&quot;;[.E58];&quot;$&quot;);[.$E$2:.$I$10];5;0)" office:value-type="float" office:value="4">
            <text:p>4</text:p>
          </table:table-cell>
          <table:table-cell office:value-type="string">
            <text:p>agile</text:p>
          </table:table-cell>
          <table:table-cell table:formula="of:=VLOOKUP(CONCATENATE(&quot;^&quot;;[.G58];&quot;$&quot;);[.$G$2:.$I$10];3;0)" office:value-type="float" office:value="6">
            <text:p>6</text:p>
          </table:table-cell>
          <table:table-cell table:formula="of:=AVERAGE([.H58];[.F58];[.D58])" office:value-type="float" office:value="5">
            <text:p>5.00 </text:p>
          </table:table-cell>
          <table:table-cell table:formula="of:=SUM([.H58]+[.F58]+[.D58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Dikdik</text:p>
          </table:table-cell>
          <table:table-cell office:value-type="string">
            <text:p>mammal</text:p>
          </table:table-cell>
          <table:table-cell table:style-name="ce95" office:value-type="string">
            <text:p>somewhat tough</text:p>
          </table:table-cell>
          <table:table-cell table:formula="of:=VLOOKUP(CONCATENATE(&quot;^&quot;;[.C59];&quot;$&quot;);[.$C$2:.$I$10];7;0)" office:value-type="float" office:value="4">
            <text:p>4</text:p>
          </table:table-cell>
          <table:table-cell office:value-type="string">
            <text:p>docile</text:p>
          </table:table-cell>
          <table:table-cell table:formula="of:=VLOOKUP(CONCATENATE(&quot;^&quot;;[.E59];&quot;$&quot;);[.$E$2:.$I$10];5;0)" office:value-type="float" office:value="3">
            <text:p>3</text:p>
          </table:table-cell>
          <table:table-cell office:value-type="string">
            <text:p>very swift and agile</text:p>
          </table:table-cell>
          <table:table-cell table:formula="of:=VLOOKUP(CONCATENATE(&quot;^&quot;;[.G59];&quot;$&quot;);[.$G$2:.$I$10];3;0)" office:value-type="float" office:value="8">
            <text:p>8</text:p>
          </table:table-cell>
          <table:table-cell table:formula="of:=AVERAGE([.H59];[.F59];[.D59])" office:value-type="float" office:value="5">
            <text:p>5.00 </text:p>
          </table:table-cell>
          <table:table-cell table:formula="of:=SUM([.H59]+[.F59]+[.D59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Dilophosaurus</text:p>
          </table:table-cell>
          <table:table-cell office:value-type="string">
            <text:p>reptile</text:p>
          </table:table-cell>
          <table:table-cell office:value-type="string">
            <text:p>very frail</text:p>
          </table:table-cell>
          <table:table-cell table:formula="of:=VLOOKUP(CONCATENATE(&quot;^&quot;;[.C60];&quot;$&quot;);[.$C$2:.$I$10];7;0)" office:value-type="float" office:value="2">
            <text:p>2</text:p>
          </table:table-cell>
          <table:table-cell table:style-name="ce95" office:value-type="string">
            <text:p>very aggressive</text:p>
          </table:table-cell>
          <table:table-cell table:formula="of:=VLOOKUP(CONCATENATE(&quot;^&quot;;[.E60];&quot;$&quot;);[.$E$2:.$I$10];5;0)" office:value-type="float" office:value="7">
            <text:p>7</text:p>
          </table:table-cell>
          <table:table-cell office:value-type="string">
            <text:p>agile</text:p>
          </table:table-cell>
          <table:table-cell table:formula="of:=VLOOKUP(CONCATENATE(&quot;^&quot;;[.G60];&quot;$&quot;);[.$G$2:.$I$10];3;0)" office:value-type="float" office:value="6">
            <text:p>6</text:p>
          </table:table-cell>
          <table:table-cell table:formula="of:=AVERAGE([.H60];[.F60];[.D60])" office:value-type="float" office:value="5">
            <text:p>5.00 </text:p>
          </table:table-cell>
          <table:table-cell table:formula="of:=SUM([.H60]+[.F60]+[.D60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Dingo</text:p>
          </table:table-cell>
          <table:table-cell office:value-type="string">
            <text:p>mammal</text:p>
          </table:table-cell>
          <table:table-cell office:value-type="string">
            <text:p>tough</text:p>
          </table:table-cell>
          <table:table-cell table:formula="of:=VLOOKUP(CONCATENATE(&quot;^&quot;;[.C61];&quot;$&quot;);[.$C$2:.$I$10];7;0)" office:value-type="float" office:value="7">
            <text:p>7</text:p>
          </table:table-cell>
          <table:table-cell table:style-name="ce95" office:value-type="string">
            <text:p>lacks aggression</text:p>
          </table:table-cell>
          <table:table-cell table:formula="of:=VLOOKUP(CONCATENATE(&quot;^&quot;;[.E61];&quot;$&quot;);[.$E$2:.$I$10];5;0)" office:value-type="float" office:value="4">
            <text:p>4</text:p>
          </table:table-cell>
          <table:table-cell office:value-type="string">
            <text:p>somewhat sluggish</text:p>
          </table:table-cell>
          <table:table-cell table:formula="of:=VLOOKUP(CONCATENATE(&quot;^&quot;;[.G61];&quot;$&quot;);[.$G$2:.$I$10];3;0)" office:value-type="float" office:value="4">
            <text:p>4</text:p>
          </table:table-cell>
          <table:table-cell table:formula="of:=AVERAGE([.H61];[.F61];[.D61])" office:value-type="float" office:value="5">
            <text:p>5.00 </text:p>
          </table:table-cell>
          <table:table-cell table:formula="of:=SUM([.H61]+[.F61]+[.D61])" office:value-type="float" office:value="15">
            <text:p>15.00 </text:p>
          </table:table-cell>
          <table:table-cell office:value-type="string">
            <text:p>desert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Doe</text:p>
          </table:table-cell>
          <table:table-cell office:value-type="string">
            <text:p>mammal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62];&quot;$&quot;);[.$C$2:.$I$10];7;0)" office:value-type="float" office:value="5">
            <text:p>5</text:p>
          </table:table-cell>
          <table:table-cell office:value-type="string">
            <text:p>lacks aggression</text:p>
          </table:table-cell>
          <table:table-cell table:formula="of:=VLOOKUP(CONCATENATE(&quot;^&quot;;[.E62];&quot;$&quot;);[.$E$2:.$I$10];5;0)" office:value-type="float" office:value="4">
            <text:p>4</text:p>
          </table:table-cell>
          <table:table-cell office:value-type="string">
            <text:p>agile</text:p>
          </table:table-cell>
          <table:table-cell table:formula="of:=VLOOKUP(CONCATENATE(&quot;^&quot;;[.G62];&quot;$&quot;);[.$G$2:.$I$10];3;0)" office:value-type="float" office:value="6">
            <text:p>6</text:p>
          </table:table-cell>
          <table:table-cell table:formula="of:=AVERAGE([.H62];[.F62];[.D62])" office:value-type="float" office:value="5">
            <text:p>5.00 </text:p>
          </table:table-cell>
          <table:table-cell table:formula="of:=SUM([.H62]+[.F62]+[.D62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Dog</text:p>
          </table:table-cell>
          <table:table-cell office:value-type="string">
            <text:p>mammal</text:p>
          </table:table-cell>
          <table:table-cell office:value-type="string">
            <text:p>frail</text:p>
          </table:table-cell>
          <table:table-cell table:formula="of:=VLOOKUP(CONCATENATE(&quot;^&quot;;[.C63];&quot;$&quot;);[.$C$2:.$I$10];7;0)" office:value-type="float" office:value="3">
            <text:p>3</text:p>
          </table:table-cell>
          <table:table-cell office:value-type="string">
            <text:p>average aggression</text:p>
          </table:table-cell>
          <table:table-cell table:formula="of:=VLOOKUP(CONCATENATE(&quot;^&quot;;[.E63];&quot;$&quot;);[.$E$2:.$I$10];5;0)" office:value-type="float" office:value="5">
            <text:p>5</text:p>
          </table:table-cell>
          <table:table-cell office:value-type="string">
            <text:p>swift and agile</text:p>
          </table:table-cell>
          <table:table-cell table:formula="of:=VLOOKUP(CONCATENATE(&quot;^&quot;;[.G63];&quot;$&quot;);[.$G$2:.$I$10];3;0)" office:value-type="float" office:value="7">
            <text:p>7</text:p>
          </table:table-cell>
          <table:table-cell table:formula="of:=AVERAGE([.H63];[.F63];[.D63])" office:value-type="float" office:value="5">
            <text:p>5.00 </text:p>
          </table:table-cell>
          <table:table-cell table:formula="of:=SUM([.H63]+[.F63]+[.D63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Donkey</text:p>
          </table:table-cell>
          <table:table-cell office:value-type="string">
            <text:p>mammal</text:p>
          </table:table-cell>
          <table:table-cell office:value-type="string">
            <text:p>very tough</text:p>
          </table:table-cell>
          <table:table-cell table:formula="of:=VLOOKUP(CONCATENATE(&quot;^&quot;;[.C64];&quot;$&quot;);[.$C$2:.$I$10];7;0)" office:value-type="float" office:value="8">
            <text:p>8</text:p>
          </table:table-cell>
          <table:table-cell office:value-type="string">
            <text:p>docile</text:p>
          </table:table-cell>
          <table:table-cell table:formula="of:=VLOOKUP(CONCATENATE(&quot;^&quot;;[.E64];&quot;$&quot;);[.$E$2:.$I$10];5;0)" office:value-type="float" office:value="3">
            <text:p>3</text:p>
          </table:table-cell>
          <table:table-cell table:style-name="ce95" office:value-type="string">
            <text:p>somewhat sluggish</text:p>
          </table:table-cell>
          <table:table-cell table:formula="of:=VLOOKUP(CONCATENATE(&quot;^&quot;;[.G64];&quot;$&quot;);[.$G$2:.$I$10];3;0)" office:value-type="float" office:value="4">
            <text:p>4</text:p>
          </table:table-cell>
          <table:table-cell table:formula="of:=AVERAGE([.H64];[.F64];[.D64])" office:value-type="float" office:value="5">
            <text:p>5.00 </text:p>
          </table:table-cell>
          <table:table-cell table:formula="of:=SUM([.H64]+[.F64]+[.D64])" office:value-type="float" office:value="15">
            <text:p>15.00 </text:p>
          </table:table-cell>
          <table:table-cell office:value-type="string">
            <text:p>mountain base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>
          <table:table-cell office:value-type="string">
            <text:p>Dragonfly</text:p>
          </table:table-cell>
          <table:table-cell office:value-type="string">
            <text:p>insect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65];&quot;$&quot;);[.$C$2:.$I$10];7;0)" office:value-type="float" office:value="5">
            <text:p>5</text:p>
          </table:table-cell>
          <table:table-cell office:value-type="string">
            <text:p>extremely docile</text:p>
          </table:table-cell>
          <table:table-cell table:formula="of:=VLOOKUP(CONCATENATE(&quot;^&quot;;[.E65];&quot;$&quot;);[.$E$2:.$I$10];5;0)" office:value-type="float" office:value="1">
            <text:p>1</text:p>
          </table:table-cell>
          <table:table-cell office:value-type="string">
            <text:p>extremely swift and agile</text:p>
          </table:table-cell>
          <table:table-cell table:formula="of:=VLOOKUP(CONCATENATE(&quot;^&quot;;[.G65];&quot;$&quot;);[.$G$2:.$I$10];3;0)" office:value-type="float" office:value="9">
            <text:p>9</text:p>
          </table:table-cell>
          <table:table-cell table:formula="of:=AVERAGE([.H65];[.F65];[.D65])" office:value-type="float" office:value="5">
            <text:p>5.00 </text:p>
          </table:table-cell>
          <table:table-cell table:formula="of:=SUM([.H65]+[.F65]+[.D65])" office:value-type="float" office:value="15">
            <text:p>15.00 </text:p>
          </table:table-cell>
          <table:table-cell office:value-type="string">
            <text:p>rivver</text:p>
          </table:table-cell>
          <table:table-cell office:value-type="string">
            <text:p>night</text:p>
          </table:table-cell>
          <table:table-cell office:value-type="string">
            <text:p>ed, bl</text:p>
          </table:table-cell>
          <table:table-cell table:number-columns-repeated="1011"/>
        </table:table-row>
        <table:table-row table:style-name="ro8" table:visibility="filter">
          <table:table-cell office:value-type="string">
            <text:p>Drake</text:p>
          </table:table-cell>
          <table:table-cell office:value-type="string">
            <text:p>avian</text:p>
          </table:table-cell>
          <table:table-cell table:style-name="ce95" office:value-type="string">
            <text:p>tough</text:p>
          </table:table-cell>
          <table:table-cell table:formula="of:=VLOOKUP(CONCATENATE(&quot;^&quot;;[.C66];&quot;$&quot;);[.$C$2:.$I$10];7;0)" office:value-type="float" office:value="7">
            <text:p>7</text:p>
          </table:table-cell>
          <table:table-cell office:value-type="string">
            <text:p>extremely docile</text:p>
          </table:table-cell>
          <table:table-cell table:formula="of:=VLOOKUP(CONCATENATE(&quot;^&quot;;[.E66];&quot;$&quot;);[.$E$2:.$I$10];5;0)" office:value-type="float" office:value="1">
            <text:p>1</text:p>
          </table:table-cell>
          <table:table-cell office:value-type="string">
            <text:p>swift and agile</text:p>
          </table:table-cell>
          <table:table-cell table:formula="of:=VLOOKUP(CONCATENATE(&quot;^&quot;;[.G66];&quot;$&quot;);[.$G$2:.$I$10];3;0)" office:value-type="float" office:value="7">
            <text:p>7</text:p>
          </table:table-cell>
          <table:table-cell table:formula="of:=AVERAGE([.H66];[.F66];[.D66])" office:value-type="float" office:value="5">
            <text:p>5.00 </text:p>
          </table:table-cell>
          <table:table-cell table:formula="of:=SUM([.H66]+[.F66]+[.D66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wn</text:p>
          </table:table-cell>
          <table:table-cell table:number-columns-repeated="2"/>
          <table:table-cell office:value-type="string">
            <text:p>dodge/tank balance</text:p>
          </table:table-cell>
          <table:table-cell table:number-columns-repeated="1009"/>
        </table:table-row>
        <table:table-row table:style-name="ro8" table:visibility="filter">
          <table:table-cell office:value-type="string">
            <text:p>Duckling</text:p>
          </table:table-cell>
          <table:table-cell office:value-type="string">
            <text:p>avian</text:p>
          </table:table-cell>
          <table:table-cell table:style-name="ce95" office:value-type="string">
            <text:p>tough</text:p>
          </table:table-cell>
          <table:table-cell table:formula="of:=VLOOKUP(CONCATENATE(&quot;^&quot;;[.C67];&quot;$&quot;);[.$C$2:.$I$10];7;0)" office:value-type="float" office:value="7">
            <text:p>7</text:p>
          </table:table-cell>
          <table:table-cell office:value-type="string">
            <text:p>extremely docile</text:p>
          </table:table-cell>
          <table:table-cell table:formula="of:=VLOOKUP(CONCATENATE(&quot;^&quot;;[.E67];&quot;$&quot;);[.$E$2:.$I$10];5;0)" office:value-type="float" office:value="1">
            <text:p>1</text:p>
          </table:table-cell>
          <table:table-cell office:value-type="string">
            <text:p>swift and agile</text:p>
          </table:table-cell>
          <table:table-cell table:formula="of:=VLOOKUP(CONCATENATE(&quot;^&quot;;[.G67];&quot;$&quot;);[.$G$2:.$I$10];3;0)" office:value-type="float" office:value="7">
            <text:p>7</text:p>
          </table:table-cell>
          <table:table-cell table:formula="of:=AVERAGE([.H67];[.F67];[.D67])" office:value-type="float" office:value="5">
            <text:p>5.00 </text:p>
          </table:table-cell>
          <table:table-cell table:formula="of:=SUM([.H67]+[.F67]+[.D67])" office:value-type="float" office:value="15">
            <text:p>15.00 </text:p>
          </table:table-cell>
          <table:table-cell table:number-columns-repeated="4"/>
          <table:table-cell office:value-type="string">
            <text:p>dodge/tank balance</text:p>
          </table:table-cell>
          <table:table-cell table:number-columns-repeated="1009"/>
        </table:table-row>
        <table:table-row table:style-name="ro8" table:visibility="filter">
          <table:table-cell office:value-type="string">
            <text:p>Eagle</text:p>
          </table:table-cell>
          <table:table-cell office:value-type="string">
            <text:p>avian</text:p>
          </table:table-cell>
          <table:table-cell office:value-type="string">
            <text:p>extremely frail</text:p>
          </table:table-cell>
          <table:table-cell table:formula="of:=VLOOKUP(CONCATENATE(&quot;^&quot;;[.C68];&quot;$&quot;);[.$C$2:.$I$10];7;0)" office:value-type="float" office:value="1">
            <text:p>1</text:p>
          </table:table-cell>
          <table:table-cell office:value-type="string">
            <text:p>extremely vicious</text:p>
          </table:table-cell>
          <table:table-cell table:formula="of:=VLOOKUP(CONCATENATE(&quot;^&quot;;[.E68];&quot;$&quot;);[.$E$2:.$I$10];5;0)" office:value-type="float" office:value="9">
            <text:p>9</text:p>
          </table:table-cell>
          <table:table-cell table:style-name="ce95" office:value-type="string">
            <text:p>average agility</text:p>
          </table:table-cell>
          <table:table-cell table:formula="of:=VLOOKUP(CONCATENATE(&quot;^&quot;;[.G68];&quot;$&quot;);[.$G$2:.$I$10];3;0)" office:value-type="float" office:value="5">
            <text:p>5</text:p>
          </table:table-cell>
          <table:table-cell table:formula="of:=AVERAGE([.H68];[.F68];[.D68])" office:value-type="float" office:value="5">
            <text:p>5.00 </text:p>
          </table:table-cell>
          <table:table-cell table:formula="of:=SUM([.H68]+[.F68]+[.D68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y</text:p>
          </table:table-cell>
          <table:table-cell office:value-type="string">
            <text:p>ed</text:p>
          </table:table-cell>
          <table:table-cell table:number-columns-repeated="1011"/>
        </table:table-row>
        <table:table-row table:style-name="ro8" table:visibility="filter">
          <table:table-cell office:value-type="string">
            <text:p>Elephant</text:p>
          </table:table-cell>
          <table:table-cell office:value-type="string">
            <text:p>mammal</text:p>
          </table:table-cell>
          <table:table-cell office:value-type="string">
            <text:p>extremely tough</text:p>
          </table:table-cell>
          <table:table-cell table:formula="of:=VLOOKUP(CONCATENATE(&quot;^&quot;;[.C69];&quot;$&quot;);[.$C$2:.$I$10];7;0)" office:value-type="float" office:value="9">
            <text:p>9</text:p>
          </table:table-cell>
          <table:table-cell table:style-name="ce95" office:value-type="string">
            <text:p>average aggression</text:p>
          </table:table-cell>
          <table:table-cell table:formula="of:=VLOOKUP(CONCATENATE(&quot;^&quot;;[.E69];&quot;$&quot;);[.$E$2:.$I$10];5;0)" office:value-type="float" office:value="5">
            <text:p>5</text:p>
          </table:table-cell>
          <table:table-cell office:value-type="string">
            <text:p>extremely slow</text:p>
          </table:table-cell>
          <table:table-cell table:formula="of:=VLOOKUP(CONCATENATE(&quot;^&quot;;[.G69];&quot;$&quot;);[.$G$2:.$I$10];3;0)" office:value-type="float" office:value="1">
            <text:p>1</text:p>
          </table:table-cell>
          <table:table-cell table:formula="of:=AVERAGE([.H69];[.F69];[.D69])" office:value-type="float" office:value="5">
            <text:p>5.00 </text:p>
          </table:table-cell>
          <table:table-cell table:formula="of:=SUM([.H69]+[.F69]+[.D69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Emu</text:p>
          </table:table-cell>
          <table:table-cell office:value-type="string">
            <text:p>avian</text:p>
          </table:table-cell>
          <table:table-cell office:value-type="string">
            <text:p>very tough</text:p>
          </table:table-cell>
          <table:table-cell table:formula="of:=VLOOKUP(CONCATENATE(&quot;^&quot;;[.C70];&quot;$&quot;);[.$C$2:.$I$10];7;0)" office:value-type="float" office:value="8">
            <text:p>8</text:p>
          </table:table-cell>
          <table:table-cell office:value-type="string">
            <text:p>docile</text:p>
          </table:table-cell>
          <table:table-cell table:formula="of:=VLOOKUP(CONCATENATE(&quot;^&quot;;[.E70];&quot;$&quot;);[.$E$2:.$I$10];5;0)" office:value-type="float" office:value="3">
            <text:p>3</text:p>
          </table:table-cell>
          <table:table-cell table:style-name="ce95" office:value-type="string">
            <text:p>somewhat sluggish</text:p>
          </table:table-cell>
          <table:table-cell table:formula="of:=VLOOKUP(CONCATENATE(&quot;^&quot;;[.G70];&quot;$&quot;);[.$G$2:.$I$10];3;0)" office:value-type="float" office:value="4">
            <text:p>4</text:p>
          </table:table-cell>
          <table:table-cell table:formula="of:=AVERAGE([.H70];[.F70];[.D70])" office:value-type="float" office:value="5">
            <text:p>5.00 </text:p>
          </table:table-cell>
          <table:table-cell table:formula="of:=SUM([.H70]+[.F70]+[.D70])" office:value-type="float" office:value="15">
            <text:p>15.00 </text:p>
          </table:table-cell>
          <table:table-cell office:value-type="string">
            <text:p>wood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Falcon</text:p>
          </table:table-cell>
          <table:table-cell office:value-type="string">
            <text:p>avian</text:p>
          </table:table-cell>
          <table:table-cell table:style-name="ce95" office:value-type="string">
            <text:p>frail</text:p>
          </table:table-cell>
          <table:table-cell table:formula="of:=VLOOKUP(CONCATENATE(&quot;^&quot;;[.C71];&quot;$&quot;);[.$C$2:.$I$10];7;0)" office:value-type="float" office:value="3">
            <text:p>3</text:p>
          </table:table-cell>
          <table:table-cell office:value-type="string">
            <text:p>vicious</text:p>
          </table:table-cell>
          <table:table-cell table:formula="of:=VLOOKUP(CONCATENATE(&quot;^&quot;;[.E71];&quot;$&quot;);[.$E$2:.$I$10];5;0)" office:value-type="float" office:value="8">
            <text:p>8</text:p>
          </table:table-cell>
          <table:table-cell office:value-type="string">
            <text:p>somewhat sluggish</text:p>
          </table:table-cell>
          <table:table-cell table:formula="of:=VLOOKUP(CONCATENATE(&quot;^&quot;;[.G71];&quot;$&quot;);[.$G$2:.$I$10];3;0)" office:value-type="float" office:value="4">
            <text:p>4</text:p>
          </table:table-cell>
          <table:table-cell table:formula="of:=AVERAGE([.H71];[.F71];[.D71])" office:value-type="float" office:value="5">
            <text:p>5.00 </text:p>
          </table:table-cell>
          <table:table-cell table:formula="of:=SUM([.H71]+[.F71]+[.D71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Ferret</text:p>
          </table:table-cell>
          <table:table-cell office:value-type="string">
            <text:p>mammal</text:p>
          </table:table-cell>
          <table:table-cell office:value-type="string">
            <text:p>extremely frail</text:p>
          </table:table-cell>
          <table:table-cell table:formula="of:=VLOOKUP(CONCATENATE(&quot;^&quot;;[.C72];&quot;$&quot;);[.$C$2:.$I$10];7;0)" office:value-type="float" office:value="1">
            <text:p>1</text:p>
          </table:table-cell>
          <table:table-cell office:value-type="string">
            <text:p>vicious</text:p>
          </table:table-cell>
          <table:table-cell table:formula="of:=VLOOKUP(CONCATENATE(&quot;^&quot;;[.E72];&quot;$&quot;);[.$E$2:.$I$10];5;0)" office:value-type="float" office:value="8">
            <text:p>8</text:p>
          </table:table-cell>
          <table:table-cell table:style-name="ce95" office:value-type="string">
            <text:p>agile</text:p>
          </table:table-cell>
          <table:table-cell table:formula="of:=VLOOKUP(CONCATENATE(&quot;^&quot;;[.G72];&quot;$&quot;);[.$G$2:.$I$10];3;0)" office:value-type="float" office:value="6">
            <text:p>6</text:p>
          </table:table-cell>
          <table:table-cell table:formula="of:=AVERAGE([.H72];[.F72];[.D72])" office:value-type="float" office:value="5">
            <text:p>5.00 </text:p>
          </table:table-cell>
          <table:table-cell table:formula="of:=SUM([.H72]+[.F72]+[.D72])" office:value-type="float" office:value="15">
            <text:p>15.00 </text:p>
          </table:table-cell>
          <table:table-cell office:value-type="string">
            <text:p>mountain base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Firefly</text:p>
          </table:table-cell>
          <table:table-cell office:value-type="string">
            <text:p>insect</text:p>
          </table:table-cell>
          <table:table-cell office:value-type="string">
            <text:p>extremely frail</text:p>
          </table:table-cell>
          <table:table-cell table:formula="of:=VLOOKUP(CONCATENATE(&quot;^&quot;;[.C73];&quot;$&quot;);[.$C$2:.$I$10];7;0)" office:value-type="float" office:value="1">
            <text:p>1</text:p>
          </table:table-cell>
          <table:table-cell table:style-name="ce102" office:value-type="string">
            <text:p>average aggression</text:p>
          </table:table-cell>
          <table:table-cell table:formula="of:=VLOOKUP(CONCATENATE(&quot;^&quot;;[.E73];&quot;$&quot;);[.$E$2:.$I$10];5;0)" office:value-type="float" office:value="5">
            <text:p>5</text:p>
          </table:table-cell>
          <table:table-cell table:style-name="ce95" office:value-type="string">
            <text:p>extremely swift and agile</text:p>
          </table:table-cell>
          <table:table-cell table:formula="of:=VLOOKUP(CONCATENATE(&quot;^&quot;;[.G73];&quot;$&quot;);[.$G$2:.$I$10];3;0)" office:value-type="float" office:value="9">
            <text:p>9</text:p>
          </table:table-cell>
          <table:table-cell table:formula="of:=AVERAGE([.H73];[.F73];[.D73])" office:value-type="float" office:value="5">
            <text:p>5.00 </text:p>
          </table:table-cell>
          <table:table-cell table:formula="of:=SUM([.H73]+[.F73]+[.D73])" office:value-type="float" office:value="15">
            <text:p>15.00 </text:p>
          </table:table-cell>
          <table:table-cell office:value-type="string">
            <text:p>swamp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Finch</text:p>
          </table:table-cell>
          <table:table-cell office:value-type="string">
            <text:p>avian</text:p>
          </table:table-cell>
          <table:table-cell office:value-type="string">
            <text:p>extremely frail</text:p>
          </table:table-cell>
          <table:table-cell table:formula="of:=VLOOKUP(CONCATENATE(&quot;^&quot;;[.C74];&quot;$&quot;);[.$C$2:.$I$10];7;0)" office:value-type="float" office:value="1">
            <text:p>1</text:p>
          </table:table-cell>
          <table:table-cell table:style-name="ce95" office:value-type="string">
            <text:p>aggressive</text:p>
          </table:table-cell>
          <table:table-cell table:formula="of:=VLOOKUP(CONCATENATE(&quot;^&quot;;[.E74];&quot;$&quot;);[.$E$2:.$I$10];5;0)" office:value-type="float" office:value="6">
            <text:p>6</text:p>
          </table:table-cell>
          <table:table-cell office:value-type="string">
            <text:p>very swift and agile</text:p>
          </table:table-cell>
          <table:table-cell table:formula="of:=VLOOKUP(CONCATENATE(&quot;^&quot;;[.G74];&quot;$&quot;);[.$G$2:.$I$10];3;0)" office:value-type="float" office:value="8">
            <text:p>8</text:p>
          </table:table-cell>
          <table:table-cell table:formula="of:=AVERAGE([.H74];[.F74];[.D74])" office:value-type="float" office:value="5">
            <text:p>5.00 </text:p>
          </table:table-cell>
          <table:table-cell table:formula="of:=SUM([.H74]+[.F74]+[.D74])" office:value-type="float" office:value="15">
            <text:p>15.00 </text:p>
          </table:table-cell>
          <table:table-cell office:value-type="string">
            <text:p>jungle</text:p>
          </table:table-cell>
          <table:table-cell office:value-type="string">
            <text:p>dawn</text:p>
          </table:table-cell>
          <table:table-cell table:number-columns-repeated="2"/>
          <table:table-cell office:value-type="string">
            <text:p>dodgy with hitting</text:p>
          </table:table-cell>
          <table:table-cell table:number-columns-repeated="1009"/>
        </table:table-row>
        <table:table-row table:style-name="ro8" table:visibility="filter">
          <table:table-cell office:value-type="string">
            <text:p>Flyer</text:p>
          </table:table-cell>
          <table:table-cell office:value-type="string">
            <text:p>mammal</text:p>
          </table:table-cell>
          <table:table-cell office:value-type="string">
            <text:p>average toughness</text:p>
          </table:table-cell>
          <table:table-cell table:formula="of:=VLOOKUP(CONCATENATE(&quot;^&quot;;[.C75];&quot;$&quot;);[.$C$2:.$I$10];7;0)" office:value-type="float" office:value="5">
            <text:p>5</text:p>
          </table:table-cell>
          <table:table-cell office:value-type="string">
            <text:p>lacks aggression</text:p>
          </table:table-cell>
          <table:table-cell table:formula="of:=VLOOKUP(CONCATENATE(&quot;^&quot;;[.E75];&quot;$&quot;);[.$E$2:.$I$10];5;0)" office:value-type="float" office:value="4">
            <text:p>4</text:p>
          </table:table-cell>
          <table:table-cell table:style-name="ce95" office:value-type="string">
            <text:p>agile</text:p>
          </table:table-cell>
          <table:table-cell table:formula="of:=VLOOKUP(CONCATENATE(&quot;^&quot;;[.G75];&quot;$&quot;);[.$G$2:.$I$10];3;0)" office:value-type="float" office:value="6">
            <text:p>6</text:p>
          </table:table-cell>
          <table:table-cell table:formula="of:=AVERAGE([.H75];[.F75];[.D75])" office:value-type="float" office:value="5">
            <text:p>5.00 </text:p>
          </table:table-cell>
          <table:table-cell table:formula="of:=SUM([.H75]+[.F75]+[.D75])" office:value-type="float" office:value="15">
            <text:p>15.00 </text:p>
          </table:table-cell>
          <table:table-cell office:value-type="string">
            <text:p>wood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Fox</text:p>
          </table:table-cell>
          <table:table-cell office:value-type="string">
            <text:p>mammal</text:p>
          </table:table-cell>
          <table:table-cell office:value-type="string">
            <text:p>frail</text:p>
          </table:table-cell>
          <table:table-cell table:formula="of:=VLOOKUP(CONCATENATE(&quot;^&quot;;[.C76];&quot;$&quot;);[.$C$2:.$I$10];7;0)" office:value-type="float" office:value="3">
            <text:p>3</text:p>
          </table:table-cell>
          <table:table-cell table:style-name="ce95" office:value-type="string">
            <text:p>aggressive</text:p>
          </table:table-cell>
          <table:table-cell table:formula="of:=VLOOKUP(CONCATENATE(&quot;^&quot;;[.E76];&quot;$&quot;);[.$E$2:.$I$10];5;0)" office:value-type="float" office:value="6">
            <text:p>6</text:p>
          </table:table-cell>
          <table:table-cell office:value-type="string">
            <text:p>agile</text:p>
          </table:table-cell>
          <table:table-cell table:formula="of:=VLOOKUP(CONCATENATE(&quot;^&quot;;[.G76];&quot;$&quot;);[.$G$2:.$I$10];3;0)" office:value-type="float" office:value="6">
            <text:p>6</text:p>
          </table:table-cell>
          <table:table-cell table:formula="of:=AVERAGE([.H76];[.F76];[.D76])" office:value-type="float" office:value="5">
            <text:p>5.00 </text:p>
          </table:table-cell>
          <table:table-cell table:formula="of:=SUM([.H76]+[.F76]+[.D76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Frog</text:p>
          </table:table-cell>
          <table:table-cell office:value-type="string">
            <text:p>amphibian</text:p>
          </table:table-cell>
          <table:table-cell office:value-type="string">
            <text:p>very tough</text:p>
          </table:table-cell>
          <table:table-cell table:formula="of:=VLOOKUP(CONCATENATE(&quot;^&quot;;[.C77];&quot;$&quot;);[.$C$2:.$I$10];7;0)" office:value-type="float" office:value="8">
            <text:p>8</text:p>
          </table:table-cell>
          <table:table-cell office:value-type="string">
            <text:p>extremely docile</text:p>
          </table:table-cell>
          <table:table-cell table:formula="of:=VLOOKUP(CONCATENATE(&quot;^&quot;;[.E77];&quot;$&quot;);[.$E$2:.$I$10];5;0)" office:value-type="float" office:value="1">
            <text:p>1</text:p>
          </table:table-cell>
          <table:table-cell table:style-name="ce22" office:value-type="string">
            <text:p>agile</text:p>
          </table:table-cell>
          <table:table-cell table:formula="of:=VLOOKUP(CONCATENATE(&quot;^&quot;;[.G77];&quot;$&quot;);[.$G$2:.$I$10];3;0)" office:value-type="float" office:value="6">
            <text:p>6</text:p>
          </table:table-cell>
          <table:table-cell table:formula="of:=AVERAGE([.H77];[.F77];[.D77])" office:value-type="float" office:value="5">
            <text:p>5.00 </text:p>
          </table:table-cell>
          <table:table-cell table:formula="of:=SUM([.H77]+[.F77]+[.D77])" office:value-type="float" office:value="15">
            <text:p>15.00 </text:p>
          </table:table-cell>
          <table:table-cell office:value-type="string">
            <text:p>river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Funnel Web Spider</text:p>
          </table:table-cell>
          <table:table-cell office:value-type="string">
            <text:p>arachnid</text:p>
          </table:table-cell>
          <table:table-cell office:value-type="string">
            <text:p>frail</text:p>
          </table:table-cell>
          <table:table-cell table:formula="of:=VLOOKUP(CONCATENATE(&quot;^&quot;;[.C78];&quot;$&quot;);[.$C$2:.$I$10];7;0)" office:value-type="float" office:value="3">
            <text:p>3</text:p>
          </table:table-cell>
          <table:table-cell office:value-type="string">
            <text:p>vicious</text:p>
          </table:table-cell>
          <table:table-cell table:formula="of:=VLOOKUP(CONCATENATE(&quot;^&quot;;[.E78];&quot;$&quot;);[.$E$2:.$I$10];5;0)" office:value-type="float" office:value="8">
            <text:p>8</text:p>
          </table:table-cell>
          <table:table-cell table:style-name="ce95" office:value-type="string">
            <text:p>somewhat sluggish</text:p>
          </table:table-cell>
          <table:table-cell table:formula="of:=VLOOKUP(CONCATENATE(&quot;^&quot;;[.G78];&quot;$&quot;);[.$G$2:.$I$10];3;0)" office:value-type="float" office:value="4">
            <text:p>4</text:p>
          </table:table-cell>
          <table:table-cell table:formula="of:=AVERAGE([.H78];[.F78];[.D78])" office:value-type="float" office:value="5">
            <text:p>5.00 </text:p>
          </table:table-cell>
          <table:table-cell table:formula="of:=SUM([.H78]+[.F78]+[.D78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Gecko</text:p>
          </table:table-cell>
          <table:table-cell office:value-type="string">
            <text:p>reptile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79];&quot;$&quot;);[.$C$2:.$I$10];7;0)" office:value-type="float" office:value="5">
            <text:p>5</text:p>
          </table:table-cell>
          <table:table-cell office:value-type="string">
            <text:p>docile</text:p>
          </table:table-cell>
          <table:table-cell table:formula="of:=VLOOKUP(CONCATENATE(&quot;^&quot;;[.E79];&quot;$&quot;);[.$E$2:.$I$10];5;0)" office:value-type="float" office:value="3">
            <text:p>3</text:p>
          </table:table-cell>
          <table:table-cell office:value-type="string">
            <text:p>swift and agile</text:p>
          </table:table-cell>
          <table:table-cell table:formula="of:=VLOOKUP(CONCATENATE(&quot;^&quot;;[.G79];&quot;$&quot;);[.$G$2:.$I$10];3;0)" office:value-type="float" office:value="7">
            <text:p>7</text:p>
          </table:table-cell>
          <table:table-cell table:formula="of:=AVERAGE([.H79];[.F79];[.D79])" office:value-type="float" office:value="5">
            <text:p>5.00 </text:p>
          </table:table-cell>
          <table:table-cell table:formula="of:=SUM([.H79]+[.F79]+[.D79])" office:value-type="float" office:value="15">
            <text:p>15.00 </text:p>
          </table:table-cell>
          <table:table-cell office:value-type="string">
            <text:p>mountain base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Gila Monster</text:p>
          </table:table-cell>
          <table:table-cell office:value-type="string">
            <text:p>reptile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80];&quot;$&quot;);[.$C$2:.$I$10];7;0)" office:value-type="float" office:value="5">
            <text:p>5</text:p>
          </table:table-cell>
          <table:table-cell office:value-type="string">
            <text:p>aggressive</text:p>
          </table:table-cell>
          <table:table-cell table:formula="of:=VLOOKUP(CONCATENATE(&quot;^&quot;;[.E80];&quot;$&quot;);[.$E$2:.$I$10];5;0)" office:value-type="float" office:value="6">
            <text:p>6</text:p>
          </table:table-cell>
          <table:table-cell office:value-type="string">
            <text:p>somewhat sluggish</text:p>
          </table:table-cell>
          <table:table-cell table:formula="of:=VLOOKUP(CONCATENATE(&quot;^&quot;;[.G80];&quot;$&quot;);[.$G$2:.$I$10];3;0)" office:value-type="float" office:value="4">
            <text:p>4</text:p>
          </table:table-cell>
          <table:table-cell table:formula="of:=AVERAGE([.H80];[.F80];[.D80])" office:value-type="float" office:value="5">
            <text:p>5.00 </text:p>
          </table:table-cell>
          <table:table-cell table:formula="of:=SUM([.H80]+[.F80]+[.D80])" office:value-type="float" office:value="15">
            <text:p>15.00 </text:p>
          </table:table-cell>
          <table:table-cell office:value-type="string">
            <text:p>desert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Giraffe</text:p>
          </table:table-cell>
          <table:table-cell office:value-type="string">
            <text:p>mammal</text:p>
          </table:table-cell>
          <table:table-cell table:style-name="ce95" office:value-type="string">
            <text:p>robust</text:p>
          </table:table-cell>
          <table:table-cell table:formula="of:=VLOOKUP(CONCATENATE(&quot;^&quot;;[.C81];&quot;$&quot;);[.$C$2:.$I$10];7;0)" office:value-type="float" office:value="6">
            <text:p>6</text:p>
          </table:table-cell>
          <table:table-cell office:value-type="string">
            <text:p>extremely docile</text:p>
          </table:table-cell>
          <table:table-cell table:formula="of:=VLOOKUP(CONCATENATE(&quot;^&quot;;[.E81];&quot;$&quot;);[.$E$2:.$I$10];5;0)" office:value-type="float" office:value="1">
            <text:p>1</text:p>
          </table:table-cell>
          <table:table-cell office:value-type="string">
            <text:p>very swift and agile</text:p>
          </table:table-cell>
          <table:table-cell table:formula="of:=VLOOKUP(CONCATENATE(&quot;^&quot;;[.G81];&quot;$&quot;);[.$G$2:.$I$10];3;0)" office:value-type="float" office:value="8">
            <text:p>8</text:p>
          </table:table-cell>
          <table:table-cell table:formula="of:=AVERAGE([.H81];[.F81];[.D81])" office:value-type="float" office:value="5">
            <text:p>5.00 </text:p>
          </table:table-cell>
          <table:table-cell table:formula="of:=SUM([.H81]+[.F81]+[.D81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night</text:p>
          </table:table-cell>
          <table:table-cell table:number-columns-repeated="2"/>
          <table:table-cell office:value-type="string">
            <text:p>dodgy but more tanky</text:p>
          </table:table-cell>
          <table:table-cell table:number-columns-repeated="1009"/>
        </table:table-row>
        <table:table-row table:style-name="ro8" table:visibility="filter">
          <table:table-cell office:value-type="string">
            <text:p>Goat</text:p>
          </table:table-cell>
          <table:table-cell office:value-type="string">
            <text:p>mammal</text:p>
          </table:table-cell>
          <table:table-cell office:value-type="string">
            <text:p>robust</text:p>
          </table:table-cell>
          <table:table-cell table:formula="of:=VLOOKUP(CONCATENATE(&quot;^&quot;;[.C82];&quot;$&quot;);[.$C$2:.$I$10];7;0)" office:value-type="float" office:value="6">
            <text:p>6</text:p>
          </table:table-cell>
          <table:table-cell table:style-name="ce95" office:value-type="string">
            <text:p>average aggression</text:p>
          </table:table-cell>
          <table:table-cell table:formula="of:=VLOOKUP(CONCATENATE(&quot;^&quot;;[.E82];&quot;$&quot;);[.$E$2:.$I$10];5;0)" office:value-type="float" office:value="5">
            <text:p>5</text:p>
          </table:table-cell>
          <table:table-cell office:value-type="string">
            <text:p>somewhat sluggish</text:p>
          </table:table-cell>
          <table:table-cell table:formula="of:=VLOOKUP(CONCATENATE(&quot;^&quot;;[.G82];&quot;$&quot;);[.$G$2:.$I$10];3;0)" office:value-type="float" office:value="4">
            <text:p>4</text:p>
          </table:table-cell>
          <table:table-cell table:formula="of:=AVERAGE([.H82];[.F82];[.D82])" office:value-type="float" office:value="5">
            <text:p>5.00 </text:p>
          </table:table-cell>
          <table:table-cell table:formula="of:=SUM([.H82]+[.F82]+[.D82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Gorilla</text:p>
          </table:table-cell>
          <table:table-cell office:value-type="string">
            <text:p>mammal</text:p>
          </table:table-cell>
          <table:table-cell office:value-type="string">
            <text:p>average toughness</text:p>
          </table:table-cell>
          <table:table-cell table:formula="of:=VLOOKUP(CONCATENATE(&quot;^&quot;;[.C83];&quot;$&quot;);[.$C$2:.$I$10];7;0)" office:value-type="float" office:value="5">
            <text:p>5</text:p>
          </table:table-cell>
          <table:table-cell table:style-name="ce95" office:value-type="string">
            <text:p>vicious</text:p>
          </table:table-cell>
          <table:table-cell table:formula="of:=VLOOKUP(CONCATENATE(&quot;^&quot;;[.E83];&quot;$&quot;);[.$E$2:.$I$10];5;0)" office:value-type="float" office:value="8">
            <text:p>8</text:p>
          </table:table-cell>
          <table:table-cell office:value-type="string">
            <text:p>very slow</text:p>
          </table:table-cell>
          <table:table-cell table:formula="of:=VLOOKUP(CONCATENATE(&quot;^&quot;;[.G83];&quot;$&quot;);[.$G$2:.$I$10];3;0)" office:value-type="float" office:value="2">
            <text:p>2</text:p>
          </table:table-cell>
          <table:table-cell table:formula="of:=AVERAGE([.H83];[.F83];[.D83])" office:value-type="float" office:value="5">
            <text:p>5.00 </text:p>
          </table:table-cell>
          <table:table-cell table:formula="of:=SUM([.H83]+[.F83]+[.D83])" office:value-type="float" office:value="15">
            <text:p>15.00 </text:p>
          </table:table-cell>
          <table:table-cell office:value-type="string">
            <text:p>rainforest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Greyhound</text:p>
          </table:table-cell>
          <table:table-cell office:value-type="string">
            <text:p>mammal</text:p>
          </table:table-cell>
          <table:table-cell office:value-type="string">
            <text:p>frail</text:p>
          </table:table-cell>
          <table:table-cell table:formula="of:=VLOOKUP(CONCATENATE(&quot;^&quot;;[.C84];&quot;$&quot;);[.$C$2:.$I$10];7;0)" office:value-type="float" office:value="3">
            <text:p>3</text:p>
          </table:table-cell>
          <table:table-cell office:value-type="string">
            <text:p>aggressive</text:p>
          </table:table-cell>
          <table:table-cell table:formula="of:=VLOOKUP(CONCATENATE(&quot;^&quot;;[.E84];&quot;$&quot;);[.$E$2:.$I$10];5;0)" office:value-type="float" office:value="6">
            <text:p>6</text:p>
          </table:table-cell>
          <table:table-cell table:style-name="ce95" office:value-type="string">
            <text:p>agile</text:p>
          </table:table-cell>
          <table:table-cell table:formula="of:=VLOOKUP(CONCATENATE(&quot;^&quot;;[.G84];&quot;$&quot;);[.$G$2:.$I$10];3;0)" office:value-type="float" office:value="6">
            <text:p>6</text:p>
          </table:table-cell>
          <table:table-cell table:formula="of:=AVERAGE([.H84];[.F84];[.D84])" office:value-type="float" office:value="5">
            <text:p>5.00 </text:p>
          </table:table-cell>
          <table:table-cell table:formula="of:=SUM([.H84]+[.F84]+[.D84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Grizzly Bear</text:p>
          </table:table-cell>
          <table:table-cell office:value-type="string">
            <text:p>mammal</text:p>
          </table:table-cell>
          <table:table-cell table:style-name="ce95" office:value-type="string">
            <text:p>tough</text:p>
          </table:table-cell>
          <table:table-cell table:formula="of:=VLOOKUP(CONCATENATE(&quot;^&quot;;[.C85];&quot;$&quot;);[.$C$2:.$I$10];7;0)" office:value-type="float" office:value="7">
            <text:p>7</text:p>
          </table:table-cell>
          <table:table-cell office:value-type="string">
            <text:p>very aggressive</text:p>
          </table:table-cell>
          <table:table-cell table:formula="of:=VLOOKUP(CONCATENATE(&quot;^&quot;;[.E85];&quot;$&quot;);[.$E$2:.$I$10];5;0)" office:value-type="float" office:value="7">
            <text:p>7</text:p>
          </table:table-cell>
          <table:table-cell office:value-type="string">
            <text:p>extremely slow</text:p>
          </table:table-cell>
          <table:table-cell table:formula="of:=VLOOKUP(CONCATENATE(&quot;^&quot;;[.G85];&quot;$&quot;);[.$G$2:.$I$10];3;0)" office:value-type="float" office:value="1">
            <text:p>1</text:p>
          </table:table-cell>
          <table:table-cell table:formula="of:=AVERAGE([.H85];[.F85];[.D85])" office:value-type="float" office:value="5">
            <text:p>5.00 </text:p>
          </table:table-cell>
          <table:table-cell table:formula="of:=SUM([.H85]+[.F85]+[.D85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y</text:p>
          </table:table-cell>
          <table:table-cell table:number-columns-repeated="2"/>
          <table:table-cell office:value-type="string">
            <text:p>tank/dmg balance</text:p>
          </table:table-cell>
          <table:table-cell table:number-columns-repeated="1009"/>
        </table:table-row>
        <table:table-row table:style-name="ro8" table:visibility="filter">
          <table:table-cell office:value-type="string">
            <text:p>Ground Sloth</text:p>
          </table:table-cell>
          <table:table-cell office:value-type="string">
            <text:p>mammal</text:p>
          </table:table-cell>
          <table:table-cell office:value-type="string">
            <text:p>very tough</text:p>
          </table:table-cell>
          <table:table-cell table:formula="of:=VLOOKUP(CONCATENATE(&quot;^&quot;;[.C86];&quot;$&quot;);[.$C$2:.$I$10];7;0)" office:value-type="float" office:value="8">
            <text:p>8</text:p>
          </table:table-cell>
          <table:table-cell table:style-name="ce95" office:value-type="string">
            <text:p>aggressive</text:p>
          </table:table-cell>
          <table:table-cell table:formula="of:=VLOOKUP(CONCATENATE(&quot;^&quot;;[.E86];&quot;$&quot;);[.$E$2:.$I$10];5;0)" office:value-type="float" office:value="6">
            <text:p>6</text:p>
          </table:table-cell>
          <table:table-cell office:value-type="string">
            <text:p>extremely slow</text:p>
          </table:table-cell>
          <table:table-cell table:formula="of:=VLOOKUP(CONCATENATE(&quot;^&quot;;[.G86];&quot;$&quot;);[.$G$2:.$I$10];3;0)" office:value-type="float" office:value="1">
            <text:p>1</text:p>
          </table:table-cell>
          <table:table-cell table:formula="of:=AVERAGE([.H86];[.F86];[.D86])" office:value-type="float" office:value="5">
            <text:p>5.00 </text:p>
          </table:table-cell>
          <table:table-cell table:formula="of:=SUM([.H86]+[.F86]+[.D86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Hamster</text:p>
          </table:table-cell>
          <table:table-cell office:value-type="string">
            <text:p>mammal</text:p>
          </table:table-cell>
          <table:table-cell office:value-type="string">
            <text:p>very frail</text:p>
          </table:table-cell>
          <table:table-cell table:formula="of:=VLOOKUP(CONCATENATE(&quot;^&quot;;[.C87];&quot;$&quot;);[.$C$2:.$I$10];7;0)" office:value-type="float" office:value="2">
            <text:p>2</text:p>
          </table:table-cell>
          <table:table-cell table:style-name="ce95" office:value-type="string">
            <text:p>lacks aggression</text:p>
          </table:table-cell>
          <table:table-cell table:formula="of:=VLOOKUP(CONCATENATE(&quot;^&quot;;[.E87];&quot;$&quot;);[.$E$2:.$I$10];5;0)" office:value-type="float" office:value="4">
            <text:p>4</text:p>
          </table:table-cell>
          <table:table-cell office:value-type="string">
            <text:p>extremely swift and agile</text:p>
          </table:table-cell>
          <table:table-cell table:formula="of:=VLOOKUP(CONCATENATE(&quot;^&quot;;[.G87];&quot;$&quot;);[.$G$2:.$I$10];3;0)" office:value-type="float" office:value="9">
            <text:p>9</text:p>
          </table:table-cell>
          <table:table-cell table:formula="of:=AVERAGE([.H87];[.F87];[.D87])" office:value-type="float" office:value="5">
            <text:p>5.00 </text:p>
          </table:table-cell>
          <table:table-cell table:formula="of:=SUM([.H87]+[.F87]+[.D87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Hawk</text:p>
          </table:table-cell>
          <table:table-cell office:value-type="string">
            <text:p>avian</text:p>
          </table:table-cell>
          <table:table-cell office:value-type="string">
            <text:p>very frail</text:p>
          </table:table-cell>
          <table:table-cell table:formula="of:=VLOOKUP(CONCATENATE(&quot;^&quot;;[.C88];&quot;$&quot;);[.$C$2:.$I$10];7;0)" office:value-type="float" office:value="2">
            <text:p>2</text:p>
          </table:table-cell>
          <table:table-cell office:value-type="string">
            <text:p>vicious</text:p>
          </table:table-cell>
          <table:table-cell table:formula="of:=VLOOKUP(CONCATENATE(&quot;^&quot;;[.E88];&quot;$&quot;);[.$E$2:.$I$10];5;0)" office:value-type="float" office:value="8">
            <text:p>8</text:p>
          </table:table-cell>
          <table:table-cell table:style-name="ce95" office:value-type="string">
            <text:p>average agility</text:p>
          </table:table-cell>
          <table:table-cell table:formula="of:=VLOOKUP(CONCATENATE(&quot;^&quot;;[.G88];&quot;$&quot;);[.$G$2:.$I$10];3;0)" office:value-type="float" office:value="5">
            <text:p>5</text:p>
          </table:table-cell>
          <table:table-cell table:formula="of:=AVERAGE([.H88];[.F88];[.D88])" office:value-type="float" office:value="5">
            <text:p>5.00 </text:p>
          </table:table-cell>
          <table:table-cell table:formula="of:=SUM([.H88]+[.F88]+[.D88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Hedgehog</text:p>
          </table:table-cell>
          <table:table-cell office:value-type="string">
            <text:p>mammal</text:p>
          </table:table-cell>
          <table:table-cell office:value-type="string">
            <text:p>robust</text:p>
          </table:table-cell>
          <table:table-cell table:formula="of:=VLOOKUP(CONCATENATE(&quot;^&quot;;[.C89];&quot;$&quot;);[.$C$2:.$I$10];7;0)" office:value-type="float" office:value="6">
            <text:p>6</text:p>
          </table:table-cell>
          <table:table-cell office:value-type="string">
            <text:p>docile</text:p>
          </table:table-cell>
          <table:table-cell table:formula="of:=VLOOKUP(CONCATENATE(&quot;^&quot;;[.E89];&quot;$&quot;);[.$E$2:.$I$10];5;0)" office:value-type="float" office:value="3">
            <text:p>3</text:p>
          </table:table-cell>
          <table:table-cell office:value-type="string">
            <text:p>agile</text:p>
          </table:table-cell>
          <table:table-cell table:formula="of:=VLOOKUP(CONCATENATE(&quot;^&quot;;[.G89];&quot;$&quot;);[.$G$2:.$I$10];3;0)" office:value-type="float" office:value="6">
            <text:p>6</text:p>
          </table:table-cell>
          <table:table-cell table:formula="of:=AVERAGE([.H89];[.F89];[.D89])" office:value-type="float" office:value="5">
            <text:p>5.00 </text:p>
          </table:table-cell>
          <table:table-cell table:formula="of:=SUM([.H89]+[.F89]+[.D89])" office:value-type="float" office:value="15">
            <text:p>15.00 </text:p>
          </table:table-cell>
          <table:table-cell office:value-type="string">
            <text:p>hot grass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Hen</text:p>
          </table:table-cell>
          <table:table-cell office:value-type="string">
            <text:p>avian</text:p>
          </table:table-cell>
          <table:table-cell office:value-type="string">
            <text:p>frail</text:p>
          </table:table-cell>
          <table:table-cell table:formula="of:=VLOOKUP(CONCATENATE(&quot;^&quot;;[.C90];&quot;$&quot;);[.$C$2:.$I$10];7;0)" office:value-type="float" office:value="3">
            <text:p>3</text:p>
          </table:table-cell>
          <table:table-cell office:value-type="string">
            <text:p>aggressive</text:p>
          </table:table-cell>
          <table:table-cell table:formula="of:=VLOOKUP(CONCATENATE(&quot;^&quot;;[.E90];&quot;$&quot;);[.$E$2:.$I$10];5;0)" office:value-type="float" office:value="6">
            <text:p>6</text:p>
          </table:table-cell>
          <table:table-cell office:value-type="string">
            <text:p>agile</text:p>
          </table:table-cell>
          <table:table-cell table:formula="of:=VLOOKUP(CONCATENATE(&quot;^&quot;;[.G90];&quot;$&quot;);[.$G$2:.$I$10];3;0)" office:value-type="float" office:value="6">
            <text:p>6</text:p>
          </table:table-cell>
          <table:table-cell table:formula="of:=AVERAGE([.H90];[.F90];[.D90])" office:value-type="float" office:value="5">
            <text:p>5.00 </text:p>
          </table:table-cell>
          <table:table-cell table:formula="of:=SUM([.H90]+[.F90]+[.D90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Hornet</text:p>
          </table:table-cell>
          <table:table-cell office:value-type="string">
            <text:p>insect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91];&quot;$&quot;);[.$C$2:.$I$10];7;0)" office:value-type="float" office:value="5">
            <text:p>5</text:p>
          </table:table-cell>
          <table:table-cell office:value-type="string">
            <text:p>lacks aggression</text:p>
          </table:table-cell>
          <table:table-cell table:formula="of:=VLOOKUP(CONCATENATE(&quot;^&quot;;[.E91];&quot;$&quot;);[.$E$2:.$I$10];5;0)" office:value-type="float" office:value="4">
            <text:p>4</text:p>
          </table:table-cell>
          <table:table-cell office:value-type="string">
            <text:p>agile</text:p>
          </table:table-cell>
          <table:table-cell table:formula="of:=VLOOKUP(CONCATENATE(&quot;^&quot;;[.G91];&quot;$&quot;);[.$G$2:.$I$10];3;0)" office:value-type="float" office:value="6">
            <text:p>6</text:p>
          </table:table-cell>
          <table:table-cell table:formula="of:=AVERAGE([.H91];[.F91];[.D91])" office:value-type="float" office:value="5">
            <text:p>5.00 </text:p>
          </table:table-cell>
          <table:table-cell table:formula="of:=SUM([.H91]+[.F91]+[.D91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Human</text:p>
          </table:table-cell>
          <table:table-cell office:value-type="string">
            <text:p>mammal</text:p>
          </table:table-cell>
          <table:table-cell office:value-type="string">
            <text:p>very frail</text:p>
          </table:table-cell>
          <table:table-cell table:formula="of:=VLOOKUP(CONCATENATE(&quot;^&quot;;[.C92];&quot;$&quot;);[.$C$2:.$I$10];7;0)" office:value-type="float" office:value="2">
            <text:p>2</text:p>
          </table:table-cell>
          <table:table-cell table:style-name="ce95" office:value-type="string">
            <text:p>vicious</text:p>
          </table:table-cell>
          <table:table-cell table:formula="of:=VLOOKUP(CONCATENATE(&quot;^&quot;;[.E92];&quot;$&quot;);[.$E$2:.$I$10];5;0)" office:value-type="float" office:value="8">
            <text:p>8</text:p>
          </table:table-cell>
          <table:table-cell office:value-type="string">
            <text:p>average agility</text:p>
          </table:table-cell>
          <table:table-cell table:formula="of:=VLOOKUP(CONCATENATE(&quot;^&quot;;[.G92];&quot;$&quot;);[.$G$2:.$I$10];3;0)" office:value-type="float" office:value="5">
            <text:p>5</text:p>
          </table:table-cell>
          <table:table-cell table:formula="of:=AVERAGE([.H92];[.F92];[.D92])" office:value-type="float" office:value="5">
            <text:p>5.00 </text:p>
          </table:table-cell>
          <table:table-cell table:formula="of:=SUM([.H92]+[.F92]+[.D92])" office:value-type="float" office:value="15">
            <text:p>15.00 </text:p>
          </table:table-cell>
          <table:table-cell table:number-columns-repeated="2" office:value-type="string">
            <text:p>na</text:p>
          </table:table-cell>
          <table:table-cell office:value-type="string">
            <text:p>bl</text:p>
          </table:table-cell>
          <table:table-cell table:number-columns-repeated="1011"/>
        </table:table-row>
        <table:table-row table:style-name="ro8">
          <table:table-cell office:value-type="string">
            <text:p>Hummingbird</text:p>
          </table:table-cell>
          <table:table-cell office:value-type="string">
            <text:p>avian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93];&quot;$&quot;);[.$C$2:.$I$10];7;0)" office:value-type="float" office:value="5">
            <text:p>5</text:p>
          </table:table-cell>
          <table:table-cell office:value-type="string">
            <text:p>extremely docile</text:p>
          </table:table-cell>
          <table:table-cell table:formula="of:=VLOOKUP(CONCATENATE(&quot;^&quot;;[.E93];&quot;$&quot;);[.$E$2:.$I$10];5;0)" office:value-type="float" office:value="1">
            <text:p>1</text:p>
          </table:table-cell>
          <table:table-cell office:value-type="string">
            <text:p>extremely swift and agile</text:p>
          </table:table-cell>
          <table:table-cell table:formula="of:=VLOOKUP(CONCATENATE(&quot;^&quot;;[.G93];&quot;$&quot;);[.$G$2:.$I$10];3;0)" office:value-type="float" office:value="9">
            <text:p>9</text:p>
          </table:table-cell>
          <table:table-cell table:formula="of:=AVERAGE([.H93];[.F93];[.D93])" office:value-type="float" office:value="5">
            <text:p>5.00 </text:p>
          </table:table-cell>
          <table:table-cell table:formula="of:=SUM([.H93]+[.F93]+[.D93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Huntsman spider</text:p>
          </table:table-cell>
          <table:table-cell office:value-type="string">
            <text:p>arachnid</text:p>
          </table:table-cell>
          <table:table-cell office:value-type="string">
            <text:p>frail</text:p>
          </table:table-cell>
          <table:table-cell table:formula="of:=VLOOKUP(CONCATENATE(&quot;^&quot;;[.C94];&quot;$&quot;);[.$C$2:.$I$10];7;0)" office:value-type="float" office:value="3">
            <text:p>3</text:p>
          </table:table-cell>
          <table:table-cell table:style-name="ce95" office:value-type="string">
            <text:p>aggressive</text:p>
          </table:table-cell>
          <table:table-cell table:formula="of:=VLOOKUP(CONCATENATE(&quot;^&quot;;[.E94];&quot;$&quot;);[.$E$2:.$I$10];5;0)" office:value-type="float" office:value="6">
            <text:p>6</text:p>
          </table:table-cell>
          <table:table-cell office:value-type="string">
            <text:p>agile</text:p>
          </table:table-cell>
          <table:table-cell table:formula="of:=VLOOKUP(CONCATENATE(&quot;^&quot;;[.G94];&quot;$&quot;);[.$G$2:.$I$10];3;0)" office:value-type="float" office:value="6">
            <text:p>6</text:p>
          </table:table-cell>
          <table:table-cell table:formula="of:=AVERAGE([.H94];[.F94];[.D94])" office:value-type="float" office:value="5">
            <text:p>5.00 </text:p>
          </table:table-cell>
          <table:table-cell table:formula="of:=SUM([.H94]+[.F94]+[.D94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Jaguar</text:p>
          </table:table-cell>
          <table:table-cell office:value-type="string">
            <text:p>mammal</text:p>
          </table:table-cell>
          <table:table-cell office:value-type="string">
            <text:p>frail</text:p>
          </table:table-cell>
          <table:table-cell table:formula="of:=VLOOKUP(CONCATENATE(&quot;^&quot;;[.C95];&quot;$&quot;);[.$C$2:.$I$10];7;0)" office:value-type="float" office:value="3">
            <text:p>3</text:p>
          </table:table-cell>
          <table:table-cell office:value-type="string">
            <text:p>aggressive</text:p>
          </table:table-cell>
          <table:table-cell table:formula="of:=VLOOKUP(CONCATENATE(&quot;^&quot;;[.E95];&quot;$&quot;);[.$E$2:.$I$10];5;0)" office:value-type="float" office:value="6">
            <text:p>6</text:p>
          </table:table-cell>
          <table:table-cell office:value-type="string">
            <text:p>agile</text:p>
          </table:table-cell>
          <table:table-cell table:formula="of:=VLOOKUP(CONCATENATE(&quot;^&quot;;[.G95];&quot;$&quot;);[.$G$2:.$I$10];3;0)" office:value-type="float" office:value="6">
            <text:p>6</text:p>
          </table:table-cell>
          <table:table-cell table:formula="of:=AVERAGE([.H95];[.F95];[.D95])" office:value-type="float" office:value="5">
            <text:p>5.00 </text:p>
          </table:table-cell>
          <table:table-cell table:formula="of:=SUM([.H95]+[.F95]+[.D95])" office:value-type="float" office:value="15">
            <text:p>15.00 </text:p>
          </table:table-cell>
          <table:table-cell office:value-type="string">
            <text:p>jungle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Kestrel</text:p>
          </table:table-cell>
          <table:table-cell office:value-type="string">
            <text:p>avian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96];&quot;$&quot;);[.$C$2:.$I$10];7;0)" office:value-type="float" office:value="5">
            <text:p>5</text:p>
          </table:table-cell>
          <table:table-cell office:value-type="string">
            <text:p>lacks aggression</text:p>
          </table:table-cell>
          <table:table-cell table:formula="of:=VLOOKUP(CONCATENATE(&quot;^&quot;;[.E96];&quot;$&quot;);[.$E$2:.$I$10];5;0)" office:value-type="float" office:value="4">
            <text:p>4</text:p>
          </table:table-cell>
          <table:table-cell office:value-type="string">
            <text:p>agile</text:p>
          </table:table-cell>
          <table:table-cell table:formula="of:=VLOOKUP(CONCATENATE(&quot;^&quot;;[.G96];&quot;$&quot;);[.$G$2:.$I$10];3;0)" office:value-type="float" office:value="6">
            <text:p>6</text:p>
          </table:table-cell>
          <table:table-cell table:formula="of:=AVERAGE([.H96];[.F96];[.D96])" office:value-type="float" office:value="5">
            <text:p>5.00 </text:p>
          </table:table-cell>
          <table:table-cell table:formula="of:=SUM([.H96]+[.F96]+[.D96])" office:value-type="float" office:value="15">
            <text:p>15.00 </text:p>
          </table:table-cell>
          <table:table-cell office:value-type="string">
            <text:p>wood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Kitten</text:p>
          </table:table-cell>
          <table:table-cell office:value-type="string">
            <text:p>mammal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97];&quot;$&quot;);[.$C$2:.$I$10];7;0)" office:value-type="float" office:value="5">
            <text:p>5</text:p>
          </table:table-cell>
          <table:table-cell office:value-type="string">
            <text:p>average aggression</text:p>
          </table:table-cell>
          <table:table-cell table:formula="of:=VLOOKUP(CONCATENATE(&quot;^&quot;;[.E97];&quot;$&quot;);[.$E$2:.$I$10];5;0)" office:value-type="float" office:value="5">
            <text:p>5</text:p>
          </table:table-cell>
          <table:table-cell office:value-type="string">
            <text:p>average agility</text:p>
          </table:table-cell>
          <table:table-cell table:formula="of:=VLOOKUP(CONCATENATE(&quot;^&quot;;[.G97];&quot;$&quot;);[.$G$2:.$I$10];3;0)" office:value-type="float" office:value="5">
            <text:p>5</text:p>
          </table:table-cell>
          <table:table-cell table:formula="of:=AVERAGE([.H97];[.F97];[.D97])" office:value-type="float" office:value="5">
            <text:p>5.00 </text:p>
          </table:table-cell>
          <table:table-cell table:formula="of:=SUM([.H97]+[.F97]+[.D97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Koala</text:p>
          </table:table-cell>
          <table:table-cell office:value-type="string">
            <text:p>mammal</text:p>
          </table:table-cell>
          <table:table-cell table:style-name="ce95" office:value-type="string">
            <text:p>robust</text:p>
          </table:table-cell>
          <table:table-cell table:formula="of:=VLOOKUP(CONCATENATE(&quot;^&quot;;[.C98];&quot;$&quot;);[.$C$2:.$I$10];7;0)" office:value-type="float" office:value="6">
            <text:p>6</text:p>
          </table:table-cell>
          <table:table-cell office:value-type="string">
            <text:p>very aggressive</text:p>
          </table:table-cell>
          <table:table-cell table:formula="of:=VLOOKUP(CONCATENATE(&quot;^&quot;;[.E98];&quot;$&quot;);[.$E$2:.$I$10];5;0)" office:value-type="float" office:value="7">
            <text:p>7</text:p>
          </table:table-cell>
          <table:table-cell office:value-type="string">
            <text:p>very slow</text:p>
          </table:table-cell>
          <table:table-cell table:formula="of:=VLOOKUP(CONCATENATE(&quot;^&quot;;[.G98];&quot;$&quot;);[.$G$2:.$I$10];3;0)" office:value-type="float" office:value="2">
            <text:p>2</text:p>
          </table:table-cell>
          <table:table-cell table:formula="of:=AVERAGE([.H98];[.F98];[.D98])" office:value-type="float" office:value="5">
            <text:p>5.00 </text:p>
          </table:table-cell>
          <table:table-cell table:formula="of:=SUM([.H98]+[.F98]+[.D98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Komodo Dragon</text:p>
          </table:table-cell>
          <table:table-cell office:value-type="string">
            <text:p>reptile</text:p>
          </table:table-cell>
          <table:table-cell table:style-name="ce95" office:value-type="string">
            <text:p>somewhat tough</text:p>
          </table:table-cell>
          <table:table-cell table:formula="of:=VLOOKUP(CONCATENATE(&quot;^&quot;;[.C99];&quot;$&quot;);[.$C$2:.$I$10];7;0)" office:value-type="float" office:value="4">
            <text:p>4</text:p>
          </table:table-cell>
          <table:table-cell office:value-type="string">
            <text:p>very aggressive</text:p>
          </table:table-cell>
          <table:table-cell table:formula="of:=VLOOKUP(CONCATENATE(&quot;^&quot;;[.E99];&quot;$&quot;);[.$E$2:.$I$10];5;0)" office:value-type="float" office:value="7">
            <text:p>7</text:p>
          </table:table-cell>
          <table:table-cell office:value-type="string">
            <text:p>somewhat sluggish</text:p>
          </table:table-cell>
          <table:table-cell table:formula="of:=VLOOKUP(CONCATENATE(&quot;^&quot;;[.G99];&quot;$&quot;);[.$G$2:.$I$10];3;0)" office:value-type="float" office:value="4">
            <text:p>4</text:p>
          </table:table-cell>
          <table:table-cell table:formula="of:=AVERAGE([.H99];[.F99];[.D99])" office:value-type="float" office:value="5">
            <text:p>5.00 </text:p>
          </table:table-cell>
          <table:table-cell table:formula="of:=SUM([.H99]+[.F99]+[.D99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>
          <table:table-cell office:value-type="string">
            <text:p>Ladybug</text:p>
          </table:table-cell>
          <table:table-cell office:value-type="string">
            <text:p>insect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100];&quot;$&quot;);[.$C$2:.$I$10];7;0)" office:value-type="float" office:value="5">
            <text:p>5</text:p>
          </table:table-cell>
          <table:table-cell office:value-type="string">
            <text:p>extremely docile</text:p>
          </table:table-cell>
          <table:table-cell table:formula="of:=VLOOKUP(CONCATENATE(&quot;^&quot;;[.E100];&quot;$&quot;);[.$E$2:.$I$10];5;0)" office:value-type="float" office:value="1">
            <text:p>1</text:p>
          </table:table-cell>
          <table:table-cell office:value-type="string">
            <text:p>extremely swift and agile</text:p>
          </table:table-cell>
          <table:table-cell table:formula="of:=VLOOKUP(CONCATENATE(&quot;^&quot;;[.G100];&quot;$&quot;);[.$G$2:.$I$10];3;0)" office:value-type="float" office:value="9">
            <text:p>9</text:p>
          </table:table-cell>
          <table:table-cell table:formula="of:=AVERAGE([.H100];[.F100];[.D100])" office:value-type="float" office:value="5">
            <text:p>5.00 </text:p>
          </table:table-cell>
          <table:table-cell table:formula="of:=SUM([.H100]+[.F100]+[.D100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Lion</text:p>
          </table:table-cell>
          <table:table-cell office:value-type="string">
            <text:p>mammal</text:p>
          </table:table-cell>
          <table:table-cell table:style-name="ce95" office:value-type="string">
            <text:p>somewhat tough</text:p>
          </table:table-cell>
          <table:table-cell table:formula="of:=VLOOKUP(CONCATENATE(&quot;^&quot;;[.C101];&quot;$&quot;);[.$C$2:.$I$10];7;0)" office:value-type="float" office:value="4">
            <text:p>4</text:p>
          </table:table-cell>
          <table:table-cell office:value-type="string">
            <text:p>extremely vicious</text:p>
          </table:table-cell>
          <table:table-cell table:formula="of:=VLOOKUP(CONCATENATE(&quot;^&quot;;[.E101];&quot;$&quot;);[.$E$2:.$I$10];5;0)" office:value-type="float" office:value="9">
            <text:p>9</text:p>
          </table:table-cell>
          <table:table-cell office:value-type="string">
            <text:p>very slow</text:p>
          </table:table-cell>
          <table:table-cell table:formula="of:=VLOOKUP(CONCATENATE(&quot;^&quot;;[.G101];&quot;$&quot;);[.$G$2:.$I$10];3;0)" office:value-type="float" office:value="2">
            <text:p>2</text:p>
          </table:table-cell>
          <table:table-cell table:formula="of:=AVERAGE([.H101];[.F101];[.D101])" office:value-type="float" office:value="5">
            <text:p>5.00 </text:p>
          </table:table-cell>
          <table:table-cell table:formula="of:=SUM([.H101]+[.F101]+[.D101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y</text:p>
          </table:table-cell>
          <table:table-cell office:value-type="string">
            <text:p>ed, bl</text:p>
          </table:table-cell>
          <table:table-cell table:number-columns-repeated="1011"/>
        </table:table-row>
        <table:table-row table:style-name="ro8" table:visibility="filter">
          <table:table-cell office:value-type="string">
            <text:p>Lioness</text:p>
          </table:table-cell>
          <table:table-cell office:value-type="string">
            <text:p>mammal</text:p>
          </table:table-cell>
          <table:table-cell table:style-name="ce95" office:value-type="string">
            <text:p>somewhat tough</text:p>
          </table:table-cell>
          <table:table-cell table:formula="of:=VLOOKUP(CONCATENATE(&quot;^&quot;;[.C102];&quot;$&quot;);[.$C$2:.$I$10];7;0)" office:value-type="float" office:value="4">
            <text:p>4</text:p>
          </table:table-cell>
          <table:table-cell office:value-type="string">
            <text:p>extremely vicious</text:p>
          </table:table-cell>
          <table:table-cell table:formula="of:=VLOOKUP(CONCATENATE(&quot;^&quot;;[.E102];&quot;$&quot;);[.$E$2:.$I$10];5;0)" office:value-type="float" office:value="9">
            <text:p>9</text:p>
          </table:table-cell>
          <table:table-cell office:value-type="string">
            <text:p>very slow</text:p>
          </table:table-cell>
          <table:table-cell table:formula="of:=VLOOKUP(CONCATENATE(&quot;^&quot;;[.G102];&quot;$&quot;);[.$G$2:.$I$10];3;0)" office:value-type="float" office:value="2">
            <text:p>2</text:p>
          </table:table-cell>
          <table:table-cell table:formula="of:=AVERAGE([.H102];[.F102];[.D102])" office:value-type="float" office:value="5">
            <text:p>5.00 </text:p>
          </table:table-cell>
          <table:table-cell table:formula="of:=SUM([.H102]+[.F102]+[.D102])" office:value-type="float" office:value="15">
            <text:p>15.00 </text:p>
          </table:table-cell>
          <table:table-cell office:value-type="string">
            <text:p>savanah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Llama</text:p>
          </table:table-cell>
          <table:table-cell office:value-type="string">
            <text:p>mammal</text:p>
          </table:table-cell>
          <table:table-cell office:value-type="string">
            <text:p>tough</text:p>
          </table:table-cell>
          <table:table-cell table:formula="of:=VLOOKUP(CONCATENATE(&quot;^&quot;;[.C103];&quot;$&quot;);[.$C$2:.$I$10];7;0)" office:value-type="float" office:value="7">
            <text:p>7</text:p>
          </table:table-cell>
          <table:table-cell office:value-type="string">
            <text:p>aggressive</text:p>
          </table:table-cell>
          <table:table-cell table:formula="of:=VLOOKUP(CONCATENATE(&quot;^&quot;;[.E103];&quot;$&quot;);[.$E$2:.$I$10];5;0)" office:value-type="float" office:value="6">
            <text:p>6</text:p>
          </table:table-cell>
          <table:table-cell office:value-type="string">
            <text:p>very slow</text:p>
          </table:table-cell>
          <table:table-cell table:formula="of:=VLOOKUP(CONCATENATE(&quot;^&quot;;[.G103];&quot;$&quot;);[.$G$2:.$I$10];3;0)" office:value-type="float" office:value="2">
            <text:p>2</text:p>
          </table:table-cell>
          <table:table-cell table:formula="of:=AVERAGE([.H103];[.F103];[.D103])" office:value-type="float" office:value="5">
            <text:p>5.00 </text:p>
          </table:table-cell>
          <table:table-cell table:formula="of:=SUM([.H103]+[.F103]+[.D103])" office:value-type="float" office:value="15">
            <text:p>15.00 </text:p>
          </table:table-cell>
          <table:table-cell office:value-type="string">
            <text:p>deep snow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Lobster</text:p>
          </table:table-cell>
          <table:table-cell office:value-type="string">
            <text:p>crustacean</text:p>
          </table:table-cell>
          <table:table-cell table:style-name="ce95" office:value-type="string">
            <text:p>robust</text:p>
          </table:table-cell>
          <table:table-cell table:formula="of:=VLOOKUP(CONCATENATE(&quot;^&quot;;[.C104];&quot;$&quot;);[.$C$2:.$I$10];7;0)" office:value-type="float" office:value="6">
            <text:p>6</text:p>
          </table:table-cell>
          <table:table-cell office:value-type="string">
            <text:p>very aggressive</text:p>
          </table:table-cell>
          <table:table-cell table:formula="of:=VLOOKUP(CONCATENATE(&quot;^&quot;;[.E104];&quot;$&quot;);[.$E$2:.$I$10];5;0)" office:value-type="float" office:value="7">
            <text:p>7</text:p>
          </table:table-cell>
          <table:table-cell office:value-type="string">
            <text:p>very slow</text:p>
          </table:table-cell>
          <table:table-cell table:formula="of:=VLOOKUP(CONCATENATE(&quot;^&quot;;[.G104];&quot;$&quot;);[.$G$2:.$I$10];3;0)" office:value-type="float" office:value="2">
            <text:p>2</text:p>
          </table:table-cell>
          <table:table-cell table:formula="of:=AVERAGE([.H104];[.F104];[.D104])" office:value-type="float" office:value="5">
            <text:p>5.00 </text:p>
          </table:table-cell>
          <table:table-cell table:formula="of:=SUM([.H104]+[.F104]+[.D104])" office:value-type="float" office:value="15">
            <text:p>15.00 </text:p>
          </table:table-cell>
          <table:table-cell office:value-type="string">
            <text:p>sandy beach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Loon</text:p>
          </table:table-cell>
          <table:table-cell office:value-type="string">
            <text:p>avian</text:p>
          </table:table-cell>
          <table:table-cell office:value-type="string">
            <text:p>extremely tough</text:p>
          </table:table-cell>
          <table:table-cell table:formula="of:=VLOOKUP(CONCATENATE(&quot;^&quot;;[.C105];&quot;$&quot;);[.$C$2:.$I$10];7;0)" office:value-type="float" office:value="9">
            <text:p>9</text:p>
          </table:table-cell>
          <table:table-cell office:value-type="string">
            <text:p>extremely docile</text:p>
          </table:table-cell>
          <table:table-cell table:formula="of:=VLOOKUP(CONCATENATE(&quot;^&quot;;[.E105];&quot;$&quot;);[.$E$2:.$I$10];5;0)" office:value-type="float" office:value="1">
            <text:p>1</text:p>
          </table:table-cell>
          <table:table-cell office:value-type="string">
            <text:p>average agility</text:p>
          </table:table-cell>
          <table:table-cell table:formula="of:=VLOOKUP(CONCATENATE(&quot;^&quot;;[.G105];&quot;$&quot;);[.$G$2:.$I$10];3;0)" office:value-type="float" office:value="5">
            <text:p>5</text:p>
          </table:table-cell>
          <table:table-cell table:formula="of:=AVERAGE([.H105];[.F105];[.D105])" office:value-type="float" office:value="5">
            <text:p>5.00 </text:p>
          </table:table-cell>
          <table:table-cell table:formula="of:=SUM([.H105]+[.F105]+[.D105])" office:value-type="float" office:value="15">
            <text:p>15.00 </text:p>
          </table:table-cell>
          <table:table-cell office:value-type="string">
            <text:p>woods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Lynx</text:p>
          </table:table-cell>
          <table:table-cell office:value-type="string">
            <text:p>mammal</text:p>
          </table:table-cell>
          <table:table-cell office:value-type="string">
            <text:p>frail</text:p>
          </table:table-cell>
          <table:table-cell table:formula="of:=VLOOKUP(CONCATENATE(&quot;^&quot;;[.C106];&quot;$&quot;);[.$C$2:.$I$10];7;0)" office:value-type="float" office:value="3">
            <text:p>3</text:p>
          </table:table-cell>
          <table:table-cell table:style-name="ce95" office:value-type="string">
            <text:p>aggressive</text:p>
          </table:table-cell>
          <table:table-cell table:formula="of:=VLOOKUP(CONCATENATE(&quot;^&quot;;[.E106];&quot;$&quot;);[.$E$2:.$I$10];5;0)" office:value-type="float" office:value="6">
            <text:p>6</text:p>
          </table:table-cell>
          <table:table-cell office:value-type="string">
            <text:p>agile</text:p>
          </table:table-cell>
          <table:table-cell table:formula="of:=VLOOKUP(CONCATENATE(&quot;^&quot;;[.G106];&quot;$&quot;);[.$G$2:.$I$10];3;0)" office:value-type="float" office:value="6">
            <text:p>6</text:p>
          </table:table-cell>
          <table:table-cell table:formula="of:=AVERAGE([.H106];[.F106];[.D106])" office:value-type="float" office:value="5">
            <text:p>5.00 </text:p>
          </table:table-cell>
          <table:table-cell table:formula="of:=SUM([.H106]+[.F106]+[.D106])" office:value-type="float" office:value="15">
            <text:p>15.00 </text:p>
          </table:table-cell>
          <table:table-cell office:value-type="string">
            <text:p>savanah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Mammoth</text:p>
          </table:table-cell>
          <table:table-cell office:value-type="string">
            <text:p>mammal</text:p>
          </table:table-cell>
          <table:table-cell table:style-name="ce95" office:value-type="string">
            <text:p>tough</text:p>
          </table:table-cell>
          <table:table-cell table:formula="of:=VLOOKUP(CONCATENATE(&quot;^&quot;;[.C107];&quot;$&quot;);[.$C$2:.$I$10];7;0)" office:value-type="float" office:value="7">
            <text:p>7</text:p>
          </table:table-cell>
          <table:table-cell office:value-type="string">
            <text:p>very aggressive</text:p>
          </table:table-cell>
          <table:table-cell table:formula="of:=VLOOKUP(CONCATENATE(&quot;^&quot;;[.E107];&quot;$&quot;);[.$E$2:.$I$10];5;0)" office:value-type="float" office:value="7">
            <text:p>7</text:p>
          </table:table-cell>
          <table:table-cell office:value-type="string">
            <text:p>extremely slow</text:p>
          </table:table-cell>
          <table:table-cell table:formula="of:=VLOOKUP(CONCATENATE(&quot;^&quot;;[.G107];&quot;$&quot;);[.$G$2:.$I$10];3;0)" office:value-type="float" office:value="1">
            <text:p>1</text:p>
          </table:table-cell>
          <table:table-cell table:formula="of:=AVERAGE([.H107];[.F107];[.D107])" office:value-type="float" office:value="5">
            <text:p>5.00 </text:p>
          </table:table-cell>
          <table:table-cell table:formula="of:=SUM([.H107]+[.F107]+[.D107])" office:value-type="float" office:value="15">
            <text:p>15.00 </text:p>
          </table:table-cell>
          <table:table-cell office:value-type="string">
            <text:p>packice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Mare</text:p>
          </table:table-cell>
          <table:table-cell office:value-type="string">
            <text:p>mammal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108];&quot;$&quot;);[.$C$2:.$I$10];7;0)" office:value-type="float" office:value="5">
            <text:p>5</text:p>
          </table:table-cell>
          <table:table-cell office:value-type="string">
            <text:p>aggressive</text:p>
          </table:table-cell>
          <table:table-cell table:formula="of:=VLOOKUP(CONCATENATE(&quot;^&quot;;[.E108];&quot;$&quot;);[.$E$2:.$I$10];5;0)" office:value-type="float" office:value="6">
            <text:p>6</text:p>
          </table:table-cell>
          <table:table-cell office:value-type="string">
            <text:p>somewhat sluggish</text:p>
          </table:table-cell>
          <table:table-cell table:formula="of:=VLOOKUP(CONCATENATE(&quot;^&quot;;[.G108];&quot;$&quot;);[.$G$2:.$I$10];3;0)" office:value-type="float" office:value="4">
            <text:p>4</text:p>
          </table:table-cell>
          <table:table-cell table:formula="of:=AVERAGE([.H108];[.F108];[.D108])" office:value-type="float" office:value="5">
            <text:p>5.00 </text:p>
          </table:table-cell>
          <table:table-cell table:formula="of:=SUM([.H108]+[.F108]+[.D108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usk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Mastodon</text:p>
          </table:table-cell>
          <table:table-cell office:value-type="string">
            <text:p>mammal</text:p>
          </table:table-cell>
          <table:table-cell office:value-type="string">
            <text:p>very tough</text:p>
          </table:table-cell>
          <table:table-cell table:formula="of:=VLOOKUP(CONCATENATE(&quot;^&quot;;[.C109];&quot;$&quot;);[.$C$2:.$I$10];7;0)" office:value-type="float" office:value="8">
            <text:p>8</text:p>
          </table:table-cell>
          <table:table-cell table:style-name="ce95" office:value-type="string">
            <text:p>average aggression</text:p>
          </table:table-cell>
          <table:table-cell table:formula="of:=VLOOKUP(CONCATENATE(&quot;^&quot;;[.E109];&quot;$&quot;);[.$E$2:.$I$10];5;0)" office:value-type="float" office:value="5">
            <text:p>5</text:p>
          </table:table-cell>
          <table:table-cell office:value-type="string">
            <text:p>very slow</text:p>
          </table:table-cell>
          <table:table-cell table:formula="of:=VLOOKUP(CONCATENATE(&quot;^&quot;;[.G109];&quot;$&quot;);[.$G$2:.$I$10];3;0)" office:value-type="float" office:value="2">
            <text:p>2</text:p>
          </table:table-cell>
          <table:table-cell table:formula="of:=AVERAGE([.H109];[.F109];[.D109])" office:value-type="float" office:value="5">
            <text:p>5.00 </text:p>
          </table:table-cell>
          <table:table-cell table:formula="of:=SUM([.H109]+[.F109]+[.D109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Microraptor</text:p>
          </table:table-cell>
          <table:table-cell office:value-type="string">
            <text:p>reptile</text:p>
          </table:table-cell>
          <table:table-cell office:value-type="string">
            <text:p>very frail</text:p>
          </table:table-cell>
          <table:table-cell table:formula="of:=VLOOKUP(CONCATENATE(&quot;^&quot;;[.C110];&quot;$&quot;);[.$C$2:.$I$10];7;0)" office:value-type="float" office:value="2">
            <text:p>2</text:p>
          </table:table-cell>
          <table:table-cell table:style-name="ce95" office:value-type="string">
            <text:p>lacks aggression</text:p>
          </table:table-cell>
          <table:table-cell table:formula="of:=VLOOKUP(CONCATENATE(&quot;^&quot;;[.E110];&quot;$&quot;);[.$E$2:.$I$10];5;0)" office:value-type="float" office:value="4">
            <text:p>4</text:p>
          </table:table-cell>
          <table:table-cell office:value-type="string">
            <text:p>extremely swift and agile</text:p>
          </table:table-cell>
          <table:table-cell table:formula="of:=VLOOKUP(CONCATENATE(&quot;^&quot;;[.G110];&quot;$&quot;);[.$G$2:.$I$10];3;0)" office:value-type="float" office:value="9">
            <text:p>9</text:p>
          </table:table-cell>
          <table:table-cell table:formula="of:=AVERAGE([.H110];[.F110];[.D110])" office:value-type="float" office:value="5">
            <text:p>5.00 </text:p>
          </table:table-cell>
          <table:table-cell table:formula="of:=SUM([.H110]+[.F110]+[.D110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Mongoose</text:p>
          </table:table-cell>
          <table:table-cell office:value-type="string">
            <text:p>mammal</text:p>
          </table:table-cell>
          <table:table-cell office:value-type="string">
            <text:p>very frail</text:p>
          </table:table-cell>
          <table:table-cell table:formula="of:=VLOOKUP(CONCATENATE(&quot;^&quot;;[.C111];&quot;$&quot;);[.$C$2:.$I$10];7;0)" office:value-type="float" office:value="2">
            <text:p>2</text:p>
          </table:table-cell>
          <table:table-cell table:style-name="ce95" office:value-type="string">
            <text:p>average aggression</text:p>
          </table:table-cell>
          <table:table-cell table:formula="of:=VLOOKUP(CONCATENATE(&quot;^&quot;;[.E111];&quot;$&quot;);[.$E$2:.$I$10];5;0)" office:value-type="float" office:value="5">
            <text:p>5</text:p>
          </table:table-cell>
          <table:table-cell office:value-type="string">
            <text:p>very swift and agile</text:p>
          </table:table-cell>
          <table:table-cell table:formula="of:=VLOOKUP(CONCATENATE(&quot;^&quot;;[.G111];&quot;$&quot;);[.$G$2:.$I$10];3;0)" office:value-type="float" office:value="8">
            <text:p>8</text:p>
          </table:table-cell>
          <table:table-cell table:formula="of:=AVERAGE([.H111];[.F111];[.D111])" office:value-type="float" office:value="5">
            <text:p>5.00 </text:p>
          </table:table-cell>
          <table:table-cell table:formula="of:=SUM([.H111]+[.F111]+[.D111])" office:value-type="float" office:value="15">
            <text:p>15.00 </text:p>
          </table:table-cell>
          <table:table-cell office:value-type="string">
            <text:p>desert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Mosquito</text:p>
          </table:table-cell>
          <table:table-cell office:value-type="string">
            <text:p>insect</text:p>
          </table:table-cell>
          <table:table-cell office:value-type="string">
            <text:p>extremely frail</text:p>
          </table:table-cell>
          <table:table-cell table:formula="of:=VLOOKUP(CONCATENATE(&quot;^&quot;;[.C112];&quot;$&quot;);[.$C$2:.$I$10];7;0)" office:value-type="float" office:value="1">
            <text:p>1</text:p>
          </table:table-cell>
          <table:table-cell table:style-name="ce95" office:value-type="string">
            <text:p>average aggression</text:p>
          </table:table-cell>
          <table:table-cell table:formula="of:=VLOOKUP(CONCATENATE(&quot;^&quot;;[.E112];&quot;$&quot;);[.$E$2:.$I$10];5;0)" office:value-type="float" office:value="5">
            <text:p>5</text:p>
          </table:table-cell>
          <table:table-cell office:value-type="string">
            <text:p>extremely swift and agile</text:p>
          </table:table-cell>
          <table:table-cell table:formula="of:=VLOOKUP(CONCATENATE(&quot;^&quot;;[.G112];&quot;$&quot;);[.$G$2:.$I$10];3;0)" office:value-type="float" office:value="9">
            <text:p>9</text:p>
          </table:table-cell>
          <table:table-cell table:formula="of:=AVERAGE([.H112];[.F112];[.D112])" office:value-type="float" office:value="5">
            <text:p>5.00 </text:p>
          </table:table-cell>
          <table:table-cell table:formula="of:=SUM([.H112]+[.F112]+[.D112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Mouse</text:p>
          </table:table-cell>
          <table:table-cell office:value-type="string">
            <text:p>mammal</text:p>
          </table:table-cell>
          <table:table-cell office:value-type="string">
            <text:p>very frail</text:p>
          </table:table-cell>
          <table:table-cell table:formula="of:=VLOOKUP(CONCATENATE(&quot;^&quot;;[.C113];&quot;$&quot;);[.$C$2:.$I$10];7;0)" office:value-type="float" office:value="2">
            <text:p>2</text:p>
          </table:table-cell>
          <table:table-cell table:style-name="ce95" office:value-type="string">
            <text:p>lacks aggression</text:p>
          </table:table-cell>
          <table:table-cell table:formula="of:=VLOOKUP(CONCATENATE(&quot;^&quot;;[.E113];&quot;$&quot;);[.$E$2:.$I$10];5;0)" office:value-type="float" office:value="4">
            <text:p>4</text:p>
          </table:table-cell>
          <table:table-cell office:value-type="string">
            <text:p>extremely swift and agile</text:p>
          </table:table-cell>
          <table:table-cell table:formula="of:=VLOOKUP(CONCATENATE(&quot;^&quot;;[.G113];&quot;$&quot;);[.$G$2:.$I$10];3;0)" office:value-type="float" office:value="9">
            <text:p>9</text:p>
          </table:table-cell>
          <table:table-cell table:formula="of:=AVERAGE([.H113];[.F113];[.D113])" office:value-type="float" office:value="5">
            <text:p>5.00 </text:p>
          </table:table-cell>
          <table:table-cell table:formula="of:=SUM([.H113]+[.F113]+[.D113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Mule</text:p>
          </table:table-cell>
          <table:table-cell office:value-type="string">
            <text:p>mammal</text:p>
          </table:table-cell>
          <table:table-cell office:value-type="string">
            <text:p>tough</text:p>
          </table:table-cell>
          <table:table-cell table:formula="of:=VLOOKUP(CONCATENATE(&quot;^&quot;;[.C114];&quot;$&quot;);[.$C$2:.$I$10];7;0)" office:value-type="float" office:value="7">
            <text:p>7</text:p>
          </table:table-cell>
          <table:table-cell table:style-name="ce95" office:value-type="string">
            <text:p>lacks aggression</text:p>
          </table:table-cell>
          <table:table-cell table:formula="of:=VLOOKUP(CONCATENATE(&quot;^&quot;;[.E114];&quot;$&quot;);[.$E$2:.$I$10];5;0)" office:value-type="float" office:value="4">
            <text:p>4</text:p>
          </table:table-cell>
          <table:table-cell office:value-type="string">
            <text:p>somewhat sluggish</text:p>
          </table:table-cell>
          <table:table-cell table:formula="of:=VLOOKUP(CONCATENATE(&quot;^&quot;;[.G114];&quot;$&quot;);[.$G$2:.$I$10];3;0)" office:value-type="float" office:value="4">
            <text:p>4</text:p>
          </table:table-cell>
          <table:table-cell table:formula="of:=AVERAGE([.H114];[.F114];[.D114])" office:value-type="float" office:value="5">
            <text:p>5.00 </text:p>
          </table:table-cell>
          <table:table-cell table:formula="of:=SUM([.H114]+[.F114]+[.D114])" office:value-type="float" office:value="15">
            <text:p>15.00 </text:p>
          </table:table-cell>
          <table:table-cell office:value-type="string">
            <text:p>mountain base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Mussaurus</text:p>
          </table:table-cell>
          <table:table-cell office:value-type="string">
            <text:p>reptile</text:p>
          </table:table-cell>
          <table:table-cell office:value-type="string">
            <text:p>extremely frail</text:p>
          </table:table-cell>
          <table:table-cell table:formula="of:=VLOOKUP(CONCATENATE(&quot;^&quot;;[.C115];&quot;$&quot;);[.$C$2:.$I$10];7;0)" office:value-type="float" office:value="1">
            <text:p>1</text:p>
          </table:table-cell>
          <table:table-cell table:style-name="ce95" office:value-type="string">
            <text:p>average aggression</text:p>
          </table:table-cell>
          <table:table-cell table:formula="of:=VLOOKUP(CONCATENATE(&quot;^&quot;;[.E115];&quot;$&quot;);[.$E$2:.$I$10];5;0)" office:value-type="float" office:value="5">
            <text:p>5</text:p>
          </table:table-cell>
          <table:table-cell office:value-type="string">
            <text:p>extremely swift and agile</text:p>
          </table:table-cell>
          <table:table-cell table:formula="of:=VLOOKUP(CONCATENATE(&quot;^&quot;;[.G115];&quot;$&quot;);[.$G$2:.$I$10];3;0)" office:value-type="float" office:value="9">
            <text:p>9</text:p>
          </table:table-cell>
          <table:table-cell table:formula="of:=AVERAGE([.H115];[.F115];[.D115])" office:value-type="float" office:value="5">
            <text:p>5.00 </text:p>
          </table:table-cell>
          <table:table-cell table:formula="of:=SUM([.H115]+[.F115]+[.D115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table:style-name="ce22" office:value-type="string">
            <text:p>Ocelot</text:p>
          </table:table-cell>
          <table:table-cell office:value-type="string">
            <text:p>mammal</text:p>
          </table:table-cell>
          <table:table-cell table:style-name="ce22" office:value-type="string">
            <text:p>very frail</text:p>
          </table:table-cell>
          <table:table-cell table:formula="of:=VLOOKUP(CONCATENATE(&quot;^&quot;;[.C116];&quot;$&quot;);[.$C$2:.$I$10];7;0)" office:value-type="float" office:value="2">
            <text:p>2</text:p>
          </table:table-cell>
          <table:table-cell table:style-name="ce102" office:value-type="string">
            <text:p>very aggressive</text:p>
          </table:table-cell>
          <table:table-cell table:formula="of:=VLOOKUP(CONCATENATE(&quot;^&quot;;[.E116];&quot;$&quot;);[.$E$2:.$I$10];5;0)" office:value-type="float" office:value="7">
            <text:p>7</text:p>
          </table:table-cell>
          <table:table-cell office:value-type="string">
            <text:p>agile</text:p>
          </table:table-cell>
          <table:table-cell table:formula="of:=VLOOKUP(CONCATENATE(&quot;^&quot;;[.G116];&quot;$&quot;);[.$G$2:.$I$10];3;0)" office:value-type="float" office:value="6">
            <text:p>6</text:p>
          </table:table-cell>
          <table:table-cell table:formula="of:=AVERAGE([.H116];[.F116];[.D116])" office:value-type="float" office:value="5">
            <text:p>5.00 </text:p>
          </table:table-cell>
          <table:table-cell table:formula="of:=SUM([.H116]+[.F116]+[.D116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Osprey</text:p>
          </table:table-cell>
          <table:table-cell office:value-type="string">
            <text:p>avian</text:p>
          </table:table-cell>
          <table:table-cell table:style-name="ce95" office:value-type="string">
            <text:p>robust</text:p>
          </table:table-cell>
          <table:table-cell table:formula="of:=VLOOKUP(CONCATENATE(&quot;^&quot;;[.C117];&quot;$&quot;);[.$C$2:.$I$10];7;0)" office:value-type="float" office:value="6">
            <text:p>6</text:p>
          </table:table-cell>
          <table:table-cell office:value-type="string">
            <text:p>very aggressive</text:p>
          </table:table-cell>
          <table:table-cell table:formula="of:=VLOOKUP(CONCATENATE(&quot;^&quot;;[.E117];&quot;$&quot;);[.$E$2:.$I$10];5;0)" office:value-type="float" office:value="7">
            <text:p>7</text:p>
          </table:table-cell>
          <table:table-cell office:value-type="string">
            <text:p>very slow</text:p>
          </table:table-cell>
          <table:table-cell table:formula="of:=VLOOKUP(CONCATENATE(&quot;^&quot;;[.G117];&quot;$&quot;);[.$G$2:.$I$10];3;0)" office:value-type="float" office:value="2">
            <text:p>2</text:p>
          </table:table-cell>
          <table:table-cell table:formula="of:=AVERAGE([.H117];[.F117];[.D117])" office:value-type="float" office:value="5">
            <text:p>5.00 </text:p>
          </table:table-cell>
          <table:table-cell table:formula="of:=SUM([.H117]+[.F117]+[.D117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Ostrich</text:p>
          </table:table-cell>
          <table:table-cell office:value-type="string">
            <text:p>avian</text:p>
          </table:table-cell>
          <table:table-cell office:value-type="string">
            <text:p>tough</text:p>
          </table:table-cell>
          <table:table-cell table:formula="of:=VLOOKUP(CONCATENATE(&quot;^&quot;;[.C118];&quot;$&quot;);[.$C$2:.$I$10];7;0)" office:value-type="float" office:value="7">
            <text:p>7</text:p>
          </table:table-cell>
          <table:table-cell office:value-type="string">
            <text:p>docile</text:p>
          </table:table-cell>
          <table:table-cell table:formula="of:=VLOOKUP(CONCATENATE(&quot;^&quot;;[.E118];&quot;$&quot;);[.$E$2:.$I$10];5;0)" office:value-type="float" office:value="3">
            <text:p>3</text:p>
          </table:table-cell>
          <table:table-cell table:style-name="ce95" office:value-type="string">
            <text:p>average agility</text:p>
          </table:table-cell>
          <table:table-cell table:formula="of:=VLOOKUP(CONCATENATE(&quot;^&quot;;[.G118];&quot;$&quot;);[.$G$2:.$I$10];3;0)" office:value-type="float" office:value="5">
            <text:p>5</text:p>
          </table:table-cell>
          <table:table-cell table:formula="of:=AVERAGE([.H118];[.F118];[.D118])" office:value-type="float" office:value="5">
            <text:p>5.00 </text:p>
          </table:table-cell>
          <table:table-cell table:formula="of:=SUM([.H118]+[.F118]+[.D118])" office:value-type="float" office:value="15">
            <text:p>15.00 </text:p>
          </table:table-cell>
          <table:table-cell office:value-type="string">
            <text:p>wood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Otter</text:p>
          </table:table-cell>
          <table:table-cell office:value-type="string">
            <text:p>mammal</text:p>
          </table:table-cell>
          <table:table-cell office:value-type="string">
            <text:p>robust</text:p>
          </table:table-cell>
          <table:table-cell table:formula="of:=VLOOKUP(CONCATENATE(&quot;^&quot;;[.C119];&quot;$&quot;);[.$C$2:.$I$10];7;0)" office:value-type="float" office:value="6">
            <text:p>6</text:p>
          </table:table-cell>
          <table:table-cell office:value-type="string">
            <text:p>lacks aggression</text:p>
          </table:table-cell>
          <table:table-cell table:formula="of:=VLOOKUP(CONCATENATE(&quot;^&quot;;[.E119];&quot;$&quot;);[.$E$2:.$I$10];5;0)" office:value-type="float" office:value="4">
            <text:p>4</text:p>
          </table:table-cell>
          <table:table-cell table:style-name="ce95" office:value-type="string">
            <text:p>average agility</text:p>
          </table:table-cell>
          <table:table-cell table:formula="of:=VLOOKUP(CONCATENATE(&quot;^&quot;;[.G119];&quot;$&quot;);[.$G$2:.$I$10];3;0)" office:value-type="float" office:value="5">
            <text:p>5</text:p>
          </table:table-cell>
          <table:table-cell table:formula="of:=AVERAGE([.H119];[.F119];[.D119])" office:value-type="float" office:value="5">
            <text:p>5.00 </text:p>
          </table:table-cell>
          <table:table-cell table:formula="of:=SUM([.H119]+[.F119]+[.D119])" office:value-type="float" office:value="15">
            <text:p>15.00 </text:p>
          </table:table-cell>
          <table:table-cell office:value-type="string">
            <text:p>river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Owl</text:p>
          </table:table-cell>
          <table:table-cell office:value-type="string">
            <text:p>avian</text:p>
          </table:table-cell>
          <table:table-cell office:value-type="string">
            <text:p>robust</text:p>
          </table:table-cell>
          <table:table-cell table:formula="of:=VLOOKUP(CONCATENATE(&quot;^&quot;;[.C120];&quot;$&quot;);[.$C$2:.$I$10];7;0)" office:value-type="float" office:value="6">
            <text:p>6</text:p>
          </table:table-cell>
          <table:table-cell office:value-type="string">
            <text:p>lacks aggression</text:p>
          </table:table-cell>
          <table:table-cell table:formula="of:=VLOOKUP(CONCATENATE(&quot;^&quot;;[.E120];&quot;$&quot;);[.$E$2:.$I$10];5;0)" office:value-type="float" office:value="4">
            <text:p>4</text:p>
          </table:table-cell>
          <table:table-cell office:value-type="string">
            <text:p>average agility</text:p>
          </table:table-cell>
          <table:table-cell table:formula="of:=VLOOKUP(CONCATENATE(&quot;^&quot;;[.G120];&quot;$&quot;);[.$G$2:.$I$10];3;0)" office:value-type="float" office:value="5">
            <text:p>5</text:p>
          </table:table-cell>
          <table:table-cell table:formula="of:=AVERAGE([.H120];[.F120];[.D120])" office:value-type="float" office:value="5">
            <text:p>5.00 </text:p>
          </table:table-cell>
          <table:table-cell table:formula="of:=SUM([.H120]+[.F120]+[.D120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night</text:p>
          </table:table-cell>
          <table:table-cell office:value-type="string">
            <text:p>ed, m</text:p>
          </table:table-cell>
          <table:table-cell office:value-type="string">
            <text:p>see in dark</text:p>
          </table:table-cell>
          <table:table-cell table:number-columns-repeated="1010"/>
        </table:table-row>
        <table:table-row table:style-name="ro8" table:visibility="filter">
          <table:table-cell office:value-type="string">
            <text:p>Owlet</text:p>
          </table:table-cell>
          <table:table-cell office:value-type="string">
            <text:p>avian</text:p>
          </table:table-cell>
          <table:table-cell office:value-type="string">
            <text:p>somewhat tough</text:p>
          </table:table-cell>
          <table:table-cell table:formula="of:=VLOOKUP(CONCATENATE(&quot;^&quot;;[.C121];&quot;$&quot;);[.$C$2:.$I$10];7;0)" office:value-type="float" office:value="4">
            <text:p>4</text:p>
          </table:table-cell>
          <table:table-cell office:value-type="string">
            <text:p>docile</text:p>
          </table:table-cell>
          <table:table-cell table:formula="of:=VLOOKUP(CONCATENATE(&quot;^&quot;;[.E121];&quot;$&quot;);[.$E$2:.$I$10];5;0)" office:value-type="float" office:value="3">
            <text:p>3</text:p>
          </table:table-cell>
          <table:table-cell office:value-type="string">
            <text:p>very swift and agile</text:p>
          </table:table-cell>
          <table:table-cell table:formula="of:=VLOOKUP(CONCATENATE(&quot;^&quot;;[.G121];&quot;$&quot;);[.$G$2:.$I$10];3;0)" office:value-type="float" office:value="8">
            <text:p>8</text:p>
          </table:table-cell>
          <table:table-cell table:formula="of:=AVERAGE([.H121];[.F121];[.D121])" office:value-type="float" office:value="5">
            <text:p>5.00 </text:p>
          </table:table-cell>
          <table:table-cell table:formula="of:=SUM([.H121]+[.F121]+[.D121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Panda</text:p>
          </table:table-cell>
          <table:table-cell office:value-type="string">
            <text:p>mammal</text:p>
          </table:table-cell>
          <table:table-cell table:style-name="ce95" office:value-type="string">
            <text:p>very tough</text:p>
          </table:table-cell>
          <table:table-cell table:formula="of:=VLOOKUP(CONCATENATE(&quot;^&quot;;[.C122];&quot;$&quot;);[.$C$2:.$I$10];7;0)" office:value-type="float" office:value="8">
            <text:p>8</text:p>
          </table:table-cell>
          <table:table-cell office:value-type="string">
            <text:p>aggressive</text:p>
          </table:table-cell>
          <table:table-cell table:formula="of:=VLOOKUP(CONCATENATE(&quot;^&quot;;[.E122];&quot;$&quot;);[.$E$2:.$I$10];5;0)" office:value-type="float" office:value="6">
            <text:p>6</text:p>
          </table:table-cell>
          <table:table-cell office:value-type="string">
            <text:p>extremely slow</text:p>
          </table:table-cell>
          <table:table-cell table:formula="of:=VLOOKUP(CONCATENATE(&quot;^&quot;;[.G122];&quot;$&quot;);[.$G$2:.$I$10];3;0)" office:value-type="float" office:value="1">
            <text:p>1</text:p>
          </table:table-cell>
          <table:table-cell table:formula="of:=AVERAGE([.H122];[.F122];[.D122])" office:value-type="float" office:value="5">
            <text:p>5.00 </text:p>
          </table:table-cell>
          <table:table-cell table:formula="of:=SUM([.H122]+[.F122]+[.D122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Penguin</text:p>
          </table:table-cell>
          <table:table-cell office:value-type="string">
            <text:p>avian</text:p>
          </table:table-cell>
          <table:table-cell office:value-type="string">
            <text:p>tough</text:p>
          </table:table-cell>
          <table:table-cell table:formula="of:=VLOOKUP(CONCATENATE(&quot;^&quot;;[.C123];&quot;$&quot;);[.$C$2:.$I$10];7;0)" office:value-type="float" office:value="7">
            <text:p>7</text:p>
          </table:table-cell>
          <table:table-cell table:style-name="ce95" office:value-type="string">
            <text:p>aggressive</text:p>
          </table:table-cell>
          <table:table-cell table:formula="of:=VLOOKUP(CONCATENATE(&quot;^&quot;;[.E123];&quot;$&quot;);[.$E$2:.$I$10];5;0)" office:value-type="float" office:value="6">
            <text:p>6</text:p>
          </table:table-cell>
          <table:table-cell office:value-type="string">
            <text:p>very slow</text:p>
          </table:table-cell>
          <table:table-cell table:formula="of:=VLOOKUP(CONCATENATE(&quot;^&quot;;[.G123];&quot;$&quot;);[.$G$2:.$I$10];3;0)" office:value-type="float" office:value="2">
            <text:p>2</text:p>
          </table:table-cell>
          <table:table-cell table:formula="of:=AVERAGE([.H123];[.F123];[.D123])" office:value-type="float" office:value="5">
            <text:p>5.00 </text:p>
          </table:table-cell>
          <table:table-cell table:formula="of:=SUM([.H123]+[.F123]+[.D123])" office:value-type="float" office:value="15">
            <text:p>15.00 </text:p>
          </table:table-cell>
          <table:table-cell office:value-type="string">
            <text:p>packice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Peregrine Falcon</text:p>
          </table:table-cell>
          <table:table-cell office:value-type="string">
            <text:p>avian</text:p>
          </table:table-cell>
          <table:table-cell office:value-type="string">
            <text:p>extremely frail</text:p>
          </table:table-cell>
          <table:table-cell table:formula="of:=VLOOKUP(CONCATENATE(&quot;^&quot;;[.C124];&quot;$&quot;);[.$C$2:.$I$10];7;0)" office:value-type="float" office:value="1">
            <text:p>1</text:p>
          </table:table-cell>
          <table:table-cell table:style-name="ce95" office:value-type="string">
            <text:p>average aggression</text:p>
          </table:table-cell>
          <table:table-cell table:formula="of:=VLOOKUP(CONCATENATE(&quot;^&quot;;[.E124];&quot;$&quot;);[.$E$2:.$I$10];5;0)" office:value-type="float" office:value="5">
            <text:p>5</text:p>
          </table:table-cell>
          <table:table-cell office:value-type="string">
            <text:p>extremely swift and agile</text:p>
          </table:table-cell>
          <table:table-cell table:formula="of:=VLOOKUP(CONCATENATE(&quot;^&quot;;[.G124];&quot;$&quot;);[.$G$2:.$I$10];3;0)" office:value-type="float" office:value="9">
            <text:p>9</text:p>
          </table:table-cell>
          <table:table-cell table:formula="of:=AVERAGE([.H124];[.F124];[.D124])" office:value-type="float" office:value="5">
            <text:p>5.00 </text:p>
          </table:table-cell>
          <table:table-cell table:formula="of:=SUM([.H124]+[.F124]+[.D124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Pigeon</text:p>
          </table:table-cell>
          <table:table-cell office:value-type="string">
            <text:p>avian</text:p>
          </table:table-cell>
          <table:table-cell office:value-type="string">
            <text:p>robust</text:p>
          </table:table-cell>
          <table:table-cell table:formula="of:=VLOOKUP(CONCATENATE(&quot;^&quot;;[.C125];&quot;$&quot;);[.$C$2:.$I$10];7;0)" office:value-type="float" office:value="6">
            <text:p>6</text:p>
          </table:table-cell>
          <table:table-cell table:style-name="ce95" office:value-type="string">
            <text:p>lacks aggression</text:p>
          </table:table-cell>
          <table:table-cell table:formula="of:=VLOOKUP(CONCATENATE(&quot;^&quot;;[.E125];&quot;$&quot;);[.$E$2:.$I$10];5;0)" office:value-type="float" office:value="4">
            <text:p>4</text:p>
          </table:table-cell>
          <table:table-cell office:value-type="string">
            <text:p>average agility</text:p>
          </table:table-cell>
          <table:table-cell table:formula="of:=VLOOKUP(CONCATENATE(&quot;^&quot;;[.G125];&quot;$&quot;);[.$G$2:.$I$10];3;0)" office:value-type="float" office:value="5">
            <text:p>5</text:p>
          </table:table-cell>
          <table:table-cell table:formula="of:=AVERAGE([.H125];[.F125];[.D125])" office:value-type="float" office:value="5">
            <text:p>5.00 </text:p>
          </table:table-cell>
          <table:table-cell table:formula="of:=SUM([.H125]+[.F125]+[.D125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Pill Bug</text:p>
          </table:table-cell>
          <table:table-cell office:value-type="string">
            <text:p>crustacean</text:p>
          </table:table-cell>
          <table:table-cell office:value-type="string">
            <text:p>extremely tough</text:p>
          </table:table-cell>
          <table:table-cell table:formula="of:=VLOOKUP(CONCATENATE(&quot;^&quot;;[.C126];&quot;$&quot;);[.$C$2:.$I$10];7;0)" office:value-type="float" office:value="9">
            <text:p>9</text:p>
          </table:table-cell>
          <table:table-cell table:style-name="ce95" office:value-type="string">
            <text:p>average aggression</text:p>
          </table:table-cell>
          <table:table-cell table:formula="of:=VLOOKUP(CONCATENATE(&quot;^&quot;;[.E126];&quot;$&quot;);[.$E$2:.$I$10];5;0)" office:value-type="float" office:value="5">
            <text:p>5</text:p>
          </table:table-cell>
          <table:table-cell office:value-type="string">
            <text:p>extremely slow</text:p>
          </table:table-cell>
          <table:table-cell table:formula="of:=VLOOKUP(CONCATENATE(&quot;^&quot;;[.G126];&quot;$&quot;);[.$G$2:.$I$10];3;0)" office:value-type="float" office:value="1">
            <text:p>1</text:p>
          </table:table-cell>
          <table:table-cell table:formula="of:=AVERAGE([.H126];[.F126];[.D126])" office:value-type="float" office:value="5">
            <text:p>5.00 </text:p>
          </table:table-cell>
          <table:table-cell table:formula="of:=SUM([.H126]+[.F126]+[.D126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Pit viper</text:p>
          </table:table-cell>
          <table:table-cell office:value-type="string">
            <text:p>reptile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127];&quot;$&quot;);[.$C$2:.$I$10];7;0)" office:value-type="float" office:value="5">
            <text:p>5</text:p>
          </table:table-cell>
          <table:table-cell office:value-type="string">
            <text:p>average aggression</text:p>
          </table:table-cell>
          <table:table-cell table:formula="of:=VLOOKUP(CONCATENATE(&quot;^&quot;;[.E127];&quot;$&quot;);[.$E$2:.$I$10];5;0)" office:value-type="float" office:value="5">
            <text:p>5</text:p>
          </table:table-cell>
          <table:table-cell office:value-type="string">
            <text:p>average agility</text:p>
          </table:table-cell>
          <table:table-cell table:formula="of:=VLOOKUP(CONCATENATE(&quot;^&quot;;[.G127];&quot;$&quot;);[.$G$2:.$I$10];3;0)" office:value-type="float" office:value="5">
            <text:p>5</text:p>
          </table:table-cell>
          <table:table-cell table:formula="of:=AVERAGE([.H127];[.F127];[.D127])" office:value-type="float" office:value="5">
            <text:p>5.00 </text:p>
          </table:table-cell>
          <table:table-cell table:formula="of:=SUM([.H127]+[.F127]+[.D127])" office:value-type="float" office:value="15">
            <text:p>15.00 </text:p>
          </table:table-cell>
          <table:table-cell office:value-type="string">
            <text:p>savanah</text:p>
          </table:table-cell>
          <table:table-cell office:value-type="string">
            <text:p>day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8" table:visibility="filter">
          <table:table-cell table:style-name="ce22" office:value-type="string">
            <text:p>Platypus</text:p>
          </table:table-cell>
          <table:table-cell office:value-type="string">
            <text:p>mammal</text:p>
          </table:table-cell>
          <table:table-cell office:value-type="string">
            <text:p>very tough</text:p>
          </table:table-cell>
          <table:table-cell table:formula="of:=VLOOKUP(CONCATENATE(&quot;^&quot;;[.C128];&quot;$&quot;);[.$C$2:.$I$10];7;0)" office:value-type="float" office:value="8">
            <text:p>8</text:p>
          </table:table-cell>
          <table:table-cell office:value-type="string">
            <text:p>extremely docile</text:p>
          </table:table-cell>
          <table:table-cell table:formula="of:=VLOOKUP(CONCATENATE(&quot;^&quot;;[.E128];&quot;$&quot;);[.$E$2:.$I$10];5;0)" office:value-type="float" office:value="1">
            <text:p>1</text:p>
          </table:table-cell>
          <table:table-cell office:value-type="string">
            <text:p>agile</text:p>
          </table:table-cell>
          <table:table-cell table:formula="of:=VLOOKUP(CONCATENATE(&quot;^&quot;;[.G128];&quot;$&quot;);[.$G$2:.$I$10];3;0)" office:value-type="float" office:value="6">
            <text:p>6</text:p>
          </table:table-cell>
          <table:table-cell table:formula="of:=AVERAGE([.H128];[.F128];[.D128])" office:value-type="float" office:value="5">
            <text:p>5.00 </text:p>
          </table:table-cell>
          <table:table-cell table:formula="of:=SUM([.H128]+[.F128]+[.D128])" office:value-type="float" office:value="15">
            <text:p>15.00 </text:p>
          </table:table-cell>
          <table:table-cell office:value-type="string">
            <text:p>river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Polar Bear</text:p>
          </table:table-cell>
          <table:table-cell office:value-type="string">
            <text:p>mammal</text:p>
          </table:table-cell>
          <table:table-cell table:style-name="ce95" office:value-type="string">
            <text:p>tough</text:p>
          </table:table-cell>
          <table:table-cell table:formula="of:=VLOOKUP(CONCATENATE(&quot;^&quot;;[.C129];&quot;$&quot;);[.$C$2:.$I$10];7;0)" office:value-type="float" office:value="7">
            <text:p>7</text:p>
          </table:table-cell>
          <table:table-cell office:value-type="string">
            <text:p>very aggressive</text:p>
          </table:table-cell>
          <table:table-cell table:formula="of:=VLOOKUP(CONCATENATE(&quot;^&quot;;[.E129];&quot;$&quot;);[.$E$2:.$I$10];5;0)" office:value-type="float" office:value="7">
            <text:p>7</text:p>
          </table:table-cell>
          <table:table-cell office:value-type="string">
            <text:p>extremely slow</text:p>
          </table:table-cell>
          <table:table-cell table:formula="of:=VLOOKUP(CONCATENATE(&quot;^&quot;;[.G129];&quot;$&quot;);[.$G$2:.$I$10];3;0)" office:value-type="float" office:value="1">
            <text:p>1</text:p>
          </table:table-cell>
          <table:table-cell table:formula="of:=AVERAGE([.H129];[.F129];[.D129])" office:value-type="float" office:value="5">
            <text:p>5.00 </text:p>
          </table:table-cell>
          <table:table-cell table:formula="of:=SUM([.H129]+[.F129]+[.D129])" office:value-type="float" office:value="15">
            <text:p>15.00 </text:p>
          </table:table-cell>
          <table:table-cell office:value-type="string">
            <text:p>packice</text:p>
          </table:table-cell>
          <table:table-cell office:value-type="string">
            <text:p>night</text:p>
          </table:table-cell>
          <table:table-cell table:number-columns-repeated="2"/>
          <table:table-cell office:value-type="string">
            <text:p>tank/dmg balance</text:p>
          </table:table-cell>
          <table:table-cell table:number-columns-repeated="1009"/>
        </table:table-row>
        <table:table-row table:style-name="ro8" table:visibility="filter">
          <table:table-cell office:value-type="string">
            <text:p>Porcupine</text:p>
          </table:table-cell>
          <table:table-cell office:value-type="string">
            <text:p>mammal</text:p>
          </table:table-cell>
          <table:table-cell office:value-type="string">
            <text:p>robust</text:p>
          </table:table-cell>
          <table:table-cell table:formula="of:=VLOOKUP(CONCATENATE(&quot;^&quot;;[.C130];&quot;$&quot;);[.$C$2:.$I$10];7;0)" office:value-type="float" office:value="6">
            <text:p>6</text:p>
          </table:table-cell>
          <table:table-cell office:value-type="string">
            <text:p>docile</text:p>
          </table:table-cell>
          <table:table-cell table:formula="of:=VLOOKUP(CONCATENATE(&quot;^&quot;;[.E130];&quot;$&quot;);[.$E$2:.$I$10];5;0)" office:value-type="float" office:value="3">
            <text:p>3</text:p>
          </table:table-cell>
          <table:table-cell table:style-name="ce95" office:value-type="string">
            <text:p>agile</text:p>
          </table:table-cell>
          <table:table-cell table:formula="of:=VLOOKUP(CONCATENATE(&quot;^&quot;;[.G130];&quot;$&quot;);[.$G$2:.$I$10];3;0)" office:value-type="float" office:value="6">
            <text:p>6</text:p>
          </table:table-cell>
          <table:table-cell table:formula="of:=AVERAGE([.H130];[.F130];[.D130])" office:value-type="float" office:value="5">
            <text:p>5.00 </text:p>
          </table:table-cell>
          <table:table-cell table:formula="of:=SUM([.H130]+[.F130]+[.D130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y</text:p>
          </table:table-cell>
          <table:table-cell/>
          <table:table-cell office:value-type="string">
            <text:p>reflects dmg with spines</text:p>
          </table:table-cell>
          <table:table-cell table:number-columns-repeated="1010"/>
        </table:table-row>
        <table:table-row table:style-name="ro8" table:visibility="filter">
          <table:table-cell office:value-type="string">
            <text:p>Praying Mantis</text:p>
          </table:table-cell>
          <table:table-cell office:value-type="string">
            <text:p>insect</text:p>
          </table:table-cell>
          <table:table-cell office:value-type="string">
            <text:p>very frail</text:p>
          </table:table-cell>
          <table:table-cell table:formula="of:=VLOOKUP(CONCATENATE(&quot;^&quot;;[.C131];&quot;$&quot;);[.$C$2:.$I$10];7;0)" office:value-type="float" office:value="2">
            <text:p>2</text:p>
          </table:table-cell>
          <table:table-cell office:value-type="string">
            <text:p>extremely vicious</text:p>
          </table:table-cell>
          <table:table-cell table:formula="of:=VLOOKUP(CONCATENATE(&quot;^&quot;;[.E131];&quot;$&quot;);[.$E$2:.$I$10];5;0)" office:value-type="float" office:value="9">
            <text:p>9</text:p>
          </table:table-cell>
          <table:table-cell table:style-name="ce95" office:value-type="string">
            <text:p>somewhat sluggish</text:p>
          </table:table-cell>
          <table:table-cell table:formula="of:=VLOOKUP(CONCATENATE(&quot;^&quot;;[.G131];&quot;$&quot;);[.$G$2:.$I$10];3;0)" office:value-type="float" office:value="4">
            <text:p>4</text:p>
          </table:table-cell>
          <table:table-cell table:formula="of:=AVERAGE([.H131];[.F131];[.D131])" office:value-type="float" office:value="5">
            <text:p>5.00 </text:p>
          </table:table-cell>
          <table:table-cell table:formula="of:=SUM([.H131]+[.F131]+[.D131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Pteranodon</text:p>
          </table:table-cell>
          <table:table-cell office:value-type="string">
            <text:p>avian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132];&quot;$&quot;);[.$C$2:.$I$10];7;0)" office:value-type="float" office:value="5">
            <text:p>5</text:p>
          </table:table-cell>
          <table:table-cell office:value-type="string">
            <text:p>vicious</text:p>
          </table:table-cell>
          <table:table-cell table:formula="of:=VLOOKUP(CONCATENATE(&quot;^&quot;;[.E132];&quot;$&quot;);[.$E$2:.$I$10];5;0)" office:value-type="float" office:value="8">
            <text:p>8</text:p>
          </table:table-cell>
          <table:table-cell office:value-type="string">
            <text:p>very slow</text:p>
          </table:table-cell>
          <table:table-cell table:formula="of:=VLOOKUP(CONCATENATE(&quot;^&quot;;[.G132];&quot;$&quot;);[.$G$2:.$I$10];3;0)" office:value-type="float" office:value="2">
            <text:p>2</text:p>
          </table:table-cell>
          <table:table-cell table:formula="of:=AVERAGE([.H132];[.F132];[.D132])" office:value-type="float" office:value="5">
            <text:p>5.00 </text:p>
          </table:table-cell>
          <table:table-cell table:formula="of:=SUM([.H132]+[.F132]+[.D132])" office:value-type="float" office:value="15">
            <text:p>15.00 </text:p>
          </table:table-cell>
          <table:table-cell office:value-type="string">
            <text:p>mountain base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Pterodactyl</text:p>
          </table:table-cell>
          <table:table-cell office:value-type="string">
            <text:p>avian</text:p>
          </table:table-cell>
          <table:table-cell office:value-type="string">
            <text:p>average toughness</text:p>
          </table:table-cell>
          <table:table-cell table:formula="of:=VLOOKUP(CONCATENATE(&quot;^&quot;;[.C133];&quot;$&quot;);[.$C$2:.$I$10];7;0)" office:value-type="float" office:value="5">
            <text:p>5</text:p>
          </table:table-cell>
          <table:table-cell office:value-type="string">
            <text:p>average aggression</text:p>
          </table:table-cell>
          <table:table-cell table:formula="of:=VLOOKUP(CONCATENATE(&quot;^&quot;;[.E133];&quot;$&quot;);[.$E$2:.$I$10];5;0)" office:value-type="float" office:value="5">
            <text:p>5</text:p>
          </table:table-cell>
          <table:table-cell table:style-name="ce95" office:value-type="string">
            <text:p>average agility</text:p>
          </table:table-cell>
          <table:table-cell table:formula="of:=VLOOKUP(CONCATENATE(&quot;^&quot;;[.G133];&quot;$&quot;);[.$G$2:.$I$10];3;0)" office:value-type="float" office:value="5">
            <text:p>5</text:p>
          </table:table-cell>
          <table:table-cell table:formula="of:=AVERAGE([.H133];[.F133];[.D133])" office:value-type="float" office:value="5">
            <text:p>5.00 </text:p>
          </table:table-cell>
          <table:table-cell table:formula="of:=SUM([.H133]+[.F133]+[.D133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Python</text:p>
          </table:table-cell>
          <table:table-cell office:value-type="string">
            <text:p>reptile</text:p>
          </table:table-cell>
          <table:table-cell table:style-name="ce95" office:value-type="string">
            <text:p>frail</text:p>
          </table:table-cell>
          <table:table-cell table:formula="of:=VLOOKUP(CONCATENATE(&quot;^&quot;;[.C134];&quot;$&quot;);[.$C$2:.$I$10];7;0)" office:value-type="float" office:value="3">
            <text:p>3</text:p>
          </table:table-cell>
          <table:table-cell office:value-type="string">
            <text:p>vicious</text:p>
          </table:table-cell>
          <table:table-cell table:formula="of:=VLOOKUP(CONCATENATE(&quot;^&quot;;[.E134];&quot;$&quot;);[.$E$2:.$I$10];5;0)" office:value-type="float" office:value="8">
            <text:p>8</text:p>
          </table:table-cell>
          <table:table-cell office:value-type="string">
            <text:p>somewhat sluggish</text:p>
          </table:table-cell>
          <table:table-cell table:formula="of:=VLOOKUP(CONCATENATE(&quot;^&quot;;[.G134];&quot;$&quot;);[.$G$2:.$I$10];3;0)" office:value-type="float" office:value="4">
            <text:p>4</text:p>
          </table:table-cell>
          <table:table-cell table:formula="of:=AVERAGE([.H134];[.F134];[.D134])" office:value-type="float" office:value="5">
            <text:p>5.00 </text:p>
          </table:table-cell>
          <table:table-cell table:formula="of:=SUM([.H134]+[.F134]+[.D134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Rabbit</text:p>
          </table:table-cell>
          <table:table-cell office:value-type="string">
            <text:p>mammal</text:p>
          </table:table-cell>
          <table:table-cell office:value-type="string">
            <text:p>robust</text:p>
          </table:table-cell>
          <table:table-cell table:formula="of:=VLOOKUP(CONCATENATE(&quot;^&quot;;[.C135];&quot;$&quot;);[.$C$2:.$I$10];7;0)" office:value-type="float" office:value="6">
            <text:p>6</text:p>
          </table:table-cell>
          <table:table-cell office:value-type="string">
            <text:p>docile</text:p>
          </table:table-cell>
          <table:table-cell table:formula="of:=VLOOKUP(CONCATENATE(&quot;^&quot;;[.E135];&quot;$&quot;);[.$E$2:.$I$10];5;0)" office:value-type="float" office:value="3">
            <text:p>3</text:p>
          </table:table-cell>
          <table:table-cell table:style-name="ce95" office:value-type="string">
            <text:p>agile</text:p>
          </table:table-cell>
          <table:table-cell table:formula="of:=VLOOKUP(CONCATENATE(&quot;^&quot;;[.G135];&quot;$&quot;);[.$G$2:.$I$10];3;0)" office:value-type="float" office:value="6">
            <text:p>6</text:p>
          </table:table-cell>
          <table:table-cell table:formula="of:=AVERAGE([.H135];[.F135];[.D135])" office:value-type="float" office:value="5">
            <text:p>5.00 </text:p>
          </table:table-cell>
          <table:table-cell table:formula="of:=SUM([.H135]+[.F135]+[.D135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Ram</text:p>
          </table:table-cell>
          <table:table-cell office:value-type="string">
            <text:p>mammal</text:p>
          </table:table-cell>
          <table:table-cell office:value-type="string">
            <text:p>tough</text:p>
          </table:table-cell>
          <table:table-cell table:formula="of:=VLOOKUP(CONCATENATE(&quot;^&quot;;[.C136];&quot;$&quot;);[.$C$2:.$I$10];7;0)" office:value-type="float" office:value="7">
            <text:p>7</text:p>
          </table:table-cell>
          <table:table-cell office:value-type="string">
            <text:p>lacks aggression</text:p>
          </table:table-cell>
          <table:table-cell table:formula="of:=VLOOKUP(CONCATENATE(&quot;^&quot;;[.E136];&quot;$&quot;);[.$E$2:.$I$10];5;0)" office:value-type="float" office:value="4">
            <text:p>4</text:p>
          </table:table-cell>
          <table:table-cell office:value-type="string">
            <text:p>somewhat sluggish</text:p>
          </table:table-cell>
          <table:table-cell table:formula="of:=VLOOKUP(CONCATENATE(&quot;^&quot;;[.G136];&quot;$&quot;);[.$G$2:.$I$10];3;0)" office:value-type="float" office:value="4">
            <text:p>4</text:p>
          </table:table-cell>
          <table:table-cell table:formula="of:=AVERAGE([.H136];[.F136];[.D136])" office:value-type="float" office:value="5">
            <text:p>5.00 </text:p>
          </table:table-cell>
          <table:table-cell table:formula="of:=SUM([.H136]+[.F136]+[.D136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Rat</text:p>
          </table:table-cell>
          <table:table-cell office:value-type="string">
            <text:p>mammal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137];&quot;$&quot;);[.$C$2:.$I$10];7;0)" office:value-type="float" office:value="5">
            <text:p>5</text:p>
          </table:table-cell>
          <table:table-cell office:value-type="string">
            <text:p>docile</text:p>
          </table:table-cell>
          <table:table-cell table:formula="of:=VLOOKUP(CONCATENATE(&quot;^&quot;;[.E137];&quot;$&quot;);[.$E$2:.$I$10];5;0)" office:value-type="float" office:value="3">
            <text:p>3</text:p>
          </table:table-cell>
          <table:table-cell office:value-type="string">
            <text:p>swift and agile</text:p>
          </table:table-cell>
          <table:table-cell table:formula="of:=VLOOKUP(CONCATENATE(&quot;^&quot;;[.G137];&quot;$&quot;);[.$G$2:.$I$10];3;0)" office:value-type="float" office:value="7">
            <text:p>7</text:p>
          </table:table-cell>
          <table:table-cell table:formula="of:=AVERAGE([.H137];[.F137];[.D137])" office:value-type="float" office:value="5">
            <text:p>5.00 </text:p>
          </table:table-cell>
          <table:table-cell table:formula="of:=SUM([.H137]+[.F137]+[.D137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Raven</text:p>
          </table:table-cell>
          <table:table-cell office:value-type="string">
            <text:p>avian</text:p>
          </table:table-cell>
          <table:table-cell table:style-name="ce95" office:value-type="string">
            <text:p>tough</text:p>
          </table:table-cell>
          <table:table-cell table:formula="of:=VLOOKUP(CONCATENATE(&quot;^&quot;;[.C138];&quot;$&quot;);[.$C$2:.$I$10];7;0)" office:value-type="float" office:value="7">
            <text:p>7</text:p>
          </table:table-cell>
          <table:table-cell office:value-type="string">
            <text:p>aggressive</text:p>
          </table:table-cell>
          <table:table-cell table:formula="of:=VLOOKUP(CONCATENATE(&quot;^&quot;;[.E138];&quot;$&quot;);[.$E$2:.$I$10];5;0)" office:value-type="float" office:value="6">
            <text:p>6</text:p>
          </table:table-cell>
          <table:table-cell office:value-type="string">
            <text:p>very slow</text:p>
          </table:table-cell>
          <table:table-cell table:formula="of:=VLOOKUP(CONCATENATE(&quot;^&quot;;[.G138];&quot;$&quot;);[.$G$2:.$I$10];3;0)" office:value-type="float" office:value="2">
            <text:p>2</text:p>
          </table:table-cell>
          <table:table-cell table:formula="of:=AVERAGE([.H138];[.F138];[.D138])" office:value-type="float" office:value="5">
            <text:p>5.00 </text:p>
          </table:table-cell>
          <table:table-cell table:formula="of:=SUM([.H138]+[.F138]+[.D138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Recluse Spider</text:p>
          </table:table-cell>
          <table:table-cell office:value-type="string">
            <text:p>arachnid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139];&quot;$&quot;);[.$C$2:.$I$10];7;0)" office:value-type="float" office:value="5">
            <text:p>5</text:p>
          </table:table-cell>
          <table:table-cell table:style-name="ce95" office:value-type="string">
            <text:p>extremely vicious</text:p>
          </table:table-cell>
          <table:table-cell table:formula="of:=VLOOKUP(CONCATENATE(&quot;^&quot;;[.E139];&quot;$&quot;);[.$E$2:.$I$10];5;0)" office:value-type="float" office:value="9">
            <text:p>9</text:p>
          </table:table-cell>
          <table:table-cell office:value-type="string">
            <text:p>extremely slow</text:p>
          </table:table-cell>
          <table:table-cell table:formula="of:=VLOOKUP(CONCATENATE(&quot;^&quot;;[.G139];&quot;$&quot;);[.$G$2:.$I$10];3;0)" office:value-type="float" office:value="1">
            <text:p>1</text:p>
          </table:table-cell>
          <table:table-cell table:formula="of:=AVERAGE([.H139];[.F139];[.D139])" office:value-type="float" office:value="5">
            <text:p>5.00 </text:p>
          </table:table-cell>
          <table:table-cell table:formula="of:=SUM([.H139]+[.F139]+[.D139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Red Back Spider</text:p>
          </table:table-cell>
          <table:table-cell office:value-type="string">
            <text:p>arachnid</text:p>
          </table:table-cell>
          <table:table-cell table:style-name="ce22" office:value-type="string">
            <text:p>frail</text:p>
          </table:table-cell>
          <table:table-cell table:formula="of:=VLOOKUP(CONCATENATE(&quot;^&quot;;[.C140];&quot;$&quot;);[.$C$2:.$I$10];7;0)" office:value-type="float" office:value="3">
            <text:p>3</text:p>
          </table:table-cell>
          <table:table-cell table:style-name="ce95" office:value-type="string">
            <text:p>aggressive</text:p>
          </table:table-cell>
          <table:table-cell table:formula="of:=VLOOKUP(CONCATENATE(&quot;^&quot;;[.E140];&quot;$&quot;);[.$E$2:.$I$10];5;0)" office:value-type="float" office:value="6">
            <text:p>6</text:p>
          </table:table-cell>
          <table:table-cell office:value-type="string">
            <text:p>agile</text:p>
          </table:table-cell>
          <table:table-cell table:formula="of:=VLOOKUP(CONCATENATE(&quot;^&quot;;[.G140];&quot;$&quot;);[.$G$2:.$I$10];3;0)" office:value-type="float" office:value="6">
            <text:p>6</text:p>
          </table:table-cell>
          <table:table-cell table:formula="of:=AVERAGE([.H140];[.F140];[.D140])" office:value-type="float" office:value="5">
            <text:p>5.00 </text:p>
          </table:table-cell>
          <table:table-cell table:formula="of:=SUM([.H140]+[.F140]+[.D140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Reindeer</text:p>
          </table:table-cell>
          <table:table-cell office:value-type="string">
            <text:p>mammal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141];&quot;$&quot;);[.$C$2:.$I$10];7;0)" office:value-type="float" office:value="5">
            <text:p>5</text:p>
          </table:table-cell>
          <table:table-cell office:value-type="string">
            <text:p>lacks aggression</text:p>
          </table:table-cell>
          <table:table-cell table:formula="of:=VLOOKUP(CONCATENATE(&quot;^&quot;;[.E141];&quot;$&quot;);[.$E$2:.$I$10];5;0)" office:value-type="float" office:value="4">
            <text:p>4</text:p>
          </table:table-cell>
          <table:table-cell office:value-type="string">
            <text:p>agile</text:p>
          </table:table-cell>
          <table:table-cell table:formula="of:=VLOOKUP(CONCATENATE(&quot;^&quot;;[.G141];&quot;$&quot;);[.$G$2:.$I$10];3;0)" office:value-type="float" office:value="6">
            <text:p>6</text:p>
          </table:table-cell>
          <table:table-cell table:formula="of:=AVERAGE([.H141];[.F141];[.D141])" office:value-type="float" office:value="5">
            <text:p>5.00 </text:p>
          </table:table-cell>
          <table:table-cell table:formula="of:=SUM([.H141]+[.F141]+[.D141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Rhinoceros</text:p>
          </table:table-cell>
          <table:table-cell office:value-type="string">
            <text:p>mammal</text:p>
          </table:table-cell>
          <table:table-cell table:style-name="ce95" office:value-type="string">
            <text:p>robust</text:p>
          </table:table-cell>
          <table:table-cell table:formula="of:=VLOOKUP(CONCATENATE(&quot;^&quot;;[.C142];&quot;$&quot;);[.$C$2:.$I$10];7;0)" office:value-type="float" office:value="6">
            <text:p>6</text:p>
          </table:table-cell>
          <table:table-cell office:value-type="string">
            <text:p>vicious</text:p>
          </table:table-cell>
          <table:table-cell table:formula="of:=VLOOKUP(CONCATENATE(&quot;^&quot;;[.E142];&quot;$&quot;);[.$E$2:.$I$10];5;0)" office:value-type="float" office:value="8">
            <text:p>8</text:p>
          </table:table-cell>
          <table:table-cell office:value-type="string">
            <text:p>extremely slow</text:p>
          </table:table-cell>
          <table:table-cell table:formula="of:=VLOOKUP(CONCATENATE(&quot;^&quot;;[.G142];&quot;$&quot;);[.$G$2:.$I$10];3;0)" office:value-type="float" office:value="1">
            <text:p>1</text:p>
          </table:table-cell>
          <table:table-cell table:formula="of:=AVERAGE([.H142];[.F142];[.D142])" office:value-type="float" office:value="5">
            <text:p>5.00 </text:p>
          </table:table-cell>
          <table:table-cell table:formula="of:=SUM([.H142]+[.F142]+[.D142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y</text:p>
          </table:table-cell>
          <table:table-cell office:value-type="string">
            <text:p>ed</text:p>
          </table:table-cell>
          <table:table-cell office:value-type="string">
            <text:p>attacks bounce of hide</text:p>
          </table:table-cell>
          <table:table-cell table:number-columns-repeated="1010"/>
        </table:table-row>
        <table:table-row table:style-name="ro8" table:visibility="filter">
          <table:table-cell office:value-type="string">
            <text:p>Rooster</text:p>
          </table:table-cell>
          <table:table-cell office:value-type="string">
            <text:p>avian</text:p>
          </table:table-cell>
          <table:table-cell office:value-type="string">
            <text:p>frail</text:p>
          </table:table-cell>
          <table:table-cell table:formula="of:=VLOOKUP(CONCATENATE(&quot;^&quot;;[.C143];&quot;$&quot;);[.$C$2:.$I$10];7;0)" office:value-type="float" office:value="3">
            <text:p>3</text:p>
          </table:table-cell>
          <table:table-cell table:style-name="ce95" office:value-type="string">
            <text:p>aggressive</text:p>
          </table:table-cell>
          <table:table-cell table:formula="of:=VLOOKUP(CONCATENATE(&quot;^&quot;;[.E143];&quot;$&quot;);[.$E$2:.$I$10];5;0)" office:value-type="float" office:value="6">
            <text:p>6</text:p>
          </table:table-cell>
          <table:table-cell office:value-type="string">
            <text:p>agile</text:p>
          </table:table-cell>
          <table:table-cell table:formula="of:=VLOOKUP(CONCATENATE(&quot;^&quot;;[.G143];&quot;$&quot;);[.$G$2:.$I$10];3;0)" office:value-type="float" office:value="6">
            <text:p>6</text:p>
          </table:table-cell>
          <table:table-cell table:formula="of:=AVERAGE([.H143];[.F143];[.D143])" office:value-type="float" office:value="5">
            <text:p>5.00 </text:p>
          </table:table-cell>
          <table:table-cell table:formula="of:=SUM([.H143]+[.F143]+[.D143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Saber Tooth Tiger</text:p>
          </table:table-cell>
          <table:table-cell office:value-type="string">
            <text:p>mammal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144];&quot;$&quot;);[.$C$2:.$I$10];7;0)" office:value-type="float" office:value="5">
            <text:p>5</text:p>
          </table:table-cell>
          <table:table-cell office:value-type="string">
            <text:p>extremely vicious</text:p>
          </table:table-cell>
          <table:table-cell table:formula="of:=VLOOKUP(CONCATENATE(&quot;^&quot;;[.E144];&quot;$&quot;);[.$E$2:.$I$10];5;0)" office:value-type="float" office:value="9">
            <text:p>9</text:p>
          </table:table-cell>
          <table:table-cell office:value-type="string">
            <text:p>extremely slow</text:p>
          </table:table-cell>
          <table:table-cell table:formula="of:=VLOOKUP(CONCATENATE(&quot;^&quot;;[.G144];&quot;$&quot;);[.$G$2:.$I$10];3;0)" office:value-type="float" office:value="1">
            <text:p>1</text:p>
          </table:table-cell>
          <table:table-cell table:formula="of:=AVERAGE([.H144];[.F144];[.D144])" office:value-type="float" office:value="5">
            <text:p>5.00 </text:p>
          </table:table-cell>
          <table:table-cell table:formula="of:=SUM([.H144]+[.F144]+[.D144])" office:value-type="float" office:value="15">
            <text:p>15.00 </text:p>
          </table:table-cell>
          <table:table-cell office:value-type="string">
            <text:p>wood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Saltopus</text:p>
          </table:table-cell>
          <table:table-cell office:value-type="string">
            <text:p>reptile</text:p>
          </table:table-cell>
          <table:table-cell office:value-type="string">
            <text:p>extremely frail</text:p>
          </table:table-cell>
          <table:table-cell table:formula="of:=VLOOKUP(CONCATENATE(&quot;^&quot;;[.C145];&quot;$&quot;);[.$C$2:.$I$10];7;0)" office:value-type="float" office:value="1">
            <text:p>1</text:p>
          </table:table-cell>
          <table:table-cell table:style-name="ce95" office:value-type="string">
            <text:p>average aggression</text:p>
          </table:table-cell>
          <table:table-cell table:formula="of:=VLOOKUP(CONCATENATE(&quot;^&quot;;[.E145];&quot;$&quot;);[.$E$2:.$I$10];5;0)" office:value-type="float" office:value="5">
            <text:p>5</text:p>
          </table:table-cell>
          <table:table-cell office:value-type="string">
            <text:p>extremely swift and agile</text:p>
          </table:table-cell>
          <table:table-cell table:formula="of:=VLOOKUP(CONCATENATE(&quot;^&quot;;[.G145];&quot;$&quot;);[.$G$2:.$I$10];3;0)" office:value-type="float" office:value="9">
            <text:p>9</text:p>
          </table:table-cell>
          <table:table-cell table:formula="of:=AVERAGE([.H145];[.F145];[.D145])" office:value-type="float" office:value="5">
            <text:p>5.00 </text:p>
          </table:table-cell>
          <table:table-cell table:formula="of:=SUM([.H145]+[.F145]+[.D145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Scorpion</text:p>
          </table:table-cell>
          <table:table-cell office:value-type="string">
            <text:p>insect</text:p>
          </table:table-cell>
          <table:table-cell office:value-type="string">
            <text:p>very frail</text:p>
          </table:table-cell>
          <table:table-cell table:formula="of:=VLOOKUP(CONCATENATE(&quot;^&quot;;[.C146];&quot;$&quot;);[.$C$2:.$I$10];7;0)" office:value-type="float" office:value="2">
            <text:p>2</text:p>
          </table:table-cell>
          <table:table-cell office:value-type="string">
            <text:p>extremely vicious</text:p>
          </table:table-cell>
          <table:table-cell table:formula="of:=VLOOKUP(CONCATENATE(&quot;^&quot;;[.E146];&quot;$&quot;);[.$E$2:.$I$10];5;0)" office:value-type="float" office:value="9">
            <text:p>9</text:p>
          </table:table-cell>
          <table:table-cell table:style-name="ce95" office:value-type="string">
            <text:p>somewhat sluggish</text:p>
          </table:table-cell>
          <table:table-cell table:formula="of:=VLOOKUP(CONCATENATE(&quot;^&quot;;[.G146];&quot;$&quot;);[.$G$2:.$I$10];3;0)" office:value-type="float" office:value="4">
            <text:p>4</text:p>
          </table:table-cell>
          <table:table-cell table:formula="of:=AVERAGE([.H146];[.F146];[.D146])" office:value-type="float" office:value="5">
            <text:p>5.00 </text:p>
          </table:table-cell>
          <table:table-cell table:formula="of:=SUM([.H146]+[.F146]+[.D146])" office:value-type="float" office:value="15">
            <text:p>15.00 </text:p>
          </table:table-cell>
          <table:table-cell office:value-type="string">
            <text:p>swamp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Seal</text:p>
          </table:table-cell>
          <table:table-cell office:value-type="string">
            <text:p>mammal</text:p>
          </table:table-cell>
          <table:table-cell office:value-type="string">
            <text:p>very tough</text:p>
          </table:table-cell>
          <table:table-cell table:formula="of:=VLOOKUP(CONCATENATE(&quot;^&quot;;[.C147];&quot;$&quot;);[.$C$2:.$I$10];7;0)" office:value-type="float" office:value="8">
            <text:p>8</text:p>
          </table:table-cell>
          <table:table-cell table:style-name="ce95" office:value-type="string">
            <text:p>average aggression</text:p>
          </table:table-cell>
          <table:table-cell table:formula="of:=VLOOKUP(CONCATENATE(&quot;^&quot;;[.E147];&quot;$&quot;);[.$E$2:.$I$10];5;0)" office:value-type="float" office:value="5">
            <text:p>5</text:p>
          </table:table-cell>
          <table:table-cell office:value-type="string">
            <text:p>very slow</text:p>
          </table:table-cell>
          <table:table-cell table:formula="of:=VLOOKUP(CONCATENATE(&quot;^&quot;;[.G147];&quot;$&quot;);[.$G$2:.$I$10];3;0)" office:value-type="float" office:value="2">
            <text:p>2</text:p>
          </table:table-cell>
          <table:table-cell table:formula="of:=AVERAGE([.H147];[.F147];[.D147])" office:value-type="float" office:value="5">
            <text:p>5.00 </text:p>
          </table:table-cell>
          <table:table-cell table:formula="of:=SUM([.H147]+[.F147]+[.D147])" office:value-type="float" office:value="15">
            <text:p>15.00 </text:p>
          </table:table-cell>
          <table:table-cell office:value-type="string">
            <text:p>packice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Skink</text:p>
          </table:table-cell>
          <table:table-cell office:value-type="string">
            <text:p>reptile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148];&quot;$&quot;);[.$C$2:.$I$10];7;0)" office:value-type="float" office:value="5">
            <text:p>5</text:p>
          </table:table-cell>
          <table:table-cell office:value-type="string">
            <text:p>lacks aggression</text:p>
          </table:table-cell>
          <table:table-cell table:formula="of:=VLOOKUP(CONCATENATE(&quot;^&quot;;[.E148];&quot;$&quot;);[.$E$2:.$I$10];5;0)" office:value-type="float" office:value="4">
            <text:p>4</text:p>
          </table:table-cell>
          <table:table-cell office:value-type="string">
            <text:p>agile</text:p>
          </table:table-cell>
          <table:table-cell table:formula="of:=VLOOKUP(CONCATENATE(&quot;^&quot;;[.G148];&quot;$&quot;);[.$G$2:.$I$10];3;0)" office:value-type="float" office:value="6">
            <text:p>6</text:p>
          </table:table-cell>
          <table:table-cell table:formula="of:=AVERAGE([.H148];[.F148];[.D148])" office:value-type="float" office:value="5">
            <text:p>5.00 </text:p>
          </table:table-cell>
          <table:table-cell table:formula="of:=SUM([.H148]+[.F148]+[.D148])" office:value-type="float" office:value="15">
            <text:p>15.00 </text:p>
          </table:table-cell>
          <table:table-cell office:value-type="string">
            <text:p>mountain base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Skunk</text:p>
          </table:table-cell>
          <table:table-cell office:value-type="string">
            <text:p>mammal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149];&quot;$&quot;);[.$C$2:.$I$10];7;0)" office:value-type="float" office:value="5">
            <text:p>5</text:p>
          </table:table-cell>
          <table:table-cell office:value-type="string">
            <text:p>lacks aggression</text:p>
          </table:table-cell>
          <table:table-cell table:formula="of:=VLOOKUP(CONCATENATE(&quot;^&quot;;[.E149];&quot;$&quot;);[.$E$2:.$I$10];5;0)" office:value-type="float" office:value="4">
            <text:p>4</text:p>
          </table:table-cell>
          <table:table-cell office:value-type="string">
            <text:p>agile</text:p>
          </table:table-cell>
          <table:table-cell table:formula="of:=VLOOKUP(CONCATENATE(&quot;^&quot;;[.G149];&quot;$&quot;);[.$G$2:.$I$10];3;0)" office:value-type="float" office:value="6">
            <text:p>6</text:p>
          </table:table-cell>
          <table:table-cell table:formula="of:=AVERAGE([.H149];[.F149];[.D149])" office:value-type="float" office:value="5">
            <text:p>5.00 </text:p>
          </table:table-cell>
          <table:table-cell table:formula="of:=SUM([.H149]+[.F149]+[.D149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Slime</text:p>
          </table:table-cell>
          <table:table-cell office:value-type="string">
            <text:p>other</text:p>
          </table:table-cell>
          <table:table-cell office:value-type="string">
            <text:p>very tough</text:p>
          </table:table-cell>
          <table:table-cell table:formula="of:=VLOOKUP(CONCATENATE(&quot;^&quot;;[.C150];&quot;$&quot;);[.$C$2:.$I$10];7;0)" office:value-type="float" office:value="8">
            <text:p>8</text:p>
          </table:table-cell>
          <table:table-cell table:style-name="ce95" office:value-type="string">
            <text:p>aggressive</text:p>
          </table:table-cell>
          <table:table-cell table:formula="of:=VLOOKUP(CONCATENATE(&quot;^&quot;;[.E150];&quot;$&quot;);[.$E$2:.$I$10];5;0)" office:value-type="float" office:value="6">
            <text:p>6</text:p>
          </table:table-cell>
          <table:table-cell office:value-type="string">
            <text:p>extremely slow</text:p>
          </table:table-cell>
          <table:table-cell table:formula="of:=VLOOKUP(CONCATENATE(&quot;^&quot;;[.G150];&quot;$&quot;);[.$G$2:.$I$10];3;0)" office:value-type="float" office:value="1">
            <text:p>1</text:p>
          </table:table-cell>
          <table:table-cell table:formula="of:=AVERAGE([.H150];[.F150];[.D150])" office:value-type="float" office:value="5">
            <text:p>5.00 </text:p>
          </table:table-cell>
          <table:table-cell table:formula="of:=SUM([.H150]+[.F150]+[.D150])" office:value-type="float" office:value="15">
            <text:p>15.00 </text:p>
          </table:table-cell>
          <table:table-cell table:number-columns-repeated="2" office:value-type="string">
            <text:p>n/a</text:p>
          </table:table-cell>
          <table:table-cell office:value-type="string">
            <text:p>bl</text:p>
          </table:table-cell>
          <table:table-cell table:number-columns-repeated="1011"/>
        </table:table-row>
        <table:table-row table:style-name="ro8" table:visibility="filter">
          <table:table-cell office:value-type="string">
            <text:p>Slug</text:p>
          </table:table-cell>
          <table:table-cell office:value-type="string">
            <text:p>mollusc</text:p>
          </table:table-cell>
          <table:table-cell office:value-type="string">
            <text:p>very tough</text:p>
          </table:table-cell>
          <table:table-cell table:formula="of:=VLOOKUP(CONCATENATE(&quot;^&quot;;[.C151];&quot;$&quot;);[.$C$2:.$I$10];7;0)" office:value-type="float" office:value="8">
            <text:p>8</text:p>
          </table:table-cell>
          <table:table-cell table:style-name="ce95" office:value-type="string">
            <text:p>average aggression</text:p>
          </table:table-cell>
          <table:table-cell table:formula="of:=VLOOKUP(CONCATENATE(&quot;^&quot;;[.E151];&quot;$&quot;);[.$E$2:.$I$10];5;0)" office:value-type="float" office:value="5">
            <text:p>5</text:p>
          </table:table-cell>
          <table:table-cell office:value-type="string">
            <text:p>extremely slow</text:p>
          </table:table-cell>
          <table:table-cell table:formula="of:=VLOOKUP(CONCATENATE(&quot;^&quot;;[.G151];&quot;$&quot;);[.$G$2:.$I$10];3;0)" office:value-type="float" office:value="1">
            <text:p>1</text:p>
          </table:table-cell>
          <table:table-cell table:formula="of:=AVERAGE([.H151];[.F151];[.D151])" office:value-type="float" office:value="4.66666666666667">
            <text:p>4.67 </text:p>
          </table:table-cell>
          <table:table-cell table:formula="of:=SUM([.H151]+[.F151]+[.D151])" office:value-type="float" office:value="14">
            <text:p>14.00 </text:p>
          </table:table-cell>
          <table:table-cell office:value-type="string">
            <text:p>forest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Snail</text:p>
          </table:table-cell>
          <table:table-cell office:value-type="string">
            <text:p>mollusc</text:p>
          </table:table-cell>
          <table:table-cell office:value-type="string">
            <text:p>very tough</text:p>
          </table:table-cell>
          <table:table-cell table:formula="of:=VLOOKUP(CONCATENATE(&quot;^&quot;;[.C152];&quot;$&quot;);[.$C$2:.$I$10];7;0)" office:value-type="float" office:value="8">
            <text:p>8</text:p>
          </table:table-cell>
          <table:table-cell table:style-name="ce95" office:value-type="string">
            <text:p>average aggression</text:p>
          </table:table-cell>
          <table:table-cell table:formula="of:=VLOOKUP(CONCATENATE(&quot;^&quot;;[.E152];&quot;$&quot;);[.$E$2:.$I$10];5;0)" office:value-type="float" office:value="5">
            <text:p>5</text:p>
          </table:table-cell>
          <table:table-cell office:value-type="string">
            <text:p>extremely slow</text:p>
          </table:table-cell>
          <table:table-cell table:formula="of:=VLOOKUP(CONCATENATE(&quot;^&quot;;[.G152];&quot;$&quot;);[.$G$2:.$I$10];3;0)" office:value-type="float" office:value="1">
            <text:p>1</text:p>
          </table:table-cell>
          <table:table-cell table:formula="of:=AVERAGE([.H152];[.F152];[.D152])" office:value-type="float" office:value="4.66666666666667">
            <text:p>4.67 </text:p>
          </table:table-cell>
          <table:table-cell table:formula="of:=SUM([.H152]+[.F152]+[.D152])" office:value-type="float" office:value="14">
            <text:p>14.00 </text:p>
          </table:table-cell>
          <table:table-cell office:value-type="string">
            <text:p>forestland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Sparrow</text:p>
          </table:table-cell>
          <table:table-cell office:value-type="string">
            <text:p>avian</text:p>
          </table:table-cell>
          <table:table-cell table:style-name="ce95" office:value-type="string">
            <text:p>somewhat tough</text:p>
          </table:table-cell>
          <table:table-cell table:formula="of:=VLOOKUP(CONCATENATE(&quot;^&quot;;[.C153];&quot;$&quot;);[.$C$2:.$I$10];7;0)" office:value-type="float" office:value="4">
            <text:p>4</text:p>
          </table:table-cell>
          <table:table-cell office:value-type="string">
            <text:p>docile</text:p>
          </table:table-cell>
          <table:table-cell table:formula="of:=VLOOKUP(CONCATENATE(&quot;^&quot;;[.E153];&quot;$&quot;);[.$E$2:.$I$10];5;0)" office:value-type="float" office:value="3">
            <text:p>3</text:p>
          </table:table-cell>
          <table:table-cell office:value-type="string">
            <text:p>very swift and agile</text:p>
          </table:table-cell>
          <table:table-cell table:formula="of:=VLOOKUP(CONCATENATE(&quot;^&quot;;[.G153];&quot;$&quot;);[.$G$2:.$I$10];3;0)" office:value-type="float" office:value="8">
            <text:p>8</text:p>
          </table:table-cell>
          <table:table-cell table:formula="of:=AVERAGE([.H153];[.F153];[.D153])" office:value-type="float" office:value="5">
            <text:p>5.00 </text:p>
          </table:table-cell>
          <table:table-cell table:formula="of:=SUM([.H153]+[.F153]+[.D153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Spider Wasp</text:p>
          </table:table-cell>
          <table:table-cell office:value-type="string">
            <text:p>insect</text:p>
          </table:table-cell>
          <table:table-cell office:value-type="string">
            <text:p>extremely frail</text:p>
          </table:table-cell>
          <table:table-cell table:formula="of:=VLOOKUP(CONCATENATE(&quot;^&quot;;[.C154];&quot;$&quot;);[.$C$2:.$I$10];7;0)" office:value-type="float" office:value="1">
            <text:p>1</text:p>
          </table:table-cell>
          <table:table-cell office:value-type="string">
            <text:p>extremely vicious</text:p>
          </table:table-cell>
          <table:table-cell table:formula="of:=VLOOKUP(CONCATENATE(&quot;^&quot;;[.E154];&quot;$&quot;);[.$E$2:.$I$10];5;0)" office:value-type="float" office:value="9">
            <text:p>9</text:p>
          </table:table-cell>
          <table:table-cell table:style-name="ce95" office:value-type="string">
            <text:p>average agility</text:p>
          </table:table-cell>
          <table:table-cell table:formula="of:=VLOOKUP(CONCATENATE(&quot;^&quot;;[.G154];&quot;$&quot;);[.$G$2:.$I$10];3;0)" office:value-type="float" office:value="5">
            <text:p>5</text:p>
          </table:table-cell>
          <table:table-cell table:formula="of:=AVERAGE([.H154];[.F154];[.D154])" office:value-type="float" office:value="5">
            <text:p>5.00 </text:p>
          </table:table-cell>
          <table:table-cell table:formula="of:=SUM([.H154]+[.F154]+[.D154])" office:value-type="float" office:value="15">
            <text:p>15.00 </text:p>
          </table:table-cell>
          <table:table-cell office:value-type="string">
            <text:p>swamp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Squirrel</text:p>
          </table:table-cell>
          <table:table-cell office:value-type="string">
            <text:p>mammal</text:p>
          </table:table-cell>
          <table:table-cell table:style-name="ce95" office:value-type="string">
            <text:p>frail</text:p>
          </table:table-cell>
          <table:table-cell table:formula="of:=VLOOKUP(CONCATENATE(&quot;^&quot;;[.C155];&quot;$&quot;);[.$C$2:.$I$10];7;0)" office:value-type="float" office:value="3">
            <text:p>3</text:p>
          </table:table-cell>
          <table:table-cell office:value-type="string">
            <text:p>docile</text:p>
          </table:table-cell>
          <table:table-cell table:formula="of:=VLOOKUP(CONCATENATE(&quot;^&quot;;[.E155];&quot;$&quot;);[.$E$2:.$I$10];5;0)" office:value-type="float" office:value="3">
            <text:p>3</text:p>
          </table:table-cell>
          <table:table-cell office:value-type="string">
            <text:p>extremely swift and agile</text:p>
          </table:table-cell>
          <table:table-cell table:formula="of:=VLOOKUP(CONCATENATE(&quot;^&quot;;[.G155];&quot;$&quot;);[.$G$2:.$I$10];3;0)" office:value-type="float" office:value="9">
            <text:p>9</text:p>
          </table:table-cell>
          <table:table-cell table:formula="of:=AVERAGE([.H155];[.F155];[.D155])" office:value-type="float" office:value="5">
            <text:p>5.00 </text:p>
          </table:table-cell>
          <table:table-cell table:formula="of:=SUM([.H155]+[.F155]+[.D155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Stallion</text:p>
          </table:table-cell>
          <table:table-cell office:value-type="string">
            <text:p>mammal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156];&quot;$&quot;);[.$C$2:.$I$10];7;0)" office:value-type="float" office:value="5">
            <text:p>5</text:p>
          </table:table-cell>
          <table:table-cell office:value-type="string">
            <text:p>aggressive</text:p>
          </table:table-cell>
          <table:table-cell table:formula="of:=VLOOKUP(CONCATENATE(&quot;^&quot;;[.E156];&quot;$&quot;);[.$E$2:.$I$10];5;0)" office:value-type="float" office:value="6">
            <text:p>6</text:p>
          </table:table-cell>
          <table:table-cell office:value-type="string">
            <text:p>somewhat sluggish</text:p>
          </table:table-cell>
          <table:table-cell table:formula="of:=VLOOKUP(CONCATENATE(&quot;^&quot;;[.G156];&quot;$&quot;);[.$G$2:.$I$10];3;0)" office:value-type="float" office:value="4">
            <text:p>4</text:p>
          </table:table-cell>
          <table:table-cell table:formula="of:=AVERAGE([.H156];[.F156];[.D156])" office:value-type="float" office:value="5">
            <text:p>5.00 </text:p>
          </table:table-cell>
          <table:table-cell table:formula="of:=SUM([.H156]+[.F156]+[.D156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Stegosaurus</text:p>
          </table:table-cell>
          <table:table-cell office:value-type="string">
            <text:p>reptile</text:p>
          </table:table-cell>
          <table:table-cell office:value-type="string">
            <text:p>robust</text:p>
          </table:table-cell>
          <table:table-cell table:formula="of:=VLOOKUP(CONCATENATE(&quot;^&quot;;[.C157];&quot;$&quot;);[.$C$2:.$I$10];7;0)" office:value-type="float" office:value="6">
            <text:p>6</text:p>
          </table:table-cell>
          <table:table-cell office:value-type="string">
            <text:p>docile</text:p>
          </table:table-cell>
          <table:table-cell table:formula="of:=VLOOKUP(CONCATENATE(&quot;^&quot;;[.E157];&quot;$&quot;);[.$E$2:.$I$10];5;0)" office:value-type="float" office:value="3">
            <text:p>3</text:p>
          </table:table-cell>
          <table:table-cell table:style-name="ce95" office:value-type="string">
            <text:p>agile</text:p>
          </table:table-cell>
          <table:table-cell table:formula="of:=VLOOKUP(CONCATENATE(&quot;^&quot;;[.G157];&quot;$&quot;);[.$G$2:.$I$10];3;0)" office:value-type="float" office:value="6">
            <text:p>6</text:p>
          </table:table-cell>
          <table:table-cell table:formula="of:=AVERAGE([.H157];[.F157];[.D157])" office:value-type="float" office:value="5">
            <text:p>5.00 </text:p>
          </table:table-cell>
          <table:table-cell table:formula="of:=SUM([.H157]+[.F157]+[.D157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Swallow</text:p>
          </table:table-cell>
          <table:table-cell office:value-type="string">
            <text:p>avian</text:p>
          </table:table-cell>
          <table:table-cell office:value-type="string">
            <text:p>frail</text:p>
          </table:table-cell>
          <table:table-cell table:formula="of:=VLOOKUP(CONCATENATE(&quot;^&quot;;[.C158];&quot;$&quot;);[.$C$2:.$I$10];7;0)" office:value-type="float" office:value="3">
            <text:p>3</text:p>
          </table:table-cell>
          <table:table-cell table:style-name="ce95" office:value-type="string">
            <text:p>lacks aggression</text:p>
          </table:table-cell>
          <table:table-cell table:formula="of:=VLOOKUP(CONCATENATE(&quot;^&quot;;[.E158];&quot;$&quot;);[.$E$2:.$I$10];5;0)" office:value-type="float" office:value="4">
            <text:p>4</text:p>
          </table:table-cell>
          <table:table-cell office:value-type="string">
            <text:p>very swift and agile</text:p>
          </table:table-cell>
          <table:table-cell table:formula="of:=VLOOKUP(CONCATENATE(&quot;^&quot;;[.G158];&quot;$&quot;);[.$G$2:.$I$10];3;0)" office:value-type="float" office:value="8">
            <text:p>8</text:p>
          </table:table-cell>
          <table:table-cell table:formula="of:=AVERAGE([.H158];[.F158];[.D158])" office:value-type="float" office:value="5">
            <text:p>5.00 </text:p>
          </table:table-cell>
          <table:table-cell table:formula="of:=SUM([.H158]+[.F158]+[.D158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Tarantula</text:p>
          </table:table-cell>
          <table:table-cell office:value-type="string">
            <text:p>arachnid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159];&quot;$&quot;);[.$C$2:.$I$10];7;0)" office:value-type="float" office:value="5">
            <text:p>5</text:p>
          </table:table-cell>
          <table:table-cell office:value-type="string">
            <text:p>aggressive</text:p>
          </table:table-cell>
          <table:table-cell table:formula="of:=VLOOKUP(CONCATENATE(&quot;^&quot;;[.E159];&quot;$&quot;);[.$E$2:.$I$10];5;0)" office:value-type="float" office:value="6">
            <text:p>6</text:p>
          </table:table-cell>
          <table:table-cell office:value-type="string">
            <text:p>somewhat sluggish</text:p>
          </table:table-cell>
          <table:table-cell table:formula="of:=VLOOKUP(CONCATENATE(&quot;^&quot;;[.G159];&quot;$&quot;);[.$G$2:.$I$10];3;0)" office:value-type="float" office:value="4">
            <text:p>4</text:p>
          </table:table-cell>
          <table:table-cell table:formula="of:=AVERAGE([.H159];[.F159];[.D159])" office:value-type="float" office:value="5">
            <text:p>5.00 </text:p>
          </table:table-cell>
          <table:table-cell table:formula="of:=SUM([.H159]+[.F159]+[.D159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Tick</text:p>
          </table:table-cell>
          <table:table-cell office:value-type="string">
            <text:p>arachnid</text:p>
          </table:table-cell>
          <table:table-cell office:value-type="string">
            <text:p>extremely tough</text:p>
          </table:table-cell>
          <table:table-cell table:formula="of:=VLOOKUP(CONCATENATE(&quot;^&quot;;[.C160];&quot;$&quot;);[.$C$2:.$I$10];7;0)" office:value-type="float" office:value="9">
            <text:p>9</text:p>
          </table:table-cell>
          <table:table-cell office:value-type="string">
            <text:p>extremely docile</text:p>
          </table:table-cell>
          <table:table-cell table:formula="of:=VLOOKUP(CONCATENATE(&quot;^&quot;;[.E160];&quot;$&quot;);[.$E$2:.$I$10];5;0)" office:value-type="float" office:value="1">
            <text:p>1</text:p>
          </table:table-cell>
          <table:table-cell table:style-name="ce95" office:value-type="string">
            <text:p>average agility</text:p>
          </table:table-cell>
          <table:table-cell table:formula="of:=VLOOKUP(CONCATENATE(&quot;^&quot;;[.G160];&quot;$&quot;);[.$G$2:.$I$10];3;0)" office:value-type="float" office:value="5">
            <text:p>5</text:p>
          </table:table-cell>
          <table:table-cell table:formula="of:=AVERAGE([.H160];[.F160];[.D160])" office:value-type="float" office:value="5">
            <text:p>5.00 </text:p>
          </table:table-cell>
          <table:table-cell table:formula="of:=SUM([.H160]+[.F160]+[.D160])" office:value-type="float" office:value="15">
            <text:p>15.00 </text:p>
          </table:table-cell>
          <table:table-cell office:value-type="string">
            <text:p>wood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Tiercel</text:p>
          </table:table-cell>
          <table:table-cell office:value-type="string">
            <text:p>avian</text:p>
          </table:table-cell>
          <table:table-cell table:style-name="ce95" office:value-type="string">
            <text:p>frail</text:p>
          </table:table-cell>
          <table:table-cell table:formula="of:=VLOOKUP(CONCATENATE(&quot;^&quot;;[.C161];&quot;$&quot;);[.$C$2:.$I$10];7;0)" office:value-type="float" office:value="3">
            <text:p>3</text:p>
          </table:table-cell>
          <table:table-cell office:value-type="string">
            <text:p>vicious</text:p>
          </table:table-cell>
          <table:table-cell table:formula="of:=VLOOKUP(CONCATENATE(&quot;^&quot;;[.E161];&quot;$&quot;);[.$E$2:.$I$10];5;0)" office:value-type="float" office:value="8">
            <text:p>8</text:p>
          </table:table-cell>
          <table:table-cell office:value-type="string">
            <text:p>somewhat sluggish</text:p>
          </table:table-cell>
          <table:table-cell table:formula="of:=VLOOKUP(CONCATENATE(&quot;^&quot;;[.G161];&quot;$&quot;);[.$G$2:.$I$10];3;0)" office:value-type="float" office:value="4">
            <text:p>4</text:p>
          </table:table-cell>
          <table:table-cell table:formula="of:=AVERAGE([.H161];[.F161];[.D161])" office:value-type="float" office:value="5">
            <text:p>5.00 </text:p>
          </table:table-cell>
          <table:table-cell table:formula="of:=SUM([.H161]+[.F161]+[.D161])" office:value-type="float" office:value="15">
            <text:p>15.00 </text:p>
          </table:table-cell>
          <table:table-cell office:value-type="string">
            <text:p>jungle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Tiger</text:p>
          </table:table-cell>
          <table:table-cell office:value-type="string">
            <text:p>mammal</text:p>
          </table:table-cell>
          <table:table-cell office:value-type="string">
            <text:p>somewhat tough</text:p>
          </table:table-cell>
          <table:table-cell table:formula="of:=VLOOKUP(CONCATENATE(&quot;^&quot;;[.C162];&quot;$&quot;);[.$C$2:.$I$10];7;0)" office:value-type="float" office:value="4">
            <text:p>4</text:p>
          </table:table-cell>
          <table:table-cell office:value-type="string">
            <text:p>vicious</text:p>
          </table:table-cell>
          <table:table-cell table:formula="of:=VLOOKUP(CONCATENATE(&quot;^&quot;;[.E162];&quot;$&quot;);[.$E$2:.$I$10];5;0)" office:value-type="float" office:value="8">
            <text:p>8</text:p>
          </table:table-cell>
          <table:table-cell office:value-type="string">
            <text:p>slow</text:p>
          </table:table-cell>
          <table:table-cell table:formula="of:=VLOOKUP(CONCATENATE(&quot;^&quot;;[.G162];&quot;$&quot;);[.$G$2:.$I$10];3;0)" office:value-type="float" office:value="3">
            <text:p>3</text:p>
          </table:table-cell>
          <table:table-cell table:formula="of:=AVERAGE([.H162];[.F162];[.D162])" office:value-type="float" office:value="5">
            <text:p>5.00 </text:p>
          </table:table-cell>
          <table:table-cell table:formula="of:=SUM([.H162]+[.F162]+[.D162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Toad</text:p>
          </table:table-cell>
          <table:table-cell office:value-type="string">
            <text:p>amphibian</text:p>
          </table:table-cell>
          <table:table-cell office:value-type="string">
            <text:p>extremely tough</text:p>
          </table:table-cell>
          <table:table-cell table:formula="of:=VLOOKUP(CONCATENATE(&quot;^&quot;;[.C163];&quot;$&quot;);[.$C$2:.$I$10];7;0)" office:value-type="float" office:value="9">
            <text:p>9</text:p>
          </table:table-cell>
          <table:table-cell office:value-type="string">
            <text:p>extremely docile</text:p>
          </table:table-cell>
          <table:table-cell table:formula="of:=VLOOKUP(CONCATENATE(&quot;^&quot;;[.E163];&quot;$&quot;);[.$E$2:.$I$10];5;0)" office:value-type="float" office:value="1">
            <text:p>1</text:p>
          </table:table-cell>
          <table:table-cell table:style-name="ce95" office:value-type="string">
            <text:p>average agility</text:p>
          </table:table-cell>
          <table:table-cell table:formula="of:=VLOOKUP(CONCATENATE(&quot;^&quot;;[.G163];&quot;$&quot;);[.$G$2:.$I$10];3;0)" office:value-type="float" office:value="5">
            <text:p>5</text:p>
          </table:table-cell>
          <table:table-cell table:formula="of:=AVERAGE([.H163];[.F163];[.D163])" office:value-type="float" office:value="5">
            <text:p>5.00 </text:p>
          </table:table-cell>
          <table:table-cell table:formula="of:=SUM([.H163]+[.F163]+[.D163])" office:value-type="float" office:value="15">
            <text:p>15.00 </text:p>
          </table:table-cell>
          <table:table-cell office:value-type="string">
            <text:p>river</text:p>
          </table:table-cell>
          <table:table-cell office:value-type="string">
            <text:p>night</text:p>
          </table:table-cell>
          <table:table-cell office:value-type="string">
            <text:p>bl</text:p>
          </table:table-cell>
          <table:table-cell table:number-columns-repeated="1011"/>
        </table:table-row>
        <table:table-row table:style-name="ro8" table:visibility="filter">
          <table:table-cell office:value-type="string">
            <text:p>Tortoise</text:p>
          </table:table-cell>
          <table:table-cell office:value-type="string">
            <text:p>reptile</text:p>
          </table:table-cell>
          <table:table-cell office:value-type="string">
            <text:p>extremely tough</text:p>
          </table:table-cell>
          <table:table-cell table:formula="of:=VLOOKUP(CONCATENATE(&quot;^&quot;;[.C164];&quot;$&quot;);[.$C$2:.$I$10];7;0)" office:value-type="float" office:value="9">
            <text:p>9</text:p>
          </table:table-cell>
          <table:table-cell office:value-type="string">
            <text:p>extremely docile</text:p>
          </table:table-cell>
          <table:table-cell table:formula="of:=VLOOKUP(CONCATENATE(&quot;^&quot;;[.E164];&quot;$&quot;);[.$E$2:.$I$10];5;0)" office:value-type="float" office:value="1">
            <text:p>1</text:p>
          </table:table-cell>
          <table:table-cell table:style-name="ce95" office:value-type="string">
            <text:p>average agility</text:p>
          </table:table-cell>
          <table:table-cell table:formula="of:=VLOOKUP(CONCATENATE(&quot;^&quot;;[.G164];&quot;$&quot;);[.$G$2:.$I$10];3;0)" office:value-type="float" office:value="5">
            <text:p>5</text:p>
          </table:table-cell>
          <table:table-cell table:formula="of:=AVERAGE([.H164];[.F164];[.D164])" office:value-type="float" office:value="5">
            <text:p>5.00 </text:p>
          </table:table-cell>
          <table:table-cell table:formula="of:=SUM([.H164]+[.F164]+[.D164])" office:value-type="float" office:value="15">
            <text:p>15.00 </text:p>
          </table:table-cell>
          <table:table-cell office:value-type="string">
            <text:p>rivver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Trap Door Spider</text:p>
          </table:table-cell>
          <table:table-cell office:value-type="string">
            <text:p>arachnid</text:p>
          </table:table-cell>
          <table:table-cell office:value-type="string">
            <text:p>extremely frail</text:p>
          </table:table-cell>
          <table:table-cell table:formula="of:=VLOOKUP(CONCATENATE(&quot;^&quot;;[.C165];&quot;$&quot;);[.$C$2:.$I$10];7;0)" office:value-type="float" office:value="1">
            <text:p>1</text:p>
          </table:table-cell>
          <table:table-cell table:style-name="ce95" office:value-type="string">
            <text:p>aggressive</text:p>
          </table:table-cell>
          <table:table-cell table:formula="of:=VLOOKUP(CONCATENATE(&quot;^&quot;;[.E165];&quot;$&quot;);[.$E$2:.$I$10];5;0)" office:value-type="float" office:value="6">
            <text:p>6</text:p>
          </table:table-cell>
          <table:table-cell office:value-type="string">
            <text:p>very swift and agile</text:p>
          </table:table-cell>
          <table:table-cell table:formula="of:=VLOOKUP(CONCATENATE(&quot;^&quot;;[.G165];&quot;$&quot;);[.$G$2:.$I$10];3;0)" office:value-type="float" office:value="8">
            <text:p>8</text:p>
          </table:table-cell>
          <table:table-cell table:formula="of:=AVERAGE([.H165];[.F165];[.D165])" office:value-type="float" office:value="5">
            <text:p>5.00 </text:p>
          </table:table-cell>
          <table:table-cell table:formula="of:=SUM([.H165]+[.F165]+[.D165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y</text:p>
          </table:table-cell>
          <table:table-cell table:number-columns-repeated="2"/>
          <table:table-cell office:value-type="string">
            <text:p>dodgy with hitting</text:p>
          </table:table-cell>
          <table:table-cell table:number-columns-repeated="1009"/>
        </table:table-row>
        <table:table-row table:style-name="ro8" table:visibility="filter">
          <table:table-cell office:value-type="string">
            <text:p>Triceratops</text:p>
          </table:table-cell>
          <table:table-cell office:value-type="string">
            <text:p>reptile</text:p>
          </table:table-cell>
          <table:table-cell table:style-name="ce95" office:value-type="string">
            <text:p>tough</text:p>
          </table:table-cell>
          <table:table-cell table:formula="of:=VLOOKUP(CONCATENATE(&quot;^&quot;;[.C166];&quot;$&quot;);[.$C$2:.$I$10];7;0)" office:value-type="float" office:value="7">
            <text:p>7</text:p>
          </table:table-cell>
          <table:table-cell office:value-type="string">
            <text:p>aggressive</text:p>
          </table:table-cell>
          <table:table-cell table:formula="of:=VLOOKUP(CONCATENATE(&quot;^&quot;;[.E166];&quot;$&quot;);[.$E$2:.$I$10];5;0)" office:value-type="float" office:value="6">
            <text:p>6</text:p>
          </table:table-cell>
          <table:table-cell office:value-type="string">
            <text:p>very slow</text:p>
          </table:table-cell>
          <table:table-cell table:formula="of:=VLOOKUP(CONCATENATE(&quot;^&quot;;[.G166];&quot;$&quot;);[.$G$2:.$I$10];3;0)" office:value-type="float" office:value="2">
            <text:p>2</text:p>
          </table:table-cell>
          <table:table-cell table:formula="of:=AVERAGE([.H166];[.F166];[.D166])" office:value-type="float" office:value="5">
            <text:p>5.00 </text:p>
          </table:table-cell>
          <table:table-cell table:formula="of:=SUM([.H166]+[.F166]+[.D166])" office:value-type="float" office:value="15">
            <text:p>15.00 </text:p>
          </table:table-cell>
          <table:table-cell office:value-type="string">
            <text:p>jungle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Trilobite</text:p>
          </table:table-cell>
          <table:table-cell office:value-type="string">
            <text:p>crustacean</text:p>
          </table:table-cell>
          <table:table-cell office:value-type="string">
            <text:p>extremely tough</text:p>
          </table:table-cell>
          <table:table-cell table:formula="of:=VLOOKUP(CONCATENATE(&quot;^&quot;;[.C167];&quot;$&quot;);[.$C$2:.$I$10];7;0)" office:value-type="float" office:value="9">
            <text:p>9</text:p>
          </table:table-cell>
          <table:table-cell office:value-type="string">
            <text:p>extremely docile</text:p>
          </table:table-cell>
          <table:table-cell table:formula="of:=VLOOKUP(CONCATENATE(&quot;^&quot;;[.E167];&quot;$&quot;);[.$E$2:.$I$10];5;0)" office:value-type="float" office:value="1">
            <text:p>1</text:p>
          </table:table-cell>
          <table:table-cell table:style-name="ce95" office:value-type="string">
            <text:p>average agility</text:p>
          </table:table-cell>
          <table:table-cell table:formula="of:=VLOOKUP(CONCATENATE(&quot;^&quot;;[.G167];&quot;$&quot;);[.$G$2:.$I$10];3;0)" office:value-type="float" office:value="5">
            <text:p>5</text:p>
          </table:table-cell>
          <table:table-cell table:formula="of:=AVERAGE([.H167];[.F167];[.D167])" office:value-type="float" office:value="5">
            <text:p>5.00 </text:p>
          </table:table-cell>
          <table:table-cell table:formula="of:=SUM([.H167]+[.F167]+[.D167])" office:value-type="float" office:value="15">
            <text:p>15.00 </text:p>
          </table:table-cell>
          <table:table-cell office:value-type="string">
            <text:p>river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Turkey</text:p>
          </table:table-cell>
          <table:table-cell office:value-type="string">
            <text:p>avian</text:p>
          </table:table-cell>
          <table:table-cell office:value-type="string">
            <text:p>very frail</text:p>
          </table:table-cell>
          <table:table-cell table:formula="of:=VLOOKUP(CONCATENATE(&quot;^&quot;;[.C168];&quot;$&quot;);[.$C$2:.$I$10];7;0)" office:value-type="float" office:value="2">
            <text:p>2</text:p>
          </table:table-cell>
          <table:table-cell table:style-name="ce95" office:value-type="string">
            <text:p>lacks aggression</text:p>
          </table:table-cell>
          <table:table-cell table:formula="of:=VLOOKUP(CONCATENATE(&quot;^&quot;;[.E168];&quot;$&quot;);[.$E$2:.$I$10];5;0)" office:value-type="float" office:value="4">
            <text:p>4</text:p>
          </table:table-cell>
          <table:table-cell office:value-type="string">
            <text:p>extremely swift and agile</text:p>
          </table:table-cell>
          <table:table-cell table:formula="of:=VLOOKUP(CONCATENATE(&quot;^&quot;;[.G168];&quot;$&quot;);[.$G$2:.$I$10];3;0)" office:value-type="float" office:value="9">
            <text:p>9</text:p>
          </table:table-cell>
          <table:table-cell table:formula="of:=AVERAGE([.H168];[.F168];[.D168])" office:value-type="float" office:value="5">
            <text:p>5.00 </text:p>
          </table:table-cell>
          <table:table-cell table:formula="of:=SUM([.H168]+[.F168]+[.D168])" office:value-type="float" office:value="15">
            <text:p>15.00 </text:p>
          </table:table-cell>
          <table:table-cell office:value-type="string">
            <text:p>wood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Turtle</text:p>
          </table:table-cell>
          <table:table-cell office:value-type="string">
            <text:p>reptile</text:p>
          </table:table-cell>
          <table:table-cell office:value-type="string">
            <text:p>extremely tough</text:p>
          </table:table-cell>
          <table:table-cell table:formula="of:=VLOOKUP(CONCATENATE(&quot;^&quot;;[.C169];&quot;$&quot;);[.$C$2:.$I$10];7;0)" office:value-type="float" office:value="9">
            <text:p>9</text:p>
          </table:table-cell>
          <table:table-cell office:value-type="string">
            <text:p>extremely docile</text:p>
          </table:table-cell>
          <table:table-cell table:formula="of:=VLOOKUP(CONCATENATE(&quot;^&quot;;[.E169];&quot;$&quot;);[.$E$2:.$I$10];5;0)" office:value-type="float" office:value="1">
            <text:p>1</text:p>
          </table:table-cell>
          <table:table-cell table:style-name="ce95" office:value-type="string">
            <text:p>average agility</text:p>
          </table:table-cell>
          <table:table-cell table:formula="of:=VLOOKUP(CONCATENATE(&quot;^&quot;;[.G169];&quot;$&quot;);[.$G$2:.$I$10];3;0)" office:value-type="float" office:value="5">
            <text:p>5</text:p>
          </table:table-cell>
          <table:table-cell table:formula="of:=AVERAGE([.H169];[.F169];[.D169])" office:value-type="float" office:value="5">
            <text:p>5.00 </text:p>
          </table:table-cell>
          <table:table-cell table:formula="of:=SUM([.H169]+[.F169]+[.D169])" office:value-type="float" office:value="15">
            <text:p>15.00 </text:p>
          </table:table-cell>
          <table:table-cell office:value-type="string">
            <text:p>river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Tyrannosaurus Rex</text:p>
          </table:table-cell>
          <table:table-cell office:value-type="string">
            <text:p>reptile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170];&quot;$&quot;);[.$C$2:.$I$10];7;0)" office:value-type="float" office:value="5">
            <text:p>5</text:p>
          </table:table-cell>
          <table:table-cell office:value-type="string">
            <text:p>extremely vicious</text:p>
          </table:table-cell>
          <table:table-cell table:formula="of:=VLOOKUP(CONCATENATE(&quot;^&quot;;[.E170];&quot;$&quot;);[.$E$2:.$I$10];5;0)" office:value-type="float" office:value="9">
            <text:p>9</text:p>
          </table:table-cell>
          <table:table-cell office:value-type="string">
            <text:p>extremely slow</text:p>
          </table:table-cell>
          <table:table-cell table:formula="of:=VLOOKUP(CONCATENATE(&quot;^&quot;;[.G170];&quot;$&quot;);[.$G$2:.$I$10];3;0)" office:value-type="float" office:value="1">
            <text:p>1</text:p>
          </table:table-cell>
          <table:table-cell table:formula="of:=AVERAGE([.H170];[.F170];[.D170])" office:value-type="float" office:value="5">
            <text:p>5.00 </text:p>
          </table:table-cell>
          <table:table-cell table:formula="of:=SUM([.H170]+[.F170]+[.D170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Vampire Bat</text:p>
          </table:table-cell>
          <table:table-cell office:value-type="string">
            <text:p>mammal</text:p>
          </table:table-cell>
          <table:table-cell table:style-name="ce95" office:value-type="string">
            <text:p>somewhat tough</text:p>
          </table:table-cell>
          <table:table-cell table:formula="of:=VLOOKUP(CONCATENATE(&quot;^&quot;;[.C171];&quot;$&quot;);[.$C$2:.$I$10];7;0)" office:value-type="float" office:value="4">
            <text:p>4</text:p>
          </table:table-cell>
          <table:table-cell office:value-type="string">
            <text:p>very aggressive</text:p>
          </table:table-cell>
          <table:table-cell table:formula="of:=VLOOKUP(CONCATENATE(&quot;^&quot;;[.E171];&quot;$&quot;);[.$E$2:.$I$10];5;0)" office:value-type="float" office:value="7">
            <text:p>7</text:p>
          </table:table-cell>
          <table:table-cell office:value-type="string">
            <text:p>somewhat sluggish</text:p>
          </table:table-cell>
          <table:table-cell table:formula="of:=VLOOKUP(CONCATENATE(&quot;^&quot;;[.G171];&quot;$&quot;);[.$G$2:.$I$10];3;0)" office:value-type="float" office:value="4">
            <text:p>4</text:p>
          </table:table-cell>
          <table:table-cell table:formula="of:=AVERAGE([.H171];[.F171];[.D171])" office:value-type="float" office:value="5">
            <text:p>5.00 </text:p>
          </table:table-cell>
          <table:table-cell table:formula="of:=SUM([.H171]+[.F171]+[.D171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Velociraptor</text:p>
          </table:table-cell>
          <table:table-cell office:value-type="string">
            <text:p>reptile</text:p>
          </table:table-cell>
          <table:table-cell office:value-type="string">
            <text:p>extremely frail</text:p>
          </table:table-cell>
          <table:table-cell table:formula="of:=VLOOKUP(CONCATENATE(&quot;^&quot;;[.C172];&quot;$&quot;);[.$C$2:.$I$10];7;0)" office:value-type="float" office:value="1">
            <text:p>1</text:p>
          </table:table-cell>
          <table:table-cell office:value-type="string">
            <text:p>vicious</text:p>
          </table:table-cell>
          <table:table-cell table:formula="of:=VLOOKUP(CONCATENATE(&quot;^&quot;;[.E172];&quot;$&quot;);[.$E$2:.$I$10];5;0)" office:value-type="float" office:value="8">
            <text:p>8</text:p>
          </table:table-cell>
          <table:table-cell table:style-name="ce95" office:value-type="string">
            <text:p>agile</text:p>
          </table:table-cell>
          <table:table-cell table:formula="of:=VLOOKUP(CONCATENATE(&quot;^&quot;;[.G172];&quot;$&quot;);[.$G$2:.$I$10];3;0)" office:value-type="float" office:value="6">
            <text:p>6</text:p>
          </table:table-cell>
          <table:table-cell table:formula="of:=AVERAGE([.H172];[.F172];[.D172])" office:value-type="float" office:value="5">
            <text:p>5.00 </text:p>
          </table:table-cell>
          <table:table-cell table:formula="of:=SUM([.H172]+[.F172]+[.D172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Vulture</text:p>
          </table:table-cell>
          <table:table-cell office:value-type="string">
            <text:p>avian</text:p>
          </table:table-cell>
          <table:table-cell office:value-type="string">
            <text:p>extremely tough</text:p>
          </table:table-cell>
          <table:table-cell table:formula="of:=VLOOKUP(CONCATENATE(&quot;^&quot;;[.C173];&quot;$&quot;);[.$C$2:.$I$10];7;0)" office:value-type="float" office:value="9">
            <text:p>9</text:p>
          </table:table-cell>
          <table:table-cell table:style-name="ce95" office:value-type="string">
            <text:p>average aggression</text:p>
          </table:table-cell>
          <table:table-cell table:formula="of:=VLOOKUP(CONCATENATE(&quot;^&quot;;[.E173];&quot;$&quot;);[.$E$2:.$I$10];5;0)" office:value-type="float" office:value="5">
            <text:p>5</text:p>
          </table:table-cell>
          <table:table-cell office:value-type="string">
            <text:p>extremely slow</text:p>
          </table:table-cell>
          <table:table-cell table:formula="of:=VLOOKUP(CONCATENATE(&quot;^&quot;;[.G173];&quot;$&quot;);[.$G$2:.$I$10];3;0)" office:value-type="float" office:value="1">
            <text:p>1</text:p>
          </table:table-cell>
          <table:table-cell table:formula="of:=AVERAGE([.H173];[.F173];[.D173])" office:value-type="float" office:value="5">
            <text:p>5.00 </text:p>
          </table:table-cell>
          <table:table-cell table:formula="of:=SUM([.H173]+[.F173]+[.D173])" office:value-type="float" office:value="15">
            <text:p>15.00 </text:p>
          </table:table-cell>
          <table:table-cell office:value-type="string">
            <text:p>mountain base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Walrus</text:p>
          </table:table-cell>
          <table:table-cell office:value-type="string">
            <text:p>mammal</text:p>
          </table:table-cell>
          <table:table-cell office:value-type="string">
            <text:p>very tough</text:p>
          </table:table-cell>
          <table:table-cell table:formula="of:=VLOOKUP(CONCATENATE(&quot;^&quot;;[.C174];&quot;$&quot;);[.$C$2:.$I$10];7;0)" office:value-type="float" office:value="8">
            <text:p>8</text:p>
          </table:table-cell>
          <table:table-cell table:style-name="ce95" office:value-type="string">
            <text:p>aggressive</text:p>
          </table:table-cell>
          <table:table-cell table:formula="of:=VLOOKUP(CONCATENATE(&quot;^&quot;;[.E174];&quot;$&quot;);[.$E$2:.$I$10];5;0)" office:value-type="float" office:value="6">
            <text:p>6</text:p>
          </table:table-cell>
          <table:table-cell office:value-type="string">
            <text:p>extremely slow</text:p>
          </table:table-cell>
          <table:table-cell table:formula="of:=VLOOKUP(CONCATENATE(&quot;^&quot;;[.G174];&quot;$&quot;);[.$G$2:.$I$10];3;0)" office:value-type="float" office:value="1">
            <text:p>1</text:p>
          </table:table-cell>
          <table:table-cell table:formula="of:=AVERAGE([.H174];[.F174];[.D174])" office:value-type="float" office:value="5">
            <text:p>5.00 </text:p>
          </table:table-cell>
          <table:table-cell table:formula="of:=SUM([.H174]+[.F174]+[.D174])" office:value-type="float" office:value="15">
            <text:p>15.00 </text:p>
          </table:table-cell>
          <table:table-cell office:value-type="string">
            <text:p>packice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Wandering Spider</text:p>
          </table:table-cell>
          <table:table-cell office:value-type="string">
            <text:p>arachnid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175];&quot;$&quot;);[.$C$2:.$I$10];7;0)" office:value-type="float" office:value="5">
            <text:p>5</text:p>
          </table:table-cell>
          <table:table-cell office:value-type="string">
            <text:p>extremely vicious</text:p>
          </table:table-cell>
          <table:table-cell table:formula="of:=VLOOKUP(CONCATENATE(&quot;^&quot;;[.E175];&quot;$&quot;);[.$E$2:.$I$10];5;0)" office:value-type="float" office:value="9">
            <text:p>9</text:p>
          </table:table-cell>
          <table:table-cell office:value-type="string">
            <text:p>extremely slow</text:p>
          </table:table-cell>
          <table:table-cell table:formula="of:=VLOOKUP(CONCATENATE(&quot;^&quot;;[.G175];&quot;$&quot;);[.$G$2:.$I$10];3;0)" office:value-type="float" office:value="1">
            <text:p>1</text:p>
          </table:table-cell>
          <table:table-cell table:formula="of:=AVERAGE([.H175];[.F175];[.D175])" office:value-type="float" office:value="5">
            <text:p>5.00 </text:p>
          </table:table-cell>
          <table:table-cell table:formula="of:=SUM([.H175]+[.F175]+[.D175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wn</text:p>
          </table:table-cell>
          <table:table-cell office:value-type="string">
            <text:p>m</text:p>
          </table:table-cell>
          <table:table-cell table:number-columns-repeated="1011"/>
        </table:table-row>
        <table:table-row table:style-name="ro8" table:visibility="filter">
          <table:table-cell office:value-type="string">
            <text:p>Wasp</text:p>
          </table:table-cell>
          <table:table-cell office:value-type="string">
            <text:p>insect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176];&quot;$&quot;);[.$C$2:.$I$10];7;0)" office:value-type="float" office:value="5">
            <text:p>5</text:p>
          </table:table-cell>
          <table:table-cell office:value-type="string">
            <text:p>average aggression</text:p>
          </table:table-cell>
          <table:table-cell table:formula="of:=VLOOKUP(CONCATENATE(&quot;^&quot;;[.E176];&quot;$&quot;);[.$E$2:.$I$10];5;0)" office:value-type="float" office:value="5">
            <text:p>5</text:p>
          </table:table-cell>
          <table:table-cell office:value-type="string">
            <text:p>average agility</text:p>
          </table:table-cell>
          <table:table-cell table:formula="of:=VLOOKUP(CONCATENATE(&quot;^&quot;;[.G176];&quot;$&quot;);[.$G$2:.$I$10];3;0)" office:value-type="float" office:value="5">
            <text:p>5</text:p>
          </table:table-cell>
          <table:table-cell table:formula="of:=AVERAGE([.H176];[.F176];[.D176])" office:value-type="float" office:value="5">
            <text:p>5.00 </text:p>
          </table:table-cell>
          <table:table-cell table:formula="of:=SUM([.H176]+[.F176]+[.D176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y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8" table:visibility="filter">
          <table:table-cell office:value-type="string">
            <text:p>White Tail Spider</text:p>
          </table:table-cell>
          <table:table-cell office:value-type="string">
            <text:p>arachnid</text:p>
          </table:table-cell>
          <table:table-cell office:value-type="string">
            <text:p>extremely frail</text:p>
          </table:table-cell>
          <table:table-cell table:formula="of:=VLOOKUP(CONCATENATE(&quot;^&quot;;[.C177];&quot;$&quot;);[.$C$2:.$I$10];7;0)" office:value-type="float" office:value="1">
            <text:p>1</text:p>
          </table:table-cell>
          <table:table-cell table:style-name="ce95" office:value-type="string">
            <text:p>average aggression</text:p>
          </table:table-cell>
          <table:table-cell table:formula="of:=VLOOKUP(CONCATENATE(&quot;^&quot;;[.E177];&quot;$&quot;);[.$E$2:.$I$10];5;0)" office:value-type="float" office:value="5">
            <text:p>5</text:p>
          </table:table-cell>
          <table:table-cell office:value-type="string">
            <text:p>extremely swift and agile</text:p>
          </table:table-cell>
          <table:table-cell table:formula="of:=VLOOKUP(CONCATENATE(&quot;^&quot;;[.G177];&quot;$&quot;);[.$G$2:.$I$10];3;0)" office:value-type="float" office:value="9">
            <text:p>9</text:p>
          </table:table-cell>
          <table:table-cell table:formula="of:=AVERAGE([.H177];[.F177];[.D177])" office:value-type="float" office:value="5">
            <text:p>5.00 </text:p>
          </table:table-cell>
          <table:table-cell table:formula="of:=SUM([.H177]+[.F177]+[.D177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Wolf</text:p>
          </table:table-cell>
          <table:table-cell office:value-type="string">
            <text:p>mammal</text:p>
          </table:table-cell>
          <table:table-cell office:value-type="string">
            <text:p>very frail</text:p>
          </table:table-cell>
          <table:table-cell table:formula="of:=VLOOKUP(CONCATENATE(&quot;^&quot;;[.C178];&quot;$&quot;);[.$C$2:.$I$10];7;0)" office:value-type="float" office:value="2">
            <text:p>2</text:p>
          </table:table-cell>
          <table:table-cell office:value-type="string">
            <text:p>aggressive</text:p>
          </table:table-cell>
          <table:table-cell table:formula="of:=VLOOKUP(CONCATENATE(&quot;^&quot;;[.E178];&quot;$&quot;);[.$E$2:.$I$10];5;0)" office:value-type="float" office:value="6">
            <text:p>6</text:p>
          </table:table-cell>
          <table:table-cell table:style-name="ce95" office:value-type="string">
            <text:p>agile</text:p>
          </table:table-cell>
          <table:table-cell table:formula="of:=VLOOKUP(CONCATENATE(&quot;^&quot;;[.G178];&quot;$&quot;);[.$G$2:.$I$10];3;0)" office:value-type="float" office:value="6">
            <text:p>6</text:p>
          </table:table-cell>
          <table:table-cell table:formula="of:=AVERAGE([.H178];[.F178];[.D178])" office:value-type="float" office:value="4.66666666666667">
            <text:p>4.67 </text:p>
          </table:table-cell>
          <table:table-cell table:formula="of:=SUM([.H178]+[.F178]+[.D178])" office:value-type="float" office:value="14">
            <text:p>14.00 </text:p>
          </table:table-cell>
          <table:table-cell office:value-type="string">
            <text:p>forest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Wolverine</text:p>
          </table:table-cell>
          <table:table-cell office:value-type="string">
            <text:p>mammal</text:p>
          </table:table-cell>
          <table:table-cell table:style-name="ce95" office:value-type="string">
            <text:p>average toughness</text:p>
          </table:table-cell>
          <table:table-cell table:formula="of:=VLOOKUP(CONCATENATE(&quot;^&quot;;[.C179];&quot;$&quot;);[.$C$2:.$I$10];7;0)" office:value-type="float" office:value="5">
            <text:p>5</text:p>
          </table:table-cell>
          <table:table-cell office:value-type="string">
            <text:p>extremely vicious</text:p>
          </table:table-cell>
          <table:table-cell table:formula="of:=VLOOKUP(CONCATENATE(&quot;^&quot;;[.E179];&quot;$&quot;);[.$E$2:.$I$10];5;0)" office:value-type="float" office:value="9">
            <text:p>9</text:p>
          </table:table-cell>
          <table:table-cell office:value-type="string">
            <text:p>extremely slow</text:p>
          </table:table-cell>
          <table:table-cell table:formula="of:=VLOOKUP(CONCATENATE(&quot;^&quot;;[.G179];&quot;$&quot;);[.$G$2:.$I$10];3;0)" office:value-type="float" office:value="1">
            <text:p>1</text:p>
          </table:table-cell>
          <table:table-cell table:formula="of:=AVERAGE([.H179];[.F179];[.D179])" office:value-type="float" office:value="5">
            <text:p>5.00 </text:p>
          </table:table-cell>
          <table:table-cell table:formula="of:=SUM([.H179]+[.F179]+[.D179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table:style-name="ce22" office:value-type="string">
            <text:p>Wombat</text:p>
          </table:table-cell>
          <table:table-cell office:value-type="string">
            <text:p>mammal</text:p>
          </table:table-cell>
          <table:table-cell table:style-name="ce22" office:value-type="string">
            <text:p>extremely tough</text:p>
          </table:table-cell>
          <table:table-cell table:formula="of:=VLOOKUP(CONCATENATE(&quot;^&quot;;[.C180];&quot;$&quot;);[.$C$2:.$I$10];7;0)" office:value-type="float" office:value="9">
            <text:p>9</text:p>
          </table:table-cell>
          <table:table-cell table:style-name="ce95" office:value-type="string">
            <text:p>average aggression</text:p>
          </table:table-cell>
          <table:table-cell table:formula="of:=VLOOKUP(CONCATENATE(&quot;^&quot;;[.E180];&quot;$&quot;);[.$E$2:.$I$10];5;0)" office:value-type="float" office:value="5">
            <text:p>5</text:p>
          </table:table-cell>
          <table:table-cell office:value-type="string">
            <text:p>extremely slow</text:p>
          </table:table-cell>
          <table:table-cell table:formula="of:=VLOOKUP(CONCATENATE(&quot;^&quot;;[.G180];&quot;$&quot;);[.$G$2:.$I$10];3;0)" office:value-type="float" office:value="1">
            <text:p>1</text:p>
          </table:table-cell>
          <table:table-cell table:formula="of:=AVERAGE([.H180];[.F180];[.D180])" office:value-type="float" office:value="5">
            <text:p>5.00 </text:p>
          </table:table-cell>
          <table:table-cell table:formula="of:=SUM([.H180]+[.F180]+[.D180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Woodpecker</text:p>
          </table:table-cell>
          <table:table-cell office:value-type="string">
            <text:p>avian</text:p>
          </table:table-cell>
          <table:table-cell table:style-name="ce95" office:value-type="string">
            <text:p>somewhat tough</text:p>
          </table:table-cell>
          <table:table-cell table:formula="of:=VLOOKUP(CONCATENATE(&quot;^&quot;;[.C181];&quot;$&quot;);[.$C$2:.$I$10];7;0)" office:value-type="float" office:value="4">
            <text:p>4</text:p>
          </table:table-cell>
          <table:table-cell office:value-type="string">
            <text:p>docile</text:p>
          </table:table-cell>
          <table:table-cell table:formula="of:=VLOOKUP(CONCATENATE(&quot;^&quot;;[.E181];&quot;$&quot;);[.$E$2:.$I$10];5;0)" office:value-type="float" office:value="3">
            <text:p>3</text:p>
          </table:table-cell>
          <table:table-cell office:value-type="string">
            <text:p>very swift and agile</text:p>
          </table:table-cell>
          <table:table-cell table:formula="of:=VLOOKUP(CONCATENATE(&quot;^&quot;;[.G181];&quot;$&quot;);[.$G$2:.$I$10];3;0)" office:value-type="float" office:value="8">
            <text:p>8</text:p>
          </table:table-cell>
          <table:table-cell table:formula="of:=AVERAGE([.H181];[.F181];[.D181])" office:value-type="float" office:value="5">
            <text:p>5.00 </text:p>
          </table:table-cell>
          <table:table-cell table:formula="of:=SUM([.H181]+[.F181]+[.D181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Worm</text:p>
          </table:table-cell>
          <table:table-cell office:value-type="string">
            <text:p>annelid</text:p>
          </table:table-cell>
          <table:table-cell office:value-type="string">
            <text:p>very tough</text:p>
          </table:table-cell>
          <table:table-cell table:formula="of:=VLOOKUP(CONCATENATE(&quot;^&quot;;[.C182];&quot;$&quot;);[.$C$2:.$I$10];7;0)" office:value-type="float" office:value="8">
            <text:p>8</text:p>
          </table:table-cell>
          <table:table-cell office:value-type="string">
            <text:p>docile</text:p>
          </table:table-cell>
          <table:table-cell table:formula="of:=VLOOKUP(CONCATENATE(&quot;^&quot;;[.E182];&quot;$&quot;);[.$E$2:.$I$10];5;0)" office:value-type="float" office:value="3">
            <text:p>3</text:p>
          </table:table-cell>
          <table:table-cell table:style-name="ce95" office:value-type="string">
            <text:p>somewhat sluggish</text:p>
          </table:table-cell>
          <table:table-cell table:formula="of:=VLOOKUP(CONCATENATE(&quot;^&quot;;[.G182];&quot;$&quot;);[.$G$2:.$I$10];3;0)" office:value-type="float" office:value="4">
            <text:p>4</text:p>
          </table:table-cell>
          <table:table-cell table:formula="of:=AVERAGE([.H182];[.F182];[.D182])" office:value-type="float" office:value="5">
            <text:p>5.00 </text:p>
          </table:table-cell>
          <table:table-cell table:formula="of:=SUM([.H182]+[.F182]+[.D182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Yak Bull</text:p>
          </table:table-cell>
          <table:table-cell office:value-type="string">
            <text:p>mammal</text:p>
          </table:table-cell>
          <table:table-cell office:value-type="string">
            <text:p>very tough</text:p>
          </table:table-cell>
          <table:table-cell table:formula="of:=VLOOKUP(CONCATENATE(&quot;^&quot;;[.C183];&quot;$&quot;);[.$C$2:.$I$10];7;0)" office:value-type="float" office:value="8">
            <text:p>8</text:p>
          </table:table-cell>
          <table:table-cell table:style-name="ce95" office:value-type="string">
            <text:p>aggressive</text:p>
          </table:table-cell>
          <table:table-cell table:formula="of:=VLOOKUP(CONCATENATE(&quot;^&quot;;[.E183];&quot;$&quot;);[.$E$2:.$I$10];5;0)" office:value-type="float" office:value="6">
            <text:p>6</text:p>
          </table:table-cell>
          <table:table-cell office:value-type="string">
            <text:p>extremely slow</text:p>
          </table:table-cell>
          <table:table-cell table:formula="of:=VLOOKUP(CONCATENATE(&quot;^&quot;;[.G183];&quot;$&quot;);[.$G$2:.$I$10];3;0)" office:value-type="float" office:value="1">
            <text:p>1</text:p>
          </table:table-cell>
          <table:table-cell table:formula="of:=AVERAGE([.H183];[.F183];[.D183])" office:value-type="float" office:value="5">
            <text:p>5.00 </text:p>
          </table:table-cell>
          <table:table-cell table:formula="of:=SUM([.H183]+[.F183]+[.D183])" office:value-type="float" office:value="15">
            <text:p>15.00 </text:p>
          </table:table-cell>
          <table:table-cell office:value-type="string">
            <text:p>mountain base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Yak Cow</text:p>
          </table:table-cell>
          <table:table-cell office:value-type="string">
            <text:p>mammal</text:p>
          </table:table-cell>
          <table:table-cell office:value-type="string">
            <text:p>very tough</text:p>
          </table:table-cell>
          <table:table-cell table:formula="of:=VLOOKUP(CONCATENATE(&quot;^&quot;;[.C184];&quot;$&quot;);[.$C$2:.$I$10];7;0)" office:value-type="float" office:value="8">
            <text:p>8</text:p>
          </table:table-cell>
          <table:table-cell table:style-name="ce95" office:value-type="string">
            <text:p>aggressive</text:p>
          </table:table-cell>
          <table:table-cell table:formula="of:=VLOOKUP(CONCATENATE(&quot;^&quot;;[.E184];&quot;$&quot;);[.$E$2:.$I$10];5;0)" office:value-type="float" office:value="6">
            <text:p>6</text:p>
          </table:table-cell>
          <table:table-cell office:value-type="string">
            <text:p>extremely slow</text:p>
          </table:table-cell>
          <table:table-cell table:formula="of:=VLOOKUP(CONCATENATE(&quot;^&quot;;[.G184];&quot;$&quot;);[.$G$2:.$I$10];3;0)" office:value-type="float" office:value="1">
            <text:p>1</text:p>
          </table:table-cell>
          <table:table-cell table:formula="of:=AVERAGE([.H184];[.F184];[.D184])" office:value-type="float" office:value="5">
            <text:p>5.00 </text:p>
          </table:table-cell>
          <table:table-cell table:formula="of:=SUM([.H184]+[.F184]+[.D184])" office:value-type="float" office:value="15">
            <text:p>15.00 </text:p>
          </table:table-cell>
          <table:table-cell office:value-type="string">
            <text:p>mountain base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visibility="filter">
          <table:table-cell table:style-name="ce109" office:value-type="string">
            <text:p>Zebra</text:p>
          </table:table-cell>
          <table:table-cell office:value-type="string">
            <text:p>mammal</text:p>
          </table:table-cell>
          <table:table-cell office:value-type="string">
            <text:p>robust</text:p>
          </table:table-cell>
          <table:table-cell table:formula="of:=VLOOKUP(CONCATENATE(&quot;^&quot;;[.C185];&quot;$&quot;);[.$C$2:.$I$10];7;0)" office:value-type="float" office:value="6">
            <text:p>6</text:p>
          </table:table-cell>
          <table:table-cell office:value-type="string">
            <text:p>average aggression</text:p>
          </table:table-cell>
          <table:table-cell table:formula="of:=VLOOKUP(CONCATENATE(&quot;^&quot;;[.E185];&quot;$&quot;);[.$E$2:.$I$10];5;0)" office:value-type="float" office:value="5">
            <text:p>5</text:p>
          </table:table-cell>
          <table:table-cell office:value-type="string">
            <text:p>somewhat sluggish</text:p>
          </table:table-cell>
          <table:table-cell table:formula="of:=VLOOKUP(CONCATENATE(&quot;^&quot;;[.G185];&quot;$&quot;);[.$G$2:.$I$10];3;0)" office:value-type="float" office:value="4">
            <text:p>4</text:p>
          </table:table-cell>
          <table:table-cell table:formula="of:=AVERAGE([.H185];[.F185];[.D185])" office:value-type="float" office:value="5">
            <text:p>5.00 </text:p>
          </table:table-cell>
          <table:table-cell table:formula="of:=SUM([.H185]+[.F185]+[.D185])" office:value-type="float" office:value="15">
            <text:p>15.00 </text:p>
          </table:table-cell>
          <table:table-cell office:value-type="string">
            <text:p>grassland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Teiid</text:p>
          </table:table-cell>
          <table:table-cell office:value-type="string">
            <text:p>reptile</text:p>
          </table:table-cell>
          <table:table-cell table:style-name="ce102" office:value-type="string">
            <text:p>average toughness</text:p>
          </table:table-cell>
          <table:table-cell table:formula="of:=VLOOKUP(CONCATENATE(&quot;^&quot;;[.C186];&quot;$&quot;);[.$C$2:.$I$10];7;0)" office:value-type="float" office:value="5">
            <text:p>5</text:p>
          </table:table-cell>
          <table:table-cell office:value-type="string">
            <text:p>lacks aggression</text:p>
          </table:table-cell>
          <table:table-cell table:formula="of:=VLOOKUP(CONCATENATE(&quot;^&quot;;[.E186];&quot;$&quot;);[.$E$2:.$I$10];5;0)" office:value-type="float" office:value="4">
            <text:p>4</text:p>
          </table:table-cell>
          <table:table-cell office:value-type="string">
            <text:p>agile</text:p>
          </table:table-cell>
          <table:table-cell table:formula="of:=VLOOKUP(CONCATENATE(&quot;^&quot;;[.G186];&quot;$&quot;);[.$G$2:.$I$10];3;0)" office:value-type="float" office:value="6">
            <text:p>6</text:p>
          </table:table-cell>
          <table:table-cell table:formula="of:=AVERAGE([.H186];[.F186];[.D186])" office:value-type="float" office:value="5">
            <text:p>5.00 </text:p>
          </table:table-cell>
          <table:table-cell table:formula="of:=SUM([.H186]+[.F186]+[.D186])" office:value-type="float" office:value="15">
            <text:p>15.00 </text:p>
          </table:table-cell>
          <table:table-cell office:value-type="string">
            <text:p>jungle</text:p>
          </table:table-cell>
          <table:table-cell office:value-type="string">
            <text:p>dawn</text:p>
          </table:table-cell>
          <table:table-cell table:number-columns-repeated="1012"/>
        </table:table-row>
        <table:table-row table:style-name="ro8" table:visibility="filter">
          <table:table-cell office:value-type="string">
            <text:p>Albatross</text:p>
          </table:table-cell>
          <table:table-cell office:value-type="string">
            <text:p>avian</text:p>
          </table:table-cell>
          <table:table-cell table:style-name="ce102" office:value-type="string">
            <text:p>average toughness</text:p>
          </table:table-cell>
          <table:table-cell table:formula="of:=VLOOKUP(CONCATENATE(&quot;^&quot;;[.C187];&quot;$&quot;);[.$C$2:.$I$10];7;0)" office:value-type="float" office:value="5">
            <text:p>5</text:p>
          </table:table-cell>
          <table:table-cell office:value-type="string">
            <text:p>extremely vicious</text:p>
          </table:table-cell>
          <table:table-cell table:formula="of:=VLOOKUP(CONCATENATE(&quot;^&quot;;[.E187];&quot;$&quot;);[.$E$2:.$I$10];5;0)" office:value-type="float" office:value="9">
            <text:p>9</text:p>
          </table:table-cell>
          <table:table-cell office:value-type="string">
            <text:p>extremely slow</text:p>
          </table:table-cell>
          <table:table-cell table:formula="of:=VLOOKUP(CONCATENATE(&quot;^&quot;;[.G187];&quot;$&quot;);[.$G$2:.$I$10];3;0)" office:value-type="float" office:value="1">
            <text:p>1</text:p>
          </table:table-cell>
          <table:table-cell table:formula="of:=AVERAGE([.H187];[.F187];[.D187])" office:value-type="float" office:value="5">
            <text:p>5.00 </text:p>
          </table:table-cell>
          <table:table-cell table:formula="of:=SUM([.H187]+[.F187]+[.D187])" office:value-type="float" office:value="15">
            <text:p>15.00 </text:p>
          </table:table-cell>
          <table:table-cell office:value-type="string">
            <text:p>forestland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table:style-name="ce109" office:value-type="string">
            <text:p>Meerkat</text:p>
          </table:table-cell>
          <table:table-cell office:value-type="string">
            <text:p>mammal</text:p>
          </table:table-cell>
          <table:table-cell office:value-type="string">
            <text:p>very frail</text:p>
          </table:table-cell>
          <table:table-cell table:formula="of:=VLOOKUP(CONCATENATE(&quot;^&quot;;[.C188];&quot;$&quot;);[.$C$2:.$I$10];7;0)" office:value-type="float" office:value="2">
            <text:p>2</text:p>
          </table:table-cell>
          <table:table-cell office:value-type="string">
            <text:p>average aggression</text:p>
          </table:table-cell>
          <table:table-cell table:formula="of:=VLOOKUP(CONCATENATE(&quot;^&quot;;[.E188];&quot;$&quot;);[.$E$2:.$I$10];5;0)" office:value-type="float" office:value="5">
            <text:p>5</text:p>
          </table:table-cell>
          <table:table-cell office:value-type="string">
            <text:p>very swift and agile</text:p>
          </table:table-cell>
          <table:table-cell table:formula="of:=VLOOKUP(CONCATENATE(&quot;^&quot;;[.G188];&quot;$&quot;);[.$G$2:.$I$10];3;0)" office:value-type="float" office:value="8">
            <text:p>8</text:p>
          </table:table-cell>
          <table:table-cell table:formula="of:=AVERAGE([.H188];[.F188];[.D188])" office:value-type="float" office:value="5">
            <text:p>5.00 </text:p>
          </table:table-cell>
          <table:table-cell table:formula="of:=SUM([.H188]+[.F188]+[.D188])" office:value-type="float" office:value="15">
            <text:p>15.00 </text:p>
          </table:table-cell>
          <table:table-cell office:value-type="string">
            <text:p>desert</text:p>
          </table:table-cell>
          <table:table-cell office:value-type="string">
            <text:p>day</text:p>
          </table:table-cell>
          <table:table-cell table:number-columns-repeated="1012"/>
        </table:table-row>
        <table:table-row table:style-name="ro8" table:visibility="filter">
          <table:table-cell table:style-name="ce109" office:value-type="string">
            <text:p>Echinda</text:p>
          </table:table-cell>
          <table:table-cell office:value-type="string">
            <text:p>mammal</text:p>
          </table:table-cell>
          <table:table-cell office:value-type="string">
            <text:p>robust</text:p>
          </table:table-cell>
          <table:table-cell table:formula="of:=VLOOKUP(CONCATENATE(&quot;^&quot;;[.C189];&quot;$&quot;);[.$C$2:.$I$10];7;0)" office:value-type="float" office:value="6">
            <text:p>6</text:p>
          </table:table-cell>
          <table:table-cell office:value-type="string">
            <text:p>docile</text:p>
          </table:table-cell>
          <table:table-cell table:formula="of:=VLOOKUP(CONCATENATE(&quot;^&quot;;[.E189];&quot;$&quot;);[.$E$2:.$I$10];5;0)" office:value-type="float" office:value="3">
            <text:p>3</text:p>
          </table:table-cell>
          <table:table-cell office:value-type="string">
            <text:p>agile</text:p>
          </table:table-cell>
          <table:table-cell table:formula="of:=VLOOKUP(CONCATENATE(&quot;^&quot;;[.G189];&quot;$&quot;);[.$G$2:.$I$10];3;0)" office:value-type="float" office:value="6">
            <text:p>6</text:p>
          </table:table-cell>
          <table:table-cell table:formula="of:=AVERAGE([.H189];[.F189];[.D189])" office:value-type="float" office:value="5">
            <text:p>5.00 </text:p>
          </table:table-cell>
          <table:table-cell table:formula="of:=SUM([.H189]+[.F189]+[.D189])" office:value-type="float" office:value="15">
            <text:p>15.00 </text:p>
          </table:table-cell>
          <table:table-cell office:value-type="string">
            <text:p>grasses</text:p>
          </table:table-cell>
          <table:table-cell office:value-type="string">
            <text:p>night</text:p>
          </table:table-cell>
          <table:table-cell table:number-columns-repeated="1012"/>
        </table:table-row>
        <table:table-row table:style-name="ro8" table:number-rows-repeated="104838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orm_wants" table:style-name="ta1">
        <table:table-column table:style-name="co107" table:default-cell-style-name="ce18"/>
        <table:table-column table:style-name="co108" table:default-cell-style-name="ce18"/>
        <table:table-column table:style-name="co113" table:default-cell-style-name="ce18"/>
        <table:table-column table:style-name="co114" table:default-cell-style-name="ce18"/>
        <table:table-column table:style-name="co115" table:default-cell-style-name="ce18"/>
        <table:table-column table:style-name="co116" table:default-cell-style-name="ce18"/>
        <table:table-column table:style-name="co117" table:default-cell-style-name="ce18"/>
        <table:table-column table:style-name="co118" table:default-cell-style-name="ce18"/>
        <table:table-column table:style-name="co119" table:default-cell-style-name="ce18"/>
        <table:table-column table:style-name="co108" table:default-cell-style-name="ce18"/>
        <table:table-column table:style-name="co113" table:default-cell-style-name="ce18"/>
        <table:table-column table:style-name="co114" table:default-cell-style-name="ce18"/>
        <table:table-column table:style-name="co82" table:default-cell-style-name="ce18"/>
        <table:table-column table:style-name="co10" table:number-columns-repeated="1011" table:default-cell-style-name="ce18"/>
        <table:table-row table:style-name="ro8">
          <table:table-cell table:style-name="ce112" office:value-type="string">
            <text:p>Extremes</text:p>
          </table:table-cell>
          <table:table-cell table:style-name="ce17" office:value-type="string">
            <text:p>Tank</text:p>
          </table:table-cell>
          <table:table-cell table:style-name="ce17" office:value-type="string">
            <text:p>Dmg</text:p>
          </table:table-cell>
          <table:table-cell table:style-name="ce17" office:value-type="string">
            <text:p>Dodge</text:p>
          </table:table-cell>
          <table:table-cell table:style-name="ce17" office:value-type="string">
            <text:p>dmg</text:p>
          </table:table-cell>
          <table:table-cell table:style-name="ce17" office:value-type="string">
            <text:p>type</text:p>
          </table:table-cell>
          <table:table-cell table:style-name="ce19" office:value-type="string">
            <text:p>notes</text:p>
          </table:table-cell>
          <table:table-cell table:style-name="ce19" office:value-type="string">
            <text:p>notes2</text:p>
          </table:table-cell>
          <table:table-cell/>
          <table:table-cell table:style-name="ce17" office:value-type="string">
            <text:p>Tank</text:p>
          </table:table-cell>
          <table:table-cell table:style-name="ce17" office:value-type="string">
            <text:p>Damage</text:p>
          </table:table-cell>
          <table:table-cell table:style-name="ce17" office:value-type="string">
            <text:p>Dodge</text:p>
          </table:table-cell>
          <table:table-cell table:style-name="ce26"/>
          <table:table-cell table:number-columns-repeated="1011"/>
        </table:table-row>
        <table:table-row table:style-name="ro8">
          <table:table-cell office:value-type="string">
            <text:p>butterfly</text:p>
          </table:table-cell>
          <table:table-cell table:style-name="ce22" table:formula="of:=VLOOKUP(CONCATENATE(&quot;^&quot;;[.$A2];&quot;$&quot;);[$forms.$A$1:.$M$1048576];3)" office:value-type="string" office:string-value="extremely frail">
            <text:p>extremely frail</text:p>
          </table:table-cell>
          <table:table-cell table:style-name="ce22" table:formula="of:=VLOOKUP(CONCATENATE(&quot;^&quot;;[.$A2];&quot;$&quot;);[$forms.$A$1:.$M$1048576];5)" office:value-type="string" office:string-value="average aggression">
            <text:p>average aggression</text:p>
          </table:table-cell>
          <table:table-cell table:style-name="ce22" table:formula="of:=VLOOKUP(CONCATENATE(&quot;^&quot;;[.$A2];&quot;$&quot;);[$forms.$A$1:.$M$1048576];7)" office:value-type="string" office:string-value="extremely swift and agile">
            <text:p>extremely swift and agile</text:p>
          </table:table-cell>
          <table:table-cell table:style-name="ce22" table:formula="of:=VLOOKUP(CONCATENATE(&quot;^&quot;;[.$A2];&quot;$&quot;);[$forms.$A$1:.$M$1048576];13)" office:value-type="float" office:value="0">
            <text:p/>
          </table:table-cell>
          <table:table-cell table:formula="of:=VLOOKUP([.$A2];[$forms.$A$1:.$G$1048576];2;0)" office:value-type="string" office:string-value="insect">
            <text:p>insect</text:p>
          </table:table-cell>
          <table:table-cell office:value-type="string">
            <text:p>Dodge, hit</text:p>
          </table:table-cell>
          <table:table-cell table:number-columns-repeated="2"/>
          <table:table-cell office:value-type="string">
            <text:p>extremely tough</text:p>
          </table:table-cell>
          <table:table-cell office:value-type="string">
            <text:p>extremely vicious</text:p>
          </table:table-cell>
          <table:table-cell office:value-type="string">
            <text:p>extremely swift and agile</text:p>
          </table:table-cell>
          <table:table-cell table:style-name="ce27" office:value-type="float" office:value="9">
            <text:p>9.00 </text:p>
          </table:table-cell>
          <table:table-cell table:number-columns-repeated="1011"/>
        </table:table-row>
        <table:table-row table:style-name="ro8">
          <table:table-cell office:value-type="string">
            <text:p>peregrine falcon</text:p>
          </table:table-cell>
          <table:table-cell table:style-name="ce22" table:formula="of:=VLOOKUP(CONCATENATE(&quot;^&quot;;[.$A3];&quot;$&quot;);[$forms.$A$1:.$M$1048576];3)" office:value-type="string" office:string-value="extremely frail">
            <text:p>extremely frail</text:p>
          </table:table-cell>
          <table:table-cell table:style-name="ce22" table:formula="of:=VLOOKUP(CONCATENATE(&quot;^&quot;;[.$A3];&quot;$&quot;);[$forms.$A$1:.$M$1048576];5)" office:value-type="string" office:string-value="average aggression">
            <text:p>average aggression</text:p>
          </table:table-cell>
          <table:table-cell table:style-name="ce22" table:formula="of:=VLOOKUP(CONCATENATE(&quot;^&quot;;[.$A3];&quot;$&quot;);[$forms.$A$1:.$M$1048576];7)" office:value-type="string" office:string-value="extremely swift and agile">
            <text:p>extremely swift and agile</text:p>
          </table:table-cell>
          <table:table-cell table:style-name="ce22" table:formula="of:=VLOOKUP(CONCATENATE(&quot;^&quot;;[.$A3];&quot;$&quot;);[$forms.$A$1:.$M$1048576];13)" office:value-type="float" office:value="0">
            <text:p/>
          </table:table-cell>
          <table:table-cell table:formula="of:=VLOOKUP([.$A3];[$forms.$A$1:.$G$1048576];2;0)" office:value-type="string" office:string-value="avian">
            <text:p>avian</text:p>
          </table:table-cell>
          <table:table-cell office:value-type="string">
            <text:p>Dodge, hit</text:p>
          </table:table-cell>
          <table:table-cell office:value-type="string">
            <text:p>other dmg type</text:p>
          </table:table-cell>
          <table:table-cell/>
          <table:table-cell office:value-type="string">
            <text:p>very tough</text:p>
          </table:table-cell>
          <table:table-cell office:value-type="string">
            <text:p>vicious</text:p>
          </table:table-cell>
          <table:table-cell office:value-type="string">
            <text:p>very swift and agile</text:p>
          </table:table-cell>
          <table:table-cell table:style-name="ce27" office:value-type="float" office:value="8">
            <text:p>8.00 </text:p>
          </table:table-cell>
          <table:table-cell table:number-columns-repeated="1011"/>
        </table:table-row>
        <table:table-row table:style-name="ro8">
          <table:table-cell office:value-type="string">
            <text:p>hummingbird</text:p>
          </table:table-cell>
          <table:table-cell table:style-name="ce22" table:formula="of:=VLOOKUP(CONCATENATE(&quot;^&quot;;[.$A4];&quot;$&quot;);[$forms.$A$1:.$M$1048576];3)" office:value-type="string" office:string-value="average toughness">
            <text:p>average toughness</text:p>
          </table:table-cell>
          <table:table-cell table:style-name="ce22" table:formula="of:=VLOOKUP(CONCATENATE(&quot;^&quot;;[.$A4];&quot;$&quot;);[$forms.$A$1:.$M$1048576];5)" office:value-type="string" office:string-value="extremely docile">
            <text:p>extremely docile</text:p>
          </table:table-cell>
          <table:table-cell table:style-name="ce22" table:formula="of:=VLOOKUP(CONCATENATE(&quot;^&quot;;[.$A4];&quot;$&quot;);[$forms.$A$1:.$M$1048576];7)" office:value-type="string" office:string-value="extremely swift and agile">
            <text:p>extremely swift and agile</text:p>
          </table:table-cell>
          <table:table-cell table:style-name="ce22" table:formula="of:=VLOOKUP(CONCATENATE(&quot;^&quot;;[.$A4];&quot;$&quot;);[$forms.$A$1:.$M$1048576];13)" office:value-type="float" office:value="0">
            <text:p/>
          </table:table-cell>
          <table:table-cell table:formula="of:=VLOOKUP([.$A4];[$forms.$A$1:.$G$1048576];2;0)" office:value-type="string" office:string-value="avian">
            <text:p>avian</text:p>
          </table:table-cell>
          <table:table-cell office:value-type="string">
            <text:p>Dodge, tank</text:p>
          </table:table-cell>
          <table:table-cell table:number-columns-repeated="2"/>
          <table:table-cell office:value-type="string">
            <text:p>tough</text:p>
          </table:table-cell>
          <table:table-cell office:value-type="string">
            <text:p>very aggressive</text:p>
          </table:table-cell>
          <table:table-cell office:value-type="string">
            <text:p>swift and agile</text:p>
          </table:table-cell>
          <table:table-cell table:style-name="ce27" office:value-type="float" office:value="7">
            <text:p>7.00 </text:p>
          </table:table-cell>
          <table:table-cell table:number-columns-repeated="1011"/>
        </table:table-row>
        <table:table-row table:style-name="ro8">
          <table:table-cell office:value-type="string">
            <text:p>eagle</text:p>
          </table:table-cell>
          <table:table-cell table:style-name="ce22" table:formula="of:=VLOOKUP(CONCATENATE(&quot;^&quot;;[.$A5];&quot;$&quot;);[$forms.$A$1:.$M$1048576];3)" office:value-type="string" office:string-value="extremely frail">
            <text:p>extremely frail</text:p>
          </table:table-cell>
          <table:table-cell table:style-name="ce22" table:formula="of:=VLOOKUP(CONCATENATE(&quot;^&quot;;[.$A5];&quot;$&quot;);[$forms.$A$1:.$M$1048576];5)" office:value-type="string" office:string-value="extremely vicious">
            <text:p>extremely vicious</text:p>
          </table:table-cell>
          <table:table-cell table:style-name="ce22" table:formula="of:=VLOOKUP(CONCATENATE(&quot;^&quot;;[.$A5];&quot;$&quot;);[$forms.$A$1:.$M$1048576];7)" office:value-type="string" office:string-value="average agility">
            <text:p>average agility</text:p>
          </table:table-cell>
          <table:table-cell table:style-name="ce22" table:formula="of:=VLOOKUP(CONCATENATE(&quot;^&quot;;[.$A5];&quot;$&quot;);[$forms.$A$1:.$M$1048576];13)" office:value-type="string" office:string-value="ed">
            <text:p>ed</text:p>
          </table:table-cell>
          <table:table-cell table:formula="of:=VLOOKUP([.$A5];[$forms.$A$1:.$G$1048576];2;0)" office:value-type="string" office:string-value="avian">
            <text:p>avian</text:p>
          </table:table-cell>
          <table:table-cell office:value-type="string">
            <text:p>Hit, dodge</text:p>
          </table:table-cell>
          <table:table-cell table:number-columns-repeated="2"/>
          <table:table-cell office:value-type="string">
            <text:p>robust</text:p>
          </table:table-cell>
          <table:table-cell office:value-type="string">
            <text:p>aggressive</text:p>
          </table:table-cell>
          <table:table-cell office:value-type="string">
            <text:p>agile</text:p>
          </table:table-cell>
          <table:table-cell table:style-name="ce27" office:value-type="float" office:value="6">
            <text:p>6.00 </text:p>
          </table:table-cell>
          <table:table-cell table:number-columns-repeated="1011"/>
        </table:table-row>
        <table:table-row table:style-name="ro8">
          <table:table-cell office:value-type="string">
            <text:p>crocodile</text:p>
          </table:table-cell>
          <table:table-cell table:style-name="ce22" table:formula="of:=VLOOKUP(CONCATENATE(&quot;^&quot;;[.$A6];&quot;$&quot;);[$forms.$A$1:.$M$1048576];3)" office:value-type="string" office:string-value="average toughness">
            <text:p>average toughness</text:p>
          </table:table-cell>
          <table:table-cell table:style-name="ce22" table:formula="of:=VLOOKUP(CONCATENATE(&quot;^&quot;;[.$A6];&quot;$&quot;);[$forms.$A$1:.$M$1048576];5)" office:value-type="string" office:string-value="extremely vicious">
            <text:p>extremely vicious</text:p>
          </table:table-cell>
          <table:table-cell table:style-name="ce22" table:formula="of:=VLOOKUP(CONCATENATE(&quot;^&quot;;[.$A6];&quot;$&quot;);[$forms.$A$1:.$M$1048576];7)" office:value-type="string" office:string-value="extremely slow">
            <text:p>extremely slow</text:p>
          </table:table-cell>
          <table:table-cell table:style-name="ce22" table:formula="of:=VLOOKUP(CONCATENATE(&quot;^&quot;;[.$A6];&quot;$&quot;);[$forms.$A$1:.$M$1048576];13)" office:value-type="float" office:value="0">
            <text:p/>
          </table:table-cell>
          <table:table-cell table:formula="of:=VLOOKUP([.$A6];[$forms.$A$1:.$G$1048576];2;0)" office:value-type="string" office:string-value="reptile">
            <text:p>reptile</text:p>
          </table:table-cell>
          <table:table-cell office:value-type="string">
            <text:p>Hit, tank</text:p>
          </table:table-cell>
          <table:table-cell table:number-columns-repeated="2"/>
          <table:table-cell office:value-type="string">
            <text:p>average toughness</text:p>
          </table:table-cell>
          <table:table-cell office:value-type="string">
            <text:p>average aggression</text:p>
          </table:table-cell>
          <table:table-cell office:value-type="string">
            <text:p>average agility</text:p>
          </table:table-cell>
          <table:table-cell table:style-name="ce27" office:value-type="float" office:value="5">
            <text:p>5.00 </text:p>
          </table:table-cell>
          <table:table-cell table:number-columns-repeated="1011"/>
        </table:table-row>
        <table:table-row table:style-name="ro8">
          <table:table-cell table:style-name="Default" office:value-type="string">
            <text:p>wandering spider</text:p>
          </table:table-cell>
          <table:table-cell table:style-name="ce22" table:formula="of:=VLOOKUP(CONCATENATE(&quot;^&quot;;[.$A7];&quot;$&quot;);[$forms.$A$1:.$M$1048576];3)" office:value-type="string" office:string-value="average toughness">
            <text:p>average toughness</text:p>
          </table:table-cell>
          <table:table-cell table:style-name="ce22" table:formula="of:=VLOOKUP(CONCATENATE(&quot;^&quot;;[.$A7];&quot;$&quot;);[$forms.$A$1:.$M$1048576];5)" office:value-type="string" office:string-value="extremely vicious">
            <text:p>extremely vicious</text:p>
          </table:table-cell>
          <table:table-cell table:style-name="ce22" table:formula="of:=VLOOKUP(CONCATENATE(&quot;^&quot;;[.$A7];&quot;$&quot;);[$forms.$A$1:.$M$1048576];7)" office:value-type="string" office:string-value="extremely slow">
            <text:p>extremely slow</text:p>
          </table:table-cell>
          <table:table-cell table:style-name="Default"/>
          <table:table-cell table:formula="of:=VLOOKUP([.$A7];[$forms.$A$1:.$G$1048576];2;0)" office:value-type="string" office:string-value="arachnid">
            <text:p>arachnid</text:p>
          </table:table-cell>
          <table:table-cell office:value-type="string">
            <text:p>Hit, tank</text:p>
          </table:table-cell>
          <table:table-cell table:style-name="Default"/>
          <table:table-cell/>
          <table:table-cell office:value-type="string">
            <text:p>somewhat tough</text:p>
          </table:table-cell>
          <table:table-cell office:value-type="string">
            <text:p>lacks aggression</text:p>
          </table:table-cell>
          <table:table-cell office:value-type="string">
            <text:p>somewhat sluggish</text:p>
          </table:table-cell>
          <table:table-cell table:style-name="ce27" office:value-type="float" office:value="4">
            <text:p>4.00 </text:p>
          </table:table-cell>
          <table:table-cell table:number-columns-repeated="1011"/>
        </table:table-row>
        <table:table-row table:style-name="ro8">
          <table:table-cell office:value-type="string">
            <text:p>turtle</text:p>
          </table:table-cell>
          <table:table-cell table:style-name="ce22" table:formula="of:=VLOOKUP(CONCATENATE(&quot;^&quot;;[.$A8];&quot;$&quot;);[$forms.$A$1:.$M$1048576];3)" office:value-type="string" office:string-value="extremely tough">
            <text:p>extremely tough</text:p>
          </table:table-cell>
          <table:table-cell table:style-name="ce22" table:formula="of:=VLOOKUP(CONCATENATE(&quot;^&quot;;[.$A8];&quot;$&quot;);[$forms.$A$1:.$M$1048576];5)" office:value-type="string" office:string-value="extremely docile">
            <text:p>extremely docile</text:p>
          </table:table-cell>
          <table:table-cell table:style-name="ce22" table:formula="of:=VLOOKUP(CONCATENATE(&quot;^&quot;;[.$A8];&quot;$&quot;);[$forms.$A$1:.$M$1048576];7)" office:value-type="string" office:string-value="average agility">
            <text:p>average agility</text:p>
          </table:table-cell>
          <table:table-cell table:style-name="ce22" table:formula="of:=VLOOKUP(CONCATENATE(&quot;^&quot;;[.$A8];&quot;$&quot;);[$forms.$A$1:.$M$1048576];13)" office:value-type="float" office:value="0">
            <text:p/>
          </table:table-cell>
          <table:table-cell table:formula="of:=VLOOKUP([.$A8];[$forms.$A$1:.$G$1048576];2;0)" office:value-type="string" office:string-value="reptile">
            <text:p>reptile</text:p>
          </table:table-cell>
          <table:table-cell office:value-type="string">
            <text:p>Tank, dodge</text:p>
          </table:table-cell>
          <table:table-cell table:number-columns-repeated="2"/>
          <table:table-cell office:value-type="string">
            <text:p>frail</text:p>
          </table:table-cell>
          <table:table-cell office:value-type="string">
            <text:p>docile</text:p>
          </table:table-cell>
          <table:table-cell office:value-type="string">
            <text:p>slow</text:p>
          </table:table-cell>
          <table:table-cell table:style-name="ce27" office:value-type="float" office:value="3">
            <text:p>3.00 </text:p>
          </table:table-cell>
          <table:table-cell table:number-columns-repeated="1011"/>
        </table:table-row>
        <table:table-row table:style-name="ro8">
          <table:table-cell office:value-type="string">
            <text:p>toad</text:p>
          </table:table-cell>
          <table:table-cell table:style-name="ce22" table:formula="of:=VLOOKUP(CONCATENATE(&quot;^&quot;;[.$A9];&quot;$&quot;);[$forms.$A$1:.$M$1048576];3)" office:value-type="string" office:string-value="extremely tough">
            <text:p>extremely tough</text:p>
          </table:table-cell>
          <table:table-cell table:style-name="ce22" table:formula="of:=VLOOKUP(CONCATENATE(&quot;^&quot;;[.$A9];&quot;$&quot;);[$forms.$A$1:.$M$1048576];5)" office:value-type="string" office:string-value="extremely docile">
            <text:p>extremely docile</text:p>
          </table:table-cell>
          <table:table-cell table:style-name="ce22" table:formula="of:=VLOOKUP(CONCATENATE(&quot;^&quot;;[.$A9];&quot;$&quot;);[$forms.$A$1:.$M$1048576];7)" office:value-type="string" office:string-value="average agility">
            <text:p>average agility</text:p>
          </table:table-cell>
          <table:table-cell table:style-name="ce22" table:formula="of:=VLOOKUP(CONCATENATE(&quot;^&quot;;[.$A9];&quot;$&quot;);[$forms.$A$1:.$M$1048576];13)" office:value-type="string" office:string-value="bl">
            <text:p>bl</text:p>
          </table:table-cell>
          <table:table-cell table:formula="of:=VLOOKUP([.$A9];[$forms.$A$1:.$G$1048576];2;0)" office:value-type="string" office:string-value="amphibian">
            <text:p>amphibian</text:p>
          </table:table-cell>
          <table:table-cell office:value-type="string">
            <text:p>Tank, dodge</text:p>
          </table:table-cell>
          <table:table-cell table:number-columns-repeated="2"/>
          <table:table-cell office:value-type="string">
            <text:p>very frail</text:p>
          </table:table-cell>
          <table:table-cell office:value-type="string">
            <text:p>very docile</text:p>
          </table:table-cell>
          <table:table-cell office:value-type="string">
            <text:p>very slow</text:p>
          </table:table-cell>
          <table:table-cell table:style-name="ce27" office:value-type="float" office:value="2">
            <text:p>2.00 </text:p>
          </table:table-cell>
          <table:table-cell table:number-columns-repeated="1011"/>
        </table:table-row>
        <table:table-row table:style-name="ro8">
          <table:table-cell office:value-type="string">
            <text:p>asp caterpillar</text:p>
          </table:table-cell>
          <table:table-cell table:style-name="ce22" table:formula="of:=VLOOKUP(CONCATENATE(&quot;^&quot;;[.$A10];&quot;$&quot;);[$forms.$A$1:.$M$1048576];3)" office:value-type="string" office:string-value="extremely tough">
            <text:p>extremely tough</text:p>
          </table:table-cell>
          <table:table-cell table:style-name="ce22" table:formula="of:=VLOOKUP(CONCATENATE(&quot;^&quot;;[.$A10];&quot;$&quot;);[$forms.$A$1:.$M$1048576];5)" office:value-type="string" office:string-value="average aggression">
            <text:p>average aggression</text:p>
          </table:table-cell>
          <table:table-cell table:style-name="ce22" table:formula="of:=VLOOKUP(CONCATENATE(&quot;^&quot;;[.$A10];&quot;$&quot;);[$forms.$A$1:.$M$1048576];7)" office:value-type="string" office:string-value="extremely slow">
            <text:p>extremely slow</text:p>
          </table:table-cell>
          <table:table-cell table:style-name="ce22" table:formula="of:=VLOOKUP(CONCATENATE(&quot;^&quot;;[.$A10];&quot;$&quot;);[$forms.$A$1:.$M$1048576];13)" office:value-type="string" office:string-value="p">
            <text:p>p</text:p>
          </table:table-cell>
          <table:table-cell table:formula="of:=VLOOKUP([.$A10];[$forms.$A$1:.$G$1048576];2;0)" office:value-type="string" office:string-value="insect">
            <text:p>insect</text:p>
          </table:table-cell>
          <table:table-cell office:value-type="string">
            <text:p>Tank, hit</text:p>
          </table:table-cell>
          <table:table-cell table:number-columns-repeated="2"/>
          <table:table-cell office:value-type="string">
            <text:p>extremely frail</text:p>
          </table:table-cell>
          <table:table-cell office:value-type="string">
            <text:p>extremely docile</text:p>
          </table:table-cell>
          <table:table-cell office:value-type="string">
            <text:p>extremely slow</text:p>
          </table:table-cell>
          <table:table-cell table:style-name="ce27" office:value-type="float" office:value="1">
            <text:p>1.00 </text:p>
          </table:table-cell>
          <table:table-cell table:number-columns-repeated="1011"/>
        </table:table-row>
        <table:table-row table:style-name="ro8">
          <table:table-cell office:value-type="string">
            <text:p>elephant</text:p>
          </table:table-cell>
          <table:table-cell table:style-name="ce22" table:formula="of:=VLOOKUP(CONCATENATE(&quot;^&quot;;[.$A11];&quot;$&quot;);[$forms.$A$1:.$M$1048576];3)" office:value-type="string" office:string-value="extremely tough">
            <text:p>extremely tough</text:p>
          </table:table-cell>
          <table:table-cell table:style-name="ce22" table:formula="of:=VLOOKUP(CONCATENATE(&quot;^&quot;;[.$A11];&quot;$&quot;);[$forms.$A$1:.$M$1048576];5)" office:value-type="string" office:string-value="average aggression">
            <text:p>average aggression</text:p>
          </table:table-cell>
          <table:table-cell table:style-name="ce22" table:formula="of:=VLOOKUP(CONCATENATE(&quot;^&quot;;[.$A11];&quot;$&quot;);[$forms.$A$1:.$M$1048576];7)" office:value-type="string" office:string-value="extremely slow">
            <text:p>extremely slow</text:p>
          </table:table-cell>
          <table:table-cell table:style-name="ce22" table:formula="of:=VLOOKUP(CONCATENATE(&quot;^&quot;;[.$A11];&quot;$&quot;);[$forms.$A$1:.$M$1048576];13)" office:value-type="float" office:value="0">
            <text:p/>
          </table:table-cell>
          <table:table-cell table:formula="of:=VLOOKUP([.$A11];[$forms.$A$1:.$G$1048576];2;0)" office:value-type="string" office:string-value="mammal">
            <text:p>mammal</text:p>
          </table:table-cell>
          <table:table-cell office:value-type="string">
            <text:p>Tank, hit</text:p>
          </table:table-cell>
          <table:table-cell office:value-type="string">
            <text:p>other dmg type</text:p>
          </table:table-cell>
          <table:table-cell/>
          <table:table-cell table:style-name="Default" table:number-columns-repeated="4"/>
          <table:table-cell table:number-columns-repeated="1011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Lvls to Max:</text:p>
          </table:table-cell>
          <table:table-cell table:formula="of:=COUNTA([.A2:.A10])*60" office:value-type="float" office:value="540">
            <text:p>540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112" office:value-type="string">
            <text:p>Average</text:p>
          </table:table-cell>
          <table:table-cell table:number-columns-repeated="1023"/>
        </table:table-row>
        <table:table-row table:style-name="ro8">
          <table:table-cell table:style-name="ce22" office:value-type="string">
            <text:p>wasp</text:p>
          </table:table-cell>
          <table:table-cell table:style-name="ce22" table:formula="of:=VLOOKUP(CONCATENATE(&quot;^&quot;;[.$A16];&quot;$&quot;);[$forms.$A$1:.$M$1048576];3)" office:value-type="string" office:string-value="average toughness">
            <text:p>average toughness</text:p>
          </table:table-cell>
          <table:table-cell table:style-name="ce22" table:formula="of:=VLOOKUP(CONCATENATE(&quot;^&quot;;[.$A16];&quot;$&quot;);[$forms.$A$1:.$M$1048576];5)" office:value-type="string" office:string-value="average aggression">
            <text:p>average aggression</text:p>
          </table:table-cell>
          <table:table-cell table:style-name="ce22" table:formula="of:=VLOOKUP(CONCATENATE(&quot;^&quot;;[.$A16];&quot;$&quot;);[$forms.$A$1:.$M$1048576];7)" office:value-type="string" office:string-value="average agility">
            <text:p>average agility</text:p>
          </table:table-cell>
          <table:table-cell table:style-name="ce22" table:formula="of:=VLOOKUP(CONCATENATE(&quot;^&quot;;[.$A16];&quot;$&quot;);[$forms.$A$1:.$M$1048576];13)" office:value-type="string" office:string-value="p">
            <text:p>p</text:p>
          </table:table-cell>
          <table:table-cell table:style-name="ce22" table:formula="of:=VLOOKUP([.$A16];[$forms.$A$1:.$G$1048576];2;0)" office:value-type="string" office:string-value="insect">
            <text:p>insect</text:p>
          </table:table-cell>
          <table:table-cell table:style-name="ce22" table:number-columns-repeated="2"/>
          <table:table-cell table:number-columns-repeated="1016"/>
        </table:table-row>
        <table:table-row table:style-name="ro8">
          <table:table-cell table:style-name="ce22" office:value-type="string">
            <text:p>crane</text:p>
          </table:table-cell>
          <table:table-cell table:style-name="ce22" table:formula="of:=VLOOKUP(CONCATENATE(&quot;^&quot;;[.$A17];&quot;$&quot;);[$forms.$A$1:.$M$1048576];3)" office:value-type="string" office:string-value="average toughness">
            <text:p>average toughness</text:p>
          </table:table-cell>
          <table:table-cell table:style-name="ce22" table:formula="of:=VLOOKUP(CONCATENATE(&quot;^&quot;;[.$A17];&quot;$&quot;);[$forms.$A$1:.$M$1048576];5)" office:value-type="string" office:string-value="average aggression">
            <text:p>average aggression</text:p>
          </table:table-cell>
          <table:table-cell table:style-name="ce22" table:formula="of:=VLOOKUP(CONCATENATE(&quot;^&quot;;[.$A17];&quot;$&quot;);[$forms.$A$1:.$M$1048576];7)" office:value-type="string" office:string-value="average agility">
            <text:p>average agility</text:p>
          </table:table-cell>
          <table:table-cell table:style-name="ce22" table:formula="of:=VLOOKUP(CONCATENATE(&quot;^&quot;;[.$A17];&quot;$&quot;);[$forms.$A$1:.$M$1048576];13)" office:value-type="float" office:value="0">
            <text:p/>
          </table:table-cell>
          <table:table-cell table:style-name="ce22" office:value-type="string">
            <text:p>avian</text:p>
          </table:table-cell>
          <table:table-cell table:style-name="ce22" table:number-columns-repeated="2"/>
          <table:table-cell table:number-columns-repeated="1016"/>
        </table:table-row>
        <table:table-row table:style-name="ro8">
          <table:table-cell office:value-type="string">
            <text:p>cobra</text:p>
          </table:table-cell>
          <table:table-cell table:style-name="ce22" table:formula="of:=VLOOKUP(CONCATENATE(&quot;^&quot;;[.$A18];&quot;$&quot;);[$forms.$A$1:.$M$1048576];3)" office:value-type="string" office:string-value="average toughness">
            <text:p>average toughness</text:p>
          </table:table-cell>
          <table:table-cell table:style-name="ce22" table:formula="of:=VLOOKUP(CONCATENATE(&quot;^&quot;;[.$A18];&quot;$&quot;);[$forms.$A$1:.$M$1048576];5)" office:value-type="string" office:string-value="average aggression">
            <text:p>average aggression</text:p>
          </table:table-cell>
          <table:table-cell table:style-name="ce22" table:formula="of:=VLOOKUP(CONCATENATE(&quot;^&quot;;[.$A18];&quot;$&quot;);[$forms.$A$1:.$M$1048576];7)" office:value-type="string" office:string-value="average agility">
            <text:p>average agility</text:p>
          </table:table-cell>
          <table:table-cell table:style-name="ce22" table:formula="of:=VLOOKUP(CONCATENATE(&quot;^&quot;;[.$A18];&quot;$&quot;);[$forms.$A$1:.$M$1048576];13)" office:value-type="float" office:value="0">
            <text:p/>
          </table:table-cell>
          <table:table-cell table:formula="of:=VLOOKUP([.$A18];[$forms.$A$1:.$G$1048576];2;0)" office:value-type="string" office:string-value="reptile">
            <text:p>reptile</text:p>
          </table:table-cell>
          <table:table-cell table:style-name="ce22" table:number-columns-repeated="2"/>
          <table:table-cell table:number-columns-repeated="1016"/>
        </table:table-row>
        <table:table-row table:style-name="ro8">
          <table:table-cell office:value-type="string">
            <text:p>pit viper</text:p>
          </table:table-cell>
          <table:table-cell table:style-name="ce22" table:formula="of:=VLOOKUP(CONCATENATE(&quot;^&quot;;[.$A19];&quot;$&quot;);[$forms.$A$1:.$M$1048576];3)" office:value-type="string" office:string-value="average toughness">
            <text:p>average toughness</text:p>
          </table:table-cell>
          <table:table-cell table:style-name="ce22" table:formula="of:=VLOOKUP(CONCATENATE(&quot;^&quot;;[.$A19];&quot;$&quot;);[$forms.$A$1:.$M$1048576];5)" office:value-type="string" office:string-value="average aggression">
            <text:p>average aggression</text:p>
          </table:table-cell>
          <table:table-cell table:style-name="ce22" table:formula="of:=VLOOKUP(CONCATENATE(&quot;^&quot;;[.$A19];&quot;$&quot;);[$forms.$A$1:.$M$1048576];7)" office:value-type="string" office:string-value="average agility">
            <text:p>average agility</text:p>
          </table:table-cell>
          <table:table-cell table:style-name="ce22" table:formula="of:=VLOOKUP(CONCATENATE(&quot;^&quot;;[.$A19];&quot;$&quot;);[$forms.$A$1:.$M$1048576];13)" office:value-type="string" office:string-value="p">
            <text:p>p</text:p>
          </table:table-cell>
          <table:table-cell table:formula="of:=VLOOKUP([.$A19];[$forms.$A$1:.$G$1048576];2;0)" office:value-type="string" office:string-value="reptile">
            <text:p>reptile</text:p>
          </table:table-cell>
          <table:table-cell table:style-name="ce22"/>
          <table:table-cell table:style-name="ce22" office:value-type="string">
            <text:p>might have infrared special to see invis (heat seeking)</text:p>
          </table:table-cell>
          <table:table-cell table:number-columns-repeated="1016"/>
        </table:table-row>
        <table:table-row table:style-name="ro8">
          <table:table-cell/>
          <table:table-cell table:style-name="ce22" table:number-columns-repeated="4"/>
          <table:table-cell/>
          <table:table-cell table:style-name="ce22" table:number-columns-repeated="2"/>
          <table:table-cell table:number-columns-repeated="1016"/>
        </table:table-row>
        <table:table-row table:style-name="ro8">
          <table:table-cell table:style-name="ce22" office:value-type="string">
            <text:p>Lvls to Max:</text:p>
          </table:table-cell>
          <table:table-cell table:style-name="ce22" table:formula="of:=COUNTA([.A16:.A17])*60" office:value-type="float" office:value="120">
            <text:p>120</text:p>
          </table:table-cell>
          <table:table-cell table:style-name="ce22" table:number-columns-repeated="6"/>
          <table:table-cell table:number-columns-repeated="1016"/>
        </table:table-row>
        <table:table-row table:style-name="ro8">
          <table:table-cell table:style-name="ce22" table:number-columns-repeated="8"/>
          <table:table-cell table:number-columns-repeated="1016"/>
        </table:table-row>
        <table:table-row table:style-name="ro8">
          <table:table-cell table:style-name="ce113" office:value-type="string">
            <text:p>Wants</text:p>
          </table:table-cell>
          <table:table-cell table:style-name="ce22" table:number-columns-repeated="7"/>
          <table:table-cell table:number-columns-repeated="1016"/>
        </table:table-row>
        <table:table-row table:style-name="ro8">
          <table:table-cell table:style-name="ce114" office:value-type="string">
            <text:p>chameleon</text:p>
          </table:table-cell>
          <table:table-cell table:style-name="ce114" table:formula="of:=VLOOKUP(CONCATENATE(&quot;^&quot;;[.$A24];&quot;$&quot;);[$forms.$A$1:.$M$1048576];3)" office:value-type="string" office:string-value="robust">
            <text:p>robust</text:p>
          </table:table-cell>
          <table:table-cell table:style-name="ce114" table:formula="of:=VLOOKUP(CONCATENATE(&quot;^&quot;;[.$A24];&quot;$&quot;);[$forms.$A$1:.$M$1048576];5)" office:value-type="string" office:string-value="average aggression">
            <text:p>average aggression</text:p>
          </table:table-cell>
          <table:table-cell table:style-name="ce114" table:formula="of:=VLOOKUP(CONCATENATE(&quot;^&quot;;[.$A24];&quot;$&quot;);[$forms.$A$1:.$M$1048576];7)" office:value-type="string" office:string-value="somewhat sluggish">
            <text:p>somewhat sluggish</text:p>
          </table:table-cell>
          <table:table-cell table:style-name="ce114" table:formula="of:=VLOOKUP(CONCATENATE(&quot;^&quot;;[.$A24];&quot;$&quot;);[$forms.$A$1:.$M$1048576];13)" office:value-type="string" office:string-value="ed">
            <text:p>ed</text:p>
          </table:table-cell>
          <table:table-cell table:style-name="ce114" table:formula="of:=VLOOKUP([.$A24];[$forms.$A$1:.$G$1048576];2;0)" office:value-type="string" office:string-value="reptile">
            <text:p>reptile</text:p>
          </table:table-cell>
          <table:table-cell table:style-name="ce114"/>
          <table:table-cell table:style-name="ce22" office:value-type="string">
            <text:p>blend</text:p>
          </table:table-cell>
          <table:table-cell table:number-columns-repeated="1016"/>
        </table:table-row>
        <table:table-row table:style-name="ro8">
          <table:table-cell office:value-type="string">
            <text:p>dragonfly</text:p>
          </table:table-cell>
          <table:table-cell table:style-name="ce22" table:formula="of:=VLOOKUP(CONCATENATE(&quot;^&quot;;[.$A25];&quot;$&quot;);[$forms.$A$1:.$M$1048576];3)" office:value-type="string" office:string-value="average toughness">
            <text:p>average toughness</text:p>
          </table:table-cell>
          <table:table-cell table:style-name="ce22" table:formula="of:=VLOOKUP(CONCATENATE(&quot;^&quot;;[.$A25];&quot;$&quot;);[$forms.$A$1:.$M$1048576];5)" office:value-type="string" office:string-value="extremely docile">
            <text:p>extremely docile</text:p>
          </table:table-cell>
          <table:table-cell table:style-name="ce22" table:formula="of:=VLOOKUP(CONCATENATE(&quot;^&quot;;[.$A25];&quot;$&quot;);[$forms.$A$1:.$M$1048576];7)" office:value-type="string" office:string-value="extremely swift and agile">
            <text:p>extremely swift and agile</text:p>
          </table:table-cell>
          <table:table-cell table:style-name="ce22" table:formula="of:=VLOOKUP(CONCATENATE(&quot;^&quot;;[.$A25];&quot;$&quot;);[$forms.$A$1:.$M$1048576];13)" office:value-type="string" office:string-value="ed, bl">
            <text:p>ed, bl</text:p>
          </table:table-cell>
          <table:table-cell table:formula="of:=VLOOKUP([.$A25];[$forms.$A$1:.$G$1048576];2;0)" office:value-type="string" office:string-value="insect">
            <text:p>insect</text:p>
          </table:table-cell>
          <table:table-cell office:value-type="string">
            <text:p>Dodge, tank</text:p>
          </table:table-cell>
          <table:table-cell office:value-type="string">
            <text:p>low combat cost in stamina</text:p>
          </table:table-cell>
          <table:table-cell table:style-name="Default"/>
          <table:table-cell table:number-columns-repeated="1015"/>
        </table:table-row>
        <table:table-row table:style-name="ro8">
          <table:table-cell office:value-type="string">
            <text:p>porcupine</text:p>
          </table:table-cell>
          <table:table-cell table:style-name="ce22" table:formula="of:=VLOOKUP(CONCATENATE(&quot;^&quot;;[.$A26];&quot;$&quot;);[$forms.$A$1:.$M$1048576];3)" office:value-type="string" office:string-value="robust">
            <text:p>robust</text:p>
          </table:table-cell>
          <table:table-cell table:style-name="ce22" table:formula="of:=VLOOKUP(CONCATENATE(&quot;^&quot;;[.$A26];&quot;$&quot;);[$forms.$A$1:.$M$1048576];5)" office:value-type="string" office:string-value="docile">
            <text:p>docile</text:p>
          </table:table-cell>
          <table:table-cell table:style-name="ce22" table:formula="of:=VLOOKUP(CONCATENATE(&quot;^&quot;;[.$A26];&quot;$&quot;);[$forms.$A$1:.$M$1048576];7)" office:value-type="string" office:string-value="agile">
            <text:p>agile</text:p>
          </table:table-cell>
          <table:table-cell table:style-name="ce22" table:formula="of:=VLOOKUP(CONCATENATE(&quot;^&quot;;[.$A26];&quot;$&quot;);[$forms.$A$1:.$M$1048576];13)" office:value-type="float" office:value="0">
            <text:p/>
          </table:table-cell>
          <table:table-cell table:formula="of:=VLOOKUP([.$A26];[$forms.$A$1:.$G$1048576];2;0)" office:value-type="string" office:string-value="mammal">
            <text:p>mammal</text:p>
          </table:table-cell>
          <table:table-cell/>
          <table:table-cell office:value-type="string">
            <text:p>I bet he can reflect dmg with spines</text:p>
          </table:table-cell>
          <table:table-cell table:style-name="Default"/>
          <table:table-cell table:number-columns-repeated="1015"/>
        </table:table-row>
        <table:table-row table:style-name="ro8">
          <table:table-cell office:value-type="string">
            <text:p>komodo dragon</text:p>
          </table:table-cell>
          <table:table-cell table:style-name="ce22" table:formula="of:=VLOOKUP(CONCATENATE(&quot;^&quot;;[.$A27];&quot;$&quot;);[$forms.$A$1:.$M$1048576];3)" office:value-type="string" office:string-value="somewhat tough">
            <text:p>somewhat tough</text:p>
          </table:table-cell>
          <table:table-cell table:style-name="ce22" table:formula="of:=VLOOKUP(CONCATENATE(&quot;^&quot;;[.$A27];&quot;$&quot;);[$forms.$A$1:.$M$1048576];5)" office:value-type="string" office:string-value="very aggressive">
            <text:p>very aggressive</text:p>
          </table:table-cell>
          <table:table-cell table:style-name="ce22" table:formula="of:=VLOOKUP(CONCATENATE(&quot;^&quot;;[.$A27];&quot;$&quot;);[$forms.$A$1:.$M$1048576];7)" office:value-type="string" office:string-value="somewhat sluggish">
            <text:p>somewhat sluggish</text:p>
          </table:table-cell>
          <table:table-cell table:style-name="ce22" table:formula="of:=VLOOKUP(CONCATENATE(&quot;^&quot;;[.$A27];&quot;$&quot;);[$forms.$A$1:.$M$1048576];13)" office:value-type="float" office:value="0">
            <text:p/>
          </table:table-cell>
          <table:table-cell table:formula="of:=VLOOKUP([.$A27];[$forms.$A$1:.$G$1048576];2;0)" office:value-type="string" office:string-value="reptile">
            <text:p>reptile</text:p>
          </table:table-cell>
          <table:table-cell table:style-name="Default"/>
          <table:table-cell table:style-name="Default" office:value-type="string">
            <text:p>high dmg with tank/dodge balance</text:p>
          </table:table-cell>
          <table:table-cell table:number-columns-repeated="1016"/>
        </table:table-row>
        <table:table-row table:style-name="ro8">
          <table:table-cell office:value-type="string">
            <text:p>platypus</text:p>
          </table:table-cell>
          <table:table-cell table:style-name="ce22" table:formula="of:=VLOOKUP(CONCATENATE(&quot;^&quot;;[.$A28];&quot;$&quot;);[$forms.$A$1:.$M$1048576];3)" office:value-type="string" office:string-value="very tough">
            <text:p>very tough</text:p>
          </table:table-cell>
          <table:table-cell table:style-name="ce22" table:formula="of:=VLOOKUP(CONCATENATE(&quot;^&quot;;[.$A28];&quot;$&quot;);[$forms.$A$1:.$M$1048576];5)" office:value-type="string" office:string-value="extremely docile">
            <text:p>extremely docile</text:p>
          </table:table-cell>
          <table:table-cell table:style-name="ce22" table:formula="of:=VLOOKUP(CONCATENATE(&quot;^&quot;;[.$A28];&quot;$&quot;);[$forms.$A$1:.$M$1048576];7)" office:value-type="string" office:string-value="agile">
            <text:p>agile</text:p>
          </table:table-cell>
          <table:table-cell table:style-name="ce22" table:formula="of:=VLOOKUP(CONCATENATE(&quot;^&quot;;[.$A28];&quot;$&quot;);[$forms.$A$1:.$M$1048576];13)" office:value-type="float" office:value="0">
            <text:p/>
          </table:table-cell>
          <table:table-cell table:formula="of:=VLOOKUP([.$A28];[$forms.$A$1:.$G$1048576];2;0)" office:value-type="string" office:string-value="mammal">
            <text:p>mammal</text:p>
          </table:table-cell>
          <table:table-cell/>
          <table:table-cell office:value-type="string">
            <text:p>good tank/dodge balance</text:p>
          </table:table-cell>
          <table:table-cell table:number-columns-repeated="1016"/>
        </table:table-row>
        <table:table-row table:style-name="ro8">
          <table:table-cell office:value-type="string">
            <text:p>rhinoceros</text:p>
          </table:table-cell>
          <table:table-cell table:style-name="ce22" table:formula="of:=VLOOKUP(CONCATENATE(&quot;^&quot;;[.$A29];&quot;$&quot;);[$forms.$A$1:.$M$1048576];3)" office:value-type="string" office:string-value="robust">
            <text:p>robust</text:p>
          </table:table-cell>
          <table:table-cell table:style-name="ce22" table:formula="of:=VLOOKUP(CONCATENATE(&quot;^&quot;;[.$A29];&quot;$&quot;);[$forms.$A$1:.$M$1048576];5)" office:value-type="string" office:string-value="vicious">
            <text:p>vicious</text:p>
          </table:table-cell>
          <table:table-cell table:style-name="ce22" table:formula="of:=VLOOKUP(CONCATENATE(&quot;^&quot;;[.$A29];&quot;$&quot;);[$forms.$A$1:.$M$1048576];7)" office:value-type="string" office:string-value="extremely slow">
            <text:p>extremely slow</text:p>
          </table:table-cell>
          <table:table-cell table:style-name="ce22" table:formula="of:=VLOOKUP(CONCATENATE(&quot;^&quot;;[.$A29];&quot;$&quot;);[$forms.$A$1:.$M$1048576];13)" office:value-type="string" office:string-value="ed">
            <text:p>ed</text:p>
          </table:table-cell>
          <table:table-cell table:formula="of:=VLOOKUP([.$A29];[$forms.$A$1:.$G$1048576];2;0)" office:value-type="string" office:string-value="mammal">
            <text:p>mammal</text:p>
          </table:table-cell>
          <table:table-cell/>
          <table:table-cell table:style-name="Default" office:value-type="string">
            <text:p>good dmg/tank balance, has special where attacks bounce of hide (random), could be dodge</text:p>
          </table:table-cell>
          <table:table-cell table:number-columns-repeated="1016"/>
        </table:table-row>
        <table:table-row table:style-name="ro8">
          <table:table-cell office:value-type="string">
            <text:p>pit viper</text:p>
          </table:table-cell>
          <table:table-cell table:style-name="ce22" table:formula="of:=VLOOKUP(CONCATENATE(&quot;^&quot;;[.$A30];&quot;$&quot;);[$forms.$A$1:.$M$1048576];3)" office:value-type="string" office:string-value="average toughness">
            <text:p>average toughness</text:p>
          </table:table-cell>
          <table:table-cell table:style-name="ce22" table:formula="of:=VLOOKUP(CONCATENATE(&quot;^&quot;;[.$A30];&quot;$&quot;);[$forms.$A$1:.$M$1048576];5)" office:value-type="string" office:string-value="average aggression">
            <text:p>average aggression</text:p>
          </table:table-cell>
          <table:table-cell table:style-name="ce22" table:formula="of:=VLOOKUP(CONCATENATE(&quot;^&quot;;[.$A30];&quot;$&quot;);[$forms.$A$1:.$M$1048576];7)" office:value-type="string" office:string-value="average agility">
            <text:p>average agility</text:p>
          </table:table-cell>
          <table:table-cell table:style-name="ce22" table:formula="of:=VLOOKUP(CONCATENATE(&quot;^&quot;;[.$A30];&quot;$&quot;);[$forms.$A$1:.$M$1048576];13)" office:value-type="string" office:string-value="p">
            <text:p>p</text:p>
          </table:table-cell>
          <table:table-cell table:formula="of:=VLOOKUP([.$A30];[$forms.$A$1:.$G$1048576];2;0)" office:value-type="string" office:string-value="reptile">
            <text:p>reptile</text:p>
          </table:table-cell>
          <table:table-cell table:style-name="ce22"/>
          <table:table-cell table:style-name="ce22" office:value-type="string">
            <text:p>might have infrared special to see invis (heat seeking)</text:p>
          </table:table-cell>
          <table:table-cell table:number-columns-repeated="1016"/>
        </table:table-row>
        <table:table-row table:style-name="ro8">
          <table:table-cell table:style-name="Default" office:value-type="string">
            <text:p>firefly</text:p>
          </table:table-cell>
          <table:table-cell table:style-name="ce22" table:formula="of:=VLOOKUP(CONCATENATE(&quot;^&quot;;[.$A31];&quot;$&quot;);[$forms.$A$1:.$M$1048576];3)" office:value-type="string" office:string-value="extremely frail">
            <text:p>extremely frail</text:p>
          </table:table-cell>
          <table:table-cell table:style-name="ce22" table:formula="of:=VLOOKUP(CONCATENATE(&quot;^&quot;;[.$A31];&quot;$&quot;);[$forms.$A$1:.$M$1048576];5)" office:value-type="string" office:string-value="average aggression">
            <text:p>average aggression</text:p>
          </table:table-cell>
          <table:table-cell table:style-name="ce22" table:formula="of:=VLOOKUP(CONCATENATE(&quot;^&quot;;[.$A31];&quot;$&quot;);[$forms.$A$1:.$M$1048576];7)" office:value-type="string" office:string-value="extremely swift and agile">
            <text:p>extremely swift and agile</text:p>
          </table:table-cell>
          <table:table-cell table:style-name="ce22" table:formula="of:=VLOOKUP(CONCATENATE(&quot;^&quot;;[.$A31];&quot;$&quot;);[$forms.$A$1:.$M$1048576];13)" office:value-type="float" office:value="0">
            <text:p/>
          </table:table-cell>
          <table:table-cell table:formula="of:=VLOOKUP([.$A31];[$forms.$A$1:.$G$1048576];2;0)" office:value-type="string" office:string-value="insect">
            <text:p>insect</text:p>
          </table:table-cell>
          <table:table-cell table:style-name="Default"/>
          <table:table-cell office:value-type="string">
            <text:p>might have a light special?</text:p>
          </table:table-cell>
          <table:table-cell table:number-columns-repeated="1016"/>
        </table:table-row>
        <table:table-row table:style-name="ro8">
          <table:table-cell table:style-name="Default" office:value-type="string">
            <text:p>eagle</text:p>
          </table:table-cell>
          <table:table-cell table:style-name="ce22" table:formula="of:=VLOOKUP(CONCATENATE(&quot;^&quot;;[.$A32];&quot;$&quot;);[$forms.$A$1:.$M$1048576];3)" office:value-type="string" office:string-value="extremely frail">
            <text:p>extremely frail</text:p>
          </table:table-cell>
          <table:table-cell table:style-name="ce22" table:formula="of:=VLOOKUP(CONCATENATE(&quot;^&quot;;[.$A32];&quot;$&quot;);[$forms.$A$1:.$M$1048576];5)" office:value-type="string" office:string-value="extremely vicious">
            <text:p>extremely vicious</text:p>
          </table:table-cell>
          <table:table-cell table:style-name="ce22" table:formula="of:=VLOOKUP(CONCATENATE(&quot;^&quot;;[.$A32];&quot;$&quot;);[$forms.$A$1:.$M$1048576];7)" office:value-type="string" office:string-value="average agility">
            <text:p>average agility</text:p>
          </table:table-cell>
          <table:table-cell table:style-name="ce22" table:formula="of:=VLOOKUP(CONCATENATE(&quot;^&quot;;[.$A32];&quot;$&quot;);[$forms.$A$1:.$M$1048576];13)" office:value-type="string" office:string-value="ed">
            <text:p>ed</text:p>
          </table:table-cell>
          <table:table-cell table:formula="of:=VLOOKUP([.$A32];[$forms.$A$1:.$G$1048576];2;0)" office:value-type="string" office:string-value="avian">
            <text:p>avian</text:p>
          </table:table-cell>
          <table:table-cell table:style-name="Default"/>
          <table:table-cell table:style-name="ce22"/>
          <table:table-cell table:number-columns-repeated="1016"/>
        </table:table-row>
        <table:table-row table:style-name="ro8">
          <table:table-cell table:style-name="Default" table:number-columns-repeated="7"/>
          <table:table-cell table:style-name="ce22"/>
          <table:table-cell table:number-columns-repeated="1016"/>
        </table:table-row>
        <table:table-row table:style-name="ro8">
          <table:table-cell office:value-type="string">
            <text:p>Lvls to Max:</text:p>
          </table:table-cell>
          <table:table-cell table:formula="of:=COUNTA([.A24:.A32])*60" office:value-type="float" office:value="540">
            <text:p>540</text:p>
          </table:table-cell>
          <table:table-cell table:style-name="Default"/>
          <table:table-cell table:number-columns-repeated="1021"/>
        </table:table-row>
        <table:table-row table:style-name="ro8">
          <table:table-cell office:value-type="string">
            <text:p>Mitosis:</text:p>
          </table:table-cell>
          <table:table-cell table:style-name="ce115" table:formula="of:=ROUNDUP( ([.B34]-69)/11 )" office:value-type="float" office:value="43">
            <text:p>43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slime</text:p>
          </table:table-cell>
          <table:table-cell table:style-name="ce22" table:formula="of:=VLOOKUP(CONCATENATE(&quot;^&quot;;[.$A37];&quot;$&quot;);[$forms.$A$1:.$M$1048576];3)" office:value-type="string" office:string-value="very tough">
            <text:p>very tough</text:p>
          </table:table-cell>
          <table:table-cell table:formula="of:=VLOOKUP([.$A37];[$forms.$A$1:.$M$1048576];5;0)" office:value-type="string" office:string-value="aggressive">
            <text:p>aggressive</text:p>
          </table:table-cell>
          <table:table-cell table:style-name="ce22" table:formula="of:=VLOOKUP(CONCATENATE(&quot;^&quot;;[.$A37];&quot;$&quot;);[$forms.$A$1:.$M$1048576];7)" office:value-type="string" office:string-value="extremely slow">
            <text:p>extremely slow</text:p>
          </table:table-cell>
          <table:table-cell table:style-name="ce22" table:formula="of:=VLOOKUP(CONCATENATE(&quot;^&quot;;[.$A37];&quot;$&quot;);[$forms.$A$1:.$M$1048576];13)" office:value-type="string" office:string-value="bl">
            <text:p>bl</text:p>
          </table:table-cell>
          <table:table-cell table:formula="of:=VLOOKUP([.$A37];[$forms.$A$1:.$G$1048576];2;0)" office:value-type="string" office:string-value="other">
            <text:p>other</text:p>
          </table:table-cell>
          <table:table-cell table:number-columns-repeated="1018"/>
        </table:table-row>
        <table:table-row table:style-name="ro8">
          <table:table-cell office:value-type="string">
            <text:p>human</text:p>
          </table:table-cell>
          <table:table-cell table:style-name="ce22" table:formula="of:=VLOOKUP(CONCATENATE(&quot;^&quot;;[.$A38];&quot;$&quot;);[$forms.$A$1:.$M$1048576];3)" office:value-type="string" office:string-value="very frail">
            <text:p>very frail</text:p>
          </table:table-cell>
          <table:table-cell table:formula="of:=VLOOKUP([.$A38];[$forms.$A$1:.$M$1048576];5;0)" office:value-type="string" office:string-value="vicious">
            <text:p>vicious</text:p>
          </table:table-cell>
          <table:table-cell table:style-name="ce22" table:formula="of:=VLOOKUP(CONCATENATE(&quot;^&quot;;[.$A38];&quot;$&quot;);[$forms.$A$1:.$M$1048576];7)" office:value-type="string" office:string-value="average agility">
            <text:p>average agility</text:p>
          </table:table-cell>
          <table:table-cell table:style-name="ce22" table:formula="of:=VLOOKUP(CONCATENATE(&quot;^&quot;;[.$A38];&quot;$&quot;);[$forms.$A$1:.$M$1048576];13)" office:value-type="string" office:string-value="bl">
            <text:p>bl</text:p>
          </table:table-cell>
          <table:table-cell table:formula="of:=VLOOKUP([.$A38];[$forms.$A$1:.$G$1048576];2;0)" office:value-type="string" office:string-value="mammal">
            <text:p>mammal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8">
          <table:table-cell table:style-name="ce22" office:value-type="string">
            <text:p>crocodile</text:p>
          </table:table-cell>
          <table:table-cell table:style-name="ce22" table:formula="of:=VLOOKUP(CONCATENATE(&quot;^&quot;;[.$A40];&quot;$&quot;);[$forms.$A$1:.$M$1048576];3)" office:value-type="string" office:string-value="average toughness">
            <text:p>average toughness</text:p>
          </table:table-cell>
          <table:table-cell table:style-name="ce22" table:formula="of:=VLOOKUP(CONCATENATE(&quot;^&quot;;[.$A40];&quot;$&quot;);[$forms.$A$1:.$M$1048576];5)" office:value-type="string" office:string-value="extremely vicious">
            <text:p>extremely vicious</text:p>
          </table:table-cell>
          <table:table-cell table:style-name="ce22" table:formula="of:=VLOOKUP(CONCATENATE(&quot;^&quot;;[.$A40];&quot;$&quot;);[$forms.$A$1:.$M$1048576];7)" office:value-type="string" office:string-value="extremely slow">
            <text:p>extremely slow</text:p>
          </table:table-cell>
          <table:table-cell table:style-name="ce22" table:formula="of:=VLOOKUP(CONCATENATE(&quot;^&quot;;[.$A40];&quot;$&quot;);[$forms.$A$1:.$M$1048576];13)" office:value-type="float" office:value="0">
            <text:p/>
          </table:table-cell>
          <table:table-cell table:formula="of:=VLOOKUP([.$A40];[$forms.$A$1:.$G$1048576];2;0)" office:value-type="string" office:string-value="reptile">
            <text:p>reptile</text:p>
          </table:table-cell>
          <table:table-cell table:style-name="ce22" office:value-type="string">
            <text:p>Hit, tank</text:p>
          </table:table-cell>
          <table:table-cell table:number-columns-repeated="1017"/>
        </table:table-row>
        <table:table-row table:style-name="ro8">
          <table:table-cell table:style-name="ce22" office:value-type="string">
            <text:p>lion</text:p>
          </table:table-cell>
          <table:table-cell table:style-name="ce22" table:formula="of:=VLOOKUP(CONCATENATE(&quot;^&quot;;[.$A41];&quot;$&quot;);[$forms.$A$1:.$M$1048576];3)" office:value-type="string" office:string-value="somewhat tough">
            <text:p>somewhat tough</text:p>
          </table:table-cell>
          <table:table-cell table:style-name="ce22" table:formula="of:=VLOOKUP(CONCATENATE(&quot;^&quot;;[.$A41];&quot;$&quot;);[$forms.$A$1:.$M$1048576];5)" office:value-type="string" office:string-value="extremely vicious">
            <text:p>extremely vicious</text:p>
          </table:table-cell>
          <table:table-cell table:style-name="ce22" table:formula="of:=VLOOKUP(CONCATENATE(&quot;^&quot;;[.$A41];&quot;$&quot;);[$forms.$A$1:.$M$1048576];7)" office:value-type="string" office:string-value="very slow">
            <text:p>very slow</text:p>
          </table:table-cell>
          <table:table-cell table:style-name="ce22" table:formula="of:=VLOOKUP(CONCATENATE(&quot;^&quot;;[.$A41];&quot;$&quot;);[$forms.$A$1:.$M$1048576];13)" office:value-type="string" office:string-value="ed, bl">
            <text:p>ed, bl</text:p>
          </table:table-cell>
          <table:table-cell table:formula="of:=VLOOKUP([.$A41];[$forms.$A$1:.$G$1048576];2;0)" office:value-type="string" office:string-value="mammal">
            <text:p>mammal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office:value-type="string">
            <text:p>owl</text:p>
          </table:table-cell>
          <table:table-cell table:style-name="ce22" table:formula="of:=VLOOKUP(CONCATENATE(&quot;^&quot;;[.$A42];&quot;$&quot;);[$forms.$A$1:.$M$1048576];3)" office:value-type="string" office:string-value="robust">
            <text:p>robust</text:p>
          </table:table-cell>
          <table:table-cell table:style-name="ce22" table:formula="of:=VLOOKUP(CONCATENATE(&quot;^&quot;;[.$A42];&quot;$&quot;);[$forms.$A$1:.$M$1048576];5)" office:value-type="string" office:string-value="lacks aggression">
            <text:p>lacks aggression</text:p>
          </table:table-cell>
          <table:table-cell table:style-name="ce22" table:formula="of:=VLOOKUP(CONCATENATE(&quot;^&quot;;[.$A42];&quot;$&quot;);[$forms.$A$1:.$M$1048576];7)" office:value-type="string" office:string-value="average agility">
            <text:p>average agility</text:p>
          </table:table-cell>
          <table:table-cell table:style-name="ce22" table:formula="of:=VLOOKUP(CONCATENATE(&quot;^&quot;;[.$A42];&quot;$&quot;);[$forms.$A$1:.$M$1048576];13)" office:value-type="string" office:string-value="ed, m">
            <text:p>ed, m</text:p>
          </table:table-cell>
          <table:table-cell table:formula="of:=VLOOKUP([.$A42];[$forms.$A$1:.$G$1048576];2;0)" office:value-type="string" office:string-value="avian">
            <text:p>avian</text:p>
          </table:table-cell>
          <table:table-cell table:number-columns-repeated="1018"/>
        </table:table-row>
        <table:table-row table:style-name="ro8">
          <table:table-cell office:value-type="string">
            <text:p>crab</text:p>
          </table:table-cell>
          <table:table-cell table:style-name="ce22" table:formula="of:=VLOOKUP(CONCATENATE(&quot;^&quot;;[.$A43];&quot;$&quot;);[$forms.$A$1:.$M$1048576];3)" office:value-type="string" office:string-value="tough">
            <text:p>tough</text:p>
          </table:table-cell>
          <table:table-cell table:style-name="ce22" table:formula="of:=VLOOKUP(CONCATENATE(&quot;^&quot;;[.$A43];&quot;$&quot;);[$forms.$A$1:.$M$1048576];5)" office:value-type="string" office:string-value="very aggressive">
            <text:p>very aggressive</text:p>
          </table:table-cell>
          <table:table-cell table:style-name="ce22" table:formula="of:=VLOOKUP(CONCATENATE(&quot;^&quot;;[.$A43];&quot;$&quot;);[$forms.$A$1:.$M$1048576];7)" office:value-type="string" office:string-value="extremely slow">
            <text:p>extremely slow</text:p>
          </table:table-cell>
          <table:table-cell table:style-name="ce22" table:formula="of:=VLOOKUP(CONCATENATE(&quot;^&quot;;[.$A43];&quot;$&quot;);[$forms.$A$1:.$M$1048576];13)" office:value-type="float" office:value="0">
            <text:p/>
          </table:table-cell>
          <table:table-cell table:formula="of:=VLOOKUP([.$A43];[$forms.$A$1:.$G$1048576];2;0)" office:value-type="string" office:string-value="crustacean">
            <text:p>crustacean</text:p>
          </table:table-cell>
          <table:table-cell/>
          <table:table-cell office:value-type="string">
            <text:p>balance between dmg/tanking</text:p>
          </table:table-cell>
          <table:table-cell table:number-columns-repeated="1016"/>
        </table:table-row>
        <table:table-row table:style-name="ro8">
          <table:table-cell office:value-type="string">
            <text:p>toad</text:p>
          </table:table-cell>
          <table:table-cell table:style-name="ce22" table:formula="of:=VLOOKUP(CONCATENATE(&quot;^&quot;;[.$A44];&quot;$&quot;);[$forms.$A$1:.$M$1048576];3)" office:value-type="string" office:string-value="extremely tough">
            <text:p>extremely tough</text:p>
          </table:table-cell>
          <table:table-cell table:style-name="ce22" table:formula="of:=VLOOKUP(CONCATENATE(&quot;^&quot;;[.$A44];&quot;$&quot;);[$forms.$A$1:.$M$1048576];5)" office:value-type="string" office:string-value="extremely docile">
            <text:p>extremely docile</text:p>
          </table:table-cell>
          <table:table-cell table:style-name="ce22" table:formula="of:=VLOOKUP(CONCATENATE(&quot;^&quot;;[.$A44];&quot;$&quot;);[$forms.$A$1:.$M$1048576];7)" office:value-type="string" office:string-value="average agility">
            <text:p>average agility</text:p>
          </table:table-cell>
          <table:table-cell table:style-name="ce22" table:formula="of:=VLOOKUP(CONCATENATE(&quot;^&quot;;[.$A44];&quot;$&quot;);[$forms.$A$1:.$M$1048576];13)" office:value-type="string" office:string-value="bl">
            <text:p>bl</text:p>
          </table:table-cell>
          <table:table-cell table:formula="of:=VLOOKUP([.$A44];[$forms.$A$1:.$G$1048576];2;0)" office:value-type="string" office:string-value="amphibian">
            <text:p>amphibian</text:p>
          </table:table-cell>
          <table:table-cell table:style-name="ce22" office:value-type="string">
            <text:p>Tank, dodge</text:p>
          </table:table-cell>
          <table:table-cell table:number-columns-repeated="1017"/>
        </table:table-row>
        <table:table-row table:style-name="ro8">
          <table:table-cell office:value-type="string">
            <text:p>wandering spider</text:p>
          </table:table-cell>
          <table:table-cell table:style-name="ce22" table:formula="of:=VLOOKUP(CONCATENATE(&quot;^&quot;;[.$A45];&quot;$&quot;);[$forms.$A$1:.$M$1048576];3)" office:value-type="string" office:string-value="average toughness">
            <text:p>average toughness</text:p>
          </table:table-cell>
          <table:table-cell table:style-name="ce22" table:formula="of:=VLOOKUP(CONCATENATE(&quot;^&quot;;[.$A45];&quot;$&quot;);[$forms.$A$1:.$M$1048576];5)" office:value-type="string" office:string-value="extremely vicious">
            <text:p>extremely vicious</text:p>
          </table:table-cell>
          <table:table-cell table:style-name="ce22" table:formula="of:=VLOOKUP(CONCATENATE(&quot;^&quot;;[.$A45];&quot;$&quot;);[$forms.$A$1:.$M$1048576];7)" office:value-type="string" office:string-value="extremely slow">
            <text:p>extremely slow</text:p>
          </table:table-cell>
          <table:table-cell table:style-name="ce22" table:formula="of:=VLOOKUP(CONCATENATE(&quot;^&quot;;[.$A45];&quot;$&quot;);[$forms.$A$1:.$M$1048576];13)" office:value-type="string" office:string-value="m">
            <text:p>m</text:p>
          </table:table-cell>
          <table:table-cell table:formula="of:=VLOOKUP([.$A45];[$forms.$A$1:.$G$1048576];2;0)" office:value-type="string" office:string-value="arachnid">
            <text:p>arachnid</text:p>
          </table:table-cell>
          <table:table-cell table:style-name="ce22" office:value-type="string">
            <text:p>Hit, tank</text:p>
          </table:table-cell>
          <table:table-cell table:number-columns-repeated="1017"/>
        </table:table-row>
        <table:table-row table:style-name="ro8" table:number-rows-repeated="104853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healing" table:style-name="ta2">
        <table:table-column table:style-name="co44" table:default-cell-style-name="ce32"/>
        <table:table-column table:style-name="co45" table:default-cell-style-name="ce18"/>
        <table:table-column table:style-name="co46" table:default-cell-style-name="ce18"/>
        <table:table-column table:style-name="co43" table:default-cell-style-name="ce18"/>
        <table:table-column table:style-name="co47" table:default-cell-style-name="ce18"/>
        <table:table-column table:style-name="co37" table:default-cell-style-name="ce18"/>
        <table:table-column table:style-name="co48" table:default-cell-style-name="ce18"/>
        <table:table-column table:style-name="co49" table:default-cell-style-name="ce18"/>
        <table:table-column table:style-name="co45" table:default-cell-style-name="ce18"/>
        <table:table-column table:style-name="co50" table:default-cell-style-name="ce18"/>
        <table:table-column table:style-name="co25" table:default-cell-style-name="ce18"/>
        <table:table-column table:style-name="co37" table:default-cell-style-name="ce18"/>
        <table:table-column table:style-name="co51" table:default-cell-style-name="ce18"/>
        <table:table-column table:style-name="co37" table:number-columns-repeated="1011" table:default-cell-style-name="ce18"/>
        <table:table-row table:style-name="ro3">
          <table:table-cell office:value-type="string" office:string-value="mitosis">
            <text:p>mitosis </text:p>
          </table:table-cell>
          <table:table-cell office:value-type="string">
            <text:p>heal</text:p>
          </table:table-cell>
          <table:table-cell office:value-type="string">
            <text:p>proto</text:p>
          </table:table-cell>
          <table:table-cell office:value-type="string">
            <text:p>ratio</text:p>
          </table:table-cell>
          <table:table-cell office:value-type="string">
            <text:p>flux</text:p>
          </table:table-cell>
          <table:table-cell table:style-name="ce32"/>
          <table:table-cell table:style-name="ce17" office:value-type="string">
            <text:p>Homeostasis</text:p>
          </table:table-cell>
          <table:table-cell table:style-name="ce17" office:value-type="string">
            <text:p>Mitosis</text:p>
          </table:table-cell>
          <table:table-cell table:style-name="ce19" office:value-type="string">
            <text:p>Flux</text:p>
          </table:table-cell>
          <table:table-cell table:style-name="ce26" office:value-type="string" office:string-value="St Reg">
            <text:p>St Reg </text:p>
          </table:table-cell>
          <table:table-cell table:style-name="ce33" office:value-type="string">
            <text:p>Proto Reg</text:p>
          </table:table-cell>
          <table:table-cell/>
          <table:table-cell table:style-name="ce17" office:value-type="string">
            <text:p>Notes</text:p>
          </table:table-cell>
          <table:table-cell table:number-columns-repeated="1011"/>
        </table:table-row>
        <table:table-row table:style-name="ro3">
          <table:table-cell office:value-type="float" office:value="1">
            <text:p>1 </text:p>
          </table:table-cell>
          <table:table-cell office:value-type="float" office:value="29">
            <text:p>29</text:p>
          </table:table-cell>
          <table:table-cell office:value-type="float" office:value="8.08">
            <text:p>8.08</text:p>
          </table:table-cell>
          <table:table-cell table:style-name="ce27" table:formula="of:=[.B2]/[.C2]" office:value-type="float" office:value="3.58910891089109">
            <text:p>3.59 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n</text:p>
          </table:table-cell>
          <table:table-cell table:style-name="ce27" office:value-type="float" office:value="1.86">
            <text:p>1.86 </text:p>
          </table:table-cell>
          <table:table-cell table:style-name="ce27" office:value-type="float" office:value="1.1">
            <text:p>1.10 </text:p>
          </table:table-cell>
          <table:table-cell/>
          <table:table-cell office:value-type="string">
            <text:p>the more pp you have the higher pp regen is</text:p>
          </table:table-cell>
          <table:table-cell table:number-columns-repeated="1011"/>
        </table:table-row>
        <table:table-row table:style-name="ro2">
          <table:table-cell office:value-type="float" office:value="1">
            <text:p>1 </text:p>
          </table:table-cell>
          <table:table-cell office:value-type="float" office:value="101">
            <text:p>101</text:p>
          </table:table-cell>
          <table:table-cell office:value-type="float" office:value="27.45">
            <text:p>27.45</text:p>
          </table:table-cell>
          <table:table-cell table:style-name="ce27" table:formula="of:=[.B3]/[.C3]" office:value-type="float" office:value="3.67941712204007">
            <text:p>3.68 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27" office:value-type="float" office:value="1.77">
            <text:p>1.77 </text:p>
          </table:table-cell>
          <table:table-cell table:style-name="ce27" office:value-type="float" office:value="1.07">
            <text:p>1.07 </text:p>
          </table:table-cell>
          <table:table-cell table:number-columns-repeated="1013"/>
        </table:table-row>
        <table:table-row table:style-name="ro3">
          <table:table-cell office:value-type="float" office:value="1">
            <text:p>1 </text:p>
          </table:table-cell>
          <table:table-cell office:value-type="float" office:value="50">
            <text:p>50</text:p>
          </table:table-cell>
          <table:table-cell office:value-type="float" office:value="13.59">
            <text:p>13.59</text:p>
          </table:table-cell>
          <table:table-cell table:style-name="ce27" table:formula="of:=[.B4]/[.C4]" office:value-type="float" office:value="3.67917586460633">
            <text:p>3.68 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table:style-name="ce27"/>
          <table:table-cell table:style-name="ce27" office:value-type="float" office:value="1.18">
            <text:p>1.18 </text:p>
          </table:table-cell>
          <table:table-cell/>
          <table:table-cell table:style-name="ce34" office:value-type="string">
            <text:p>protoplasm regen fluctuates based on protoplasm amount - seems to have a low end</text:p>
          </table:table-cell>
          <table:table-cell table:number-columns-repeated="1011"/>
        </table:table-row>
        <table:table-row table:style-name="ro2">
          <table:table-cell office:value-type="float" office:value="1">
            <text:p>1 </text:p>
          </table:table-cell>
          <table:table-cell office:value-type="float" office:value="48">
            <text:p>48</text:p>
          </table:table-cell>
          <table:table-cell office:value-type="float" office:value="13.26">
            <text:p>13.26</text:p>
          </table:table-cell>
          <table:table-cell table:style-name="ce27" table:formula="of:=[.B5]/[.C5]" office:value-type="float" office:value="3.61990950226244">
            <text:p>3.62 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style-name="ce27" office:value-type="float" office:value="1.91">
            <text:p>1.91 </text:p>
          </table:table-cell>
          <table:table-cell table:style-name="ce27" office:value-type="float" office:value="1.2">
            <text:p>1.20 </text:p>
          </table:table-cell>
          <table:table-cell/>
          <table:table-cell table:style-name="ce34" office:value-type="string">
            <text:p>and a high end, see info file - stamina may also effect it</text:p>
          </table:table-cell>
          <table:table-cell table:number-columns-repeated="1011"/>
        </table:table-row>
        <table:table-row table:style-name="ro2">
          <table:table-cell office:value-type="float" office:value="1">
            <text:p>1 </text:p>
          </table:table-cell>
          <table:table-cell office:value-type="float" office:value="92">
            <text:p>92</text:p>
          </table:table-cell>
          <table:table-cell office:value-type="float" office:value="25.01">
            <text:p>25.01</text:p>
          </table:table-cell>
          <table:table-cell table:style-name="ce27" table:formula="of:=[.B6]/[.C6]" office:value-type="float" office:value="3.67852858856457">
            <text:p>3.68 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style-name="ce27" office:value-type="float" office:value="1.81">
            <text:p>1.81 </text:p>
          </table:table-cell>
          <table:table-cell table:style-name="ce27"/>
          <table:table-cell table:number-columns-repeated="1013"/>
        </table:table-row>
        <table:table-row table:style-name="ro3">
          <table:table-cell office:value-type="float" office:value="2">
            <text:p>2 </text:p>
          </table:table-cell>
          <table:table-cell office:value-type="float" office:value="100">
            <text:p>100</text:p>
          </table:table-cell>
          <table:table-cell office:value-type="float" office:value="25.81">
            <text:p>25.81</text:p>
          </table:table-cell>
          <table:table-cell table:style-name="ce27" table:formula="of:=[.B7]/[.C7]" office:value-type="float" office:value="3.87446726075165">
            <text:p>3.87 </text:p>
          </table:table-cell>
          <table:table-cell table:number-columns-repeated="5"/>
          <table:table-cell table:style-name="ce27" table:number-columns-repeated="2"/>
          <table:table-cell/>
          <table:table-cell table:style-name="ce34" office:value-type="string">
            <text:p>chaos fluxes effect regen rates on a big level, Neutral can give a stam regen rate that has</text:p>
          </table:table-cell>
          <table:table-cell table:number-columns-repeated="1011"/>
        </table:table-row>
        <table:table-row table:style-name="ro2">
          <table:table-cell office:value-type="float" office:value="2">
            <text:p>2 </text:p>
          </table:table-cell>
          <table:table-cell office:value-type="float" office:value="87">
            <text:p>87</text:p>
          </table:table-cell>
          <table:table-cell office:value-type="float" office:value="21.52">
            <text:p>21.52</text:p>
          </table:table-cell>
          <table:table-cell table:style-name="ce27" table:formula="of:=[.B8]/[.C8]" office:value-type="float" office:value="4.04275092936803">
            <text:p>4.04 </text:p>
          </table:table-cell>
          <table:table-cell table:number-columns-repeated="5"/>
          <table:table-cell table:style-name="ce27" table:number-columns-repeated="2"/>
          <table:table-cell/>
          <table:table-cell table:style-name="ce34" office:value-type="string">
            <text:p>a range, like 1.34 to .141 - so there are degrees of each flux level</text:p>
          </table:table-cell>
          <table:table-cell table:number-columns-repeated="1011"/>
        </table:table-row>
        <table:table-row table:style-name="ro2">
          <table:table-cell office:value-type="float" office:value="2">
            <text:p>2 </text:p>
          </table:table-cell>
          <table:table-cell office:value-type="float" office:value="46">
            <text:p>46</text:p>
          </table:table-cell>
          <table:table-cell office:value-type="float" office:value="11.38">
            <text:p>11.38</text:p>
          </table:table-cell>
          <table:table-cell table:style-name="ce27" table:formula="of:=[.B9]/[.C9]" office:value-type="float" office:value="4.04217926186292">
            <text:p>4.04 </text:p>
          </table:table-cell>
          <table:table-cell table:number-columns-repeated="5"/>
          <table:table-cell table:style-name="ce27" table:number-columns-repeated="2"/>
          <table:table-cell/>
          <table:table-cell table:style-name="ce34"/>
          <table:table-cell table:number-columns-repeated="1011"/>
        </table:table-row>
        <table:table-row table:style-name="ro3">
          <table:table-cell office:value-type="float" office:value="2">
            <text:p>2 </text:p>
          </table:table-cell>
          <table:table-cell office:value-type="float" office:value="47">
            <text:p>47</text:p>
          </table:table-cell>
          <table:table-cell office:value-type="float" office:value="11.63">
            <text:p>11.63</text:p>
          </table:table-cell>
          <table:table-cell table:style-name="ce27" table:formula="of:=[.B10]/[.C10]" office:value-type="float" office:value="4.04127257093723">
            <text:p>4.04 </text:p>
          </table:table-cell>
          <table:table-cell table:number-columns-repeated="5"/>
          <table:table-cell table:style-name="ce27" table:number-columns-repeated="2"/>
          <table:table-cell/>
          <table:table-cell table:style-name="ce34" office:value-type="string">
            <text:p>lower stamina might mean lower protoplasm regen</text:p>
          </table:table-cell>
          <table:table-cell table:number-columns-repeated="1011"/>
        </table:table-row>
        <table:table-row table:style-name="ro2">
          <table:table-cell office:value-type="float" office:value="2">
            <text:p>2 </text:p>
          </table:table-cell>
          <table:table-cell office:value-type="float" office:value="44">
            <text:p>44</text:p>
          </table:table-cell>
          <table:table-cell office:value-type="float" office:value="10.95">
            <text:p>10.95</text:p>
          </table:table-cell>
          <table:table-cell table:style-name="ce27" table:formula="of:=[.B11]/[.C11]" office:value-type="float" office:value="4.01826484018265">
            <text:p>4.02 </text:p>
          </table:table-cell>
          <table:table-cell table:number-columns-repeated="1020"/>
        </table:table-row>
        <table:table-row table:style-name="ro2">
          <table:table-cell office:value-type="float" office:value="3">
            <text:p>3 </text:p>
          </table:table-cell>
          <table:table-cell office:value-type="float" office:value="29">
            <text:p>29</text:p>
          </table:table-cell>
          <table:table-cell office:value-type="float" office:value="6.94">
            <text:p>6.94</text:p>
          </table:table-cell>
          <table:table-cell table:style-name="ce27" table:formula="of:=[.B12]/[.C12]" office:value-type="float" office:value="4.17867435158501">
            <text:p>4.18 </text:p>
          </table:table-cell>
          <table:table-cell table:number-columns-repeated="1020"/>
        </table:table-row>
        <table:table-row table:style-name="ro2">
          <table:table-cell office:value-type="float" office:value="3">
            <text:p>3 </text:p>
          </table:table-cell>
          <table:table-cell office:value-type="float" office:value="25">
            <text:p>25</text:p>
          </table:table-cell>
          <table:table-cell office:value-type="float" office:value="5.98">
            <text:p>5.98</text:p>
          </table:table-cell>
          <table:table-cell table:style-name="ce27" table:formula="of:=[.B13]/[.C13]" office:value-type="float" office:value="4.18060200668896">
            <text:p>4.18 </text:p>
          </table:table-cell>
          <table:table-cell table:number-columns-repeated="1020"/>
        </table:table-row>
        <table:table-row table:style-name="ro2">
          <table:table-cell office:value-type="float" office:value="3">
            <text:p>3 </text:p>
          </table:table-cell>
          <table:table-cell office:value-type="float" office:value="80">
            <text:p>80</text:p>
          </table:table-cell>
          <table:table-cell office:value-type="float" office:value="19.14">
            <text:p>19.14</text:p>
          </table:table-cell>
          <table:table-cell table:style-name="ce27" table:formula="of:=[.B14]/[.C14]" office:value-type="float" office:value="4.17972831765935">
            <text:p>4.18 </text:p>
          </table:table-cell>
          <table:table-cell table:number-columns-repeated="1020"/>
        </table:table-row>
        <table:table-row table:style-name="ro2">
          <table:table-cell office:value-type="float" office:value="4">
            <text:p>4 </text:p>
          </table:table-cell>
          <table:table-cell office:value-type="float" office:value="93">
            <text:p>93</text:p>
          </table:table-cell>
          <table:table-cell office:value-type="float" office:value="22.19">
            <text:p>22.19</text:p>
          </table:table-cell>
          <table:table-cell table:style-name="ce27" table:formula="of:=[.B15]/[.C15]" office:value-type="float" office:value="4.19107706173952">
            <text:p>4.19 </text:p>
          </table:table-cell>
          <table:table-cell table:number-columns-repeated="1020"/>
        </table:table-row>
        <table:table-row table:style-name="ro2">
          <table:table-cell office:value-type="float" office:value="4">
            <text:p>4 </text:p>
          </table:table-cell>
          <table:table-cell office:value-type="float" office:value="86">
            <text:p>86</text:p>
          </table:table-cell>
          <table:table-cell office:value-type="float" office:value="21.18">
            <text:p>21.18</text:p>
          </table:table-cell>
          <table:table-cell table:style-name="ce27" table:formula="of:=[.B16]/[.C16]" office:value-type="float" office:value="4.0604343720491">
            <text:p>4.06 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2">
          <table:table-cell office:value-type="float" office:value="4">
            <text:p>4 </text:p>
          </table:table-cell>
          <table:table-cell office:value-type="float" office:value="104">
            <text:p>104</text:p>
          </table:table-cell>
          <table:table-cell office:value-type="float" office:value="25.62">
            <text:p>25.62</text:p>
          </table:table-cell>
          <table:table-cell table:style-name="ce27" table:formula="of:=[.B17]/[.C17]" office:value-type="float" office:value="4.05932864949258">
            <text:p>4.06 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2">
          <table:table-cell office:value-type="float" office:value="4">
            <text:p>4 </text:p>
          </table:table-cell>
          <table:table-cell office:value-type="float" office:value="67">
            <text:p>67</text:p>
          </table:table-cell>
          <table:table-cell office:value-type="float" office:value="14.09">
            <text:p>14.09</text:p>
          </table:table-cell>
          <table:table-cell table:style-name="ce27" table:formula="of:=[.B18]/[.C18]" office:value-type="float" office:value="4.75514549325763">
            <text:p>4.76 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float" office:value="4">
            <text:p>4 </text:p>
          </table:table-cell>
          <table:table-cell office:value-type="float" office:value="80">
            <text:p>80</text:p>
          </table:table-cell>
          <table:table-cell office:value-type="float" office:value="16.82">
            <text:p>16.82</text:p>
          </table:table-cell>
          <table:table-cell table:style-name="ce27" table:formula="of:=[.B19]/[.C19]" office:value-type="float" office:value="4.75624256837099">
            <text:p>4.76 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float" office:value="4">
            <text:p>4 </text:p>
          </table:table-cell>
          <table:table-cell office:value-type="float" office:value="63">
            <text:p>63</text:p>
          </table:table-cell>
          <table:table-cell office:value-type="float" office:value="13.25">
            <text:p>13.25</text:p>
          </table:table-cell>
          <table:table-cell table:style-name="ce27" table:formula="of:=[.B20]/[.C20]" office:value-type="float" office:value="4.75471698113208">
            <text:p>4.75 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float" office:value="5">
            <text:p>5 </text:p>
          </table:table-cell>
          <table:table-cell office:value-type="float" office:value="245">
            <text:p>245</text:p>
          </table:table-cell>
          <table:table-cell office:value-type="float" office:value="54.45">
            <text:p>54.45</text:p>
          </table:table-cell>
          <table:table-cell table:style-name="ce27" table:formula="of:=[.B21]/[.C21]" office:value-type="float" office:value="4.49954086317723">
            <text:p>4.50 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float" office:value="5">
            <text:p>5 </text:p>
          </table:table-cell>
          <table:table-cell office:value-type="float" office:value="44">
            <text:p>44</text:p>
          </table:table-cell>
          <table:table-cell office:value-type="float" office:value="9.89">
            <text:p>9.89</text:p>
          </table:table-cell>
          <table:table-cell table:style-name="ce27" table:formula="of:=[.B22]/[.C22]" office:value-type="float" office:value="4.44893832153691">
            <text:p>4.45 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float" office:value="8">
            <text:p>8 </text:p>
          </table:table-cell>
          <table:table-cell office:value-type="float" office:value="124">
            <text:p>124</text:p>
          </table:table-cell>
          <table:table-cell office:value-type="float" office:value="23.17">
            <text:p>23.17</text:p>
          </table:table-cell>
          <table:table-cell table:style-name="ce27" table:formula="of:=[.B23]/[.C23]" office:value-type="float" office:value="5.35174794993526">
            <text:p>5.35 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2">
          <table:table-cell office:value-type="float" office:value="8">
            <text:p>8 </text:p>
          </table:table-cell>
          <table:table-cell office:value-type="float" office:value="51">
            <text:p>51</text:p>
          </table:table-cell>
          <table:table-cell office:value-type="float" office:value="9.46">
            <text:p>9.46</text:p>
          </table:table-cell>
          <table:table-cell table:style-name="ce27" table:formula="of:=[.B24]/[.C24]" office:value-type="float" office:value="5.39112050739958">
            <text:p>5.39 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rinsics" table:style-name="ta1">
        <table:table-column table:style-name="co120" table:default-cell-style-name="ce71"/>
        <table:table-column table:style-name="co121" table:default-cell-style-name="ce91"/>
        <table:table-column table:style-name="co122" table:default-cell-style-name="ce91"/>
        <table:table-column table:style-name="co121" table:default-cell-style-name="ce91"/>
        <table:table-column table:style-name="co123" table:default-cell-style-name="ce91"/>
        <table:table-column table:style-name="co124" table:default-cell-style-name="ce91"/>
        <table:table-column table:style-name="co125" table:default-cell-style-name="ce91"/>
        <table:table-column table:style-name="co126" table:default-cell-style-name="ce97"/>
        <table:table-column table:style-name="co10" table:default-cell-style-name="ce91"/>
        <table:table-column table:style-name="co10" table:number-columns-repeated="1015" table:default-cell-style-name="ce71"/>
        <table:table-row table:style-name="ro7">
          <table:table-cell table:style-name="ce69" office:value-type="string">
            <text:p>Intrinsic</text:p>
          </table:table-cell>
          <table:table-cell table:style-name="ce72" office:value-type="string" office:string-value="Density">
            <text:p>Density </text:p>
          </table:table-cell>
          <table:table-cell table:style-name="ce72" office:value-type="string" office:string-value="Homeostasis">
            <text:p>Homeostasis </text:p>
          </table:table-cell>
          <table:table-cell table:style-name="ce72" office:value-type="string" office:string-value="Mitosis">
            <text:p>Mitosis </text:p>
          </table:table-cell>
          <table:table-cell table:style-name="ce72" office:value-type="string" office:string-value="Morphogenesis">
            <text:p>Morphogenesis </text:p>
          </table:table-cell>
          <table:table-cell table:style-name="ce72" office:value-type="string" office:string-value="Resilience">
            <text:p>Resilience </text:p>
          </table:table-cell>
          <table:table-cell table:style-name="ce93" office:value-type="string">
            <text:p>Min Glvl</text:p>
          </table:table-cell>
          <table:table-cell table:style-name="ce96" office:value-type="string">
            <text:p>Notes</text:p>
          </table:table-cell>
          <table:table-cell table:number-columns-repeated="1016"/>
        </table:table-row>
        <table:table-row table:style-name="ro3">
          <table:table-cell table:style-name="ce70" office:value-type="string">
            <text:p>absorb</text:p>
          </table:table-cell>
          <table:table-cell table:number-columns-repeated="5" table:style-name="ce73" office:value-type="float" office:value="0">
            <text:p>0</text:p>
          </table:table-cell>
          <table:table-cell table:style-name="ce94" table:formula="of:=SUM([.B2:.F2])" office:value-type="float" office:value="0">
            <text:p>0</text:p>
          </table:table-cell>
          <table:table-cell office:value-type="string">
            <text:p>eat corpses</text:p>
          </table:table-cell>
          <table:table-cell table:number-columns-repeated="1016"/>
        </table:table-row>
        <table:table-row table:style-name="ro7">
          <table:table-cell table:style-name="ce70" office:value-type="string">
            <text:p>bioextract</text:p>
          </table:table-cell>
          <table:table-cell table:number-columns-repeated="5" table:style-name="ce73" office:value-type="float" office:value="0">
            <text:p>0</text:p>
          </table:table-cell>
          <table:table-cell table:style-name="ce94" table:formula="of:=SUM([.B3:.F3])" office:value-type="float" office:value="0">
            <text:p>0</text:p>
          </table:table-cell>
          <table:table-cell office:value-type="string">
            <text:p>turn corpses into bioplasts</text:p>
          </table:table-cell>
          <table:table-cell table:number-columns-repeated="1016"/>
        </table:table-row>
        <table:table-row table:style-name="ro3">
          <table:table-cell table:style-name="ce70" office:value-type="string">
            <text:p>ingest</text:p>
          </table:table-cell>
          <table:table-cell table:number-columns-repeated="5" table:style-name="ce73" office:value-type="float" office:value="0">
            <text:p>0</text:p>
          </table:table-cell>
          <table:table-cell table:style-name="ce94" table:formula="of:=SUM([.B4:.F4])" office:value-type="float" office:value="0">
            <text:p>0</text:p>
          </table:table-cell>
          <table:table-cell office:value-type="string">
            <text:p>eat coins for bonuses</text:p>
          </table:table-cell>
          <table:table-cell table:number-columns-repeated="1016"/>
        </table:table-row>
        <table:table-row table:style-name="ro3">
          <table:table-cell table:style-name="ce70" office:value-type="string">
            <text:p>instinct</text:p>
          </table:table-cell>
          <table:table-cell table:number-columns-repeated="5" table:style-name="ce73" office:value-type="float" office:value="0">
            <text:p>0</text:p>
          </table:table-cell>
          <table:table-cell table:style-name="ce94" table:formula="of:=SUM([.B5:.F5])" office:value-type="float" office:value="0">
            <text:p>0</text:p>
          </table:table-cell>
          <table:table-cell office:value-type="string">
            <text:p>fires at certain hp</text:p>
          </table:table-cell>
          <table:table-cell table:number-columns-repeated="1016"/>
        </table:table-row>
        <table:table-row table:style-name="ro3">
          <table:table-cell table:style-name="ce70" office:value-type="string">
            <text:p>lore</text:p>
          </table:table-cell>
          <table:table-cell table:number-columns-repeated="5" table:style-name="ce73" office:value-type="float" office:value="0">
            <text:p>0</text:p>
          </table:table-cell>
          <table:table-cell table:style-name="ce94" table:formula="of:=SUM([.B6:.F6])" office:value-type="float" office:value="0">
            <text:p>0</text:p>
          </table:table-cell>
          <table:table-cell office:value-type="string">
            <text:p>get info on mob</text:p>
          </table:table-cell>
          <table:table-cell table:number-columns-repeated="1016"/>
        </table:table-row>
        <table:table-row table:style-name="ro3">
          <table:table-cell table:style-name="ce70" office:value-type="string">
            <text:p>morph</text:p>
          </table:table-cell>
          <table:table-cell table:number-columns-repeated="5" table:style-name="ce73" office:value-type="float" office:value="0">
            <text:p>0</text:p>
          </table:table-cell>
          <table:table-cell table:style-name="ce94" table:formula="of:=SUM([.B7:.F7])" office:value-type="float" office:value="0">
            <text:p>0</text:p>
          </table:table-cell>
          <table:table-cell office:value-type="string">
            <text:p>heal/turn into something</text:p>
          </table:table-cell>
          <table:table-cell table:number-columns-repeated="1016"/>
        </table:table-row>
        <table:table-row table:style-name="ro3">
          <table:table-cell table:style-name="ce70" office:value-type="string">
            <text:p>perform</text:p>
          </table:table-cell>
          <table:table-cell table:number-columns-repeated="5" table:style-name="ce73" office:value-type="float" office:value="0">
            <text:p>0</text:p>
          </table:table-cell>
          <table:table-cell table:style-name="ce94" table:formula="of:=SUM([.B8:.F8])" office:value-type="float" office:value="0">
            <text:p>0</text:p>
          </table:table-cell>
          <table:table-cell office:value-type="string">
            <text:p>perform an action each round</text:p>
          </table:table-cell>
          <table:table-cell table:number-columns-repeated="1016"/>
        </table:table-row>
        <table:table-row table:style-name="ro7">
          <table:table-cell table:style-name="ce70" office:value-type="string">
            <text:p>digest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 office:value-type="float" office:value="2">
            <text:p>2</text:p>
          </table:table-cell>
          <table:table-cell table:style-name="ce94" table:formula="of:=SUM([.B9:.F9])" office:value-type="float" office:value="2">
            <text:p>2</text:p>
          </table:table-cell>
          <table:table-cell office:value-type="string">
            <text:p>eat items for hps</text:p>
          </table:table-cell>
          <table:table-cell table:number-columns-repeated="1016"/>
        </table:table-row>
        <table:table-row table:style-name="ro3">
          <table:table-cell table:style-name="ce70" office:value-type="string">
            <text:p>flow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3">
            <text:p>3</text:p>
          </table:table-cell>
          <table:table-cell table:number-columns-repeated="3" table:style-name="ce73" office:value-type="float" office:value="0">
            <text:p>0</text:p>
          </table:table-cell>
          <table:table-cell table:style-name="ce94" table:formula="of:=SUM([.B10:.F10])" office:value-type="float" office:value="3">
            <text:p>3</text:p>
          </table:table-cell>
          <table:table-cell office:value-type="string">
            <text:p>do a list of actions</text:p>
          </table:table-cell>
          <table:table-cell table:number-columns-repeated="1016"/>
        </table:table-row>
        <table:table-row table:style-name="ro7">
          <table:table-cell table:style-name="ce70" office:value-type="string">
            <text:p>bioluminesce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0">
            <text:p>0</text:p>
          </table:table-cell>
          <table:table-cell table:style-name="ce94" table:formula="of:=SUM([.B11:.F11])" office:value-type="float" office:value="6">
            <text:p>6</text:p>
          </table:table-cell>
          <table:table-cell office:value-type="string">
            <text:p>turn into a light source</text:p>
          </table:table-cell>
          <table:table-cell table:number-columns-repeated="1016"/>
        </table:table-row>
        <table:table-row table:style-name="ro3">
          <table:table-cell table:style-name="ce70" office:value-type="string">
            <text:p>liquefy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6">
            <text:p>6</text:p>
          </table:table-cell>
          <table:table-cell table:style-name="ce73" office:value-type="float" office:value="0">
            <text:p>0</text:p>
          </table:table-cell>
          <table:table-cell table:style-name="ce94" table:formula="of:=SUM([.B12:.F12])" office:value-type="float" office:value="11">
            <text:p>11</text:p>
          </table:table-cell>
          <table:table-cell office:value-type="string">
            <text:p>stop combat (turn into puddle)</text:p>
          </table:table-cell>
          <table:table-cell table:number-columns-repeated="1016"/>
        </table:table-row>
        <table:table-row table:style-name="ro3">
          <table:table-cell office:value-type="string">
            <text:p>transmogrify</text:p>
          </table:table-cell>
          <table:table-cell table:number-columns-repeated="3" table:style-name="ce73" office:value-type="float" office:value="0">
            <text:p>0</text:p>
          </table:table-cell>
          <table:table-cell table:style-name="ce73" office:value-type="float" office:value="12">
            <text:p>12</text:p>
          </table:table-cell>
          <table:table-cell table:style-name="ce73" office:value-type="float" office:value="0">
            <text:p>0</text:p>
          </table:table-cell>
          <table:table-cell table:style-name="ce94" table:formula="of:=SUM([.B13:.F13])" office:value-type="float" office:value="12">
            <text:p>12</text:p>
          </table:table-cell>
          <table:table-cell office:value-type="string">
            <text:p>add adjectives to title (colors, size, etc)</text:p>
          </table:table-cell>
          <table:table-cell table:number-columns-repeated="1016"/>
        </table:table-row>
        <table:table-row table:style-name="ro7">
          <table:table-cell office:value-type="string">
            <text:p>adrenalize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7">
            <text:p>7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0">
            <text:p>0</text:p>
          </table:table-cell>
          <table:table-cell table:style-name="ce94" table:formula="of:=SUM([.B14:.F14])" office:value-type="float" office:value="12">
            <text:p>12</text:p>
          </table:table-cell>
          <table:table-cell office:value-type="string">
            <text:p>boost dmg for more stamina and less defense; looks like form needs to be at least lvl 5</text:p>
          </table:table-cell>
          <table:table-cell table:number-columns-repeated="1016"/>
        </table:table-row>
        <table:table-row table:style-name="ro7">
          <table:table-cell office:value-type="string">
            <text:p>hyperproliferate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6">
            <text:p>6</text:p>
          </table:table-cell>
          <table:table-cell table:style-name="ce73" office:value-type="float" office:value="7">
            <text:p>7</text:p>
          </table:table-cell>
          <table:table-cell table:number-columns-repeated="2" table:style-name="ce73" office:value-type="float" office:value="0">
            <text:p>0</text:p>
          </table:table-cell>
          <table:table-cell table:style-name="ce94" table:formula="of:=SUM([.B15:.F15])" office:value-type="float" office:value="13">
            <text:p>13</text:p>
          </table:table-cell>
          <table:table-cell office:value-type="string">
            <text:p>boosts pp regen; later boosts heals too</text:p>
          </table:table-cell>
          <table:table-cell table:number-columns-repeated="1016"/>
        </table:table-row>
        <table:table-row table:style-name="ro7">
          <table:table-cell table:style-name="ce70" office:value-type="string">
            <text:p>mimic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8">
            <text:p>8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9">
            <text:p>9</text:p>
          </table:table-cell>
          <table:table-cell table:style-name="ce73" office:value-type="float" office:value="0">
            <text:p>0</text:p>
          </table:table-cell>
          <table:table-cell table:style-name="ce94" table:formula="of:=SUM([.B16:.F16])" office:value-type="float" office:value="17">
            <text:p>17</text:p>
          </table:table-cell>
          <table:table-cell office:value-type="string">
            <text:p>copy something (polymorph)</text:p>
          </table:table-cell>
          <table:table-cell table:number-columns-repeated="1016"/>
        </table:table-row>
        <table:table-row table:style-name="ro7">
          <table:table-cell office:value-type="string">
            <text:p>link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8">
            <text:p>18</text:p>
          </table:table-cell>
          <table:table-cell table:number-columns-repeated="3" table:style-name="ce73" office:value-type="float" office:value="0">
            <text:p>0</text:p>
          </table:table-cell>
          <table:table-cell table:style-name="ce94" table:formula="of:=SUM([.B17:.F17])" office:value-type="float" office:value="18">
            <text:p>18</text:p>
          </table:table-cell>
          <table:table-cell office:value-type="string">
            <text:p>connection to changeling and oost protoplasm</text:p>
          </table:table-cell>
          <table:table-cell table:number-columns-repeated="1016"/>
        </table:table-row>
        <table:table-row table:style-name="ro3">
          <table:table-cell office:value-type="string">
            <text:p>revivify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11">
            <text:p>11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1">
            <text:p>11</text:p>
          </table:table-cell>
          <table:table-cell table:style-name="ce94" table:formula="of:=SUM([.B18:.F18])" office:value-type="float" office:value="22">
            <text:p>22</text:p>
          </table:table-cell>
          <table:table-cell office:value-type="string">
            <text:p>removes death scars</text:p>
          </table:table-cell>
          <table:table-cell table:number-columns-repeated="1016"/>
        </table:table-row>
        <table:table-row table:style-name="ro7">
          <table:table-cell office:value-type="string">
            <text:p>perseverance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3">
            <text:p>13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13">
            <text:p>13</text:p>
          </table:table-cell>
          <table:table-cell table:style-name="ce94" table:formula="of:=SUM([.B19:.F19])" office:value-type="float" office:value="26">
            <text:p>26</text:p>
          </table:table-cell>
          <table:table-cell office:value-type="string">
            <text:p>block physical dmg</text:p>
          </table:table-cell>
          <table:table-cell table:number-columns-repeated="1016"/>
        </table:table-row>
        <table:table-row table:style-name="ro7">
          <table:table-cell office:value-type="string">
            <text:p>fuse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4">
            <text:p>14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4">
            <text:p>14</text:p>
          </table:table-cell>
          <table:table-cell table:style-name="ce73" office:value-type="float" office:value="0">
            <text:p>0</text:p>
          </table:table-cell>
          <table:table-cell table:style-name="ce94" table:formula="of:=SUM([.B20:.F20])" office:value-type="float" office:value="28">
            <text:p>28</text:p>
          </table:table-cell>
          <table:table-cell office:value-type="string">
            <text:p>lets you fuse bioplasts to make better ones</text:p>
          </table:table-cell>
          <table:table-cell table:number-columns-repeated="1016"/>
        </table:table-row>
        <table:table-row table:style-name="ro7">
          <table:table-cell office:value-type="string">
            <text:p>dissipate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5">
            <text:p>15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15">
            <text:p>15</text:p>
          </table:table-cell>
          <table:table-cell table:style-name="ce94" table:formula="of:=SUM([.B21:.F21])" office:value-type="float" office:value="30">
            <text:p>30</text:p>
          </table:table-cell>
          <table:table-cell office:value-type="string">
            <text:p>blocks all dmg?</text:p>
          </table:table-cell>
          <table:table-cell table:number-columns-repeated="1016"/>
        </table:table-row>
        <table:table-row table:style-name="ro3">
          <table:table-cell office:value-type="string">
            <text:p>instinct2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5">
            <text:p>15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5">
            <text:p>15</text:p>
          </table:table-cell>
          <table:table-cell table:style-name="ce73" office:value-type="float" office:value="0">
            <text:p>0</text:p>
          </table:table-cell>
          <table:table-cell table:style-name="ce94" table:formula="of:=SUM([.B22:.F22])" office:value-type="float" office:value="30">
            <text:p>30</text:p>
          </table:table-cell>
          <table:table-cell office:value-type="string">
            <text:p>perform action when pp or st drops to certain rate</text:p>
          </table:table-cell>
          <table:table-cell table:number-columns-repeated="1016"/>
        </table:table-row>
        <table:table-row table:style-name="ro3">
          <table:table-cell office:value-type="string">
            <text:p>sense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30">
            <text:p>30</text:p>
          </table:table-cell>
          <table:table-cell table:number-columns-repeated="3" table:style-name="ce73" office:value-type="float" office:value="0">
            <text:p>0</text:p>
          </table:table-cell>
          <table:table-cell table:style-name="ce94" table:formula="of:=SUM([.B23:.F23])" office:value-type="float" office:value="30">
            <text:p>30</text:p>
          </table:table-cell>
          <table:table-cell office:value-type="string">
            <text:p>tells you how the flux is affecting you?</text:p>
          </table:table-cell>
          <table:table-cell table:number-columns-repeated="1016"/>
        </table:table-row>
        <table:table-row table:style-name="ro3">
          <table:table-cell office:value-type="string">
            <text:p>clone</text:p>
          </table:table-cell>
          <table:table-cell table:number-columns-repeated="2" table:style-name="ce73" office:value-type="float" office:value="0">
            <text:p>0</text:p>
          </table:table-cell>
          <table:table-cell table:number-columns-repeated="2" table:style-name="ce73" office:value-type="float" office:value="18">
            <text:p>18</text:p>
          </table:table-cell>
          <table:table-cell table:style-name="ce73" office:value-type="float" office:value="0">
            <text:p>0</text:p>
          </table:table-cell>
          <table:table-cell table:style-name="ce94" table:formula="of:=SUM([.B24:.F24])" office:value-type="float" office:value="36">
            <text:p>36</text:p>
          </table:table-cell>
          <table:table-cell office:value-type="string">
            <text:p>create familiar to carry stuff and fight</text:p>
          </table:table-cell>
          <table:table-cell table:number-columns-repeated="1016"/>
        </table:table-row>
        <table:table-row table:style-name="ro3">
          <table:table-cell office:value-type="string">
            <text:p>secrete</text:p>
          </table:table-cell>
          <table:table-cell table:style-name="ce73" office:value-type="float" office:value="15">
            <text:p>15</text:p>
          </table:table-cell>
          <table:table-cell table:style-name="ce73" office:value-type="float" office:value="14">
            <text:p>14</text:p>
          </table:table-cell>
          <table:table-cell table:style-name="ce73" office:value-type="float" office:value="15">
            <text:p>15</text:p>
          </table:table-cell>
          <table:table-cell table:number-columns-repeated="2" table:style-name="ce73" office:value-type="float" office:value="0">
            <text:p>0</text:p>
          </table:table-cell>
          <table:table-cell table:style-name="ce94" table:formula="of:=SUM([.B25:.F25])" office:value-type="float" office:value="44">
            <text:p>44</text:p>
          </table:table-cell>
          <table:table-cell office:value-type="string">
            <text:p>spend protoplasm to heal others (room heal?)</text:p>
          </table:table-cell>
          <table:table-cell table:number-columns-repeated="1016"/>
        </table:table-row>
        <table:table-row table:style-name="ro7">
          <table:table-cell office:value-type="string">
            <text:p>relinquish</text:p>
          </table:table-cell>
          <table:table-cell table:number-columns-repeated="5" table:style-name="ce73" office:value-type="float" office:value="10">
            <text:p>10</text:p>
          </table:table-cell>
          <table:table-cell table:style-name="ce94" table:formula="of:=SUM([.B26:.F26])" office:value-type="float" office:value="50">
            <text:p>50</text:p>
          </table:table-cell>
          <table:table-cell office:value-type="string">
            <text:p>boosts regen, can't morph</text:p>
          </table:table-cell>
          <table:table-cell table:number-columns-repeated="1016"/>
        </table:table-row>
        <table:table-row table:style-name="ro7">
          <table:table-cell office:value-type="string">
            <text:p>augment</text:p>
          </table:table-cell>
          <table:table-cell table:style-name="ce73" office:value-type="float" office:value="15">
            <text:p>15</text:p>
          </table:table-cell>
          <table:table-cell table:style-name="ce73" office:value-type="float" office:value="18">
            <text:p>18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8">
            <text:p>18</text:p>
          </table:table-cell>
          <table:table-cell table:style-name="ce73" office:value-type="float" office:value="0">
            <text:p>0</text:p>
          </table:table-cell>
          <table:table-cell table:style-name="ce94" table:formula="of:=SUM([.B27:.F27])" office:value-type="float" office:value="51">
            <text:p>51</text:p>
          </table:table-cell>
          <table:table-cell office:value-type="string">
            <text:p>temporary boost to str, dex, or con</text:p>
          </table:table-cell>
          <table:table-cell table:number-columns-repeated="1016"/>
        </table:table-row>
        <table:table-row table:style-name="ro7">
          <table:table-cell office:value-type="string">
            <text:p>thermotaxis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29">
            <text:p>29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26">
            <text:p>26</text:p>
          </table:table-cell>
          <table:table-cell table:style-name="ce92" office:value-type="float" office:value="0">
            <text:p>0</text:p>
          </table:table-cell>
          <table:table-cell table:style-name="ce73" table:formula="of:=SUM([.B28:.F28])" office:value-type="float" office:value="55">
            <text:p>55</text:p>
          </table:table-cell>
          <table:table-cell office:value-type="string">
            <text:p>do fire or ice dmg, costs hps as well as extra stam</text:p>
          </table:table-cell>
          <table:table-cell table:number-columns-repeated="1016"/>
        </table:table-row>
        <table:table-row table:style-name="ro3">
          <table:table-cell/>
          <table:table-cell table:style-name="ce90" table:formula="of:=MAX([.B2:.B28])" office:value-type="float" office:value="15">
            <text:p>15</text:p>
          </table:table-cell>
          <table:table-cell table:style-name="ce90" table:formula="of:=MAX([.C2:.C28])" office:value-type="float" office:value="30">
            <text:p>30</text:p>
          </table:table-cell>
          <table:table-cell table:style-name="ce90" table:formula="of:=MAX([.D2:.D28])" office:value-type="float" office:value="18">
            <text:p>18</text:p>
          </table:table-cell>
          <table:table-cell table:style-name="ce90" table:formula="of:=MAX([.E2:.E28])" office:value-type="float" office:value="26">
            <text:p>26</text:p>
          </table:table-cell>
          <table:table-cell table:style-name="ce90" table:formula="of:=MAX([.F2:.F28])" office:value-type="float" office:value="15">
            <text:p>15</text:p>
          </table:table-cell>
          <table:table-cell table:style-name="ce90" table:formula="of:=SUM([.B29:.F29])" office:value-type="float" office:value="104">
            <text:p>104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69" office:value-type="string">
            <text:p>Notes</text:p>
          </table:table-cell>
          <table:table-cell table:number-columns-repeated="1023"/>
        </table:table-row>
        <table:table-row table:style-name="ro7">
          <table:table-cell office:value-type="string">
            <text:p>relinquish burns about 8-9% a round down to 0, glvl 51, ingest is 1.1 mil</text:p>
          </table:table-cell>
          <table:table-cell table:number-columns-repeated="1023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tam" table:style-name="ta1">
        <table:table-column table:style-name="co87" table:default-cell-style-name="ce18"/>
        <table:table-column table:style-name="co88" table:default-cell-style-name="ce18"/>
        <table:table-column table:style-name="co89" table:default-cell-style-name="ce18"/>
        <table:table-column table:style-name="co90" table:default-cell-style-name="ce82"/>
        <table:table-column table:style-name="co92" table:default-cell-style-name="ce84"/>
        <table:table-column table:style-name="co94" table:default-cell-style-name="ce18"/>
        <table:table-column table:style-name="co90" table:default-cell-style-name="ce86"/>
        <table:table-column table:style-name="co92" table:default-cell-style-name="ce18"/>
        <table:table-column table:style-name="co95" table:default-cell-style-name="ce18"/>
        <table:table-column table:style-name="co96" table:default-cell-style-name="ce86"/>
        <table:table-column table:style-name="co97" table:default-cell-style-name="ce18"/>
        <table:table-column table:style-name="co30" table:default-cell-style-name="ce18"/>
        <table:table-column table:style-name="co71" table:default-cell-style-name="ce86"/>
        <table:table-column table:style-name="co71" table:default-cell-style-name="ce18"/>
        <table:table-column table:style-name="co98" table:default-cell-style-name="ce18"/>
        <table:table-column table:style-name="co99" table:default-cell-style-name="ce86"/>
        <table:table-column table:style-name="co71" table:number-columns-repeated="1005" table:default-cell-style-name="ce18"/>
        <table:table-column table:style-name="co71" table:number-columns-repeated="3" table:default-cell-style-name="Default"/>
        <table:table-row table:style-name="ro2">
          <table:table-cell/>
          <table:table-cell table:style-name="ce74" office:value-type="string">
            <text:p>FF</text:p>
          </table:table-cell>
          <table:table-cell table:style-name="ce17" office:value-type="string">
            <text:p>Form</text:p>
          </table:table-cell>
          <table:table-cell table:style-name="ce81" office:value-type="string">
            <text:p>St Cost</text:p>
          </table:table-cell>
          <table:table-cell/>
          <table:table-cell table:style-name="ce17" office:value-type="string">
            <text:p>Form</text:p>
          </table:table-cell>
          <table:table-cell table:style-name="ce81" office:value-type="string">
            <text:p>St Cost</text:p>
          </table:table-cell>
          <table:table-cell/>
          <table:table-cell table:style-name="ce17" office:value-type="string">
            <text:p>Form</text:p>
          </table:table-cell>
          <table:table-cell table:style-name="ce81" office:value-type="string">
            <text:p>St Cost</text:p>
          </table:table-cell>
          <table:table-cell table:style-name="ce17"/>
          <table:table-cell table:style-name="ce17" office:value-type="string">
            <text:p>Form</text:p>
          </table:table-cell>
          <table:table-cell table:style-name="ce81" office:value-type="string">
            <text:p>St Cost</text:p>
          </table:table-cell>
          <table:table-cell/>
          <table:table-cell table:style-name="ce17" office:value-type="string">
            <text:p>Form</text:p>
          </table:table-cell>
          <table:table-cell table:style-name="ce81" office:value-type="string">
            <text:p>St Cost</text:p>
          </table:table-cell>
          <table:table-cell table:number-columns-repeated="1008"/>
        </table:table-row>
        <table:table-row table:style-name="ro2">
          <table:table-cell office:value-type="string">
            <text:p>New Born</text:p>
          </table:table-cell>
          <table:table-cell table:style-name="ce75" office:value-type="float" office:value="0">
            <text:p>0</text:p>
          </table:table-cell>
          <table:table-cell table:style-name="ce22" office:value-type="string">
            <text:p>Dragonfly</text:p>
          </table:table-cell>
          <table:table-cell table:number-columns-repeated="2"/>
          <table:table-cell office:value-type="string">
            <text:p>Slime</text:p>
          </table:table-cell>
          <table:table-cell office:value-type="float" office:value="1.005">
            <text:p>1.0050</text:p>
          </table:table-cell>
          <table:table-cell/>
          <table:table-cell office:value-type="string">
            <text:p>Human</text:p>
          </table:table-cell>
          <table:table-cell table:number-columns-repeated="2"/>
          <table:table-cell office:value-type="string">
            <text:p>Chameleon</text:p>
          </table:table-cell>
          <table:table-cell office:value-type="float" office:value="0">
            <text:p>0.0000</text:p>
          </table:table-cell>
          <table:table-cell/>
          <table:table-cell office:value-type="string">
            <text:p>Wandering</text:p>
          </table:table-cell>
          <table:table-cell office:value-type="float" office:value="1.4">
            <text:p>1.4000</text:p>
          </table:table-cell>
          <table:table-cell table:number-columns-repeated="1008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table:style-name="ce22" office:value-type="string">
            <text:p>Dragonfly</text:p>
          </table:table-cell>
          <table:table-cell office:value-type="float" office:value="1.026">
            <text:p>1.0260</text:p>
          </table:table-cell>
          <table:table-cell/>
          <table:table-cell office:value-type="string">
            <text:p>Slime</text:p>
          </table:table-cell>
          <table:table-cell office:value-type="float" office:value="0.985">
            <text:p>0.9850</text:p>
          </table:table-cell>
          <table:table-cell table:style-name="ce88"/>
          <table:table-cell office:value-type="string">
            <text:p>Human</text:p>
          </table:table-cell>
          <table:table-cell table:number-columns-repeated="2"/>
          <table:table-cell office:value-type="string">
            <text:p>Chameleon</text:p>
          </table:table-cell>
          <table:table-cell office:value-type="float" office:value="0">
            <text:p>0.0000</text:p>
          </table:table-cell>
          <table:table-cell/>
          <table:table-cell office:value-type="string">
            <text:p>Wandering</text:p>
          </table:table-cell>
          <table:table-cell office:value-type="float" office:value="1.385">
            <text:p>1.3850</text:p>
          </table:table-cell>
          <table:table-cell table:number-columns-repeated="1008"/>
        </table:table-row>
        <table:table-row table:style-name="ro2">
          <table:table-cell/>
          <table:table-cell table:style-name="ce75" office:value-type="float" office:value="2">
            <text:p>2</text:p>
          </table:table-cell>
          <table:table-cell table:style-name="ce22" office:value-type="string">
            <text:p>Dragonfly</text:p>
          </table:table-cell>
          <table:table-cell table:number-columns-repeated="2"/>
          <table:table-cell office:value-type="string">
            <text:p>Slime</text:p>
          </table:table-cell>
          <table:table-cell/>
          <table:table-cell table:style-name="ce88"/>
          <table:table-cell office:value-type="string">
            <text:p>Human</text:p>
          </table:table-cell>
          <table:table-cell table:number-columns-repeated="2"/>
          <table:table-cell office:value-type="string">
            <text:p>Chameleon</text:p>
          </table:table-cell>
          <table:table-cell office:value-type="float" office:value="0">
            <text:p>0.0000</text:p>
          </table:table-cell>
          <table:table-cell table:number-columns-repeated="1011"/>
        </table:table-row>
        <table:table-row table:style-name="ro2">
          <table:table-cell/>
          <table:table-cell table:style-name="ce75" office:value-type="float" office:value="3">
            <text:p>3</text:p>
          </table:table-cell>
          <table:table-cell table:style-name="ce22" office:value-type="string">
            <text:p>Dragonfly</text:p>
          </table:table-cell>
          <table:table-cell table:number-columns-repeated="2"/>
          <table:table-cell office:value-type="string">
            <text:p>Slime</text:p>
          </table:table-cell>
          <table:table-cell/>
          <table:table-cell table:style-name="ce88"/>
          <table:table-cell office:value-type="string">
            <text:p>Human</text:p>
          </table:table-cell>
          <table:table-cell table:number-columns-repeated="2"/>
          <table:table-cell office:value-type="string">
            <text:p>Chameleon</text:p>
          </table:table-cell>
          <table:table-cell office:value-type="float" office:value="0">
            <text:p>0.0000</text:p>
          </table:table-cell>
          <table:table-cell table:number-columns-repeated="1011"/>
        </table:table-row>
        <table:table-row table:style-name="ro2">
          <table:table-cell table:style-name="ce17"/>
          <table:table-cell table:style-name="ce76" office:value-type="float" office:value="4">
            <text:p>4</text:p>
          </table:table-cell>
          <table:table-cell table:style-name="ce22" office:value-type="string">
            <text:p>Dragonfly</text:p>
          </table:table-cell>
          <table:table-cell table:style-name="ce81"/>
          <table:table-cell table:style-name="ce85"/>
          <table:table-cell table:style-name="ce17" office:value-type="string">
            <text:p>Slime</text:p>
          </table:table-cell>
          <table:table-cell table:style-name="ce87"/>
          <table:table-cell table:style-name="ce88"/>
          <table:table-cell table:style-name="ce17" office:value-type="string">
            <text:p>Human</text:p>
          </table:table-cell>
          <table:table-cell table:style-name="ce87"/>
          <table:table-cell table:style-name="ce17"/>
          <table:table-cell office:value-type="string">
            <text:p>Chameleon</text:p>
          </table:table-cell>
          <table:table-cell office:value-type="float" office:value="0">
            <text:p>0.0000</text:p>
          </table:table-cell>
          <table:table-cell table:number-columns-repeated="1011"/>
        </table:table-row>
        <table:table-row table:style-name="ro2">
          <table:table-cell office:value-type="string">
            <text:p>Feeble</text:p>
          </table:table-cell>
          <table:table-cell table:style-name="ce75" office:value-type="float" office:value="5">
            <text:p>5</text:p>
          </table:table-cell>
          <table:table-cell table:style-name="ce22" office:value-type="string">
            <text:p>Dragonfly</text:p>
          </table:table-cell>
          <table:table-cell table:number-columns-repeated="2"/>
          <table:table-cell office:value-type="string">
            <text:p>Slime</text:p>
          </table:table-cell>
          <table:table-cell/>
          <table:table-cell table:style-name="ce88"/>
          <table:table-cell office:value-type="string">
            <text:p>Human</text:p>
          </table:table-cell>
          <table:table-cell table:number-columns-repeated="2"/>
          <table:table-cell office:value-type="string">
            <text:p>Chameleon</text:p>
          </table:table-cell>
          <table:table-cell office:value-type="float" office:value="0">
            <text:p>0.0000</text:p>
          </table:table-cell>
          <table:table-cell table:number-columns-repeated="1011"/>
        </table:table-row>
        <table:table-row table:style-name="ro2">
          <table:table-cell/>
          <table:table-cell table:style-name="ce77" office:value-type="float" office:value="6">
            <text:p>6</text:p>
          </table:table-cell>
          <table:table-cell table:style-name="ce22" office:value-type="string">
            <text:p>Dragonfly</text:p>
          </table:table-cell>
          <table:table-cell table:style-name="ce83"/>
          <table:table-cell/>
          <table:table-cell office:value-type="string">
            <text:p>Slime</text:p>
          </table:table-cell>
          <table:table-cell/>
          <table:table-cell table:style-name="ce88"/>
          <table:table-cell office:value-type="string">
            <text:p>Human</text:p>
          </table:table-cell>
          <table:table-cell table:number-columns-repeated="2"/>
          <table:table-cell office:value-type="string">
            <text:p>Chameleon</text:p>
          </table:table-cell>
          <table:table-cell office:value-type="float" office:value="0">
            <text:p>0.0000</text:p>
          </table:table-cell>
          <table:table-cell table:number-columns-repeated="1011"/>
        </table:table-row>
        <table:table-row table:style-name="ro2">
          <table:table-cell/>
          <table:table-cell table:style-name="ce75" office:value-type="float" office:value="7">
            <text:p>7</text:p>
          </table:table-cell>
          <table:table-cell table:style-name="ce22" office:value-type="string">
            <text:p>Dragonfly</text:p>
          </table:table-cell>
          <table:table-cell table:number-columns-repeated="2"/>
          <table:table-cell office:value-type="string">
            <text:p>Slime</text:p>
          </table:table-cell>
          <table:table-cell/>
          <table:table-cell table:style-name="ce88"/>
          <table:table-cell office:value-type="string">
            <text:p>Human</text:p>
          </table:table-cell>
          <table:table-cell table:number-columns-repeated="2"/>
          <table:table-cell office:value-type="string">
            <text:p>Chameleon</text:p>
          </table:table-cell>
          <table:table-cell office:value-type="float" office:value="1.015">
            <text:p>1.0150</text:p>
          </table:table-cell>
          <table:table-cell table:number-columns-repeated="1011"/>
        </table:table-row>
        <table:table-row table:style-name="ro2">
          <table:table-cell table:style-name="ce17"/>
          <table:table-cell table:style-name="ce76" office:value-type="float" office:value="8">
            <text:p>8</text:p>
          </table:table-cell>
          <table:table-cell table:style-name="ce22" office:value-type="string">
            <text:p>Dragonfly</text:p>
          </table:table-cell>
          <table:table-cell table:style-name="ce81"/>
          <table:table-cell table:style-name="ce85"/>
          <table:table-cell table:style-name="ce17" office:value-type="string">
            <text:p>Slime</text:p>
          </table:table-cell>
          <table:table-cell table:style-name="ce87"/>
          <table:table-cell table:style-name="ce88"/>
          <table:table-cell table:style-name="ce17" office:value-type="string">
            <text:p>Human</text:p>
          </table:table-cell>
          <table:table-cell table:style-name="ce87"/>
          <table:table-cell table:style-name="ce17"/>
          <table:table-cell office:value-type="string">
            <text:p>Chameleon</text:p>
          </table:table-cell>
          <table:table-cell office:value-type="float" office:value="1.015">
            <text:p>1.0150</text:p>
          </table:table-cell>
          <table:table-cell table:number-columns-repeated="1011"/>
        </table:table-row>
        <table:table-row table:style-name="ro2">
          <table:table-cell office:value-type="string">
            <text:p>Able</text:p>
          </table:table-cell>
          <table:table-cell table:style-name="ce75" office:value-type="float" office:value="9">
            <text:p>9</text:p>
          </table:table-cell>
          <table:table-cell table:style-name="ce22" office:value-type="string">
            <text:p>Dragonfly</text:p>
          </table:table-cell>
          <table:table-cell table:number-columns-repeated="2"/>
          <table:table-cell office:value-type="string">
            <text:p>Slime</text:p>
          </table:table-cell>
          <table:table-cell/>
          <table:table-cell table:style-name="ce88"/>
          <table:table-cell office:value-type="string">
            <text:p>Human</text:p>
          </table:table-cell>
          <table:table-cell table:number-columns-repeated="2"/>
          <table:table-cell office:value-type="string">
            <text:p>Chameleon</text:p>
          </table:table-cell>
          <table:table-cell office:value-type="float" office:value="1.0025">
            <text:p>1.0025</text:p>
          </table:table-cell>
          <table:table-cell table:number-columns-repeated="1011"/>
        </table:table-row>
        <table:table-row table:style-name="ro2">
          <table:table-cell/>
          <table:table-cell table:style-name="ce75" office:value-type="float" office:value="10">
            <text:p>10</text:p>
          </table:table-cell>
          <table:table-cell table:style-name="ce22" office:value-type="string">
            <text:p>Dragonfly</text:p>
          </table:table-cell>
          <table:table-cell table:number-columns-repeated="2"/>
          <table:table-cell office:value-type="string">
            <text:p>Slime</text:p>
          </table:table-cell>
          <table:table-cell/>
          <table:table-cell table:style-name="ce88"/>
          <table:table-cell office:value-type="string">
            <text:p>Human</text:p>
          </table:table-cell>
          <table:table-cell table:number-columns-repeated="2"/>
          <table:table-cell office:value-type="string">
            <text:p>Chameleon</text:p>
          </table:table-cell>
          <table:table-cell/>
          <table:table-cell table:style-name="ce22"/>
          <table:table-cell table:number-columns-repeated="1010"/>
        </table:table-row>
        <table:table-row table:style-name="ro2">
          <table:table-cell table:style-name="ce17"/>
          <table:table-cell table:style-name="ce76" office:value-type="float" office:value="11">
            <text:p>11</text:p>
          </table:table-cell>
          <table:table-cell table:style-name="ce22" office:value-type="string">
            <text:p>Dragonfly</text:p>
          </table:table-cell>
          <table:table-cell table:style-name="ce81"/>
          <table:table-cell table:style-name="ce85"/>
          <table:table-cell table:style-name="ce17" office:value-type="string">
            <text:p>Slime</text:p>
          </table:table-cell>
          <table:table-cell table:style-name="ce87"/>
          <table:table-cell table:style-name="ce88"/>
          <table:table-cell table:style-name="ce17" office:value-type="string">
            <text:p>Human</text:p>
          </table:table-cell>
          <table:table-cell table:style-name="ce87"/>
          <table:table-cell table:style-name="ce17"/>
          <table:table-cell office:value-type="string">
            <text:p>Chameleon</text:p>
          </table:table-cell>
          <table:table-cell/>
          <table:table-cell table:style-name="ce22"/>
          <table:table-cell table:number-columns-repeated="1010"/>
        </table:table-row>
        <table:table-row table:style-name="ro2">
          <table:table-cell office:value-type="string">
            <text:p>Strong</text:p>
          </table:table-cell>
          <table:table-cell table:style-name="ce75" office:value-type="float" office:value="12">
            <text:p>12</text:p>
          </table:table-cell>
          <table:table-cell table:style-name="ce22" office:value-type="string">
            <text:p>Dragonfly</text:p>
          </table:table-cell>
          <table:table-cell table:number-columns-repeated="2"/>
          <table:table-cell office:value-type="string">
            <text:p>Slime</text:p>
          </table:table-cell>
          <table:table-cell/>
          <table:table-cell table:style-name="ce88"/>
          <table:table-cell office:value-type="string">
            <text:p>Human</text:p>
          </table:table-cell>
          <table:table-cell table:number-columns-repeated="2"/>
          <table:table-cell office:value-type="string">
            <text:p>Chameleon</text:p>
          </table:table-cell>
          <table:table-cell table:number-columns-repeated="1012"/>
        </table:table-row>
        <table:table-row table:style-name="ro2">
          <table:table-cell/>
          <table:table-cell table:style-name="ce75" office:value-type="float" office:value="13">
            <text:p>13</text:p>
          </table:table-cell>
          <table:table-cell table:style-name="ce22" office:value-type="string">
            <text:p>Dragonfly</text:p>
          </table:table-cell>
          <table:table-cell table:number-columns-repeated="2"/>
          <table:table-cell office:value-type="string">
            <text:p>Slime</text:p>
          </table:table-cell>
          <table:table-cell/>
          <table:table-cell table:style-name="ce88"/>
          <table:table-cell office:value-type="string">
            <text:p>Human</text:p>
          </table:table-cell>
          <table:table-cell table:number-columns-repeated="2"/>
          <table:table-cell office:value-type="string">
            <text:p>Chameleon</text:p>
          </table:table-cell>
          <table:table-cell table:number-columns-repeated="1012"/>
        </table:table-row>
        <table:table-row table:style-name="ro2">
          <table:table-cell table:style-name="ce17"/>
          <table:table-cell table:style-name="ce76" office:value-type="float" office:value="14">
            <text:p>14</text:p>
          </table:table-cell>
          <table:table-cell table:style-name="ce22" office:value-type="string">
            <text:p>Dragonfly</text:p>
          </table:table-cell>
          <table:table-cell table:style-name="ce81"/>
          <table:table-cell table:style-name="ce85"/>
          <table:table-cell table:style-name="ce17" office:value-type="string">
            <text:p>Slime</text:p>
          </table:table-cell>
          <table:table-cell table:style-name="ce87"/>
          <table:table-cell table:style-name="ce88"/>
          <table:table-cell table:style-name="ce17" office:value-type="string">
            <text:p>Human</text:p>
          </table:table-cell>
          <table:table-cell table:style-name="ce87"/>
          <table:table-cell table:style-name="ce17"/>
          <table:table-cell office:value-type="string">
            <text:p>Chameleon</text:p>
          </table:table-cell>
          <table:table-cell table:number-columns-repeated="1012"/>
        </table:table-row>
        <table:table-row table:style-name="ro2">
          <table:table-cell office:value-type="string">
            <text:p>Fierce</text:p>
          </table:table-cell>
          <table:table-cell table:style-name="ce75" office:value-type="float" office:value="15">
            <text:p>15</text:p>
          </table:table-cell>
          <table:table-cell table:style-name="ce22" office:value-type="string">
            <text:p>Dragonfly</text:p>
          </table:table-cell>
          <table:table-cell table:number-columns-repeated="2"/>
          <table:table-cell office:value-type="string">
            <text:p>Slime</text:p>
          </table:table-cell>
          <table:table-cell/>
          <table:table-cell table:style-name="ce88"/>
          <table:table-cell office:value-type="string">
            <text:p>Human</text:p>
          </table:table-cell>
          <table:table-cell table:number-columns-repeated="2"/>
          <table:table-cell office:value-type="string">
            <text:p>Chameleon</text:p>
          </table:table-cell>
          <table:table-cell table:number-columns-repeated="1012"/>
        </table:table-row>
        <table:table-row table:style-name="ro2">
          <table:table-cell/>
          <table:table-cell table:style-name="ce75" office:value-type="float" office:value="16">
            <text:p>16</text:p>
          </table:table-cell>
          <table:table-cell table:style-name="ce22" office:value-type="string">
            <text:p>Dragonfly</text:p>
          </table:table-cell>
          <table:table-cell table:number-columns-repeated="2"/>
          <table:table-cell office:value-type="string">
            <text:p>Slime</text:p>
          </table:table-cell>
          <table:table-cell/>
          <table:table-cell table:style-name="ce88"/>
          <table:table-cell office:value-type="string">
            <text:p>Human</text:p>
          </table:table-cell>
          <table:table-cell table:number-columns-repeated="2"/>
          <table:table-cell office:value-type="string">
            <text:p>Chameleon</text:p>
          </table:table-cell>
          <table:table-cell table:number-columns-repeated="3"/>
          <table:table-cell table:style-name="ce89"/>
          <table:table-cell table:number-columns-repeated="1008"/>
        </table:table-row>
        <table:table-row table:style-name="ro2">
          <table:table-cell table:style-name="ce17"/>
          <table:table-cell table:style-name="ce76" office:value-type="float" office:value="17">
            <text:p>17</text:p>
          </table:table-cell>
          <table:table-cell table:style-name="ce22" office:value-type="string">
            <text:p>Dragonfly</text:p>
          </table:table-cell>
          <table:table-cell table:style-name="ce81"/>
          <table:table-cell table:style-name="ce85"/>
          <table:table-cell table:style-name="ce17" office:value-type="string">
            <text:p>Slime</text:p>
          </table:table-cell>
          <table:table-cell table:style-name="ce87"/>
          <table:table-cell table:style-name="ce88"/>
          <table:table-cell table:style-name="ce17" office:value-type="string">
            <text:p>Human</text:p>
          </table:table-cell>
          <table:table-cell table:style-name="ce87"/>
          <table:table-cell table:style-name="ce17"/>
          <table:table-cell office:value-type="string">
            <text:p>Chameleon</text:p>
          </table:table-cell>
          <table:table-cell table:number-columns-repeated="1012"/>
        </table:table-row>
        <table:table-row table:style-name="ro2">
          <table:table-cell office:value-type="string">
            <text:p>Vicious</text:p>
          </table:table-cell>
          <table:table-cell table:style-name="ce75" office:value-type="float" office:value="18">
            <text:p>18</text:p>
          </table:table-cell>
          <table:table-cell table:style-name="ce22" office:value-type="string">
            <text:p>Dragonfly</text:p>
          </table:table-cell>
          <table:table-cell table:number-columns-repeated="2"/>
          <table:table-cell office:value-type="string">
            <text:p>Slime</text:p>
          </table:table-cell>
          <table:table-cell/>
          <table:table-cell table:style-name="ce88"/>
          <table:table-cell office:value-type="string">
            <text:p>Human</text:p>
          </table:table-cell>
          <table:table-cell table:number-columns-repeated="2"/>
          <table:table-cell office:value-type="string">
            <text:p>Chameleon</text:p>
          </table:table-cell>
          <table:table-cell table:number-columns-repeated="1012"/>
        </table:table-row>
        <table:table-row table:style-name="ro2">
          <table:table-cell/>
          <table:table-cell table:style-name="ce75" office:value-type="float" office:value="19">
            <text:p>19</text:p>
          </table:table-cell>
          <table:table-cell table:style-name="ce22" office:value-type="string">
            <text:p>Dragonfly</text:p>
          </table:table-cell>
          <table:table-cell table:number-columns-repeated="2"/>
          <table:table-cell office:value-type="string">
            <text:p>Slime</text:p>
          </table:table-cell>
          <table:table-cell/>
          <table:table-cell table:style-name="ce88"/>
          <table:table-cell office:value-type="string">
            <text:p>Human</text:p>
          </table:table-cell>
          <table:table-cell table:number-columns-repeated="2"/>
          <table:table-cell office:value-type="string">
            <text:p>Chameleon</text:p>
          </table:table-cell>
          <table:table-cell table:number-columns-repeated="1012"/>
        </table:table-row>
        <table:table-row table:style-name="ro2">
          <table:table-cell table:style-name="ce17"/>
          <table:table-cell table:style-name="ce76" office:value-type="float" office:value="20">
            <text:p>20</text:p>
          </table:table-cell>
          <table:table-cell table:style-name="ce22" office:value-type="string">
            <text:p>Dragonfly</text:p>
          </table:table-cell>
          <table:table-cell table:style-name="ce81"/>
          <table:table-cell table:style-name="ce85"/>
          <table:table-cell table:style-name="ce17" office:value-type="string">
            <text:p>Slime</text:p>
          </table:table-cell>
          <table:table-cell table:style-name="ce87"/>
          <table:table-cell table:style-name="ce88"/>
          <table:table-cell table:style-name="ce17" office:value-type="string">
            <text:p>Human</text:p>
          </table:table-cell>
          <table:table-cell table:style-name="ce87"/>
          <table:table-cell table:style-name="ce17"/>
          <table:table-cell office:value-type="string">
            <text:p>Chameleon</text:p>
          </table:table-cell>
          <table:table-cell table:number-columns-repeated="1012"/>
        </table:table-row>
        <table:table-row table:style-name="ro2">
          <table:table-cell office:value-type="string">
            <text:p>Ferocious</text:p>
          </table:table-cell>
          <table:table-cell table:style-name="ce75" office:value-type="float" office:value="21">
            <text:p>21</text:p>
          </table:table-cell>
          <table:table-cell table:style-name="ce22" office:value-type="string">
            <text:p>Dragonfly</text:p>
          </table:table-cell>
          <table:table-cell table:number-columns-repeated="2"/>
          <table:table-cell office:value-type="string">
            <text:p>Slime</text:p>
          </table:table-cell>
          <table:table-cell/>
          <table:table-cell table:style-name="ce88"/>
          <table:table-cell office:value-type="string">
            <text:p>Human</text:p>
          </table:table-cell>
          <table:table-cell table:number-columns-repeated="2"/>
          <table:table-cell office:value-type="string">
            <text:p>Chameleon</text:p>
          </table:table-cell>
          <table:table-cell table:number-columns-repeated="1012"/>
        </table:table-row>
        <table:table-row table:style-name="ro2">
          <table:table-cell/>
          <table:table-cell table:style-name="ce75" office:value-type="float" office:value="22">
            <text:p>22</text:p>
          </table:table-cell>
          <table:table-cell table:style-name="ce22" office:value-type="string">
            <text:p>Dragonfly</text:p>
          </table:table-cell>
          <table:table-cell table:number-columns-repeated="2"/>
          <table:table-cell office:value-type="string">
            <text:p>Slime</text:p>
          </table:table-cell>
          <table:table-cell/>
          <table:table-cell table:style-name="ce88"/>
          <table:table-cell office:value-type="string">
            <text:p>Human</text:p>
          </table:table-cell>
          <table:table-cell table:number-columns-repeated="2"/>
          <table:table-cell office:value-type="string">
            <text:p>Chameleon</text:p>
          </table:table-cell>
          <table:table-cell table:number-columns-repeated="1012"/>
        </table:table-row>
        <table:table-row table:style-name="ro2">
          <table:table-cell table:style-name="ce17"/>
          <table:table-cell table:style-name="ce76" office:value-type="float" office:value="23">
            <text:p>23</text:p>
          </table:table-cell>
          <table:table-cell table:style-name="ce22" office:value-type="string">
            <text:p>Dragonfly</text:p>
          </table:table-cell>
          <table:table-cell table:style-name="ce81"/>
          <table:table-cell table:style-name="ce85"/>
          <table:table-cell table:style-name="ce17" office:value-type="string">
            <text:p>Slime</text:p>
          </table:table-cell>
          <table:table-cell table:style-name="ce87"/>
          <table:table-cell table:style-name="ce88"/>
          <table:table-cell table:style-name="ce17" office:value-type="string">
            <text:p>Human</text:p>
          </table:table-cell>
          <table:table-cell table:style-name="ce87"/>
          <table:table-cell table:style-name="ce17"/>
          <table:table-cell office:value-type="string">
            <text:p>Chameleon</text:p>
          </table:table-cell>
          <table:table-cell table:number-columns-repeated="1012"/>
        </table:table-row>
        <table:table-row table:style-name="ro2">
          <table:table-cell office:value-type="string">
            <text:p>Powerful</text:p>
          </table:table-cell>
          <table:table-cell table:style-name="ce75" office:value-type="float" office:value="24">
            <text:p>24</text:p>
          </table:table-cell>
          <table:table-cell table:style-name="ce22" office:value-type="string">
            <text:p>Dragonfly</text:p>
          </table:table-cell>
          <table:table-cell table:number-columns-repeated="2"/>
          <table:table-cell office:value-type="string">
            <text:p>Slime</text:p>
          </table:table-cell>
          <table:table-cell/>
          <table:table-cell table:style-name="ce88"/>
          <table:table-cell office:value-type="string">
            <text:p>Human</text:p>
          </table:table-cell>
          <table:table-cell table:number-columns-repeated="2"/>
          <table:table-cell office:value-type="string">
            <text:p>Chameleon</text:p>
          </table:table-cell>
          <table:table-cell/>
          <table:table-cell table:style-name="ce22"/>
          <table:table-cell table:number-columns-repeated="1010"/>
        </table:table-row>
        <table:table-row table:style-name="ro2">
          <table:table-cell/>
          <table:table-cell table:style-name="ce75" office:value-type="float" office:value="25">
            <text:p>25</text:p>
          </table:table-cell>
          <table:table-cell table:style-name="ce22" office:value-type="string">
            <text:p>Dragonfly</text:p>
          </table:table-cell>
          <table:table-cell table:number-columns-repeated="2"/>
          <table:table-cell office:value-type="string">
            <text:p>Slime</text:p>
          </table:table-cell>
          <table:table-cell table:number-columns-repeated="2"/>
          <table:table-cell office:value-type="string">
            <text:p>Human</text:p>
          </table:table-cell>
          <table:table-cell table:number-columns-repeated="2"/>
          <table:table-cell office:value-type="string">
            <text:p>Chameleon</text:p>
          </table:table-cell>
          <table:table-cell table:number-columns-repeated="1012"/>
        </table:table-row>
        <table:table-row table:style-name="ro2">
          <table:table-cell table:style-name="ce17"/>
          <table:table-cell table:style-name="ce76" office:value-type="float" office:value="26">
            <text:p>26</text:p>
          </table:table-cell>
          <table:table-cell table:style-name="ce22" office:value-type="string">
            <text:p>Dragonfly</text:p>
          </table:table-cell>
          <table:table-cell table:style-name="ce81"/>
          <table:table-cell table:style-name="ce85"/>
          <table:table-cell table:style-name="ce17" office:value-type="string">
            <text:p>Slime</text:p>
          </table:table-cell>
          <table:table-cell table:style-name="ce87"/>
          <table:table-cell table:style-name="ce17"/>
          <table:table-cell table:style-name="ce17" office:value-type="string">
            <text:p>Human</text:p>
          </table:table-cell>
          <table:table-cell table:style-name="ce87"/>
          <table:table-cell table:style-name="ce17"/>
          <table:table-cell office:value-type="string">
            <text:p>Chameleon</text:p>
          </table:table-cell>
          <table:table-cell table:number-columns-repeated="1012"/>
        </table:table-row>
        <table:table-row table:style-name="ro2">
          <table:table-cell office:value-type="string">
            <text:p>Dangerous</text:p>
          </table:table-cell>
          <table:table-cell table:style-name="ce75" office:value-type="float" office:value="27">
            <text:p>27</text:p>
          </table:table-cell>
          <table:table-cell table:style-name="ce22" office:value-type="string">
            <text:p>Dragonfly</text:p>
          </table:table-cell>
          <table:table-cell table:number-columns-repeated="2"/>
          <table:table-cell office:value-type="string">
            <text:p>Slime</text:p>
          </table:table-cell>
          <table:table-cell table:number-columns-repeated="2"/>
          <table:table-cell office:value-type="string">
            <text:p>Human</text:p>
          </table:table-cell>
          <table:table-cell table:number-columns-repeated="2"/>
          <table:table-cell office:value-type="string">
            <text:p>Chameleon</text:p>
          </table:table-cell>
          <table:table-cell table:number-columns-repeated="1012"/>
        </table:table-row>
        <table:table-row table:style-name="ro2">
          <table:table-cell/>
          <table:table-cell table:style-name="ce75" office:value-type="float" office:value="28">
            <text:p>28</text:p>
          </table:table-cell>
          <table:table-cell table:style-name="ce22" office:value-type="string">
            <text:p>Dragonfly</text:p>
          </table:table-cell>
          <table:table-cell table:number-columns-repeated="2"/>
          <table:table-cell office:value-type="string">
            <text:p>Slime</text:p>
          </table:table-cell>
          <table:table-cell table:number-columns-repeated="2"/>
          <table:table-cell office:value-type="string">
            <text:p>Human</text:p>
          </table:table-cell>
          <table:table-cell table:number-columns-repeated="2"/>
          <table:table-cell office:value-type="string">
            <text:p>Chameleon</text:p>
          </table:table-cell>
          <table:table-cell table:number-columns-repeated="1012"/>
        </table:table-row>
        <table:table-row table:style-name="ro2">
          <table:table-cell table:style-name="ce17"/>
          <table:table-cell table:style-name="ce76" office:value-type="float" office:value="29">
            <text:p>29</text:p>
          </table:table-cell>
          <table:table-cell table:style-name="ce22" office:value-type="string">
            <text:p>Dragonfly</text:p>
          </table:table-cell>
          <table:table-cell table:style-name="ce81"/>
          <table:table-cell table:style-name="ce85"/>
          <table:table-cell table:style-name="ce17" office:value-type="string">
            <text:p>Slime</text:p>
          </table:table-cell>
          <table:table-cell table:style-name="ce87"/>
          <table:table-cell table:style-name="ce17"/>
          <table:table-cell table:style-name="ce17" office:value-type="string">
            <text:p>Human</text:p>
          </table:table-cell>
          <table:table-cell table:style-name="ce87"/>
          <table:table-cell table:style-name="ce17"/>
          <table:table-cell office:value-type="string">
            <text:p>Chameleon</text:p>
          </table:table-cell>
          <table:table-cell table:number-columns-repeated="2"/>
          <table:table-cell table:style-name="ce22"/>
          <table:table-cell table:number-columns-repeated="1009"/>
        </table:table-row>
        <table:table-row table:style-name="ro2">
          <table:table-cell office:value-type="string">
            <text:p>Deadly</text:p>
          </table:table-cell>
          <table:table-cell table:style-name="ce75" office:value-type="float" office:value="30">
            <text:p>30</text:p>
          </table:table-cell>
          <table:table-cell table:style-name="ce22" office:value-type="string">
            <text:p>Dragonfly</text:p>
          </table:table-cell>
          <table:table-cell table:number-columns-repeated="2"/>
          <table:table-cell office:value-type="string">
            <text:p>Slime</text:p>
          </table:table-cell>
          <table:table-cell table:number-columns-repeated="2"/>
          <table:table-cell office:value-type="string">
            <text:p>Human</text:p>
          </table:table-cell>
          <table:table-cell table:number-columns-repeated="2"/>
          <table:table-cell office:value-type="string">
            <text:p>Chameleon</text:p>
          </table:table-cell>
          <table:table-cell table:number-columns-repeated="1012"/>
        </table:table-row>
        <table:table-row table:style-name="ro2">
          <table:table-cell office:value-type="string">
            <text:p>Total FF</text:p>
          </table:table-cell>
          <table:table-cell/>
          <table:table-cell table:style-name="ce79" table:formula="of:=COUNTA([.D3:.D32])+30" office:value-type="float" office:value="31">
            <text:p>31 </text:p>
          </table:table-cell>
          <table:table-cell table:number-columns-repeated="2"/>
          <table:table-cell table:style-name="ce78" office:value-type="float" office:value="0">
            <text:p>0</text:p>
          </table:table-cell>
          <table:table-cell table:number-columns-repeated="2"/>
          <table:table-cell table:style-name="ce78" office:value-type="float" office:value="0">
            <text:p>0</text:p>
          </table:table-cell>
          <table:table-cell table:number-columns-repeated="2"/>
          <table:table-cell table:style-name="ce79" table:formula="of:=COUNTA([.M3:.M32])+30" office:value-type="float" office:value="39">
            <text:p>39 </text:p>
          </table:table-cell>
          <table:table-cell table:number-columns-repeated="1012"/>
        </table:table-row>
        <table:table-row table:style-name="ro2">
          <table:table-cell office:value-type="string">
            <text:p>Spent</text:p>
          </table:table-cell>
          <table:table-cell/>
          <table:table-cell table:style-name="ce80" table:formula="of:=SUM([.C33:.IS33])" office:value-type="float" office:value="70">
            <text:p>70 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otes</text:p>
          </table:table-cell>
          <table:table-cell table:number-columns-repeated="1023"/>
        </table:table-row>
        <table:table-row table:style-name="ro3">
          <table:table-cell office:value-type="string">
            <text:p>con affects stam so these all flucuate based on stats</text:p>
          </table:table-cell>
          <table:table-cell table:number-columns-repeated="1023"/>
        </table:table-row>
        <table:table-row table:style-name="ro2">
          <table:table-cell office:value-type="string">
            <text:p>0 means unknown</text:p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s" table:style-name="ta2">
        <table:table-column table:style-name="co109" table:default-cell-style-name="ce18"/>
        <table:table-column table:style-name="co110" table:number-columns-repeated="4" table:default-cell-style-name="ce18"/>
        <table:table-column table:style-name="co43" table:number-columns-repeated="5" table:default-cell-style-name="ce18"/>
        <table:table-column table:style-name="co37" table:number-columns-repeated="2" table:default-cell-style-name="ce18"/>
        <table:table-column table:style-name="co111" table:default-cell-style-name="ce18"/>
        <table:table-column table:style-name="co112" table:default-cell-style-name="ce18"/>
        <table:table-column table:style-name="co93" table:default-cell-style-name="ce18"/>
        <table:table-column table:style-name="co81" table:default-cell-style-name="ce18"/>
        <table:table-column table:style-name="co86" table:default-cell-style-name="ce18"/>
        <table:table-column table:style-name="co91" table:default-cell-style-name="ce18"/>
        <table:table-column table:style-name="co37" table:number-columns-repeated="1006" table:default-cell-style-name="ce18"/>
        <table:table-row table:style-name="ro3">
          <table:table-cell table:style-name="ce17" office:value-type="string">
            <text:p>Lvl</text:p>
          </table:table-cell>
          <table:table-cell table:style-name="ce17" office:value-type="float" office:value="35">
            <text:p>35</text:p>
          </table:table-cell>
          <table:table-cell table:number-columns-repeated="10"/>
          <table:table-cell table:style-name="ce17" office:value-type="string">
            <text:p>Skills</text:p>
          </table:table-cell>
          <table:table-cell table:style-name="ce17" office:value-type="string">
            <text:p>Level</text:p>
          </table:table-cell>
          <table:table-cell table:style-name="ce17" office:value-type="string">
            <text:p>Notes</text:p>
          </table:table-cell>
          <table:table-cell table:number-columns-repeated="1009"/>
        </table:table-row>
        <table:table-row table:style-name="ro3">
          <table:table-cell office:value-type="string">
            <text:p>Str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econdary</text:p>
          </table:table-cell>
          <table:table-cell table:number-columns-repeated="2"/>
          <table:table-cell office:value-type="string">
            <text:p>dmg</text:p>
          </table:table-cell>
          <table:table-cell table:number-columns-repeated="5"/>
          <table:table-cell table:style-name="ce34" office:value-type="string">
            <text:p>Density</text:p>
          </table:table-cell>
          <table:table-cell table:style-name="ce34" office:value-type="float" office:value="5">
            <text:p>5</text:p>
          </table:table-cell>
          <table:table-cell office:value-type="string">
            <text:p>affects max dmg, form levels affect avg/max for the form</text:p>
          </table:table-cell>
          <table:table-cell table:number-columns-repeated="1009"/>
        </table:table-row>
        <table:table-row table:style-name="ro3">
          <table:table-cell office:value-type="string">
            <text:p>Dex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econdary</text:p>
          </table:table-cell>
          <table:table-cell table:number-columns-repeated="2"/>
          <table:table-cell office:value-type="string">
            <text:p>dodge</text:p>
          </table:table-cell>
          <table:table-cell table:number-columns-repeated="5"/>
          <table:table-cell table:style-name="ce34" office:value-type="string">
            <text:p>Homeostasis</text:p>
          </table:table-cell>
          <table:table-cell table:style-name="ce34" office:value-type="float" office:value="5">
            <text:p>5</text:p>
          </table:table-cell>
          <table:table-cell office:value-type="string">
            <text:p>affects max of other skills, looks like it boosts bioplast/absorb returns; might help dodge…</text:p>
          </table:table-cell>
          <table:table-cell table:number-columns-repeated="1009"/>
        </table:table-row>
        <table:table-row table:style-name="ro3">
          <table:table-cell office:value-type="string">
            <text:p>Wis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neutral</text:p>
          </table:table-cell>
          <table:table-cell table:number-columns-repeated="2"/>
          <table:table-cell office:value-type="string">
            <text:p>helps dmg, def, stm</text:p>
          </table:table-cell>
          <table:table-cell table:number-columns-repeated="5"/>
          <table:table-cell table:style-name="ce34" office:value-type="string">
            <text:p>Mitosis</text:p>
          </table:table-cell>
          <table:table-cell table:style-name="ce34" office:value-type="float" office:value="5">
            <text:p>5</text:p>
          </table:table-cell>
          <table:table-cell office:value-type="string">
            <text:p>protoplasm regen, heal ratio</text:p>
          </table:table-cell>
          <table:table-cell table:number-columns-repeated="1009"/>
        </table:table-row>
        <table:table-row table:style-name="ro3">
          <table:table-cell office:value-type="string">
            <text:p>Int</text:p>
          </table:table-cell>
          <table:table-cell office:value-type="float" office:value="5">
            <text:p>5</text:p>
          </table:table-cell>
          <table:table-cell/>
          <table:table-cell office:value-type="string">
            <text:p>lower</text:p>
          </table:table-cell>
          <table:table-cell table:number-columns-repeated="2"/>
          <table:table-cell office:value-type="string">
            <text:p>used for hyperproliferate</text:p>
          </table:table-cell>
          <table:table-cell table:number-columns-repeated="5"/>
          <table:table-cell table:style-name="ce34" office:value-type="string">
            <text:p>Morophogenesis</text:p>
          </table:table-cell>
          <table:table-cell table:style-name="ce34" office:value-type="float" office:value="5">
            <text:p>5</text:p>
          </table:table-cell>
          <table:table-cell office:value-type="string">
            <text:p>form levels, might be used to unlock special abilities…(along with form lvl)</text:p>
          </table:table-cell>
          <table:table-cell table:number-columns-repeated="1009"/>
        </table:table-row>
        <table:table-row table:style-name="ro3">
          <table:table-cell office:value-type="string">
            <text:p>Con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primary</text:p>
          </table:table-cell>
          <table:table-cell table:number-columns-repeated="2"/>
          <table:table-cell office:value-type="string">
            <text:p>hps, lowers staimina cost for forms</text:p>
          </table:table-cell>
          <table:table-cell table:number-columns-repeated="5"/>
          <table:table-cell table:style-name="ce34" office:value-type="string">
            <text:p>Resilience</text:p>
          </table:table-cell>
          <table:table-cell table:style-name="ce34" office:value-type="float" office:value="5">
            <text:p>5</text:p>
          </table:table-cell>
          <table:table-cell office:value-type="string">
            <text:p>damage reduction (max, like density) form level affects avg/max for form</text:p>
          </table:table-cell>
          <table:table-cell table:number-columns-repeated="1009"/>
        </table:table-row>
        <table:table-row table:style-name="ro3">
          <table:table-cell office:value-type="string">
            <text:p>Cha</text:p>
          </table:table-cell>
          <table:table-cell office:value-type="float" office:value="5">
            <text:p>5</text:p>
          </table:table-cell>
          <table:table-cell/>
          <table:table-cell office:value-type="string">
            <text:p>lower</text:p>
          </table:table-cell>
          <table:table-cell table:number-columns-repeated="8"/>
          <table:table-cell table:style-name="ce105" office:value-type="string">
            <text:p>Glvl</text:p>
          </table:table-cell>
          <table:table-cell table:style-name="ce78" table:formula="of:=SUM([.N2:.N6])" office:value-type="float" office:value="25">
            <text:p>25</text:p>
          </table:table-cell>
          <table:table-cell table:number-columns-repeated="1010"/>
        </table:table-row>
        <table:table-row table:style-name="ro2">
          <table:table-cell office:value-type="string">
            <text:p>Used</text:p>
          </table:table-cell>
          <table:table-cell table:formula="of:=SUM([.B2:.B7])" office:value-type="float" office:value="167">
            <text:p>167</text:p>
          </table:table-cell>
          <table:table-cell table:number-columns-repeated="1022"/>
        </table:table-row>
        <table:table-row table:style-name="ro3">
          <table:table-cell office:value-type="string">
            <text:p>Max</text:p>
          </table:table-cell>
          <table:table-cell table:formula="of:=[.B1]*5+26" office:value-type="float" office:value="201">
            <text:p>201</text:p>
          </table:table-cell>
          <table:table-cell table:number-columns-repeated="10"/>
          <table:table-cell table:style-name="ce17" office:value-type="string">
            <text:p>Forms</text:p>
          </table:table-cell>
          <table:table-cell table:style-name="ce17" office:value-type="string">
            <text:p>Lvl</text:p>
          </table:table-cell>
          <table:table-cell table:number-columns-repeated="1010"/>
        </table:table-row>
        <table:table-row table:style-name="ro2">
          <table:table-cell table:style-name="ce95" office:value-type="string">
            <text:p>HP</text:p>
          </table:table-cell>
          <table:table-cell table:style-name="ce103" table:formula="of:=[.B6]*11+42+([.$B$1]*2)" office:value-type="float" office:value="640">
            <text:p>640 </text:p>
          </table:table-cell>
          <table:table-cell table:number-columns-repeated="10"/>
          <table:table-cell table:style-name="ce22" office:value-type="string">
            <text:p>Chameleon</text:p>
          </table:table-cell>
          <table:table-cell office:value-type="float" office:value="9">
            <text:p>9</text:p>
          </table:table-cell>
          <table:table-cell table:number-columns-repeated="1010"/>
        </table:table-row>
        <table:table-row table:style-name="ro2">
          <table:table-cell table:style-name="ce102" office:value-type="string">
            <text:p>SP</text:p>
          </table:table-cell>
          <table:table-cell table:style-name="ce104" table:formula="of:=[.B5]*6+42" office:value-type="float" office:value="72">
            <text:p>72 </text:p>
          </table:table-cell>
          <table:table-cell table:number-columns-repeated="10"/>
          <table:table-cell table:style-name="ce22" office:value-type="string">
            <text:p>Wandering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Dragonfly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6">
          <table:table-cell table:style-name="ce17" office:value-type="string">
            <text:p>Lvl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40">
            <text:p>40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60">
            <text:p>60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80">
            <text:p>80</text:p>
          </table:table-cell>
          <table:table-cell table:style-name="ce17" office:value-type="float" office:value="90">
            <text:p>90</text:p>
          </table:table-cell>
          <table:table-cell table:style-name="ce17"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number-columns-repeated="1013"/>
        </table:table-row>
        <table:table-row table:style-name="ro6">
          <table:table-cell office:value-type="string">
            <text:p>Str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1013"/>
        </table:table-row>
        <table:table-row table:style-name="ro6">
          <table:table-cell office:value-type="string">
            <text:p>Dex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1013"/>
        </table:table-row>
        <table:table-row table:style-name="ro2">
          <table:table-cell office:value-type="string">
            <text:p>Wis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table:number-columns-repeated="1013"/>
        </table:table-row>
        <table:table-row table:style-name="ro2"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table:number-columns-repeated="2" office:value-type="float" office:value="16">
            <text:p>16</text:p>
          </table:table-cell>
          <table:table-cell table:number-columns-repeated="5" office:value-type="float" office:value="21">
            <text:p>21</text:p>
          </table:table-cell>
          <table:table-cell table:number-columns-repeated="2" office:value-type="float" office:value="30">
            <text:p>30</text:p>
          </table:table-cell>
          <table:table-cell table:number-columns-repeated="1013"/>
        </table:table-row>
        <table:table-row table:style-name="ro2">
          <table:table-cell office:value-type="string">
            <text:p>Con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101">
            <text:p>101</text:p>
          </table:table-cell>
          <table:table-cell office:value-type="float" office:value="121">
            <text:p>121</text:p>
          </table:table-cell>
          <table:table-cell office:value-type="float" office:value="141">
            <text:p>141</text:p>
          </table:table-cell>
          <table:table-cell office:value-type="float" office:value="165">
            <text:p>165</text:p>
          </table:table-cell>
          <table:table-cell office:value-type="float" office:value="180">
            <text:p>180</text:p>
          </table:table-cell>
          <table:table-cell table:number-columns-repeated="1013"/>
        </table:table-row>
        <table:table-row table:style-name="ro6">
          <table:table-cell office:value-type="string">
            <text:p>Cha</text:p>
          </table:table-cell>
          <table:table-cell table:number-columns-repeated="2"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5" office:value-type="float" office:value="21">
            <text:p>21</text:p>
          </table:table-cell>
          <table:table-cell table:number-columns-repeated="2" office:value-type="float" office:value="30">
            <text:p>30</text:p>
          </table:table-cell>
          <table:table-cell table:number-columns-repeated="1013"/>
        </table:table-row>
        <table:table-row table:style-name="ro2">
          <table:table-cell office:value-type="string">
            <text:p>Used</text:p>
          </table:table-cell>
          <table:table-cell table:formula="of:=SUM([.B15:.B20])" office:value-type="float" office:value="116">
            <text:p>116</text:p>
          </table:table-cell>
          <table:table-cell table:formula="of:=SUM([.C15:.C20])" office:value-type="float" office:value="161">
            <text:p>161</text:p>
          </table:table-cell>
          <table:table-cell table:formula="of:=SUM([.D15:.D20])" office:value-type="float" office:value="206">
            <text:p>206</text:p>
          </table:table-cell>
          <table:table-cell table:formula="of:=SUM([.E15:.E20])" office:value-type="float" office:value="266">
            <text:p>266</text:p>
          </table:table-cell>
          <table:table-cell table:formula="of:=SUM([.F15:.F20])" office:value-type="float" office:value="316">
            <text:p>316</text:p>
          </table:table-cell>
          <table:table-cell table:formula="of:=SUM([.G15:.G20])" office:value-type="float" office:value="366">
            <text:p>366</text:p>
          </table:table-cell>
          <table:table-cell table:formula="of:=SUM([.H15:.H20])" office:value-type="float" office:value="416">
            <text:p>416</text:p>
          </table:table-cell>
          <table:table-cell table:formula="of:=SUM([.I15:.I20])" office:value-type="float" office:value="466">
            <text:p>466</text:p>
          </table:table-cell>
          <table:table-cell table:formula="of:=SUM([.J15:.J20])" office:value-type="float" office:value="525">
            <text:p>525</text:p>
          </table:table-cell>
          <table:table-cell table:formula="of:=SUM([.K15:.K20])" office:value-type="float" office:value="575">
            <text:p>575</text:p>
          </table:table-cell>
          <table:table-cell table:number-columns-repeated="1013"/>
        </table:table-row>
        <table:table-row table:style-name="ro2">
          <table:table-cell office:value-type="string">
            <text:p>Max</text:p>
          </table:table-cell>
          <table:table-cell table:formula="of:=[.B14]*5+26" office:value-type="float" office:value="126">
            <text:p>126</text:p>
          </table:table-cell>
          <table:table-cell table:formula="of:=[.C14]*5+26" office:value-type="float" office:value="176">
            <text:p>176</text:p>
          </table:table-cell>
          <table:table-cell table:formula="of:=[.D14]*5+26" office:value-type="float" office:value="226">
            <text:p>226</text:p>
          </table:table-cell>
          <table:table-cell table:formula="of:=[.E14]*5+26" office:value-type="float" office:value="276">
            <text:p>276</text:p>
          </table:table-cell>
          <table:table-cell table:formula="of:=[.F14]*5+26" office:value-type="float" office:value="326">
            <text:p>326</text:p>
          </table:table-cell>
          <table:table-cell table:formula="of:=[.G14]*5+26" office:value-type="float" office:value="376">
            <text:p>376</text:p>
          </table:table-cell>
          <table:table-cell table:formula="of:=[.H14]*5+26" office:value-type="float" office:value="426">
            <text:p>426</text:p>
          </table:table-cell>
          <table:table-cell table:formula="of:=[.I14]*5+26" office:value-type="float" office:value="476">
            <text:p>476</text:p>
          </table:table-cell>
          <table:table-cell table:formula="of:=[.J14]*5+26" office:value-type="float" office:value="526">
            <text:p>526</text:p>
          </table:table-cell>
          <table:table-cell table:formula="of:=[.K14]*5+26" office:value-type="float" office:value="576">
            <text:p>576</text:p>
          </table:table-cell>
          <table:table-cell table:number-columns-repeated="1013"/>
        </table:table-row>
        <table:table-row table:style-name="ro2">
          <table:table-cell table:style-name="ce95" office:value-type="string">
            <text:p>HP</text:p>
          </table:table-cell>
          <table:table-cell table:style-name="ce103" table:formula="of:=[.B19]*11+42+([.$B$1]*2)" office:value-type="float" office:value="453">
            <text:p>453 </text:p>
          </table:table-cell>
          <table:table-cell table:style-name="ce103" table:formula="of:=[.C19]*11+42+([.$B$1]*2)" office:value-type="float" office:value="563">
            <text:p>563 </text:p>
          </table:table-cell>
          <table:table-cell table:style-name="ce103" table:formula="of:=[.D19]*11+42+([.$B$1]*2)" office:value-type="float" office:value="673">
            <text:p>673 </text:p>
          </table:table-cell>
          <table:table-cell table:style-name="ce103" table:formula="of:=[.E19]*11+42+([.$B$1]*2)" office:value-type="float" office:value="893">
            <text:p>893 </text:p>
          </table:table-cell>
          <table:table-cell table:style-name="ce103" table:formula="of:=[.F19]*11+42+([.$B$1]*2)" office:value-type="float" office:value="1003">
            <text:p>1003 </text:p>
          </table:table-cell>
          <table:table-cell table:style-name="ce103" table:formula="of:=[.G19]*11+42+([.$B$1]*2)" office:value-type="float" office:value="1223">
            <text:p>1223 </text:p>
          </table:table-cell>
          <table:table-cell table:style-name="ce103" table:formula="of:=[.H19]*11+42+([.$B$1]*2)" office:value-type="float" office:value="1443">
            <text:p>1443 </text:p>
          </table:table-cell>
          <table:table-cell table:style-name="ce103" table:formula="of:=[.I19]*11+42+([.$B$1]*2)" office:value-type="float" office:value="1663">
            <text:p>1663 </text:p>
          </table:table-cell>
          <table:table-cell table:style-name="ce103" table:formula="of:=[.J19]*11+42+([.$B$1]*2)" office:value-type="float" office:value="1927">
            <text:p>1927 </text:p>
          </table:table-cell>
          <table:table-cell table:style-name="ce103" table:formula="of:=[.K19]*11+42+([.$B$1]*2)" office:value-type="float" office:value="2092">
            <text:p>2092 </text:p>
          </table:table-cell>
          <table:table-cell table:number-columns-repeated="1013"/>
        </table:table-row>
        <table:table-row table:style-name="ro2">
          <table:table-cell table:style-name="ce102" office:value-type="string">
            <text:p>SP</text:p>
          </table:table-cell>
          <table:table-cell table:style-name="ce104" table:formula="of:=[.B18]*6+42" office:value-type="float" office:value="108">
            <text:p>108 </text:p>
          </table:table-cell>
          <table:table-cell table:style-name="ce104" table:formula="of:=[.C18]*6+42" office:value-type="float" office:value="138">
            <text:p>138 </text:p>
          </table:table-cell>
          <table:table-cell table:style-name="ce104" table:formula="of:=[.D18]*6+42" office:value-type="float" office:value="138">
            <text:p>138 </text:p>
          </table:table-cell>
          <table:table-cell table:style-name="ce104" table:formula="of:=[.E18]*6+42" office:value-type="float" office:value="168">
            <text:p>168 </text:p>
          </table:table-cell>
          <table:table-cell table:style-name="ce104" table:formula="of:=[.F18]*6+42" office:value-type="float" office:value="168">
            <text:p>168 </text:p>
          </table:table-cell>
          <table:table-cell table:style-name="ce104" table:formula="of:=[.G18]*6+42" office:value-type="float" office:value="168">
            <text:p>168 </text:p>
          </table:table-cell>
          <table:table-cell table:style-name="ce104" table:formula="of:=[.H18]*6+42" office:value-type="float" office:value="168">
            <text:p>168 </text:p>
          </table:table-cell>
          <table:table-cell table:style-name="ce104" table:formula="of:=[.I18]*6+42" office:value-type="float" office:value="168">
            <text:p>168 </text:p>
          </table:table-cell>
          <table:table-cell table:style-name="ce104" table:formula="of:=[.J18]*6+42" office:value-type="float" office:value="222">
            <text:p>222 </text:p>
          </table:table-cell>
          <table:table-cell table:style-name="ce104" table:formula="of:=[.K18]*6+42" office:value-type="float" office:value="222">
            <text:p>222 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Slime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Human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Notes</text:p>
          </table:table-cell>
          <table:table-cell table:number-columns-repeated="1023"/>
        </table:table-row>
        <table:table-row table:style-name="ro3">
          <table:table-cell office:value-type="string">
            <text:p>+10 con lowered stamina in lion by .02-.03 when lion was lvl 8</text:p>
          </table:table-cell>
          <table:table-cell table:number-columns-repeated="11"/>
          <table:table-cell office:value-type="string">
            <text:p>Left</text:p>
          </table:table-cell>
          <table:table-cell table:formula="of:=[.N32]-[.N31]" office:value-type="float" office:value="23">
            <text:p>23</text:p>
          </table:table-cell>
          <table:table-cell table:number-columns-repeated="1010"/>
        </table:table-row>
        <table:table-row table:style-name="ro3">
          <table:table-cell office:value-type="string">
            <text:p>maybe every 2 con is -.01 stam across the board</text:p>
          </table:table-cell>
          <table:table-cell table:number-columns-repeated="11"/>
          <table:table-cell office:value-type="string">
            <text:p>Spent</text:p>
          </table:table-cell>
          <table:table-cell table:formula="of:=SUM([.N10:.N26])+COUNTA([.M10:.M26])*30" office:value-type="float" office:value="101">
            <text:p>101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Total</text:p>
          </table:table-cell>
          <table:table-cell table:formula="of:=69+[.N5]*11" office:value-type="float" office:value="124">
            <text:p>124</text:p>
          </table:table-cell>
          <table:table-cell table:number-columns-repeated="1010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forms.A12:forms.N189" table:display-filter-buttons="true">
          <table:filter>
            <table:filter-and>
              <table:filter-condition table:field-number="6" table:value="extremely swift and agile" table:operator="="/>
              <table:filter-condition table:field-number="2" table:value="average toughness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2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7">
      <number:number number:decimal-places="2" number:min-integer-digits="1" number:grouping="true"/>
      <number:text> </number:text>
    </number:number-style>
    <number:number-style style:name="N118">
      <number:text> (</number:text>
      <number:number number:decimal-places="2" number:min-integer-digits="1" number:grouping="true"/>
      <number:text>)</number:text>
    </number:number-style>
    <number:number-style style:name="N119">
      <number:text> -</number:text>
      <number:number number:decimal-places="0" number:min-integer-digits="2"/>
      <number:text> </number:text>
    </number:number-style>
    <number:number-style style:name="N121">
      <number:number number:decimal-places="0" number:min-integer-digits="1"/>
      <number:text> </number:text>
    </number:number-style>
    <number:number-style style:name="N122">
      <number:text> (</number:text>
      <number:number number:decimal-places="0" number:min-integer-digits="1"/>
      <number:text>)</number:text>
    </number:number-style>
    <number:number-style style:name="N123P0" style:volatile="true">
      <number:number number:decimal-places="0" number:min-integer-digits="1"/>
      <number:text> </number:text>
    </number:number-style>
    <number:number-style style:name="N123P1" style:volatile="true">
      <number:text> (</number:text>
      <number:number number:decimal-places="0" number:min-integer-digits="1"/>
      <number:text>)</number:text>
    </number:number-style>
    <number:number-style style:name="N123P2" style:volatile="true">
      <number:text> -</number:text>
      <number:number number:decimal-places="0" number:min-integer-digits="2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3" number:min-integer-digits="1" number:grouping="true"/>
      <number:text> </number:text>
    </number:number-style>
    <number:number-style style:name="N125">
      <number:text> (</number:text>
      <number:number number:decimal-places="3" number:min-integer-digits="1" number:grouping="true"/>
      <number:text>)</number:text>
    </number:number-style>
    <number:number-style style:name="N126P0" style:volatile="true">
      <number:number number:decimal-places="3" number:min-integer-digits="1" number:grouping="true"/>
      <number:text> </number:text>
    </number:number-style>
    <number:number-style style:name="N126P1" style:volatile="true">
      <number:text> (</number:text>
      <number:number number:decimal-places="3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2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number:min-integer-digits="1" number:grouping="true"/>
      <number:text> </number:text>
    </number:number-style>
    <number:number-style style:name="N128">
      <number:text> (</number:text>
      <number:number number:decimal-places="4" number:min-integer-digits="1" number:grouping="true"/>
      <number:text>)</number:text>
    </number:number-style>
    <number:number-style style:name="N129P0" style:volatile="true">
      <number:number number:decimal-places="4" number:min-integer-digits="1" number:grouping="true"/>
      <number:text> </number:text>
    </number:number-style>
    <number:number-style style:name="N129P1" style:volatile="true">
      <number:text> (</number:text>
      <number:number number:decimal-places="4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2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5" number:min-integer-digits="1" number:grouping="true"/>
      <number:text> </number:text>
    </number:number-style>
    <number:number-style style:name="N131">
      <number:text> (</number:text>
      <number:number number:decimal-places="5" number:min-integer-digits="1" number:grouping="true"/>
      <number:text>)</number:text>
    </number:number-style>
    <number:number-style style:name="N132P0" style:volatile="true">
      <number:number number:decimal-places="5" number:min-integer-digits="1" number:grouping="true"/>
      <number:text> </number:text>
    </number:number-style>
    <number:number-style style:name="N132P1" style:volatile="true">
      <number:text> (</number:text>
      <number:number number:decimal-places="5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2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5" number:min-integer-digits="1" number:grouping="true"/>
    </number:number-style>
    <number:number-style style:name="N134">
      <number:number number:decimal-places="6" number:min-integer-digits="1" number:grouping="true"/>
    </number:number-style>
    <number:number-style style:name="N135">
      <number:number number:decimal-places="7" number:min-integer-digits="1" number:grouping="true"/>
    </number:number-style>
    <number:number-style style:name="N136">
      <number:number number:decimal-places="4" number:min-integer-digits="1" number:grouping="true"/>
    </number:number-style>
    <number:number-style style:name="N137">
      <number:number number:decimal-places="3" number:min-integer-digits="1" number:grouping="true"/>
    </number:number-style>
    <number:number-style style:name="N138">
      <number:number number:decimal-places="1" number:min-integer-digits="1"/>
    </number:number-style>
    <number:number-style style:name="N139">
      <number:number number: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0"/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75in" fo:margin-right="0.75in" style:print-page-order="ttb" style:first-page-number="continue" style:scale-to="100%" style:print="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4">
      <style:page-layout-properties fo:margin-top="0.5in" fo:margin-bottom="0.5in" fo:margin-left="0.75in" fo:margin-right="0.75in" style:print="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0">01/10/2015</text:date>, <text:time>15:3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meta:initial-creator>Mspladna</meta:initial-creator>
    <meta:creation-date>2008-04-11T13:07:00Z</meta:creation-date>
    <dc:date>2015-01-10T15:33:18</dc:date>
    <meta:editing-duration>PT9H26M5S</meta:editing-duration>
    <meta:editing-cycles>108</meta:editing-cycles>
    <meta:document-statistic meta:table-count="8" meta:cell-count="3877" meta:object-count="0"/>
  </office:meta>
</office:document-meta>
</file>